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-1" style:family="table-column">
      <style:table-column-properties fo:break-before="auto" style:column-width="2.267cm"/>
    </style:style>
    <style:style style:name="co2-1" style:family="table-column">
      <style:table-column-properties fo:break-before="auto" style:column-width="2.267cm"/>
    </style:style>
    <style:style style:name="co3-1" style:family="table-column">
      <style:table-column-properties fo:break-before="auto" style:column-width="2.267cm"/>
    </style:style>
    <style:style style:name="ro1-1" style:family="table-row">
      <style:table-row-properties style:row-height="0.432cm" fo:break-before="auto" style:use-optimal-row-height="false"/>
    </style:style>
    <style:style style:name="ro1-2" style:family="table-row">
      <style:table-row-properties style:row-height="0.446cm" fo:break-before="auto" style:use-optimal-row-height="false"/>
    </style:style>
    <style:style style:name="ro1-3" style:family="table-row">
      <style:table-row-properties style:row-height="0.446cm" fo:break-before="auto" style:use-optimal-row-height="false"/>
    </style:style>
    <style:style style:name="ro1-4" style:family="table-row">
      <style:table-row-properties style:row-height="0.446cm" fo:break-before="auto" style:use-optimal-row-height="false"/>
    </style:style>
    <style:style style:name="ro1-5" style:family="table-row">
      <style:table-row-properties style:row-height="0.446cm" fo:break-before="auto" style:use-optimal-row-height="false"/>
    </style:style>
    <style:style style:name="ro1-6" style:family="table-row">
      <style:table-row-properties style:row-height="0.446cm" fo:break-before="auto" style:use-optimal-row-height="false"/>
    </style:style>
    <style:style style:name="ro1-7" style:family="table-row">
      <style:table-row-properties style:row-height="0.446cm" fo:break-before="auto" style:use-optimal-row-height="false"/>
    </style:style>
    <style:style style:name="ro1-8" style:family="table-row">
      <style:table-row-properties style:row-height="0.446cm" fo:break-before="auto" style:use-optimal-row-height="false"/>
    </style:style>
    <style:style style:name="ro1-9" style:family="table-row">
      <style:table-row-properties style:row-height="0.446cm" fo:break-before="auto" style:use-optimal-row-height="false"/>
    </style:style>
    <style:style style:name="ro1-10" style:family="table-row">
      <style:table-row-properties style:row-height="0.446cm" fo:break-before="auto" style:use-optimal-row-height="false"/>
    </style:style>
    <style:style style:name="ro1-11" style:family="table-row">
      <style:table-row-properties style:row-height="0.446cm" fo:break-before="auto" style:use-optimal-row-height="false"/>
    </style:style>
    <style:style style:name="ro1-12" style:family="table-row">
      <style:table-row-properties style:row-height="0.446cm" fo:break-before="auto" style:use-optimal-row-height="false"/>
    </style:style>
    <style:style style:name="ro1-13" style:family="table-row">
      <style:table-row-properties style:row-height="0.446cm" fo:break-before="auto" style:use-optimal-row-height="false"/>
    </style:style>
    <style:style style:name="ro1-14" style:family="table-row">
      <style:table-row-properties style:row-height="0.848cm" fo:break-before="auto" style:use-optimal-row-height="false"/>
    </style:style>
    <style:style style:name="ro1-15" style:family="table-row">
      <style:table-row-properties style:row-height="0.446cm" fo:break-before="auto" style:use-optimal-row-height="false"/>
    </style:style>
    <style:style style:name="ro1-16" style:family="table-row">
      <style:table-row-properties style:row-height="0.446cm" fo:break-before="auto" style:use-optimal-row-height="false"/>
    </style:style>
    <style:style style:name="ro1-17" style:family="table-row">
      <style:table-row-properties style:row-height="0.446cm" fo:break-before="auto" style:use-optimal-row-height="false"/>
    </style:style>
    <style:style style:name="ro1-18" style:family="table-row">
      <style:table-row-properties style:row-height="0.848cm" fo:break-before="auto" style:use-optimal-row-height="false"/>
    </style:style>
    <style:style style:name="ro1-19" style:family="table-row">
      <style:table-row-properties style:row-height="0.848cm" fo:break-before="auto" style:use-optimal-row-height="false"/>
    </style:style>
    <style:style style:name="ro1-20" style:family="table-row">
      <style:table-row-properties style:row-height="0.446cm" fo:break-before="auto" style:use-optimal-row-height="false"/>
    </style:style>
    <style:style style:name="ro1-21" style:family="table-row">
      <style:table-row-properties style:row-height="0.446cm" fo:break-before="auto" style:use-optimal-row-height="false"/>
    </style:style>
    <style:style style:name="ro1-22" style:family="table-row">
      <style:table-row-properties style:row-height="0.446cm" fo:break-before="auto" style:use-optimal-row-height="false"/>
    </style:style>
    <style:style style:name="ro1-23" style:family="table-row">
      <style:table-row-properties style:row-height="0.446cm" fo:break-before="auto" style:use-optimal-row-height="false"/>
    </style:style>
    <style:style style:name="ro1-24" style:family="table-row">
      <style:table-row-properties style:row-height="0.446cm" fo:break-before="auto" style:use-optimal-row-height="false"/>
    </style:style>
    <style:style style:name="ro1-25" style:family="table-row">
      <style:table-row-properties style:row-height="0.446cm" fo:break-before="auto" style:use-optimal-row-height="false"/>
    </style:style>
    <style:style style:name="ro1-26" style:family="table-row">
      <style:table-row-properties style:row-height="0.446cm" fo:break-before="auto" style:use-optimal-row-height="false"/>
    </style:style>
    <style:style style:name="ro1-27" style:family="table-row">
      <style:table-row-properties style:row-height="0.446cm" fo:break-before="auto" style:use-optimal-row-height="false"/>
    </style:style>
    <style:style style:name="ro1-28" style:family="table-row">
      <style:table-row-properties style:row-height="0.446cm" fo:break-before="auto" style:use-optimal-row-height="false"/>
    </style:style>
    <style:style style:name="ro1-29" style:family="table-row">
      <style:table-row-properties style:row-height="0.446cm" fo:break-before="auto" style:use-optimal-row-height="false"/>
    </style:style>
    <style:style style:name="ro1-30" style:family="table-row">
      <style:table-row-properties style:row-height="0.446cm" fo:break-before="auto" style:use-optimal-row-height="false"/>
    </style:style>
    <style:style style:name="ro1-31" style:family="table-row">
      <style:table-row-properties style:row-height="0.446cm" fo:break-before="auto" style:use-optimal-row-height="false"/>
    </style:style>
    <style:style style:name="ro1-32" style:family="table-row">
      <style:table-row-properties style:row-height="0.446cm" fo:break-before="auto" style:use-optimal-row-height="false"/>
    </style:style>
    <style:style style:name="ro1-33" style:family="table-row">
      <style:table-row-properties style:row-height="0.446cm" fo:break-before="auto" style:use-optimal-row-height="false"/>
    </style:style>
    <style:style style:name="ro1-34" style:family="table-row">
      <style:table-row-properties style:row-height="0.446cm" fo:break-before="auto" style:use-optimal-row-height="false"/>
    </style:style>
    <style:style style:name="ro1-35" style:family="table-row">
      <style:table-row-properties style:row-height="0.446cm" fo:break-before="auto" style:use-optimal-row-height="false"/>
    </style:style>
    <style:style style:name="ro1-36" style:family="table-row">
      <style:table-row-properties style:row-height="0.446cm" fo:break-before="auto" style:use-optimal-row-height="false"/>
    </style:style>
    <style:style style:name="ro1-37" style:family="table-row">
      <style:table-row-properties style:row-height="0.446cm" fo:break-before="auto" style:use-optimal-row-height="false"/>
    </style:style>
    <style:style style:name="ro1-38" style:family="table-row">
      <style:table-row-properties style:row-height="0.446cm" fo:break-before="auto" style:use-optimal-row-height="false"/>
    </style:style>
    <style:style style:name="ro1-39" style:family="table-row">
      <style:table-row-properties style:row-height="0.446cm" fo:break-before="auto" style:use-optimal-row-height="false"/>
    </style:style>
    <style:style style:name="ro1-40" style:family="table-row">
      <style:table-row-properties style:row-height="0.446cm" fo:break-before="auto" style:use-optimal-row-height="false"/>
    </style:style>
    <style:style style:name="ro1-41" style:family="table-row">
      <style:table-row-properties style:row-height="0.446cm" fo:break-before="auto" style:use-optimal-row-height="false"/>
    </style:style>
    <style:style style:name="ro1-42" style:family="table-row">
      <style:table-row-properties style:row-height="0.446cm" fo:break-before="auto" style:use-optimal-row-height="false"/>
    </style:style>
    <style:style style:name="ro1-43" style:family="table-row">
      <style:table-row-properties style:row-height="0.446cm" fo:break-before="auto" style:use-optimal-row-height="false"/>
    </style:style>
    <style:style style:name="ro1-44" style:family="table-row">
      <style:table-row-properties style:row-height="0.446cm" fo:break-before="auto" style:use-optimal-row-height="false"/>
    </style:style>
    <style:style style:name="ro1-45" style:family="table-row">
      <style:table-row-properties style:row-height="0.446cm" fo:break-before="auto" style:use-optimal-row-height="false"/>
    </style:style>
    <style:style style:name="ro1-46" style:family="table-row">
      <style:table-row-properties style:row-height="0.446cm" fo:break-before="auto" style:use-optimal-row-height="false"/>
    </style:style>
    <style:style style:name="ro1-47" style:family="table-row">
      <style:table-row-properties style:row-height="0.446cm" fo:break-before="auto" style:use-optimal-row-height="false"/>
    </style:style>
    <style:style style:name="ro1-48" style:family="table-row">
      <style:table-row-properties style:row-height="0.446cm" fo:break-before="auto" style:use-optimal-row-height="false"/>
    </style:style>
    <style:style style:name="ro1-49" style:family="table-row">
      <style:table-row-properties style:row-height="0.446cm" fo:break-before="auto" style:use-optimal-row-height="false"/>
    </style:style>
    <style:style style:name="ro1-50" style:family="table-row">
      <style:table-row-properties style:row-height="0.446cm" fo:break-before="auto" style:use-optimal-row-height="false"/>
    </style:style>
    <style:style style:name="ro1-51" style:family="table-row">
      <style:table-row-properties style:row-height="0.446cm" fo:break-before="auto" style:use-optimal-row-height="false"/>
    </style:style>
    <style:style style:name="ro1-52" style:family="table-row">
      <style:table-row-properties style:row-height="0.848cm" fo:break-before="auto" style:use-optimal-row-height="false"/>
    </style:style>
    <style:style style:name="ro1-53" style:family="table-row">
      <style:table-row-properties style:row-height="0.446cm" fo:break-before="auto" style:use-optimal-row-height="false"/>
    </style:style>
    <style:style style:name="ro1-54" style:family="table-row">
      <style:table-row-properties style:row-height="0.848cm" fo:break-before="auto" style:use-optimal-row-height="false"/>
    </style:style>
    <style:style style:name="ro1-55" style:family="table-row">
      <style:table-row-properties style:row-height="0.446cm" fo:break-before="auto" style:use-optimal-row-height="false"/>
    </style:style>
    <style:style style:name="ro1-56" style:family="table-row">
      <style:table-row-properties style:row-height="0.446cm" fo:break-before="auto" style:use-optimal-row-height="false"/>
    </style:style>
    <style:style style:name="ro1-57" style:family="table-row">
      <style:table-row-properties style:row-height="0.446cm" fo:break-before="auto" style:use-optimal-row-height="false"/>
    </style:style>
    <style:style style:name="ro1-58" style:family="table-row">
      <style:table-row-properties style:row-height="0.446cm" fo:break-before="auto" style:use-optimal-row-height="false"/>
    </style:style>
    <style:style style:name="ro1-59" style:family="table-row">
      <style:table-row-properties style:row-height="0.446cm" fo:break-before="auto" style:use-optimal-row-height="false"/>
    </style:style>
    <style:style style:name="ro1-60" style:family="table-row">
      <style:table-row-properties style:row-height="0.446cm" fo:break-before="auto" style:use-optimal-row-height="false"/>
    </style:style>
    <style:style style:name="ro1-61" style:family="table-row">
      <style:table-row-properties style:row-height="0.446cm" fo:break-before="auto" style:use-optimal-row-height="false"/>
    </style:style>
    <style:style style:name="ro1-62" style:family="table-row">
      <style:table-row-properties style:row-height="0.446cm" fo:break-before="auto" style:use-optimal-row-height="false"/>
    </style:style>
    <style:style style:name="ro1-63" style:family="table-row">
      <style:table-row-properties style:row-height="0.446cm" fo:break-before="auto" style:use-optimal-row-height="false"/>
    </style:style>
    <style:style style:name="ro1-64" style:family="table-row">
      <style:table-row-properties style:row-height="0.446cm" fo:break-before="auto" style:use-optimal-row-height="false"/>
    </style:style>
    <style:style style:name="ro1-65" style:family="table-row">
      <style:table-row-properties style:row-height="0.446cm" fo:break-before="auto" style:use-optimal-row-height="false"/>
    </style:style>
    <style:style style:name="ro1-66" style:family="table-row">
      <style:table-row-properties style:row-height="0.446cm" fo:break-before="auto" style:use-optimal-row-height="false"/>
    </style:style>
    <style:style style:name="ro1-67" style:family="table-row">
      <style:table-row-properties style:row-height="0.446cm" fo:break-before="auto" style:use-optimal-row-height="false"/>
    </style:style>
    <style:style style:name="ro1-68" style:family="table-row">
      <style:table-row-properties style:row-height="0.446cm" fo:break-before="auto" style:use-optimal-row-height="false"/>
    </style:style>
    <style:style style:name="ro1-69" style:family="table-row">
      <style:table-row-properties style:row-height="0.446cm" fo:break-before="auto" style:use-optimal-row-height="false"/>
    </style:style>
    <style:style style:name="ro1-70" style:family="table-row">
      <style:table-row-properties style:row-height="0.446cm" fo:break-before="auto" style:use-optimal-row-height="false"/>
    </style:style>
    <style:style style:name="ro1-71" style:family="table-row">
      <style:table-row-properties style:row-height="0.446cm" fo:break-before="auto" style:use-optimal-row-height="false"/>
    </style:style>
    <style:style style:name="ro1-72" style:family="table-row">
      <style:table-row-properties style:row-height="0.446cm" fo:break-before="auto" style:use-optimal-row-height="false"/>
    </style:style>
    <style:style style:name="ro1-73" style:family="table-row">
      <style:table-row-properties style:row-height="0.446cm" fo:break-before="auto" style:use-optimal-row-height="false"/>
    </style:style>
    <style:style style:name="ro1-74" style:family="table-row">
      <style:table-row-properties style:row-height="0.446cm" fo:break-before="auto" style:use-optimal-row-height="false"/>
    </style:style>
    <style:style style:name="ro1-75" style:family="table-row">
      <style:table-row-properties style:row-height="0.446cm" fo:break-before="auto" style:use-optimal-row-height="false"/>
    </style:style>
    <style:style style:name="ro1-76" style:family="table-row">
      <style:table-row-properties style:row-height="0.446cm" fo:break-before="auto" style:use-optimal-row-height="false"/>
    </style:style>
    <style:style style:name="ro1-77" style:family="table-row">
      <style:table-row-properties style:row-height="0.446cm" fo:break-before="auto" style:use-optimal-row-height="false"/>
    </style:style>
    <style:style style:name="ro1-78" style:family="table-row">
      <style:table-row-properties style:row-height="0.446cm" fo:break-before="auto" style:use-optimal-row-height="false"/>
    </style:style>
    <style:style style:name="ro1-79" style:family="table-row">
      <style:table-row-properties style:row-height="0.446cm" fo:break-before="auto" style:use-optimal-row-height="false"/>
    </style:style>
    <style:style style:name="ro1-80" style:family="table-row">
      <style:table-row-properties style:row-height="0.446cm" fo:break-before="auto" style:use-optimal-row-height="false"/>
    </style:style>
    <style:style style:name="ro1-81" style:family="table-row">
      <style:table-row-properties style:row-height="0.446cm" fo:break-before="auto" style:use-optimal-row-height="false"/>
    </style:style>
    <style:style style:name="ro1-82" style:family="table-row">
      <style:table-row-properties style:row-height="0.446cm" fo:break-before="auto" style:use-optimal-row-height="false"/>
    </style:style>
    <style:style style:name="ro1-83" style:family="table-row">
      <style:table-row-properties style:row-height="0.446cm" fo:break-before="auto" style:use-optimal-row-height="false"/>
    </style:style>
    <style:style style:name="ro1-84" style:family="table-row">
      <style:table-row-properties style:row-height="0.446cm" fo:break-before="auto" style:use-optimal-row-height="false"/>
    </style:style>
    <style:style style:name="ro1-85" style:family="table-row">
      <style:table-row-properties style:row-height="0.446cm" fo:break-before="auto" style:use-optimal-row-height="false"/>
    </style:style>
    <style:style style:name="ro1-86" style:family="table-row">
      <style:table-row-properties style:row-height="0.446cm" fo:break-before="auto" style:use-optimal-row-height="false"/>
    </style:style>
    <style:style style:name="ro1-87" style:family="table-row">
      <style:table-row-properties style:row-height="0.446cm" fo:break-before="auto" style:use-optimal-row-height="false"/>
    </style:style>
    <style:style style:name="ro1-88" style:family="table-row">
      <style:table-row-properties style:row-height="0.446cm" fo:break-before="auto" style:use-optimal-row-height="false"/>
    </style:style>
    <style:style style:name="ro1-89" style:family="table-row">
      <style:table-row-properties style:row-height="0.446cm" fo:break-before="auto" style:use-optimal-row-height="false"/>
    </style:style>
    <style:style style:name="ro1-90" style:family="table-row">
      <style:table-row-properties style:row-height="0.446cm" fo:break-before="auto" style:use-optimal-row-height="false"/>
    </style:style>
    <style:style style:name="ro1-91" style:family="table-row">
      <style:table-row-properties style:row-height="0.446cm" fo:break-before="auto" style:use-optimal-row-height="false"/>
    </style:style>
    <style:style style:name="ro1-92" style:family="table-row">
      <style:table-row-properties style:row-height="0.446cm" fo:break-before="auto" style:use-optimal-row-height="false"/>
    </style:style>
    <style:style style:name="ro1-93" style:family="table-row">
      <style:table-row-properties style:row-height="0.446cm" fo:break-before="auto" style:use-optimal-row-height="false"/>
    </style:style>
    <style:style style:name="ro1-94" style:family="table-row">
      <style:table-row-properties style:row-height="0.446cm" fo:break-before="auto" style:use-optimal-row-height="false"/>
    </style:style>
    <style:style style:name="ro1-95" style:family="table-row">
      <style:table-row-properties style:row-height="0.446cm" fo:break-before="auto" style:use-optimal-row-height="false"/>
    </style:style>
    <style:style style:name="ro1-96" style:family="table-row">
      <style:table-row-properties style:row-height="0.446cm" fo:break-before="auto" style:use-optimal-row-height="false"/>
    </style:style>
    <style:style style:name="ro1-97" style:family="table-row">
      <style:table-row-properties style:row-height="0.446cm" fo:break-before="auto" style:use-optimal-row-height="false"/>
    </style:style>
    <style:style style:name="ro1-98" style:family="table-row">
      <style:table-row-properties style:row-height="0.446cm" fo:break-before="auto" style:use-optimal-row-height="false"/>
    </style:style>
    <style:style style:name="ro1-99" style:family="table-row">
      <style:table-row-properties style:row-height="0.446cm" fo:break-before="auto" style:use-optimal-row-height="false"/>
    </style:style>
    <style:style style:name="ro1-100" style:family="table-row">
      <style:table-row-properties style:row-height="0.446cm" fo:break-before="auto" style:use-optimal-row-height="false"/>
    </style:style>
    <style:style style:name="ro1-101" style:family="table-row">
      <style:table-row-properties style:row-height="0.446cm" fo:break-before="auto" style:use-optimal-row-height="false"/>
    </style:style>
    <style:style style:name="ro1-102" style:family="table-row">
      <style:table-row-properties style:row-height="0.446cm" fo:break-before="auto" style:use-optimal-row-height="false"/>
    </style:style>
    <style:style style:name="ro1-103" style:family="table-row">
      <style:table-row-properties style:row-height="0.446cm" fo:break-before="auto" style:use-optimal-row-height="false"/>
    </style:style>
    <style:style style:name="ro1-104" style:family="table-row">
      <style:table-row-properties style:row-height="0.446cm" fo:break-before="auto" style:use-optimal-row-height="false"/>
    </style:style>
    <style:style style:name="ro1-105" style:family="table-row">
      <style:table-row-properties style:row-height="0.446cm" fo:break-before="auto" style:use-optimal-row-height="false"/>
    </style:style>
    <style:style style:name="ro1-106" style:family="table-row">
      <style:table-row-properties style:row-height="0.446cm" fo:break-before="auto" style:use-optimal-row-height="false"/>
    </style:style>
    <style:style style:name="ro1-107" style:family="table-row">
      <style:table-row-properties style:row-height="0.446cm" fo:break-before="auto" style:use-optimal-row-height="false"/>
    </style:style>
    <style:style style:name="ro1-108" style:family="table-row">
      <style:table-row-properties style:row-height="0.446cm" fo:break-before="auto" style:use-optimal-row-height="false"/>
    </style:style>
    <style:style style:name="ro1-109" style:family="table-row">
      <style:table-row-properties style:row-height="0.446cm" fo:break-before="auto" style:use-optimal-row-height="false"/>
    </style:style>
    <style:style style:name="ro1-110" style:family="table-row">
      <style:table-row-properties style:row-height="0.446cm" fo:break-before="auto" style:use-optimal-row-height="false"/>
    </style:style>
    <style:style style:name="ro1-111" style:family="table-row">
      <style:table-row-properties style:row-height="0.446cm" fo:break-before="auto" style:use-optimal-row-height="false"/>
    </style:style>
    <style:style style:name="ro1-112" style:family="table-row">
      <style:table-row-properties style:row-height="0.446cm" fo:break-before="auto" style:use-optimal-row-height="false"/>
    </style:style>
    <style:style style:name="ro1-113" style:family="table-row">
      <style:table-row-properties style:row-height="0.446cm" fo:break-before="auto" style:use-optimal-row-height="false"/>
    </style:style>
    <style:style style:name="ro1-114" style:family="table-row">
      <style:table-row-properties style:row-height="0.446cm" fo:break-before="auto" style:use-optimal-row-height="false"/>
    </style:style>
    <style:style style:name="ro1-115" style:family="table-row">
      <style:table-row-properties style:row-height="0.446cm" fo:break-before="auto" style:use-optimal-row-height="false"/>
    </style:style>
    <style:style style:name="ro1-116" style:family="table-row">
      <style:table-row-properties style:row-height="0.446cm" fo:break-before="auto" style:use-optimal-row-height="false"/>
    </style:style>
    <style:style style:name="ro1-117" style:family="table-row">
      <style:table-row-properties style:row-height="0.446cm" fo:break-before="auto" style:use-optimal-row-height="false"/>
    </style:style>
    <style:style style:name="ro1-118" style:family="table-row">
      <style:table-row-properties style:row-height="0.446cm" fo:break-before="auto" style:use-optimal-row-height="false"/>
    </style:style>
    <style:style style:name="ro1-119" style:family="table-row">
      <style:table-row-properties style:row-height="0.446cm" fo:break-before="auto" style:use-optimal-row-height="false"/>
    </style:style>
    <style:style style:name="ro1-120" style:family="table-row">
      <style:table-row-properties style:row-height="0.446cm" fo:break-before="auto" style:use-optimal-row-height="false"/>
    </style:style>
    <style:style style:name="ro1-121" style:family="table-row">
      <style:table-row-properties style:row-height="0.446cm" fo:break-before="auto" style:use-optimal-row-height="false"/>
    </style:style>
    <style:style style:name="ro1-122" style:family="table-row">
      <style:table-row-properties style:row-height="0.446cm" fo:break-before="auto" style:use-optimal-row-height="false"/>
    </style:style>
    <style:style style:name="ro1-123" style:family="table-row">
      <style:table-row-properties style:row-height="0.446cm" fo:break-before="auto" style:use-optimal-row-height="false"/>
    </style:style>
    <style:style style:name="ro1-124" style:family="table-row">
      <style:table-row-properties style:row-height="0.446cm" fo:break-before="auto" style:use-optimal-row-height="false"/>
    </style:style>
    <style:style style:name="ro1-125" style:family="table-row">
      <style:table-row-properties style:row-height="0.446cm" fo:break-before="auto" style:use-optimal-row-height="false"/>
    </style:style>
    <style:style style:name="ro1-126" style:family="table-row">
      <style:table-row-properties style:row-height="0.446cm" fo:break-before="auto" style:use-optimal-row-height="false"/>
    </style:style>
    <style:style style:name="ro1-127" style:family="table-row">
      <style:table-row-properties style:row-height="0.446cm" fo:break-before="auto" style:use-optimal-row-height="false"/>
    </style:style>
    <style:style style:name="ro1-128" style:family="table-row">
      <style:table-row-properties style:row-height="0.446cm" fo:break-before="auto" style:use-optimal-row-height="false"/>
    </style:style>
    <style:style style:name="ro1-129" style:family="table-row">
      <style:table-row-properties style:row-height="0.446cm" fo:break-before="auto" style:use-optimal-row-height="false"/>
    </style:style>
    <style:style style:name="ro1-130" style:family="table-row">
      <style:table-row-properties style:row-height="0.446cm" fo:break-before="auto" style:use-optimal-row-height="false"/>
    </style:style>
    <style:style style:name="ro1-131" style:family="table-row">
      <style:table-row-properties style:row-height="0.446cm" fo:break-before="auto" style:use-optimal-row-height="false"/>
    </style:style>
    <style:style style:name="ro1-132" style:family="table-row">
      <style:table-row-properties style:row-height="0.446cm" fo:break-before="auto" style:use-optimal-row-height="false"/>
    </style:style>
    <style:style style:name="ro1-133" style:family="table-row">
      <style:table-row-properties style:row-height="0.446cm" fo:break-before="auto" style:use-optimal-row-height="false"/>
    </style:style>
    <style:style style:name="ro1-134" style:family="table-row">
      <style:table-row-properties style:row-height="0.446cm" fo:break-before="auto" style:use-optimal-row-height="false"/>
    </style:style>
    <style:style style:name="ro1-135" style:family="table-row">
      <style:table-row-properties style:row-height="0.446cm" fo:break-before="auto" style:use-optimal-row-height="false"/>
    </style:style>
    <style:style style:name="ro1-136" style:family="table-row">
      <style:table-row-properties style:row-height="0.446cm" fo:break-before="auto" style:use-optimal-row-height="false"/>
    </style:style>
    <style:style style:name="ro1-137" style:family="table-row">
      <style:table-row-properties style:row-height="0.446cm" fo:break-before="auto" style:use-optimal-row-height="false"/>
    </style:style>
    <style:style style:name="ro1-138" style:family="table-row">
      <style:table-row-properties style:row-height="0.446cm" fo:break-before="auto" style:use-optimal-row-height="false"/>
    </style:style>
    <style:style style:name="ro1-139" style:family="table-row">
      <style:table-row-properties style:row-height="0.446cm" fo:break-before="auto" style:use-optimal-row-height="false"/>
    </style:style>
    <style:style style:name="ro1-140" style:family="table-row">
      <style:table-row-properties style:row-height="0.446cm" fo:break-before="auto" style:use-optimal-row-height="false"/>
    </style:style>
    <style:style style:name="ro1-141" style:family="table-row">
      <style:table-row-properties style:row-height="0.446cm" fo:break-before="auto" style:use-optimal-row-height="false"/>
    </style:style>
    <style:style style:name="ro1-142" style:family="table-row">
      <style:table-row-properties style:row-height="0.446cm" fo:break-before="auto" style:use-optimal-row-height="false"/>
    </style:style>
    <style:style style:name="ro1-143" style:family="table-row">
      <style:table-row-properties style:row-height="0.446cm" fo:break-before="auto" style:use-optimal-row-height="false"/>
    </style:style>
    <style:style style:name="ro1-144" style:family="table-row">
      <style:table-row-properties style:row-height="0.446cm" fo:break-before="auto" style:use-optimal-row-height="false"/>
    </style:style>
    <style:style style:name="ro1-145" style:family="table-row">
      <style:table-row-properties style:row-height="0.446cm" fo:break-before="auto" style:use-optimal-row-height="false"/>
    </style:style>
    <style:style style:name="ro1-146" style:family="table-row">
      <style:table-row-properties style:row-height="0.446cm" fo:break-before="auto" style:use-optimal-row-height="false"/>
    </style:style>
    <style:style style:name="ro1-147" style:family="table-row">
      <style:table-row-properties style:row-height="0.446cm" fo:break-before="auto" style:use-optimal-row-height="false"/>
    </style:style>
    <style:style style:name="ro1-148" style:family="table-row">
      <style:table-row-properties style:row-height="0.446cm" fo:break-before="auto" style:use-optimal-row-height="false"/>
    </style:style>
    <style:style style:name="ro1-149" style:family="table-row">
      <style:table-row-properties style:row-height="0.446cm" fo:break-before="auto" style:use-optimal-row-height="false"/>
    </style:style>
    <style:style style:name="ro1-150" style:family="table-row">
      <style:table-row-properties style:row-height="0.446cm" fo:break-before="auto" style:use-optimal-row-height="false"/>
    </style:style>
    <style:style style:name="ro1-151" style:family="table-row">
      <style:table-row-properties style:row-height="0.446cm" fo:break-before="auto" style:use-optimal-row-height="false"/>
    </style:style>
    <style:style style:name="ro1-152" style:family="table-row">
      <style:table-row-properties style:row-height="0.446cm" fo:break-before="auto" style:use-optimal-row-height="false"/>
    </style:style>
    <style:style style:name="ro1-153" style:family="table-row">
      <style:table-row-properties style:row-height="0.446cm" fo:break-before="auto" style:use-optimal-row-height="false"/>
    </style:style>
    <style:style style:name="ro1-154" style:family="table-row">
      <style:table-row-properties style:row-height="0.446cm" fo:break-before="auto" style:use-optimal-row-height="false"/>
    </style:style>
    <style:style style:name="ro1-155" style:family="table-row">
      <style:table-row-properties style:row-height="0.446cm" fo:break-before="auto" style:use-optimal-row-height="false"/>
    </style:style>
    <style:style style:name="ro1-156" style:family="table-row">
      <style:table-row-properties style:row-height="0.446cm" fo:break-before="auto" style:use-optimal-row-height="false"/>
    </style:style>
    <style:style style:name="ro1-157" style:family="table-row">
      <style:table-row-properties style:row-height="0.446cm" fo:break-before="auto" style:use-optimal-row-height="false"/>
    </style:style>
    <style:style style:name="ro1-158" style:family="table-row">
      <style:table-row-properties style:row-height="0.446cm" fo:break-before="auto" style:use-optimal-row-height="false"/>
    </style:style>
    <style:style style:name="ro1-159" style:family="table-row">
      <style:table-row-properties style:row-height="0.446cm" fo:break-before="auto" style:use-optimal-row-height="false"/>
    </style:style>
    <style:style style:name="ro1-160" style:family="table-row">
      <style:table-row-properties style:row-height="0.446cm" fo:break-before="auto" style:use-optimal-row-height="false"/>
    </style:style>
    <style:style style:name="ro1-161" style:family="table-row">
      <style:table-row-properties style:row-height="0.446cm" fo:break-before="auto" style:use-optimal-row-height="false"/>
    </style:style>
    <style:style style:name="ro1-162" style:family="table-row">
      <style:table-row-properties style:row-height="0.446cm" fo:break-before="auto" style:use-optimal-row-height="false"/>
    </style:style>
    <style:style style:name="ro1-163" style:family="table-row">
      <style:table-row-properties style:row-height="0.446cm" fo:break-before="auto" style:use-optimal-row-height="false"/>
    </style:style>
    <style:style style:name="ro1-164" style:family="table-row">
      <style:table-row-properties style:row-height="0.446cm" fo:break-before="auto" style:use-optimal-row-height="false"/>
    </style:style>
    <style:style style:name="ro1-165" style:family="table-row">
      <style:table-row-properties style:row-height="0.446cm" fo:break-before="auto" style:use-optimal-row-height="false"/>
    </style:style>
    <style:style style:name="ro1-166" style:family="table-row">
      <style:table-row-properties style:row-height="0.446cm" fo:break-before="auto" style:use-optimal-row-height="false"/>
    </style:style>
    <style:style style:name="ro1-167" style:family="table-row">
      <style:table-row-properties style:row-height="0.446cm" fo:break-before="auto" style:use-optimal-row-height="false"/>
    </style:style>
    <style:style style:name="ro1-168" style:family="table-row">
      <style:table-row-properties style:row-height="0.446cm" fo:break-before="auto" style:use-optimal-row-height="false"/>
    </style:style>
    <style:style style:name="ro1-169" style:family="table-row">
      <style:table-row-properties style:row-height="0.446cm" fo:break-before="auto" style:use-optimal-row-height="false"/>
    </style:style>
    <style:style style:name="ro1-170" style:family="table-row">
      <style:table-row-properties style:row-height="0.446cm" fo:break-before="auto" style:use-optimal-row-height="false"/>
    </style:style>
    <style:style style:name="ro1-171" style:family="table-row">
      <style:table-row-properties style:row-height="0.446cm" fo:break-before="auto" style:use-optimal-row-height="false"/>
    </style:style>
    <style:style style:name="ro1-172" style:family="table-row">
      <style:table-row-properties style:row-height="0.446cm" fo:break-before="auto" style:use-optimal-row-height="false"/>
    </style:style>
    <style:style style:name="ro1-173" style:family="table-row">
      <style:table-row-properties style:row-height="0.446cm" fo:break-before="auto" style:use-optimal-row-height="false"/>
    </style:style>
    <style:style style:name="ro1-174" style:family="table-row">
      <style:table-row-properties style:row-height="0.446cm" fo:break-before="auto" style:use-optimal-row-height="false"/>
    </style:style>
    <style:style style:name="ro1-175" style:family="table-row">
      <style:table-row-properties style:row-height="0.446cm" fo:break-before="auto" style:use-optimal-row-height="false"/>
    </style:style>
    <style:style style:name="ro1-176" style:family="table-row">
      <style:table-row-properties style:row-height="0.446cm" fo:break-before="auto" style:use-optimal-row-height="false"/>
    </style:style>
    <style:style style:name="ro1-177" style:family="table-row">
      <style:table-row-properties style:row-height="0.446cm" fo:break-before="auto" style:use-optimal-row-height="false"/>
    </style:style>
    <style:style style:name="ro1-178" style:family="table-row">
      <style:table-row-properties style:row-height="0.446cm" fo:break-before="auto" style:use-optimal-row-height="false"/>
    </style:style>
    <style:style style:name="ro1-179" style:family="table-row">
      <style:table-row-properties style:row-height="0.446cm" fo:break-before="auto" style:use-optimal-row-height="false"/>
    </style:style>
    <style:style style:name="ro1-180" style:family="table-row">
      <style:table-row-properties style:row-height="0.446cm" fo:break-before="auto" style:use-optimal-row-height="false"/>
    </style:style>
    <style:style style:name="ro1-181" style:family="table-row">
      <style:table-row-properties style:row-height="0.446cm" fo:break-before="auto" style:use-optimal-row-height="false"/>
    </style:style>
    <style:style style:name="ro1-182" style:family="table-row">
      <style:table-row-properties style:row-height="0.446cm" fo:break-before="auto" style:use-optimal-row-height="false"/>
    </style:style>
    <style:style style:name="ro1-183" style:family="table-row">
      <style:table-row-properties style:row-height="0.446cm" fo:break-before="auto" style:use-optimal-row-height="false"/>
    </style:style>
    <style:style style:name="ro1-184" style:family="table-row">
      <style:table-row-properties style:row-height="0.446cm" fo:break-before="auto" style:use-optimal-row-height="false"/>
    </style:style>
    <style:style style:name="ro1-185" style:family="table-row">
      <style:table-row-properties style:row-height="0.446cm" fo:break-before="auto" style:use-optimal-row-height="false"/>
    </style:style>
    <style:style style:name="ro1-186" style:family="table-row">
      <style:table-row-properties style:row-height="0.446cm" fo:break-before="auto" style:use-optimal-row-height="false"/>
    </style:style>
    <style:style style:name="ro1-187" style:family="table-row">
      <style:table-row-properties style:row-height="0.446cm" fo:break-before="auto" style:use-optimal-row-height="false"/>
    </style:style>
    <style:style style:name="ro1-188" style:family="table-row">
      <style:table-row-properties style:row-height="0.446cm" fo:break-before="auto" style:use-optimal-row-height="false"/>
    </style:style>
    <style:style style:name="ro1-189" style:family="table-row">
      <style:table-row-properties style:row-height="0.446cm" fo:break-before="auto" style:use-optimal-row-height="false"/>
    </style:style>
    <style:style style:name="ro1-190" style:family="table-row">
      <style:table-row-properties style:row-height="0.446cm" fo:break-before="auto" style:use-optimal-row-height="false"/>
    </style:style>
    <style:style style:name="ro1-191" style:family="table-row">
      <style:table-row-properties style:row-height="0.446cm" fo:break-before="auto" style:use-optimal-row-height="false"/>
    </style:style>
    <style:style style:name="ro1-192" style:family="table-row">
      <style:table-row-properties style:row-height="0.446cm" fo:break-before="auto" style:use-optimal-row-height="false"/>
    </style:style>
    <style:style style:name="ro1-193" style:family="table-row">
      <style:table-row-properties style:row-height="0.446cm" fo:break-before="auto" style:use-optimal-row-height="false"/>
    </style:style>
    <style:style style:name="ro1-194" style:family="table-row">
      <style:table-row-properties style:row-height="0.446cm" fo:break-before="auto" style:use-optimal-row-height="false"/>
    </style:style>
    <style:style style:name="ro1-195" style:family="table-row">
      <style:table-row-properties style:row-height="0.446cm" fo:break-before="auto" style:use-optimal-row-height="false"/>
    </style:style>
    <style:style style:name="ro1-196" style:family="table-row">
      <style:table-row-properties style:row-height="0.446cm" fo:break-before="auto" style:use-optimal-row-height="false"/>
    </style:style>
    <style:style style:name="ro1-197" style:family="table-row">
      <style:table-row-properties style:row-height="0.446cm" fo:break-before="auto" style:use-optimal-row-height="false"/>
    </style:style>
    <style:style style:name="ro1-198" style:family="table-row">
      <style:table-row-properties style:row-height="0.446cm" fo:break-before="auto" style:use-optimal-row-height="false"/>
    </style:style>
    <style:style style:name="ro1-199" style:family="table-row">
      <style:table-row-properties style:row-height="0.848cm" fo:break-before="auto" style:use-optimal-row-height="false"/>
    </style:style>
    <style:style style:name="ro1-200" style:family="table-row">
      <style:table-row-properties style:row-height="0.446cm" fo:break-before="auto" style:use-optimal-row-height="false"/>
    </style:style>
    <style:style style:name="ro1-201" style:family="table-row">
      <style:table-row-properties style:row-height="0.446cm" fo:break-before="auto" style:use-optimal-row-height="false"/>
    </style:style>
    <style:style style:name="ro1-202" style:family="table-row">
      <style:table-row-properties style:row-height="0.446cm" fo:break-before="auto" style:use-optimal-row-height="false"/>
    </style:style>
    <style:style style:name="ro1-203" style:family="table-row">
      <style:table-row-properties style:row-height="0.848cm" fo:break-before="auto" style:use-optimal-row-height="false"/>
    </style:style>
    <style:style style:name="ro1-204" style:family="table-row">
      <style:table-row-properties style:row-height="0.446cm" fo:break-before="auto" style:use-optimal-row-height="false"/>
    </style:style>
    <style:style style:name="ro1-205" style:family="table-row">
      <style:table-row-properties style:row-height="0.446cm" fo:break-before="auto" style:use-optimal-row-height="false"/>
    </style:style>
    <style:style style:name="ro1-206" style:family="table-row">
      <style:table-row-properties style:row-height="0.446cm" fo:break-before="auto" style:use-optimal-row-height="false"/>
    </style:style>
    <style:style style:name="ro1-207" style:family="table-row">
      <style:table-row-properties style:row-height="0.446cm" fo:break-before="auto" style:use-optimal-row-height="false"/>
    </style:style>
    <style:style style:name="ro1-208" style:family="table-row">
      <style:table-row-properties style:row-height="0.446cm" fo:break-before="auto" style:use-optimal-row-height="false"/>
    </style:style>
    <style:style style:name="ro1-209" style:family="table-row">
      <style:table-row-properties style:row-height="0.446cm" fo:break-before="auto" style:use-optimal-row-height="false"/>
    </style:style>
    <style:style style:name="ro1-210" style:family="table-row">
      <style:table-row-properties style:row-height="0.446cm" fo:break-before="auto" style:use-optimal-row-height="false"/>
    </style:style>
    <style:style style:name="ro1-211" style:family="table-row">
      <style:table-row-properties style:row-height="0.446cm" fo:break-before="auto" style:use-optimal-row-height="false"/>
    </style:style>
    <style:style style:name="ro1-212" style:family="table-row">
      <style:table-row-properties style:row-height="0.446cm" fo:break-before="auto" style:use-optimal-row-height="false"/>
    </style:style>
    <style:style style:name="ro1-213" style:family="table-row">
      <style:table-row-properties style:row-height="0.446cm" fo:break-before="auto" style:use-optimal-row-height="false"/>
    </style:style>
    <style:style style:name="ro1-214" style:family="table-row">
      <style:table-row-properties style:row-height="0.446cm" fo:break-before="auto" style:use-optimal-row-height="false"/>
    </style:style>
    <style:style style:name="ro1-215" style:family="table-row">
      <style:table-row-properties style:row-height="0.446cm" fo:break-before="auto" style:use-optimal-row-height="false"/>
    </style:style>
    <style:style style:name="ro1-216" style:family="table-row">
      <style:table-row-properties style:row-height="0.446cm" fo:break-before="auto" style:use-optimal-row-height="false"/>
    </style:style>
    <style:style style:name="ro1-217" style:family="table-row">
      <style:table-row-properties style:row-height="0.446cm" fo:break-before="auto" style:use-optimal-row-height="false"/>
    </style:style>
    <style:style style:name="ro1-218" style:family="table-row">
      <style:table-row-properties style:row-height="0.446cm" fo:break-before="auto" style:use-optimal-row-height="false"/>
    </style:style>
    <style:style style:name="ro1-219" style:family="table-row">
      <style:table-row-properties style:row-height="0.446cm" fo:break-before="auto" style:use-optimal-row-height="false"/>
    </style:style>
    <style:style style:name="ro1-220" style:family="table-row">
      <style:table-row-properties style:row-height="0.446cm" fo:break-before="auto" style:use-optimal-row-height="false"/>
    </style:style>
    <style:style style:name="ro1-221" style:family="table-row">
      <style:table-row-properties style:row-height="0.446cm" fo:break-before="auto" style:use-optimal-row-height="false"/>
    </style:style>
    <style:style style:name="ro1-222" style:family="table-row">
      <style:table-row-properties style:row-height="0.446cm" fo:break-before="auto" style:use-optimal-row-height="false"/>
    </style:style>
    <style:style style:name="ro1-223" style:family="table-row">
      <style:table-row-properties style:row-height="0.446cm" fo:break-before="auto" style:use-optimal-row-height="false"/>
    </style:style>
    <style:style style:name="ro1-224" style:family="table-row">
      <style:table-row-properties style:row-height="0.446cm" fo:break-before="auto" style:use-optimal-row-height="false"/>
    </style:style>
    <style:style style:name="ro1-225" style:family="table-row">
      <style:table-row-properties style:row-height="0.446cm" fo:break-before="auto" style:use-optimal-row-height="false"/>
    </style:style>
    <style:style style:name="ro1-226" style:family="table-row">
      <style:table-row-properties style:row-height="0.446cm" fo:break-before="auto" style:use-optimal-row-height="false"/>
    </style:style>
    <style:style style:name="ro1-227" style:family="table-row">
      <style:table-row-properties style:row-height="0.446cm" fo:break-before="auto" style:use-optimal-row-height="false"/>
    </style:style>
    <style:style style:name="ro1-228" style:family="table-row">
      <style:table-row-properties style:row-height="0.446cm" fo:break-before="auto" style:use-optimal-row-height="false"/>
    </style:style>
    <style:style style:name="ro1-229" style:family="table-row">
      <style:table-row-properties style:row-height="0.446cm" fo:break-before="auto" style:use-optimal-row-height="false"/>
    </style:style>
    <style:style style:name="ro1-230" style:family="table-row">
      <style:table-row-properties style:row-height="0.446cm" fo:break-before="auto" style:use-optimal-row-height="false"/>
    </style:style>
    <style:style style:name="ro1-231" style:family="table-row">
      <style:table-row-properties style:row-height="0.446cm" fo:break-before="auto" style:use-optimal-row-height="false"/>
    </style:style>
    <style:style style:name="ro1-232" style:family="table-row">
      <style:table-row-properties style:row-height="0.446cm" fo:break-before="auto" style:use-optimal-row-height="false"/>
    </style:style>
    <style:style style:name="ro1-233" style:family="table-row">
      <style:table-row-properties style:row-height="0.446cm" fo:break-before="auto" style:use-optimal-row-height="false"/>
    </style:style>
    <style:style style:name="ro1-234" style:family="table-row">
      <style:table-row-properties style:row-height="0.446cm" fo:break-before="auto" style:use-optimal-row-height="false"/>
    </style:style>
    <style:style style:name="ro1-235" style:family="table-row">
      <style:table-row-properties style:row-height="0.446cm" fo:break-before="auto" style:use-optimal-row-height="false"/>
    </style:style>
    <style:style style:name="ro1-236" style:family="table-row">
      <style:table-row-properties style:row-height="0.446cm" fo:break-before="auto" style:use-optimal-row-height="false"/>
    </style:style>
    <style:style style:name="ro1-237" style:family="table-row">
      <style:table-row-properties style:row-height="0.446cm" fo:break-before="auto" style:use-optimal-row-height="false"/>
    </style:style>
    <style:style style:name="ro1-238" style:family="table-row">
      <style:table-row-properties style:row-height="0.446cm" fo:break-before="auto" style:use-optimal-row-height="false"/>
    </style:style>
    <style:style style:name="ro1-239" style:family="table-row">
      <style:table-row-properties style:row-height="0.446cm" fo:break-before="auto" style:use-optimal-row-height="false"/>
    </style:style>
    <style:style style:name="ro1-240" style:family="table-row">
      <style:table-row-properties style:row-height="0.446cm" fo:break-before="auto" style:use-optimal-row-height="false"/>
    </style:style>
    <style:style style:name="ro1-241" style:family="table-row">
      <style:table-row-properties style:row-height="0.446cm" fo:break-before="auto" style:use-optimal-row-height="false"/>
    </style:style>
    <style:style style:name="ro1-242" style:family="table-row">
      <style:table-row-properties style:row-height="0.446cm" fo:break-before="auto" style:use-optimal-row-height="false"/>
    </style:style>
    <style:style style:name="ro1-243" style:family="table-row">
      <style:table-row-properties style:row-height="0.446cm" fo:break-before="auto" style:use-optimal-row-height="false"/>
    </style:style>
    <style:style style:name="ro1-244" style:family="table-row">
      <style:table-row-properties style:row-height="0.446cm" fo:break-before="auto" style:use-optimal-row-height="false"/>
    </style:style>
    <style:style style:name="ro1-245" style:family="table-row">
      <style:table-row-properties style:row-height="0.446cm" fo:break-before="auto" style:use-optimal-row-height="false"/>
    </style:style>
    <style:style style:name="ro1-246" style:family="table-row">
      <style:table-row-properties style:row-height="0.446cm" fo:break-before="auto" style:use-optimal-row-height="false"/>
    </style:style>
    <style:style style:name="ro1-247" style:family="table-row">
      <style:table-row-properties style:row-height="0.446cm" fo:break-before="auto" style:use-optimal-row-height="false"/>
    </style:style>
    <style:style style:name="ro1-248" style:family="table-row">
      <style:table-row-properties style:row-height="0.446cm" fo:break-before="auto" style:use-optimal-row-height="false"/>
    </style:style>
    <style:style style:name="ro1-249" style:family="table-row">
      <style:table-row-properties style:row-height="0.446cm" fo:break-before="auto" style:use-optimal-row-height="false"/>
    </style:style>
    <style:style style:name="ro1-250" style:family="table-row">
      <style:table-row-properties style:row-height="0.446cm" fo:break-before="auto" style:use-optimal-row-height="false"/>
    </style:style>
    <style:style style:name="ro1-251" style:family="table-row">
      <style:table-row-properties style:row-height="0.446cm" fo:break-before="auto" style:use-optimal-row-height="false"/>
    </style:style>
    <style:style style:name="ro1-252" style:family="table-row">
      <style:table-row-properties style:row-height="0.446cm" fo:break-before="auto" style:use-optimal-row-height="false"/>
    </style:style>
    <style:style style:name="ro1-253" style:family="table-row">
      <style:table-row-properties style:row-height="0.446cm" fo:break-before="auto" style:use-optimal-row-height="false"/>
    </style:style>
    <style:style style:name="ro1-254" style:family="table-row">
      <style:table-row-properties style:row-height="0.446cm" fo:break-before="auto" style:use-optimal-row-height="false"/>
    </style:style>
    <style:style style:name="ro1-255" style:family="table-row">
      <style:table-row-properties style:row-height="0.446cm" fo:break-before="auto" style:use-optimal-row-height="false"/>
    </style:style>
    <style:style style:name="ro1-256" style:family="table-row">
      <style:table-row-properties style:row-height="0.446cm" fo:break-before="auto" style:use-optimal-row-height="false"/>
    </style:style>
    <style:style style:name="ro1-257" style:family="table-row">
      <style:table-row-properties style:row-height="0.446cm" fo:break-before="auto" style:use-optimal-row-height="false"/>
    </style:style>
    <style:style style:name="ro1-258" style:family="table-row">
      <style:table-row-properties style:row-height="0.446cm" fo:break-before="auto" style:use-optimal-row-height="false"/>
    </style:style>
    <style:style style:name="ro1-259" style:family="table-row">
      <style:table-row-properties style:row-height="0.446cm" fo:break-before="auto" style:use-optimal-row-height="false"/>
    </style:style>
    <style:style style:name="ro1-260" style:family="table-row">
      <style:table-row-properties style:row-height="0.446cm" fo:break-before="auto" style:use-optimal-row-height="false"/>
    </style:style>
    <style:style style:name="ro1-261" style:family="table-row">
      <style:table-row-properties style:row-height="0.446cm" fo:break-before="auto" style:use-optimal-row-height="false"/>
    </style:style>
    <style:style style:name="ro1-262" style:family="table-row">
      <style:table-row-properties style:row-height="0.446cm" fo:break-before="auto" style:use-optimal-row-height="false"/>
    </style:style>
    <style:style style:name="ro1-263" style:family="table-row">
      <style:table-row-properties style:row-height="0.446cm" fo:break-before="auto" style:use-optimal-row-height="false"/>
    </style:style>
    <style:style style:name="ro1-264" style:family="table-row">
      <style:table-row-properties style:row-height="0.446cm" fo:break-before="auto" style:use-optimal-row-height="false"/>
    </style:style>
    <style:style style:name="ro1-265" style:family="table-row">
      <style:table-row-properties style:row-height="0.446cm" fo:break-before="auto" style:use-optimal-row-height="false"/>
    </style:style>
    <style:style style:name="ro1-266" style:family="table-row">
      <style:table-row-properties style:row-height="0.446cm" fo:break-before="auto" style:use-optimal-row-height="false"/>
    </style:style>
    <style:style style:name="ro1-267" style:family="table-row">
      <style:table-row-properties style:row-height="0.446cm" fo:break-before="auto" style:use-optimal-row-height="false"/>
    </style:style>
    <style:style style:name="ro1-268" style:family="table-row">
      <style:table-row-properties style:row-height="0.446cm" fo:break-before="auto" style:use-optimal-row-height="false"/>
    </style:style>
    <style:style style:name="ro1-269" style:family="table-row">
      <style:table-row-properties style:row-height="0.446cm" fo:break-before="auto" style:use-optimal-row-height="false"/>
    </style:style>
    <style:style style:name="ro1-270" style:family="table-row">
      <style:table-row-properties style:row-height="0.446cm" fo:break-before="auto" style:use-optimal-row-height="false"/>
    </style:style>
    <style:style style:name="ro1-271" style:family="table-row">
      <style:table-row-properties style:row-height="0.446cm" fo:break-before="auto" style:use-optimal-row-height="false"/>
    </style:style>
    <style:style style:name="ro1-272" style:family="table-row">
      <style:table-row-properties style:row-height="0.446cm" fo:break-before="auto" style:use-optimal-row-height="false"/>
    </style:style>
    <style:style style:name="ro1-273" style:family="table-row">
      <style:table-row-properties style:row-height="0.446cm" fo:break-before="auto" style:use-optimal-row-height="false"/>
    </style:style>
    <style:style style:name="ro1-274" style:family="table-row">
      <style:table-row-properties style:row-height="0.446cm" fo:break-before="auto" style:use-optimal-row-height="false"/>
    </style:style>
    <style:style style:name="ro1-275" style:family="table-row">
      <style:table-row-properties style:row-height="0.446cm" fo:break-before="auto" style:use-optimal-row-height="false"/>
    </style:style>
    <style:style style:name="ro1-276" style:family="table-row">
      <style:table-row-properties style:row-height="0.446cm" fo:break-before="auto" style:use-optimal-row-height="false"/>
    </style:style>
    <style:style style:name="ro1-277" style:family="table-row">
      <style:table-row-properties style:row-height="0.446cm" fo:break-before="auto" style:use-optimal-row-height="false"/>
    </style:style>
    <style:style style:name="ro1-278" style:family="table-row">
      <style:table-row-properties style:row-height="0.446cm" fo:break-before="auto" style:use-optimal-row-height="false"/>
    </style:style>
    <style:style style:name="ro1-279" style:family="table-row">
      <style:table-row-properties style:row-height="0.446cm" fo:break-before="auto" style:use-optimal-row-height="false"/>
    </style:style>
    <style:style style:name="ro1-280" style:family="table-row">
      <style:table-row-properties style:row-height="0.446cm" fo:break-before="auto" style:use-optimal-row-height="false"/>
    </style:style>
    <style:style style:name="ro1-281" style:family="table-row">
      <style:table-row-properties style:row-height="0.446cm" fo:break-before="auto" style:use-optimal-row-height="false"/>
    </style:style>
    <style:style style:name="ro1-282" style:family="table-row">
      <style:table-row-properties style:row-height="0.446cm" fo:break-before="auto" style:use-optimal-row-height="false"/>
    </style:style>
    <style:style style:name="ro1-283" style:family="table-row">
      <style:table-row-properties style:row-height="0.446cm" fo:break-before="auto" style:use-optimal-row-height="false"/>
    </style:style>
    <style:style style:name="ro1-284" style:family="table-row">
      <style:table-row-properties style:row-height="0.446cm" fo:break-before="auto" style:use-optimal-row-height="false"/>
    </style:style>
    <style:style style:name="ro1-285" style:family="table-row">
      <style:table-row-properties style:row-height="0.446cm" fo:break-before="auto" style:use-optimal-row-height="false"/>
    </style:style>
    <style:style style:name="ro1-286" style:family="table-row">
      <style:table-row-properties style:row-height="0.446cm" fo:break-before="auto" style:use-optimal-row-height="false"/>
    </style:style>
    <style:style style:name="ro1-287" style:family="table-row">
      <style:table-row-properties style:row-height="0.446cm" fo:break-before="auto" style:use-optimal-row-height="false"/>
    </style:style>
    <style:style style:name="ro1-288" style:family="table-row">
      <style:table-row-properties style:row-height="0.446cm" fo:break-before="auto" style:use-optimal-row-height="false"/>
    </style:style>
    <style:style style:name="ro1-289" style:family="table-row">
      <style:table-row-properties style:row-height="0.446cm" fo:break-before="auto" style:use-optimal-row-height="false"/>
    </style:style>
    <style:style style:name="ro1-290" style:family="table-row">
      <style:table-row-properties style:row-height="0.446cm" fo:break-before="auto" style:use-optimal-row-height="false"/>
    </style:style>
    <style:style style:name="ro1-291" style:family="table-row">
      <style:table-row-properties style:row-height="0.446cm" fo:break-before="auto" style:use-optimal-row-height="false"/>
    </style:style>
    <style:style style:name="ro1-292" style:family="table-row">
      <style:table-row-properties style:row-height="0.446cm" fo:break-before="auto" style:use-optimal-row-height="false"/>
    </style:style>
    <style:style style:name="ro1-293" style:family="table-row">
      <style:table-row-properties style:row-height="0.446cm" fo:break-before="auto" style:use-optimal-row-height="false"/>
    </style:style>
    <style:style style:name="ro1-294" style:family="table-row">
      <style:table-row-properties style:row-height="0.446cm" fo:break-before="auto" style:use-optimal-row-height="false"/>
    </style:style>
    <style:style style:name="ro1-295" style:family="table-row">
      <style:table-row-properties style:row-height="0.446cm" fo:break-before="auto" style:use-optimal-row-height="false"/>
    </style:style>
    <style:style style:name="ro1-296" style:family="table-row">
      <style:table-row-properties style:row-height="0.446cm" fo:break-before="auto" style:use-optimal-row-height="false"/>
    </style:style>
    <style:style style:name="ro1-297" style:family="table-row">
      <style:table-row-properties style:row-height="0.446cm" fo:break-before="auto" style:use-optimal-row-height="false"/>
    </style:style>
    <style:style style:name="ro1-298" style:family="table-row">
      <style:table-row-properties style:row-height="0.446cm" fo:break-before="auto" style:use-optimal-row-height="false"/>
    </style:style>
    <style:style style:name="ro1-299" style:family="table-row">
      <style:table-row-properties style:row-height="0.446cm" fo:break-before="auto" style:use-optimal-row-height="false"/>
    </style:style>
    <style:style style:name="ro1-300" style:family="table-row">
      <style:table-row-properties style:row-height="0.446cm" fo:break-before="auto" style:use-optimal-row-height="false"/>
    </style:style>
    <style:style style:name="ro1-301" style:family="table-row">
      <style:table-row-properties style:row-height="0.446cm" fo:break-before="auto" style:use-optimal-row-height="false"/>
    </style:style>
    <style:style style:name="ro1-302" style:family="table-row">
      <style:table-row-properties style:row-height="0.446cm" fo:break-before="auto" style:use-optimal-row-height="false"/>
    </style:style>
    <style:style style:name="ro1-303" style:family="table-row">
      <style:table-row-properties style:row-height="0.446cm" fo:break-before="auto" style:use-optimal-row-height="false"/>
    </style:style>
    <style:style style:name="ro1-304" style:family="table-row">
      <style:table-row-properties style:row-height="0.446cm" fo:break-before="auto" style:use-optimal-row-height="false"/>
    </style:style>
    <style:style style:name="ro1-305" style:family="table-row">
      <style:table-row-properties style:row-height="0.446cm" fo:break-before="auto" style:use-optimal-row-height="false"/>
    </style:style>
    <style:style style:name="ro1-306" style:family="table-row">
      <style:table-row-properties style:row-height="0.446cm" fo:break-before="auto" style:use-optimal-row-height="false"/>
    </style:style>
    <style:style style:name="ro1-307" style:family="table-row">
      <style:table-row-properties style:row-height="0.446cm" fo:break-before="auto" style:use-optimal-row-height="false"/>
    </style:style>
    <style:style style:name="ro1-308" style:family="table-row">
      <style:table-row-properties style:row-height="0.446cm" fo:break-before="auto" style:use-optimal-row-height="false"/>
    </style:style>
    <style:style style:name="ro1-309" style:family="table-row">
      <style:table-row-properties style:row-height="0.446cm" fo:break-before="auto" style:use-optimal-row-height="false"/>
    </style:style>
    <style:style style:name="ro1-310" style:family="table-row">
      <style:table-row-properties style:row-height="0.446cm" fo:break-before="auto" style:use-optimal-row-height="false"/>
    </style:style>
    <style:style style:name="ro1-311" style:family="table-row">
      <style:table-row-properties style:row-height="0.446cm" fo:break-before="auto" style:use-optimal-row-height="false"/>
    </style:style>
    <style:style style:name="ro1-312" style:family="table-row">
      <style:table-row-properties style:row-height="0.446cm" fo:break-before="auto" style:use-optimal-row-height="false"/>
    </style:style>
    <style:style style:name="ro1-313" style:family="table-row">
      <style:table-row-properties style:row-height="0.446cm" fo:break-before="auto" style:use-optimal-row-height="false"/>
    </style:style>
    <style:style style:name="ro1-314" style:family="table-row">
      <style:table-row-properties style:row-height="0.446cm" fo:break-before="auto" style:use-optimal-row-height="false"/>
    </style:style>
    <style:style style:name="ro1-315" style:family="table-row">
      <style:table-row-properties style:row-height="0.446cm" fo:break-before="auto" style:use-optimal-row-height="false"/>
    </style:style>
    <style:style style:name="ro1-316" style:family="table-row">
      <style:table-row-properties style:row-height="0.446cm" fo:break-before="auto" style:use-optimal-row-height="false"/>
    </style:style>
    <style:style style:name="ro1-317" style:family="table-row">
      <style:table-row-properties style:row-height="0.446cm" fo:break-before="auto" style:use-optimal-row-height="false"/>
    </style:style>
    <style:style style:name="ro1-318" style:family="table-row">
      <style:table-row-properties style:row-height="0.446cm" fo:break-before="auto" style:use-optimal-row-height="false"/>
    </style:style>
    <style:style style:name="ro1-319" style:family="table-row">
      <style:table-row-properties style:row-height="0.446cm" fo:break-before="auto" style:use-optimal-row-height="false"/>
    </style:style>
    <style:style style:name="ro1-320" style:family="table-row">
      <style:table-row-properties style:row-height="0.446cm" fo:break-before="auto" style:use-optimal-row-height="false"/>
    </style:style>
    <style:style style:name="ro1-321" style:family="table-row">
      <style:table-row-properties style:row-height="0.446cm" fo:break-before="auto" style:use-optimal-row-height="false"/>
    </style:style>
    <style:style style:name="ro1-322" style:family="table-row">
      <style:table-row-properties style:row-height="0.848cm" fo:break-before="auto" style:use-optimal-row-height="false"/>
    </style:style>
    <style:style style:name="ro1-323" style:family="table-row">
      <style:table-row-properties style:row-height="0.446cm" fo:break-before="auto" style:use-optimal-row-height="false"/>
    </style:style>
    <style:style style:name="ro1-324" style:family="table-row">
      <style:table-row-properties style:row-height="0.446cm" fo:break-before="auto" style:use-optimal-row-height="false"/>
    </style:style>
    <style:style style:name="ro1-325" style:family="table-row">
      <style:table-row-properties style:row-height="0.446cm" fo:break-before="auto" style:use-optimal-row-height="false"/>
    </style:style>
    <style:style style:name="ro1-326" style:family="table-row">
      <style:table-row-properties style:row-height="0.848cm" fo:break-before="auto" style:use-optimal-row-height="false"/>
    </style:style>
    <style:style style:name="ro1-327" style:family="table-row">
      <style:table-row-properties style:row-height="0.848cm" fo:break-before="auto" style:use-optimal-row-height="false"/>
    </style:style>
    <style:style style:name="ro1-328" style:family="table-row">
      <style:table-row-properties style:row-height="0.446cm" fo:break-before="auto" style:use-optimal-row-height="false"/>
    </style:style>
    <style:style style:name="ro1-329" style:family="table-row">
      <style:table-row-properties style:row-height="0.446cm" fo:break-before="auto" style:use-optimal-row-height="false"/>
    </style:style>
    <style:style style:name="ro1-330" style:family="table-row">
      <style:table-row-properties style:row-height="0.446cm" fo:break-before="auto" style:use-optimal-row-height="false"/>
    </style:style>
    <style:style style:name="ro1-331" style:family="table-row">
      <style:table-row-properties style:row-height="0.848cm" fo:break-before="auto" style:use-optimal-row-height="false"/>
    </style:style>
    <style:style style:name="ro1-332" style:family="table-row">
      <style:table-row-properties style:row-height="0.848cm" fo:break-before="auto" style:use-optimal-row-height="false"/>
    </style:style>
    <style:style style:name="ro1-333" style:family="table-row">
      <style:table-row-properties style:row-height="0.446cm" fo:break-before="auto" style:use-optimal-row-height="false"/>
    </style:style>
    <style:style style:name="ro1-334" style:family="table-row">
      <style:table-row-properties style:row-height="0.446cm" fo:break-before="auto" style:use-optimal-row-height="false"/>
    </style:style>
    <style:style style:name="ro1-335" style:family="table-row">
      <style:table-row-properties style:row-height="0.446cm" fo:break-before="auto" style:use-optimal-row-height="false"/>
    </style:style>
    <style:style style:name="ro1-336" style:family="table-row">
      <style:table-row-properties style:row-height="0.446cm" fo:break-before="auto" style:use-optimal-row-height="false"/>
    </style:style>
    <style:style style:name="ro1-337" style:family="table-row">
      <style:table-row-properties style:row-height="0.446cm" fo:break-before="auto" style:use-optimal-row-height="false"/>
    </style:style>
    <style:style style:name="ro1-338" style:family="table-row">
      <style:table-row-properties style:row-height="0.446cm" fo:break-before="auto" style:use-optimal-row-height="false"/>
    </style:style>
    <style:style style:name="ro1-339" style:family="table-row">
      <style:table-row-properties style:row-height="0.446cm" fo:break-before="auto" style:use-optimal-row-height="false"/>
    </style:style>
    <style:style style:name="ro1-340" style:family="table-row">
      <style:table-row-properties style:row-height="0.446cm" fo:break-before="auto" style:use-optimal-row-height="false"/>
    </style:style>
    <style:style style:name="ro1-341" style:family="table-row">
      <style:table-row-properties style:row-height="0.848cm" fo:break-before="auto" style:use-optimal-row-height="false"/>
    </style:style>
    <style:style style:name="ro1-342" style:family="table-row">
      <style:table-row-properties style:row-height="0.446cm" fo:break-before="auto" style:use-optimal-row-height="false"/>
    </style:style>
    <style:style style:name="ro1-343" style:family="table-row">
      <style:table-row-properties style:row-height="0.446cm" fo:break-before="auto" style:use-optimal-row-height="false"/>
    </style:style>
    <style:style style:name="ro1-344" style:family="table-row">
      <style:table-row-properties style:row-height="0.446cm" fo:break-before="auto" style:use-optimal-row-height="false"/>
    </style:style>
    <style:style style:name="ro1-345" style:family="table-row">
      <style:table-row-properties style:row-height="0.446cm" fo:break-before="auto" style:use-optimal-row-height="false"/>
    </style:style>
    <style:style style:name="ro1-346" style:family="table-row">
      <style:table-row-properties style:row-height="0.446cm" fo:break-before="auto" style:use-optimal-row-height="false"/>
    </style:style>
    <style:style style:name="ro1-347" style:family="table-row">
      <style:table-row-properties style:row-height="0.446cm" fo:break-before="auto" style:use-optimal-row-height="false"/>
    </style:style>
    <style:style style:name="ro1-348" style:family="table-row">
      <style:table-row-properties style:row-height="0.446cm" fo:break-before="auto" style:use-optimal-row-height="false"/>
    </style:style>
    <style:style style:name="ro1-349" style:family="table-row">
      <style:table-row-properties style:row-height="0.446cm" fo:break-before="auto" style:use-optimal-row-height="false"/>
    </style:style>
    <style:style style:name="ro1-350" style:family="table-row">
      <style:table-row-properties style:row-height="0.446cm" fo:break-before="auto" style:use-optimal-row-height="false"/>
    </style:style>
    <style:style style:name="ro1-351" style:family="table-row">
      <style:table-row-properties style:row-height="0.446cm" fo:break-before="auto" style:use-optimal-row-height="false"/>
    </style:style>
    <style:style style:name="ro1-352" style:family="table-row">
      <style:table-row-properties style:row-height="0.446cm" fo:break-before="auto" style:use-optimal-row-height="false"/>
    </style:style>
    <style:style style:name="ro1-353" style:family="table-row">
      <style:table-row-properties style:row-height="0.446cm" fo:break-before="auto" style:use-optimal-row-height="false"/>
    </style:style>
    <style:style style:name="ro1-354" style:family="table-row">
      <style:table-row-properties style:row-height="0.446cm" fo:break-before="auto" style:use-optimal-row-height="false"/>
    </style:style>
    <style:style style:name="ro1-355" style:family="table-row">
      <style:table-row-properties style:row-height="0.446cm" fo:break-before="auto" style:use-optimal-row-height="false"/>
    </style:style>
    <style:style style:name="ro1-356" style:family="table-row">
      <style:table-row-properties style:row-height="0.446cm" fo:break-before="auto" style:use-optimal-row-height="false"/>
    </style:style>
    <style:style style:name="ro1-357" style:family="table-row">
      <style:table-row-properties style:row-height="0.446cm" fo:break-before="auto" style:use-optimal-row-height="false"/>
    </style:style>
    <style:style style:name="ro1-358" style:family="table-row">
      <style:table-row-properties style:row-height="0.446cm" fo:break-before="auto" style:use-optimal-row-height="false"/>
    </style:style>
    <style:style style:name="ro1-359" style:family="table-row">
      <style:table-row-properties style:row-height="0.446cm" fo:break-before="auto" style:use-optimal-row-height="false"/>
    </style:style>
    <style:style style:name="ro1-360" style:family="table-row">
      <style:table-row-properties style:row-height="0.446cm" fo:break-before="auto" style:use-optimal-row-height="false"/>
    </style:style>
    <style:style style:name="ro1-361" style:family="table-row">
      <style:table-row-properties style:row-height="0.446cm" fo:break-before="auto" style:use-optimal-row-height="false"/>
    </style:style>
    <style:style style:name="ro1-362" style:family="table-row">
      <style:table-row-properties style:row-height="0.446cm" fo:break-before="auto" style:use-optimal-row-height="false"/>
    </style:style>
    <style:style style:name="ro1-363" style:family="table-row">
      <style:table-row-properties style:row-height="0.446cm" fo:break-before="auto" style:use-optimal-row-height="false"/>
    </style:style>
    <style:style style:name="ro1-364" style:family="table-row">
      <style:table-row-properties style:row-height="0.446cm" fo:break-before="auto" style:use-optimal-row-height="false"/>
    </style:style>
    <style:style style:name="ro1-365" style:family="table-row">
      <style:table-row-properties style:row-height="0.446cm" fo:break-before="auto" style:use-optimal-row-height="false"/>
    </style:style>
    <style:style style:name="ro1-366" style:family="table-row">
      <style:table-row-properties style:row-height="0.446cm" fo:break-before="auto" style:use-optimal-row-height="false"/>
    </style:style>
    <style:style style:name="ro1-367" style:family="table-row">
      <style:table-row-properties style:row-height="0.446cm" fo:break-before="auto" style:use-optimal-row-height="false"/>
    </style:style>
    <style:style style:name="ro1-368" style:family="table-row">
      <style:table-row-properties style:row-height="0.446cm" fo:break-before="auto" style:use-optimal-row-height="false"/>
    </style:style>
    <style:style style:name="ro1-369" style:family="table-row">
      <style:table-row-properties style:row-height="0.446cm" fo:break-before="auto" style:use-optimal-row-height="false"/>
    </style:style>
    <style:style style:name="ro1-370" style:family="table-row">
      <style:table-row-properties style:row-height="0.446cm" fo:break-before="auto" style:use-optimal-row-height="false"/>
    </style:style>
    <style:style style:name="ro1-371" style:family="table-row">
      <style:table-row-properties style:row-height="0.848cm" fo:break-before="auto" style:use-optimal-row-height="false"/>
    </style:style>
    <style:style style:name="ro1-372" style:family="table-row">
      <style:table-row-properties style:row-height="0.446cm" fo:break-before="auto" style:use-optimal-row-height="false"/>
    </style:style>
    <style:style style:name="ro1-373" style:family="table-row">
      <style:table-row-properties style:row-height="0.446cm" fo:break-before="auto" style:use-optimal-row-height="false"/>
    </style:style>
    <style:style style:name="ro1-374" style:family="table-row">
      <style:table-row-properties style:row-height="0.446cm" fo:break-before="auto" style:use-optimal-row-height="false"/>
    </style:style>
    <style:style style:name="ro1-375" style:family="table-row">
      <style:table-row-properties style:row-height="0.848cm" fo:break-before="auto" style:use-optimal-row-height="false"/>
    </style:style>
    <style:style style:name="ro1-376" style:family="table-row">
      <style:table-row-properties style:row-height="0.446cm" fo:break-before="auto" style:use-optimal-row-height="false"/>
    </style:style>
    <style:style style:name="ro1-377" style:family="table-row">
      <style:table-row-properties style:row-height="0.446cm" fo:break-before="auto" style:use-optimal-row-height="false"/>
    </style:style>
    <style:style style:name="ro1-378" style:family="table-row">
      <style:table-row-properties style:row-height="0.446cm" fo:break-before="auto" style:use-optimal-row-height="false"/>
    </style:style>
    <style:style style:name="ro1-379" style:family="table-row">
      <style:table-row-properties style:row-height="0.446cm" fo:break-before="auto" style:use-optimal-row-height="false"/>
    </style:style>
    <style:style style:name="ro1-380" style:family="table-row">
      <style:table-row-properties style:row-height="0.446cm" fo:break-before="auto" style:use-optimal-row-height="false"/>
    </style:style>
    <style:style style:name="ro1-381" style:family="table-row">
      <style:table-row-properties style:row-height="0.446cm" fo:break-before="auto" style:use-optimal-row-height="false"/>
    </style:style>
    <style:style style:name="ro1-382" style:family="table-row">
      <style:table-row-properties style:row-height="0.446cm" fo:break-before="auto" style:use-optimal-row-height="false"/>
    </style:style>
    <style:style style:name="ro1-383" style:family="table-row">
      <style:table-row-properties style:row-height="0.446cm" fo:break-before="auto" style:use-optimal-row-height="false"/>
    </style:style>
    <style:style style:name="ro1-384" style:family="table-row">
      <style:table-row-properties style:row-height="0.446cm" fo:break-before="auto" style:use-optimal-row-height="false"/>
    </style:style>
    <style:style style:name="ro1-385" style:family="table-row">
      <style:table-row-properties style:row-height="0.446cm" fo:break-before="auto" style:use-optimal-row-height="false"/>
    </style:style>
    <style:style style:name="ro1-386" style:family="table-row">
      <style:table-row-properties style:row-height="0.446cm" fo:break-before="auto" style:use-optimal-row-height="false"/>
    </style:style>
    <style:style style:name="ro1-387" style:family="table-row">
      <style:table-row-properties style:row-height="0.446cm" fo:break-before="auto" style:use-optimal-row-height="false"/>
    </style:style>
    <style:style style:name="ro1-388" style:family="table-row">
      <style:table-row-properties style:row-height="0.446cm" fo:break-before="auto" style:use-optimal-row-height="false"/>
    </style:style>
    <style:style style:name="ro1-389" style:family="table-row">
      <style:table-row-properties style:row-height="0.446cm" fo:break-before="auto" style:use-optimal-row-height="false"/>
    </style:style>
    <style:style style:name="ro1-390" style:family="table-row">
      <style:table-row-properties style:row-height="0.446cm" fo:break-before="auto" style:use-optimal-row-height="false"/>
    </style:style>
    <style:style style:name="ro1-391" style:family="table-row">
      <style:table-row-properties style:row-height="0.446cm" fo:break-before="auto" style:use-optimal-row-height="false"/>
    </style:style>
    <style:style style:name="ro1-392" style:family="table-row">
      <style:table-row-properties style:row-height="0.446cm" fo:break-before="auto" style:use-optimal-row-height="false"/>
    </style:style>
    <style:style style:name="ro1-393" style:family="table-row">
      <style:table-row-properties style:row-height="0.446cm" fo:break-before="auto" style:use-optimal-row-height="false"/>
    </style:style>
    <style:style style:name="ro1-394" style:family="table-row">
      <style:table-row-properties style:row-height="0.446cm" fo:break-before="auto" style:use-optimal-row-height="false"/>
    </style:style>
    <style:style style:name="ro1-395" style:family="table-row">
      <style:table-row-properties style:row-height="0.446cm" fo:break-before="auto" style:use-optimal-row-height="false"/>
    </style:style>
    <style:style style:name="ro1-396" style:family="table-row">
      <style:table-row-properties style:row-height="0.446cm" fo:break-before="auto" style:use-optimal-row-height="false"/>
    </style:style>
    <style:style style:name="ro1-397" style:family="table-row">
      <style:table-row-properties style:row-height="0.446cm" fo:break-before="auto" style:use-optimal-row-height="false"/>
    </style:style>
    <style:style style:name="ro1-398" style:family="table-row">
      <style:table-row-properties style:row-height="0.446cm" fo:break-before="auto" style:use-optimal-row-height="false"/>
    </style:style>
    <style:style style:name="ro1-399" style:family="table-row">
      <style:table-row-properties style:row-height="0.446cm" fo:break-before="auto" style:use-optimal-row-height="false"/>
    </style:style>
    <style:style style:name="ro1-400" style:family="table-row">
      <style:table-row-properties style:row-height="0.446cm" fo:break-before="auto" style:use-optimal-row-height="false"/>
    </style:style>
    <style:style style:name="ro1-401" style:family="table-row">
      <style:table-row-properties style:row-height="0.446cm" fo:break-before="auto" style:use-optimal-row-height="false"/>
    </style:style>
    <style:style style:name="ro1-402" style:family="table-row">
      <style:table-row-properties style:row-height="0.446cm" fo:break-before="auto" style:use-optimal-row-height="false"/>
    </style:style>
    <style:style style:name="ro1-403" style:family="table-row">
      <style:table-row-properties style:row-height="0.446cm" fo:break-before="auto" style:use-optimal-row-height="false"/>
    </style:style>
    <style:style style:name="ro1-404" style:family="table-row">
      <style:table-row-properties style:row-height="0.446cm" fo:break-before="auto" style:use-optimal-row-height="false"/>
    </style:style>
    <style:style style:name="ro1-405" style:family="table-row">
      <style:table-row-properties style:row-height="0.446cm" fo:break-before="auto" style:use-optimal-row-height="false"/>
    </style:style>
    <style:style style:name="ro1-406" style:family="table-row">
      <style:table-row-properties style:row-height="0.446cm" fo:break-before="auto" style:use-optimal-row-height="false"/>
    </style:style>
    <style:style style:name="ro1-407" style:family="table-row">
      <style:table-row-properties style:row-height="0.446cm" fo:break-before="auto" style:use-optimal-row-height="false"/>
    </style:style>
    <style:style style:name="ro1-408" style:family="table-row">
      <style:table-row-properties style:row-height="0.446cm" fo:break-before="auto" style:use-optimal-row-height="false"/>
    </style:style>
    <style:style style:name="ro1-409" style:family="table-row">
      <style:table-row-properties style:row-height="0.446cm" fo:break-before="auto" style:use-optimal-row-height="false"/>
    </style:style>
    <style:style style:name="ro1-410" style:family="table-row">
      <style:table-row-properties style:row-height="0.446cm" fo:break-before="auto" style:use-optimal-row-height="false"/>
    </style:style>
    <style:style style:name="ro1-411" style:family="table-row">
      <style:table-row-properties style:row-height="0.446cm" fo:break-before="auto" style:use-optimal-row-height="false"/>
    </style:style>
    <style:style style:name="ro1-412" style:family="table-row">
      <style:table-row-properties style:row-height="0.446cm" fo:break-before="auto" style:use-optimal-row-height="false"/>
    </style:style>
    <style:style style:name="ro1-413" style:family="table-row">
      <style:table-row-properties style:row-height="0.446cm" fo:break-before="auto" style:use-optimal-row-height="false"/>
    </style:style>
    <style:style style:name="ro1-414" style:family="table-row">
      <style:table-row-properties style:row-height="0.446cm" fo:break-before="auto" style:use-optimal-row-height="false"/>
    </style:style>
    <style:style style:name="ro1-415" style:family="table-row">
      <style:table-row-properties style:row-height="0.446cm" fo:break-before="auto" style:use-optimal-row-height="false"/>
    </style:style>
    <style:style style:name="ro1-416" style:family="table-row">
      <style:table-row-properties style:row-height="0.446cm" fo:break-before="auto" style:use-optimal-row-height="false"/>
    </style:style>
    <style:style style:name="ro1-417" style:family="table-row">
      <style:table-row-properties style:row-height="0.446cm" fo:break-before="auto" style:use-optimal-row-height="false"/>
    </style:style>
    <style:style style:name="ro1-418" style:family="table-row">
      <style:table-row-properties style:row-height="0.446cm" fo:break-before="auto" style:use-optimal-row-height="false"/>
    </style:style>
    <style:style style:name="ro1-419" style:family="table-row">
      <style:table-row-properties style:row-height="0.446cm" fo:break-before="auto" style:use-optimal-row-height="false"/>
    </style:style>
    <style:style style:name="ro1-420" style:family="table-row">
      <style:table-row-properties style:row-height="0.446cm" fo:break-before="auto" style:use-optimal-row-height="false"/>
    </style:style>
    <style:style style:name="ro1-421" style:family="table-row">
      <style:table-row-properties style:row-height="0.446cm" fo:break-before="auto" style:use-optimal-row-height="false"/>
    </style:style>
    <style:style style:name="ro1-422" style:family="table-row">
      <style:table-row-properties style:row-height="0.446cm" fo:break-before="auto" style:use-optimal-row-height="false"/>
    </style:style>
    <style:style style:name="ro1-423" style:family="table-row">
      <style:table-row-properties style:row-height="0.446cm" fo:break-before="auto" style:use-optimal-row-height="false"/>
    </style:style>
    <style:style style:name="ro1-424" style:family="table-row">
      <style:table-row-properties style:row-height="0.446cm" fo:break-before="auto" style:use-optimal-row-height="false"/>
    </style:style>
    <style:style style:name="ro1-425" style:family="table-row">
      <style:table-row-properties style:row-height="0.446cm" fo:break-before="auto" style:use-optimal-row-height="false"/>
    </style:style>
    <style:style style:name="ro1-426" style:family="table-row">
      <style:table-row-properties style:row-height="0.446cm" fo:break-before="auto" style:use-optimal-row-height="false"/>
    </style:style>
    <style:style style:name="ro1-427" style:family="table-row">
      <style:table-row-properties style:row-height="0.446cm" fo:break-before="auto" style:use-optimal-row-height="false"/>
    </style:style>
    <style:style style:name="ro1-428" style:family="table-row">
      <style:table-row-properties style:row-height="0.446cm" fo:break-before="auto" style:use-optimal-row-height="false"/>
    </style:style>
    <style:style style:name="ro1-429" style:family="table-row">
      <style:table-row-properties style:row-height="0.446cm" fo:break-before="auto" style:use-optimal-row-height="false"/>
    </style:style>
    <style:style style:name="ro1-430" style:family="table-row">
      <style:table-row-properties style:row-height="0.446cm" fo:break-before="auto" style:use-optimal-row-height="false"/>
    </style:style>
    <style:style style:name="ro1-431" style:family="table-row">
      <style:table-row-properties style:row-height="0.446cm" fo:break-before="auto" style:use-optimal-row-height="false"/>
    </style:style>
    <style:style style:name="ro1-432" style:family="table-row">
      <style:table-row-properties style:row-height="0.446cm" fo:break-before="auto" style:use-optimal-row-height="false"/>
    </style:style>
    <style:style style:name="ro1-433" style:family="table-row">
      <style:table-row-properties style:row-height="0.446cm" fo:break-before="auto" style:use-optimal-row-height="false"/>
    </style:style>
    <style:style style:name="ro1-434" style:family="table-row">
      <style:table-row-properties style:row-height="0.446cm" fo:break-before="auto" style:use-optimal-row-height="false"/>
    </style:style>
    <style:style style:name="ro1-435" style:family="table-row">
      <style:table-row-properties style:row-height="0.446cm" fo:break-before="auto" style:use-optimal-row-height="false"/>
    </style:style>
    <style:style style:name="ro1-436" style:family="table-row">
      <style:table-row-properties style:row-height="0.446cm" fo:break-before="auto" style:use-optimal-row-height="false"/>
    </style:style>
    <style:style style:name="ro1-437" style:family="table-row">
      <style:table-row-properties style:row-height="0.446cm" fo:break-before="auto" style:use-optimal-row-height="false"/>
    </style:style>
    <style:style style:name="ro1-438" style:family="table-row">
      <style:table-row-properties style:row-height="0.446cm" fo:break-before="auto" style:use-optimal-row-height="false"/>
    </style:style>
    <style:style style:name="ro1-439" style:family="table-row">
      <style:table-row-properties style:row-height="0.446cm" fo:break-before="auto" style:use-optimal-row-height="false"/>
    </style:style>
    <style:style style:name="ro1-440" style:family="table-row">
      <style:table-row-properties style:row-height="0.446cm" fo:break-before="auto" style:use-optimal-row-height="false"/>
    </style:style>
    <style:style style:name="ro1-441" style:family="table-row">
      <style:table-row-properties style:row-height="0.446cm" fo:break-before="auto" style:use-optimal-row-height="false"/>
    </style:style>
    <style:style style:name="ro1-442" style:family="table-row">
      <style:table-row-properties style:row-height="0.446cm" fo:break-before="auto" style:use-optimal-row-height="false"/>
    </style:style>
    <style:style style:name="ro1-443" style:family="table-row">
      <style:table-row-properties style:row-height="0.446cm" fo:break-before="auto" style:use-optimal-row-height="false"/>
    </style:style>
    <style:style style:name="ro1-444" style:family="table-row">
      <style:table-row-properties style:row-height="0.446cm" fo:break-before="auto" style:use-optimal-row-height="false"/>
    </style:style>
    <style:style style:name="ro1-445" style:family="table-row">
      <style:table-row-properties style:row-height="0.446cm" fo:break-before="auto" style:use-optimal-row-height="false"/>
    </style:style>
    <style:style style:name="ro1-446" style:family="table-row">
      <style:table-row-properties style:row-height="0.446cm" fo:break-before="auto" style:use-optimal-row-height="false"/>
    </style:style>
    <style:style style:name="ro1-447" style:family="table-row">
      <style:table-row-properties style:row-height="0.446cm" fo:break-before="auto" style:use-optimal-row-height="false"/>
    </style:style>
    <style:style style:name="ro1-448" style:family="table-row">
      <style:table-row-properties style:row-height="0.446cm" fo:break-before="auto" style:use-optimal-row-height="false"/>
    </style:style>
    <style:style style:name="ro1-449" style:family="table-row">
      <style:table-row-properties style:row-height="0.446cm" fo:break-before="auto" style:use-optimal-row-height="false"/>
    </style:style>
    <style:style style:name="ro1-450" style:family="table-row">
      <style:table-row-properties style:row-height="0.446cm" fo:break-before="auto" style:use-optimal-row-height="false"/>
    </style:style>
    <style:style style:name="ro1-451" style:family="table-row">
      <style:table-row-properties style:row-height="0.446cm" fo:break-before="auto" style:use-optimal-row-height="false"/>
    </style:style>
    <style:style style:name="ro1-452" style:family="table-row">
      <style:table-row-properties style:row-height="0.446cm" fo:break-before="auto" style:use-optimal-row-height="false"/>
    </style:style>
    <style:style style:name="ro1-453" style:family="table-row">
      <style:table-row-properties style:row-height="0.446cm" fo:break-before="auto" style:use-optimal-row-height="false"/>
    </style:style>
    <style:style style:name="ro1-454" style:family="table-row">
      <style:table-row-properties style:row-height="0.446cm" fo:break-before="auto" style:use-optimal-row-height="false"/>
    </style:style>
    <style:style style:name="ro1-455" style:family="table-row">
      <style:table-row-properties style:row-height="0.446cm" fo:break-before="auto" style:use-optimal-row-height="false"/>
    </style:style>
    <style:style style:name="ro1-456" style:family="table-row">
      <style:table-row-properties style:row-height="0.446cm" fo:break-before="auto" style:use-optimal-row-height="false"/>
    </style:style>
    <style:style style:name="ro1-457" style:family="table-row">
      <style:table-row-properties style:row-height="0.446cm" fo:break-before="auto" style:use-optimal-row-height="false"/>
    </style:style>
    <style:style style:name="ro1-458" style:family="table-row">
      <style:table-row-properties style:row-height="0.446cm" fo:break-before="auto" style:use-optimal-row-height="false"/>
    </style:style>
    <style:style style:name="ro1-459" style:family="table-row">
      <style:table-row-properties style:row-height="0.446cm" fo:break-before="auto" style:use-optimal-row-height="false"/>
    </style:style>
    <style:style style:name="ro1-460" style:family="table-row">
      <style:table-row-properties style:row-height="0.446cm" fo:break-before="auto" style:use-optimal-row-height="false"/>
    </style:style>
    <style:style style:name="ro1-461" style:family="table-row">
      <style:table-row-properties style:row-height="0.446cm" fo:break-before="auto" style:use-optimal-row-height="false"/>
    </style:style>
    <style:style style:name="ro1-462" style:family="table-row">
      <style:table-row-properties style:row-height="0.446cm" fo:break-before="auto" style:use-optimal-row-height="false"/>
    </style:style>
    <style:style style:name="ro1-463" style:family="table-row">
      <style:table-row-properties style:row-height="0.446cm" fo:break-before="auto" style:use-optimal-row-height="false"/>
    </style:style>
    <style:style style:name="ro1-464" style:family="table-row">
      <style:table-row-properties style:row-height="0.446cm" fo:break-before="auto" style:use-optimal-row-height="false"/>
    </style:style>
    <style:style style:name="ro1-465" style:family="table-row">
      <style:table-row-properties style:row-height="0.446cm" fo:break-before="auto" style:use-optimal-row-height="false"/>
    </style:style>
    <style:style style:name="ro1-466" style:family="table-row">
      <style:table-row-properties style:row-height="0.446cm" fo:break-before="auto" style:use-optimal-row-height="false"/>
    </style:style>
    <style:style style:name="ro1-467" style:family="table-row">
      <style:table-row-properties style:row-height="0.446cm" fo:break-before="auto" style:use-optimal-row-height="false"/>
    </style:style>
    <style:style style:name="ro1-468" style:family="table-row">
      <style:table-row-properties style:row-height="0.446cm" fo:break-before="auto" style:use-optimal-row-height="false"/>
    </style:style>
    <style:style style:name="ro1-469" style:family="table-row">
      <style:table-row-properties style:row-height="0.446cm" fo:break-before="auto" style:use-optimal-row-height="false"/>
    </style:style>
    <style:style style:name="ro1-470" style:family="table-row">
      <style:table-row-properties style:row-height="0.446cm" fo:break-before="auto" style:use-optimal-row-height="false"/>
    </style:style>
    <style:style style:name="ro1-471" style:family="table-row">
      <style:table-row-properties style:row-height="0.446cm" fo:break-before="auto" style:use-optimal-row-height="false"/>
    </style:style>
    <style:style style:name="ro1-472" style:family="table-row">
      <style:table-row-properties style:row-height="0.446cm" fo:break-before="auto" style:use-optimal-row-height="false"/>
    </style:style>
    <style:style style:name="ro1-473" style:family="table-row">
      <style:table-row-properties style:row-height="0.446cm" fo:break-before="auto" style:use-optimal-row-height="false"/>
    </style:style>
    <style:style style:name="ro1-474" style:family="table-row">
      <style:table-row-properties style:row-height="0.446cm" fo:break-before="auto" style:use-optimal-row-height="false"/>
    </style:style>
    <style:style style:name="ro1-475" style:family="table-row">
      <style:table-row-properties style:row-height="0.446cm" fo:break-before="auto" style:use-optimal-row-height="false"/>
    </style:style>
    <style:style style:name="ro1-476" style:family="table-row">
      <style:table-row-properties style:row-height="0.446cm" fo:break-before="auto" style:use-optimal-row-height="false"/>
    </style:style>
    <style:style style:name="ro1-477" style:family="table-row">
      <style:table-row-properties style:row-height="0.446cm" fo:break-before="auto" style:use-optimal-row-height="false"/>
    </style:style>
    <style:style style:name="ro1-478" style:family="table-row">
      <style:table-row-properties style:row-height="0.446cm" fo:break-before="auto" style:use-optimal-row-height="false"/>
    </style:style>
    <style:style style:name="ro1-479" style:family="table-row">
      <style:table-row-properties style:row-height="0.446cm" fo:break-before="auto" style:use-optimal-row-height="false"/>
    </style:style>
    <style:style style:name="ro1-480" style:family="table-row">
      <style:table-row-properties style:row-height="0.446cm" fo:break-before="auto" style:use-optimal-row-height="false"/>
    </style:style>
    <style:style style:name="ro1-481" style:family="table-row">
      <style:table-row-properties style:row-height="0.446cm" fo:break-before="auto" style:use-optimal-row-height="false"/>
    </style:style>
    <style:style style:name="ro1-482" style:family="table-row">
      <style:table-row-properties style:row-height="0.446cm" fo:break-before="auto" style:use-optimal-row-height="false"/>
    </style:style>
    <style:style style:name="ro1-483" style:family="table-row">
      <style:table-row-properties style:row-height="0.446cm" fo:break-before="auto" style:use-optimal-row-height="false"/>
    </style:style>
    <style:style style:name="ro1-484" style:family="table-row">
      <style:table-row-properties style:row-height="0.446cm" fo:break-before="auto" style:use-optimal-row-height="false"/>
    </style:style>
    <style:style style:name="ro1-485" style:family="table-row">
      <style:table-row-properties style:row-height="0.446cm" fo:break-before="auto" style:use-optimal-row-height="false"/>
    </style:style>
    <style:style style:name="ro1-486" style:family="table-row">
      <style:table-row-properties style:row-height="0.446cm" fo:break-before="auto" style:use-optimal-row-height="false"/>
    </style:style>
    <style:style style:name="ro1-487" style:family="table-row">
      <style:table-row-properties style:row-height="0.446cm" fo:break-before="auto" style:use-optimal-row-height="false"/>
    </style:style>
    <style:style style:name="ro1-488" style:family="table-row">
      <style:table-row-properties style:row-height="0.446cm" fo:break-before="auto" style:use-optimal-row-height="false"/>
    </style:style>
    <style:style style:name="ro1-489" style:family="table-row">
      <style:table-row-properties style:row-height="0.446cm" fo:break-before="auto" style:use-optimal-row-height="false"/>
    </style:style>
    <style:style style:name="ro1-490" style:family="table-row">
      <style:table-row-properties style:row-height="0.446cm" fo:break-before="auto" style:use-optimal-row-height="false"/>
    </style:style>
    <style:style style:name="ro1-491" style:family="table-row">
      <style:table-row-properties style:row-height="0.446cm" fo:break-before="auto" style:use-optimal-row-height="false"/>
    </style:style>
    <style:style style:name="ro1-492" style:family="table-row">
      <style:table-row-properties style:row-height="0.446cm" fo:break-before="auto" style:use-optimal-row-height="false"/>
    </style:style>
    <style:style style:name="ro1-493" style:family="table-row">
      <style:table-row-properties style:row-height="0.446cm" fo:break-before="auto" style:use-optimal-row-height="false"/>
    </style:style>
    <style:style style:name="ro1-494" style:family="table-row">
      <style:table-row-properties style:row-height="0.446cm" fo:break-before="auto" style:use-optimal-row-height="false"/>
    </style:style>
    <style:style style:name="ro1-495" style:family="table-row">
      <style:table-row-properties style:row-height="0.446cm" fo:break-before="auto" style:use-optimal-row-height="false"/>
    </style:style>
    <style:style style:name="ro1-496" style:family="table-row">
      <style:table-row-properties style:row-height="0.446cm" fo:break-before="auto" style:use-optimal-row-height="false"/>
    </style:style>
    <style:style style:name="ro1-497" style:family="table-row">
      <style:table-row-properties style:row-height="0.446cm" fo:break-before="auto" style:use-optimal-row-height="false"/>
    </style:style>
    <style:style style:name="ro1-498" style:family="table-row">
      <style:table-row-properties style:row-height="0.446cm" fo:break-before="auto" style:use-optimal-row-height="false"/>
    </style:style>
    <style:style style:name="ro1-499" style:family="table-row">
      <style:table-row-properties style:row-height="0.446cm" fo:break-before="auto" style:use-optimal-row-height="false"/>
    </style:style>
    <style:style style:name="ro1-500" style:family="table-row">
      <style:table-row-properties style:row-height="0.446cm" fo:break-before="auto" style:use-optimal-row-height="false"/>
    </style:style>
    <style:style style:name="ro1-501" style:family="table-row">
      <style:table-row-properties style:row-height="0.446cm" fo:break-before="auto" style:use-optimal-row-height="false"/>
    </style:style>
    <style:style style:name="ro1-502" style:family="table-row">
      <style:table-row-properties style:row-height="0.446cm" fo:break-before="auto" style:use-optimal-row-height="false"/>
    </style:style>
    <style:style style:name="ro1-503" style:family="table-row">
      <style:table-row-properties style:row-height="0.446cm" fo:break-before="auto" style:use-optimal-row-height="false"/>
    </style:style>
    <style:style style:name="ro1-504" style:family="table-row">
      <style:table-row-properties style:row-height="0.446cm" fo:break-before="auto" style:use-optimal-row-height="false"/>
    </style:style>
    <style:style style:name="ro1-505" style:family="table-row">
      <style:table-row-properties style:row-height="0.446cm" fo:break-before="auto" style:use-optimal-row-height="false"/>
    </style:style>
    <style:style style:name="ro1-506" style:family="table-row">
      <style:table-row-properties style:row-height="0.446cm" fo:break-before="auto" style:use-optimal-row-height="false"/>
    </style:style>
    <style:style style:name="ro1-507" style:family="table-row">
      <style:table-row-properties style:row-height="0.446cm" fo:break-before="auto" style:use-optimal-row-height="false"/>
    </style:style>
    <style:style style:name="ro1-508" style:family="table-row">
      <style:table-row-properties style:row-height="0.446cm" fo:break-before="auto" style:use-optimal-row-height="false"/>
    </style:style>
    <style:style style:name="ro1-509" style:family="table-row">
      <style:table-row-properties style:row-height="0.446cm" fo:break-before="auto" style:use-optimal-row-height="false"/>
    </style:style>
    <style:style style:name="ro1-510" style:family="table-row">
      <style:table-row-properties style:row-height="0.446cm" fo:break-before="auto" style:use-optimal-row-height="false"/>
    </style:style>
    <style:style style:name="ro1-511" style:family="table-row">
      <style:table-row-properties style:row-height="0.446cm" fo:break-before="auto" style:use-optimal-row-height="false"/>
    </style:style>
    <style:style style:name="ro1-512" style:family="table-row">
      <style:table-row-properties style:row-height="0.446cm" fo:break-before="auto" style:use-optimal-row-height="false"/>
    </style:style>
    <style:style style:name="ro1-513" style:family="table-row">
      <style:table-row-properties style:row-height="0.446cm" fo:break-before="auto" style:use-optimal-row-height="false"/>
    </style:style>
    <style:style style:name="ro1-514" style:family="table-row">
      <style:table-row-properties style:row-height="0.446cm" fo:break-before="auto" style:use-optimal-row-height="false"/>
    </style:style>
    <style:style style:name="ro1-515" style:family="table-row">
      <style:table-row-properties style:row-height="0.446cm" fo:break-before="auto" style:use-optimal-row-height="false"/>
    </style:style>
    <style:style style:name="ro1-516" style:family="table-row">
      <style:table-row-properties style:row-height="0.446cm" fo:break-before="auto" style:use-optimal-row-height="false"/>
    </style:style>
    <style:style style:name="ro1-517" style:family="table-row">
      <style:table-row-properties style:row-height="0.446cm" fo:break-before="auto" style:use-optimal-row-height="false"/>
    </style:style>
    <style:style style:name="ro1-518" style:family="table-row">
      <style:table-row-properties style:row-height="0.446cm" fo:break-before="auto" style:use-optimal-row-height="false"/>
    </style:style>
    <style:style style:name="ro1-519" style:family="table-row">
      <style:table-row-properties style:row-height="0.446cm" fo:break-before="auto" style:use-optimal-row-height="false"/>
    </style:style>
    <style:style style:name="ro1-520" style:family="table-row">
      <style:table-row-properties style:row-height="0.446cm" fo:break-before="auto" style:use-optimal-row-height="false"/>
    </style:style>
    <style:style style:name="ro1-521" style:family="table-row">
      <style:table-row-properties style:row-height="0.446cm" fo:break-before="auto" style:use-optimal-row-height="false"/>
    </style:style>
    <style:style style:name="ro1-522" style:family="table-row">
      <style:table-row-properties style:row-height="0.446cm" fo:break-before="auto" style:use-optimal-row-height="false"/>
    </style:style>
    <style:style style:name="ro1-523" style:family="table-row">
      <style:table-row-properties style:row-height="0.446cm" fo:break-before="auto" style:use-optimal-row-height="false"/>
    </style:style>
    <style:style style:name="ro1-524" style:family="table-row">
      <style:table-row-properties style:row-height="0.446cm" fo:break-before="auto" style:use-optimal-row-height="false"/>
    </style:style>
    <style:style style:name="ro1-525" style:family="table-row">
      <style:table-row-properties style:row-height="0.446cm" fo:break-before="auto" style:use-optimal-row-height="false"/>
    </style:style>
    <style:style style:name="ro1-526" style:family="table-row">
      <style:table-row-properties style:row-height="0.446cm" fo:break-before="auto" style:use-optimal-row-height="false"/>
    </style:style>
    <style:style style:name="ro1-527" style:family="table-row">
      <style:table-row-properties style:row-height="0.446cm" fo:break-before="auto" style:use-optimal-row-height="false"/>
    </style:style>
    <style:style style:name="ro1-528" style:family="table-row">
      <style:table-row-properties style:row-height="0.446cm" fo:break-before="auto" style:use-optimal-row-height="false"/>
    </style:style>
    <style:style style:name="ro1-529" style:family="table-row">
      <style:table-row-properties style:row-height="0.446cm" fo:break-before="auto" style:use-optimal-row-height="false"/>
    </style:style>
    <style:style style:name="ro1-530" style:family="table-row">
      <style:table-row-properties style:row-height="0.848cm" fo:break-before="auto" style:use-optimal-row-height="false"/>
    </style:style>
    <style:style style:name="ro1-531" style:family="table-row">
      <style:table-row-properties style:row-height="0.446cm" fo:break-before="auto" style:use-optimal-row-height="false"/>
    </style:style>
    <style:style style:name="ro1-532" style:family="table-row">
      <style:table-row-properties style:row-height="0.446cm" fo:break-before="auto" style:use-optimal-row-height="false"/>
    </style:style>
    <style:style style:name="ro1-533" style:family="table-row">
      <style:table-row-properties style:row-height="0.446cm" fo:break-before="auto" style:use-optimal-row-height="false"/>
    </style:style>
    <style:style style:name="ro1-534" style:family="table-row">
      <style:table-row-properties style:row-height="0.446cm" fo:break-before="auto" style:use-optimal-row-height="false"/>
    </style:style>
    <style:style style:name="ro1-535" style:family="table-row">
      <style:table-row-properties style:row-height="0.446cm" fo:break-before="auto" style:use-optimal-row-height="false"/>
    </style:style>
    <style:style style:name="ro1-536" style:family="table-row">
      <style:table-row-properties style:row-height="0.446cm" fo:break-before="auto" style:use-optimal-row-height="false"/>
    </style:style>
    <style:style style:name="ro1-537" style:family="table-row">
      <style:table-row-properties style:row-height="0.446cm" fo:break-before="auto" style:use-optimal-row-height="false"/>
    </style:style>
    <style:style style:name="ro1-538" style:family="table-row">
      <style:table-row-properties style:row-height="0.446cm" fo:break-before="auto" style:use-optimal-row-height="false"/>
    </style:style>
    <style:style style:name="ro1-539" style:family="table-row">
      <style:table-row-properties style:row-height="0.446cm" fo:break-before="auto" style:use-optimal-row-height="false"/>
    </style:style>
    <style:style style:name="ro1-540" style:family="table-row">
      <style:table-row-properties style:row-height="0.446cm" fo:break-before="auto" style:use-optimal-row-height="false"/>
    </style:style>
    <style:style style:name="ro1-541" style:family="table-row">
      <style:table-row-properties style:row-height="0.446cm" fo:break-before="auto" style:use-optimal-row-height="false"/>
    </style:style>
    <style:style style:name="ro1-542" style:family="table-row">
      <style:table-row-properties style:row-height="0.848cm" fo:break-before="auto" style:use-optimal-row-height="false"/>
    </style:style>
    <style:style style:name="ro1-543" style:family="table-row">
      <style:table-row-properties style:row-height="0.446cm" fo:break-before="auto" style:use-optimal-row-height="false"/>
    </style:style>
    <style:style style:name="ro1-544" style:family="table-row">
      <style:table-row-properties style:row-height="0.446cm" fo:break-before="auto" style:use-optimal-row-height="false"/>
    </style:style>
    <style:style style:name="ro1-545" style:family="table-row">
      <style:table-row-properties style:row-height="0.446cm" fo:break-before="auto" style:use-optimal-row-height="false"/>
    </style:style>
    <style:style style:name="ro1-546" style:family="table-row">
      <style:table-row-properties style:row-height="0.446cm" fo:break-before="auto" style:use-optimal-row-height="false"/>
    </style:style>
    <style:style style:name="ro1-547" style:family="table-row">
      <style:table-row-properties style:row-height="0.446cm" fo:break-before="auto" style:use-optimal-row-height="false"/>
    </style:style>
    <style:style style:name="ro1-548" style:family="table-row">
      <style:table-row-properties style:row-height="0.446cm" fo:break-before="auto" style:use-optimal-row-height="false"/>
    </style:style>
    <style:style style:name="ro1-549" style:family="table-row">
      <style:table-row-properties style:row-height="0.446cm" fo:break-before="auto" style:use-optimal-row-height="false"/>
    </style:style>
    <style:style style:name="ro1-550" style:family="table-row">
      <style:table-row-properties style:row-height="0.446cm" fo:break-before="auto" style:use-optimal-row-height="false"/>
    </style:style>
    <style:style style:name="ro1-551" style:family="table-row">
      <style:table-row-properties style:row-height="0.446cm" fo:break-before="auto" style:use-optimal-row-height="false"/>
    </style:style>
    <style:style style:name="ro1-552" style:family="table-row">
      <style:table-row-properties style:row-height="0.446cm" fo:break-before="auto" style:use-optimal-row-height="false"/>
    </style:style>
    <style:style style:name="ro1-553" style:family="table-row">
      <style:table-row-properties style:row-height="0.446cm" fo:break-before="auto" style:use-optimal-row-height="false"/>
    </style:style>
    <style:style style:name="ro1-554" style:family="table-row">
      <style:table-row-properties style:row-height="0.446cm" fo:break-before="auto" style:use-optimal-row-height="false"/>
    </style:style>
    <style:style style:name="ro1-555" style:family="table-row">
      <style:table-row-properties style:row-height="0.446cm" fo:break-before="auto" style:use-optimal-row-height="false"/>
    </style:style>
    <style:style style:name="ro1-556" style:family="table-row">
      <style:table-row-properties style:row-height="0.446cm" fo:break-before="auto" style:use-optimal-row-height="false"/>
    </style:style>
    <style:style style:name="ro1-557" style:family="table-row">
      <style:table-row-properties style:row-height="0.446cm" fo:break-before="auto" style:use-optimal-row-height="false"/>
    </style:style>
    <style:style style:name="ro1-558" style:family="table-row">
      <style:table-row-properties style:row-height="0.446cm" fo:break-before="auto" style:use-optimal-row-height="false"/>
    </style:style>
    <style:style style:name="ro1-559" style:family="table-row">
      <style:table-row-properties style:row-height="0.446cm" fo:break-before="auto" style:use-optimal-row-height="false"/>
    </style:style>
    <style:style style:name="ro1-560" style:family="table-row">
      <style:table-row-properties style:row-height="0.446cm" fo:break-before="auto" style:use-optimal-row-height="false"/>
    </style:style>
    <style:style style:name="ro1-561" style:family="table-row">
      <style:table-row-properties style:row-height="0.446cm" fo:break-before="auto" style:use-optimal-row-height="false"/>
    </style:style>
    <style:style style:name="ro1-562" style:family="table-row">
      <style:table-row-properties style:row-height="0.446cm" fo:break-before="auto" style:use-optimal-row-height="false"/>
    </style:style>
    <style:style style:name="ro1-563" style:family="table-row">
      <style:table-row-properties style:row-height="0.446cm" fo:break-before="auto" style:use-optimal-row-height="false"/>
    </style:style>
    <style:style style:name="ro1-564" style:family="table-row">
      <style:table-row-properties style:row-height="0.446cm" fo:break-before="auto" style:use-optimal-row-height="false"/>
    </style:style>
    <style:style style:name="ro1-565" style:family="table-row">
      <style:table-row-properties style:row-height="0.446cm" fo:break-before="auto" style:use-optimal-row-height="false"/>
    </style:style>
    <style:style style:name="ro1-566" style:family="table-row">
      <style:table-row-properties style:row-height="0.446cm" fo:break-before="auto" style:use-optimal-row-height="false"/>
    </style:style>
    <style:style style:name="ro1-567" style:family="table-row">
      <style:table-row-properties style:row-height="0.446cm" fo:break-before="auto" style:use-optimal-row-height="false"/>
    </style:style>
    <style:style style:name="ro1-568" style:family="table-row">
      <style:table-row-properties style:row-height="0.446cm" fo:break-before="auto" style:use-optimal-row-height="false"/>
    </style:style>
    <style:style style:name="ro1-569" style:family="table-row">
      <style:table-row-properties style:row-height="0.446cm" fo:break-before="auto" style:use-optimal-row-height="false"/>
    </style:style>
    <style:style style:name="ro1-570" style:family="table-row">
      <style:table-row-properties style:row-height="0.446cm" fo:break-before="auto" style:use-optimal-row-height="false"/>
    </style:style>
    <style:style style:name="ro1-571" style:family="table-row">
      <style:table-row-properties style:row-height="0.446cm" fo:break-before="auto" style:use-optimal-row-height="false"/>
    </style:style>
    <style:style style:name="ro1-572" style:family="table-row">
      <style:table-row-properties style:row-height="0.446cm" fo:break-before="auto" style:use-optimal-row-height="false"/>
    </style:style>
    <style:style style:name="ro1-573" style:family="table-row">
      <style:table-row-properties style:row-height="0.446cm" fo:break-before="auto" style:use-optimal-row-height="false"/>
    </style:style>
    <style:style style:name="ro1-574" style:family="table-row">
      <style:table-row-properties style:row-height="0.446cm" fo:break-before="auto" style:use-optimal-row-height="false"/>
    </style:style>
    <style:style style:name="ro1-575" style:family="table-row">
      <style:table-row-properties style:row-height="0.446cm" fo:break-before="auto" style:use-optimal-row-height="false"/>
    </style:style>
    <style:style style:name="ro1-576" style:family="table-row">
      <style:table-row-properties style:row-height="0.446cm" fo:break-before="auto" style:use-optimal-row-height="false"/>
    </style:style>
    <style:style style:name="ro1-577" style:family="table-row">
      <style:table-row-properties style:row-height="0.446cm" fo:break-before="auto" style:use-optimal-row-height="false"/>
    </style:style>
    <style:style style:name="ro1-578" style:family="table-row">
      <style:table-row-properties style:row-height="0.848cm" fo:break-before="auto" style:use-optimal-row-height="false"/>
    </style:style>
    <style:style style:name="ro1-579" style:family="table-row">
      <style:table-row-properties style:row-height="0.446cm" fo:break-before="auto" style:use-optimal-row-height="false"/>
    </style:style>
    <style:style style:name="ro1-580" style:family="table-row">
      <style:table-row-properties style:row-height="0.446cm" fo:break-before="auto" style:use-optimal-row-height="false"/>
    </style:style>
    <style:style style:name="ro1-581" style:family="table-row">
      <style:table-row-properties style:row-height="0.446cm" fo:break-before="auto" style:use-optimal-row-height="false"/>
    </style:style>
    <style:style style:name="ro1-582" style:family="table-row">
      <style:table-row-properties style:row-height="0.446cm" fo:break-before="auto" style:use-optimal-row-height="false"/>
    </style:style>
    <style:style style:name="ro1-583" style:family="table-row">
      <style:table-row-properties style:row-height="0.446cm" fo:break-before="auto" style:use-optimal-row-height="false"/>
    </style:style>
    <style:style style:name="ro1-584" style:family="table-row">
      <style:table-row-properties style:row-height="0.446cm" fo:break-before="auto" style:use-optimal-row-height="false"/>
    </style:style>
    <style:style style:name="ro1-585" style:family="table-row">
      <style:table-row-properties style:row-height="0.446cm" fo:break-before="auto" style:use-optimal-row-height="false"/>
    </style:style>
    <style:style style:name="ro1-586" style:family="table-row">
      <style:table-row-properties style:row-height="0.446cm" fo:break-before="auto" style:use-optimal-row-height="false"/>
    </style:style>
    <style:style style:name="ro1-587" style:family="table-row">
      <style:table-row-properties style:row-height="0.446cm" fo:break-before="auto" style:use-optimal-row-height="false"/>
    </style:style>
    <style:style style:name="ro1-588" style:family="table-row">
      <style:table-row-properties style:row-height="0.446cm" fo:break-before="auto" style:use-optimal-row-height="false"/>
    </style:style>
    <style:style style:name="ro1-589" style:family="table-row">
      <style:table-row-properties style:row-height="0.446cm" fo:break-before="auto" style:use-optimal-row-height="false"/>
    </style:style>
    <style:style style:name="ro1-590" style:family="table-row">
      <style:table-row-properties style:row-height="0.446cm" fo:break-before="auto" style:use-optimal-row-height="false"/>
    </style:style>
    <style:style style:name="ro1-591" style:family="table-row">
      <style:table-row-properties style:row-height="0.446cm" fo:break-before="auto" style:use-optimal-row-height="false"/>
    </style:style>
    <style:style style:name="ro1-592" style:family="table-row">
      <style:table-row-properties style:row-height="0.446cm" fo:break-before="auto" style:use-optimal-row-height="false"/>
    </style:style>
    <style:style style:name="ro1-593" style:family="table-row">
      <style:table-row-properties style:row-height="0.446cm" fo:break-before="auto" style:use-optimal-row-height="false"/>
    </style:style>
    <style:style style:name="ro1-594" style:family="table-row">
      <style:table-row-properties style:row-height="0.446cm" fo:break-before="auto" style:use-optimal-row-height="false"/>
    </style:style>
    <style:style style:name="ro1-595" style:family="table-row">
      <style:table-row-properties style:row-height="0.446cm" fo:break-before="auto" style:use-optimal-row-height="false"/>
    </style:style>
    <style:style style:name="ro1-596" style:family="table-row">
      <style:table-row-properties style:row-height="0.446cm" fo:break-before="auto" style:use-optimal-row-height="false"/>
    </style:style>
    <style:style style:name="ro1-597" style:family="table-row">
      <style:table-row-properties style:row-height="0.446cm" fo:break-before="auto" style:use-optimal-row-height="false"/>
    </style:style>
    <style:style style:name="ro1-598" style:family="table-row">
      <style:table-row-properties style:row-height="0.446cm" fo:break-before="auto" style:use-optimal-row-height="false"/>
    </style:style>
    <style:style style:name="ro1-599" style:family="table-row">
      <style:table-row-properties style:row-height="0.446cm" fo:break-before="auto" style:use-optimal-row-height="false"/>
    </style:style>
    <style:style style:name="ro1-600" style:family="table-row">
      <style:table-row-properties style:row-height="0.446cm" fo:break-before="auto" style:use-optimal-row-height="false"/>
    </style:style>
    <style:style style:name="ro1-601" style:family="table-row">
      <style:table-row-properties style:row-height="0.446cm" fo:break-before="auto" style:use-optimal-row-height="false"/>
    </style:style>
    <style:style style:name="ro1-602" style:family="table-row">
      <style:table-row-properties style:row-height="0.446cm" fo:break-before="auto" style:use-optimal-row-height="false"/>
    </style:style>
    <style:style style:name="ro1-603" style:family="table-row">
      <style:table-row-properties style:row-height="0.446cm" fo:break-before="auto" style:use-optimal-row-height="false"/>
    </style:style>
    <style:style style:name="ro1-604" style:family="table-row">
      <style:table-row-properties style:row-height="0.446cm" fo:break-before="auto" style:use-optimal-row-height="false"/>
    </style:style>
    <style:style style:name="ro1-605" style:family="table-row">
      <style:table-row-properties style:row-height="0.446cm" fo:break-before="auto" style:use-optimal-row-height="false"/>
    </style:style>
    <style:style style:name="ro1-606" style:family="table-row">
      <style:table-row-properties style:row-height="0.446cm" fo:break-before="auto" style:use-optimal-row-height="false"/>
    </style:style>
    <style:style style:name="ro1-607" style:family="table-row">
      <style:table-row-properties style:row-height="0.446cm" fo:break-before="auto" style:use-optimal-row-height="false"/>
    </style:style>
    <style:style style:name="ro1-608" style:family="table-row">
      <style:table-row-properties style:row-height="0.446cm" fo:break-before="auto" style:use-optimal-row-height="false"/>
    </style:style>
    <style:style style:name="ro1-609" style:family="table-row">
      <style:table-row-properties style:row-height="0.446cm" fo:break-before="auto" style:use-optimal-row-height="false"/>
    </style:style>
    <style:style style:name="ro1-610" style:family="table-row">
      <style:table-row-properties style:row-height="0.446cm" fo:break-before="auto" style:use-optimal-row-height="false"/>
    </style:style>
    <style:style style:name="ro1-611" style:family="table-row">
      <style:table-row-properties style:row-height="0.446cm" fo:break-before="auto" style:use-optimal-row-height="false"/>
    </style:style>
    <style:style style:name="ro1-612" style:family="table-row">
      <style:table-row-properties style:row-height="0.446cm" fo:break-before="auto" style:use-optimal-row-height="false"/>
    </style:style>
    <style:style style:name="ro1-613" style:family="table-row">
      <style:table-row-properties style:row-height="0.446cm" fo:break-before="auto" style:use-optimal-row-height="false"/>
    </style:style>
    <style:style style:name="ro1-614" style:family="table-row">
      <style:table-row-properties style:row-height="0.446cm" fo:break-before="auto" style:use-optimal-row-height="false"/>
    </style:style>
    <style:style style:name="ro1-615" style:family="table-row">
      <style:table-row-properties style:row-height="0.446cm" fo:break-before="auto" style:use-optimal-row-height="false"/>
    </style:style>
    <style:style style:name="ro1-616" style:family="table-row">
      <style:table-row-properties style:row-height="0.446cm" fo:break-before="auto" style:use-optimal-row-height="false"/>
    </style:style>
    <style:style style:name="ro1-617" style:family="table-row">
      <style:table-row-properties style:row-height="0.446cm" fo:break-before="auto" style:use-optimal-row-height="false"/>
    </style:style>
    <style:style style:name="ro1-618" style:family="table-row">
      <style:table-row-properties style:row-height="0.446cm" fo:break-before="auto" style:use-optimal-row-height="false"/>
    </style:style>
    <style:style style:name="ro1-619" style:family="table-row">
      <style:table-row-properties style:row-height="0.446cm" fo:break-before="auto" style:use-optimal-row-height="false"/>
    </style:style>
    <style:style style:name="ro1-620" style:family="table-row">
      <style:table-row-properties style:row-height="0.446cm" fo:break-before="auto" style:use-optimal-row-height="false"/>
    </style:style>
    <style:style style:name="ro1-621" style:family="table-row">
      <style:table-row-properties style:row-height="0.446cm" fo:break-before="auto" style:use-optimal-row-height="false"/>
    </style:style>
    <style:style style:name="ro1-622" style:family="table-row">
      <style:table-row-properties style:row-height="0.446cm" fo:break-before="auto" style:use-optimal-row-height="false"/>
    </style:style>
    <style:style style:name="ro1-623" style:family="table-row">
      <style:table-row-properties style:row-height="0.446cm" fo:break-before="auto" style:use-optimal-row-height="false"/>
    </style:style>
    <style:style style:name="ro1-624" style:family="table-row">
      <style:table-row-properties style:row-height="0.446cm" fo:break-before="auto" style:use-optimal-row-height="false"/>
    </style:style>
    <style:style style:name="ro1-625" style:family="table-row">
      <style:table-row-properties style:row-height="0.446cm" fo:break-before="auto" style:use-optimal-row-height="false"/>
    </style:style>
    <style:style style:name="ro1-626" style:family="table-row">
      <style:table-row-properties style:row-height="0.446cm" fo:break-before="auto" style:use-optimal-row-height="false"/>
    </style:style>
    <style:style style:name="ro1-627" style:family="table-row">
      <style:table-row-properties style:row-height="0.446cm" fo:break-before="auto" style:use-optimal-row-height="false"/>
    </style:style>
    <style:style style:name="ro1-628" style:family="table-row">
      <style:table-row-properties style:row-height="0.446cm" fo:break-before="auto" style:use-optimal-row-height="false"/>
    </style:style>
    <style:style style:name="ro1-629" style:family="table-row">
      <style:table-row-properties style:row-height="0.446cm" fo:break-before="auto" style:use-optimal-row-height="false"/>
    </style:style>
    <style:style style:name="ro1-630" style:family="table-row">
      <style:table-row-properties style:row-height="0.446cm" fo:break-before="auto" style:use-optimal-row-height="false"/>
    </style:style>
    <style:style style:name="ro1-631" style:family="table-row">
      <style:table-row-properties style:row-height="0.446cm" fo:break-before="auto" style:use-optimal-row-height="false"/>
    </style:style>
    <style:style style:name="ro1-632" style:family="table-row">
      <style:table-row-properties style:row-height="0.446cm" fo:break-before="auto" style:use-optimal-row-height="false"/>
    </style:style>
    <style:style style:name="ro1-633" style:family="table-row">
      <style:table-row-properties style:row-height="0.446cm" fo:break-before="auto" style:use-optimal-row-height="false"/>
    </style:style>
    <style:style style:name="ro1-634" style:family="table-row">
      <style:table-row-properties style:row-height="0.446cm" fo:break-before="auto" style:use-optimal-row-height="false"/>
    </style:style>
    <style:style style:name="ro1-635" style:family="table-row">
      <style:table-row-properties style:row-height="0.446cm" fo:break-before="auto" style:use-optimal-row-height="false"/>
    </style:style>
    <style:style style:name="ro1-636" style:family="table-row">
      <style:table-row-properties style:row-height="0.446cm" fo:break-before="auto" style:use-optimal-row-height="false"/>
    </style:style>
    <style:style style:name="ro1-637" style:family="table-row">
      <style:table-row-properties style:row-height="0.446cm" fo:break-before="auto" style:use-optimal-row-height="false"/>
    </style:style>
    <style:style style:name="ro1-638" style:family="table-row">
      <style:table-row-properties style:row-height="0.446cm" fo:break-before="auto" style:use-optimal-row-height="false"/>
    </style:style>
    <style:style style:name="ro1-639" style:family="table-row">
      <style:table-row-properties style:row-height="0.446cm" fo:break-before="auto" style:use-optimal-row-height="false"/>
    </style:style>
    <style:style style:name="ro1-640" style:family="table-row">
      <style:table-row-properties style:row-height="0.446cm" fo:break-before="auto" style:use-optimal-row-height="false"/>
    </style:style>
    <style:style style:name="ro1-641" style:family="table-row">
      <style:table-row-properties style:row-height="0.446cm" fo:break-before="auto" style:use-optimal-row-height="false"/>
    </style:style>
    <style:style style:name="ro1-642" style:family="table-row">
      <style:table-row-properties style:row-height="0.446cm" fo:break-before="auto" style:use-optimal-row-height="false"/>
    </style:style>
    <style:style style:name="ro1-643" style:family="table-row">
      <style:table-row-properties style:row-height="0.446cm" fo:break-before="auto" style:use-optimal-row-height="false"/>
    </style:style>
    <style:style style:name="ro1-644" style:family="table-row">
      <style:table-row-properties style:row-height="0.446cm" fo:break-before="auto" style:use-optimal-row-height="false"/>
    </style:style>
    <style:style style:name="ro1-645" style:family="table-row">
      <style:table-row-properties style:row-height="0.446cm" fo:break-before="auto" style:use-optimal-row-height="false"/>
    </style:style>
    <style:style style:name="ro1-646" style:family="table-row">
      <style:table-row-properties style:row-height="0.446cm" fo:break-before="auto" style:use-optimal-row-height="false"/>
    </style:style>
    <style:style style:name="ro1-647" style:family="table-row">
      <style:table-row-properties style:row-height="0.446cm" fo:break-before="auto" style:use-optimal-row-height="false"/>
    </style:style>
    <style:style style:name="ro1-648" style:family="table-row">
      <style:table-row-properties style:row-height="0.446cm" fo:break-before="auto" style:use-optimal-row-height="false"/>
    </style:style>
    <style:style style:name="ro1-649" style:family="table-row">
      <style:table-row-properties style:row-height="0.446cm" fo:break-before="auto" style:use-optimal-row-height="false"/>
    </style:style>
    <style:style style:name="ro1-650" style:family="table-row">
      <style:table-row-properties style:row-height="0.446cm" fo:break-before="auto" style:use-optimal-row-height="false"/>
    </style:style>
    <style:style style:name="ro1-651" style:family="table-row">
      <style:table-row-properties style:row-height="0.446cm" fo:break-before="auto" style:use-optimal-row-height="false"/>
    </style:style>
    <style:style style:name="ro1-652" style:family="table-row">
      <style:table-row-properties style:row-height="0.446cm" fo:break-before="auto" style:use-optimal-row-height="false"/>
    </style:style>
    <style:style style:name="ro1-653" style:family="table-row">
      <style:table-row-properties style:row-height="0.446cm" fo:break-before="auto" style:use-optimal-row-height="false"/>
    </style:style>
    <style:style style:name="ro1-654" style:family="table-row">
      <style:table-row-properties style:row-height="0.446cm" fo:break-before="auto" style:use-optimal-row-height="false"/>
    </style:style>
    <style:style style:name="ro1-655" style:family="table-row">
      <style:table-row-properties style:row-height="0.848cm" fo:break-before="auto" style:use-optimal-row-height="false"/>
    </style:style>
    <style:style style:name="ro1-656" style:family="table-row">
      <style:table-row-properties style:row-height="0.446cm" fo:break-before="auto" style:use-optimal-row-height="false"/>
    </style:style>
    <style:style style:name="ro1-657" style:family="table-row">
      <style:table-row-properties style:row-height="0.446cm" fo:break-before="auto" style:use-optimal-row-height="false"/>
    </style:style>
    <style:style style:name="ro1-658" style:family="table-row">
      <style:table-row-properties style:row-height="0.446cm" fo:break-before="auto" style:use-optimal-row-height="false"/>
    </style:style>
    <style:style style:name="ro1-659" style:family="table-row">
      <style:table-row-properties style:row-height="0.446cm" fo:break-before="auto" style:use-optimal-row-height="false"/>
    </style:style>
    <style:style style:name="ro1-660" style:family="table-row">
      <style:table-row-properties style:row-height="0.446cm" fo:break-before="auto" style:use-optimal-row-height="false"/>
    </style:style>
    <style:style style:name="ro1-661" style:family="table-row">
      <style:table-row-properties style:row-height="0.446cm" fo:break-before="auto" style:use-optimal-row-height="false"/>
    </style:style>
    <style:style style:name="ro1-662" style:family="table-row">
      <style:table-row-properties style:row-height="0.446cm" fo:break-before="auto" style:use-optimal-row-height="false"/>
    </style:style>
    <style:style style:name="ro1-663" style:family="table-row">
      <style:table-row-properties style:row-height="0.446cm" fo:break-before="auto" style:use-optimal-row-height="false"/>
    </style:style>
    <style:style style:name="ro1-664" style:family="table-row">
      <style:table-row-properties style:row-height="0.446cm" fo:break-before="auto" style:use-optimal-row-height="false"/>
    </style:style>
    <style:style style:name="ro1-665" style:family="table-row">
      <style:table-row-properties style:row-height="0.446cm" fo:break-before="auto" style:use-optimal-row-height="false"/>
    </style:style>
    <style:style style:name="ro1-666" style:family="table-row">
      <style:table-row-properties style:row-height="0.446cm" fo:break-before="auto" style:use-optimal-row-height="false"/>
    </style:style>
    <style:style style:name="ro1-667" style:family="table-row">
      <style:table-row-properties style:row-height="0.446cm" fo:break-before="auto" style:use-optimal-row-height="false"/>
    </style:style>
    <style:style style:name="ro1-668" style:family="table-row">
      <style:table-row-properties style:row-height="0.446cm" fo:break-before="auto" style:use-optimal-row-height="false"/>
    </style:style>
    <style:style style:name="ro1-669" style:family="table-row">
      <style:table-row-properties style:row-height="0.446cm" fo:break-before="auto" style:use-optimal-row-height="false"/>
    </style:style>
    <style:style style:name="ro1-670" style:family="table-row">
      <style:table-row-properties style:row-height="0.446cm" fo:break-before="auto" style:use-optimal-row-height="false"/>
    </style:style>
    <style:style style:name="ro1-671" style:family="table-row">
      <style:table-row-properties style:row-height="0.446cm" fo:break-before="auto" style:use-optimal-row-height="false"/>
    </style:style>
    <style:style style:name="ro1-672" style:family="table-row">
      <style:table-row-properties style:row-height="0.446cm" fo:break-before="auto" style:use-optimal-row-height="false"/>
    </style:style>
    <style:style style:name="ro1-673" style:family="table-row">
      <style:table-row-properties style:row-height="0.446cm" fo:break-before="auto" style:use-optimal-row-height="false"/>
    </style:style>
    <style:style style:name="ro1-674" style:family="table-row">
      <style:table-row-properties style:row-height="0.446cm" fo:break-before="auto" style:use-optimal-row-height="false"/>
    </style:style>
    <style:style style:name="ro1-675" style:family="table-row">
      <style:table-row-properties style:row-height="0.446cm" fo:break-before="auto" style:use-optimal-row-height="false"/>
    </style:style>
    <style:style style:name="ro1-676" style:family="table-row">
      <style:table-row-properties style:row-height="0.446cm" fo:break-before="auto" style:use-optimal-row-height="false"/>
    </style:style>
    <style:style style:name="ro1-677" style:family="table-row">
      <style:table-row-properties style:row-height="0.446cm" fo:break-before="auto" style:use-optimal-row-height="false"/>
    </style:style>
    <style:style style:name="ro1-678" style:family="table-row">
      <style:table-row-properties style:row-height="0.446cm" fo:break-before="auto" style:use-optimal-row-height="false"/>
    </style:style>
    <style:style style:name="ro1-679" style:family="table-row">
      <style:table-row-properties style:row-height="0.446cm" fo:break-before="auto" style:use-optimal-row-height="false"/>
    </style:style>
    <style:style style:name="ro1-680" style:family="table-row">
      <style:table-row-properties style:row-height="0.446cm" fo:break-before="auto" style:use-optimal-row-height="false"/>
    </style:style>
    <style:style style:name="ro1-681" style:family="table-row">
      <style:table-row-properties style:row-height="0.446cm" fo:break-before="auto" style:use-optimal-row-height="false"/>
    </style:style>
    <style:style style:name="ro1-682" style:family="table-row">
      <style:table-row-properties style:row-height="0.446cm" fo:break-before="auto" style:use-optimal-row-height="false"/>
    </style:style>
    <style:style style:name="ro1-683" style:family="table-row">
      <style:table-row-properties style:row-height="0.446cm" fo:break-before="auto" style:use-optimal-row-height="false"/>
    </style:style>
    <style:style style:name="ro1-684" style:family="table-row">
      <style:table-row-properties style:row-height="0.446cm" fo:break-before="auto" style:use-optimal-row-height="false"/>
    </style:style>
    <style:style style:name="ro1-685" style:family="table-row">
      <style:table-row-properties style:row-height="0.446cm" fo:break-before="auto" style:use-optimal-row-height="false"/>
    </style:style>
    <style:style style:name="ro1-686" style:family="table-row">
      <style:table-row-properties style:row-height="0.446cm" fo:break-before="auto" style:use-optimal-row-height="false"/>
    </style:style>
    <style:style style:name="ro1-687" style:family="table-row">
      <style:table-row-properties style:row-height="0.446cm" fo:break-before="auto" style:use-optimal-row-height="false"/>
    </style:style>
    <style:style style:name="ro1-688" style:family="table-row">
      <style:table-row-properties style:row-height="0.446cm" fo:break-before="auto" style:use-optimal-row-height="false"/>
    </style:style>
    <style:style style:name="ro1-689" style:family="table-row">
      <style:table-row-properties style:row-height="0.446cm" fo:break-before="auto" style:use-optimal-row-height="false"/>
    </style:style>
    <style:style style:name="ro1-690" style:family="table-row">
      <style:table-row-properties style:row-height="0.446cm" fo:break-before="auto" style:use-optimal-row-height="false"/>
    </style:style>
    <style:style style:name="ro1-691" style:family="table-row">
      <style:table-row-properties style:row-height="0.446cm" fo:break-before="auto" style:use-optimal-row-height="false"/>
    </style:style>
    <style:style style:name="ro1-692" style:family="table-row">
      <style:table-row-properties style:row-height="0.446cm" fo:break-before="auto" style:use-optimal-row-height="false"/>
    </style:style>
    <style:style style:name="ro1-693" style:family="table-row">
      <style:table-row-properties style:row-height="0.446cm" fo:break-before="auto" style:use-optimal-row-height="false"/>
    </style:style>
    <style:style style:name="ro1-694" style:family="table-row">
      <style:table-row-properties style:row-height="0.446cm" fo:break-before="auto" style:use-optimal-row-height="false"/>
    </style:style>
    <style:style style:name="ro1-695" style:family="table-row">
      <style:table-row-properties style:row-height="0.446cm" fo:break-before="auto" style:use-optimal-row-height="false"/>
    </style:style>
    <style:style style:name="ro1-696" style:family="table-row">
      <style:table-row-properties style:row-height="0.446cm" fo:break-before="auto" style:use-optimal-row-height="false"/>
    </style:style>
    <style:style style:name="ro1-697" style:family="table-row">
      <style:table-row-properties style:row-height="0.446cm" fo:break-before="auto" style:use-optimal-row-height="false"/>
    </style:style>
    <style:style style:name="ro1-698" style:family="table-row">
      <style:table-row-properties style:row-height="0.446cm" fo:break-before="auto" style:use-optimal-row-height="false"/>
    </style:style>
    <style:style style:name="ro1-699" style:family="table-row">
      <style:table-row-properties style:row-height="0.446cm" fo:break-before="auto" style:use-optimal-row-height="false"/>
    </style:style>
    <style:style style:name="ro1-700" style:family="table-row">
      <style:table-row-properties style:row-height="0.848cm" fo:break-before="auto" style:use-optimal-row-height="false"/>
    </style:style>
    <style:style style:name="ro1-701" style:family="table-row">
      <style:table-row-properties style:row-height="0.446cm" fo:break-before="auto" style:use-optimal-row-height="false"/>
    </style:style>
    <style:style style:name="ro1-702" style:family="table-row">
      <style:table-row-properties style:row-height="0.446cm" fo:break-before="auto" style:use-optimal-row-height="false"/>
    </style:style>
    <style:style style:name="ro1-703" style:family="table-row">
      <style:table-row-properties style:row-height="0.446cm" fo:break-before="auto" style:use-optimal-row-height="false"/>
    </style:style>
    <style:style style:name="ro1-704" style:family="table-row">
      <style:table-row-properties style:row-height="0.446cm" fo:break-before="auto" style:use-optimal-row-height="false"/>
    </style:style>
    <style:style style:name="ro1-705" style:family="table-row">
      <style:table-row-properties style:row-height="0.446cm" fo:break-before="auto" style:use-optimal-row-height="false"/>
    </style:style>
    <style:style style:name="ro1-706" style:family="table-row">
      <style:table-row-properties style:row-height="0.446cm" fo:break-before="auto" style:use-optimal-row-height="false"/>
    </style:style>
    <style:style style:name="ro1-707" style:family="table-row">
      <style:table-row-properties style:row-height="0.446cm" fo:break-before="auto" style:use-optimal-row-height="false"/>
    </style:style>
    <style:style style:name="ro1-708" style:family="table-row">
      <style:table-row-properties style:row-height="0.446cm" fo:break-before="auto" style:use-optimal-row-height="false"/>
    </style:style>
    <style:style style:name="ro1-709" style:family="table-row">
      <style:table-row-properties style:row-height="0.446cm" fo:break-before="auto" style:use-optimal-row-height="false"/>
    </style:style>
    <style:style style:name="ro1-710" style:family="table-row">
      <style:table-row-properties style:row-height="0.446cm" fo:break-before="auto" style:use-optimal-row-height="false"/>
    </style:style>
    <style:style style:name="ro1-711" style:family="table-row">
      <style:table-row-properties style:row-height="0.446cm" fo:break-before="auto" style:use-optimal-row-height="false"/>
    </style:style>
    <style:style style:name="ro1-712" style:family="table-row">
      <style:table-row-properties style:row-height="0.446cm" fo:break-before="auto" style:use-optimal-row-height="false"/>
    </style:style>
    <style:style style:name="ro1-713" style:family="table-row">
      <style:table-row-properties style:row-height="0.446cm" fo:break-before="auto" style:use-optimal-row-height="false"/>
    </style:style>
    <style:style style:name="ro1-714" style:family="table-row">
      <style:table-row-properties style:row-height="0.446cm" fo:break-before="auto" style:use-optimal-row-height="false"/>
    </style:style>
    <style:style style:name="ro1-715" style:family="table-row">
      <style:table-row-properties style:row-height="0.446cm" fo:break-before="auto" style:use-optimal-row-height="false"/>
    </style:style>
    <style:style style:name="ro1-716" style:family="table-row">
      <style:table-row-properties style:row-height="0.446cm" fo:break-before="auto" style:use-optimal-row-height="false"/>
    </style:style>
    <style:style style:name="ro1-717" style:family="table-row">
      <style:table-row-properties style:row-height="0.446cm" fo:break-before="auto" style:use-optimal-row-height="false"/>
    </style:style>
    <style:style style:name="ro1-718" style:family="table-row">
      <style:table-row-properties style:row-height="0.446cm" fo:break-before="auto" style:use-optimal-row-height="false"/>
    </style:style>
    <style:style style:name="ro1-719" style:family="table-row">
      <style:table-row-properties style:row-height="0.446cm" fo:break-before="auto" style:use-optimal-row-height="false"/>
    </style:style>
    <style:style style:name="ro1-720" style:family="table-row">
      <style:table-row-properties style:row-height="0.446cm" fo:break-before="auto" style:use-optimal-row-height="false"/>
    </style:style>
    <style:style style:name="ro1-721" style:family="table-row">
      <style:table-row-properties style:row-height="0.446cm" fo:break-before="auto" style:use-optimal-row-height="false"/>
    </style:style>
    <style:style style:name="ro1-722" style:family="table-row">
      <style:table-row-properties style:row-height="0.446cm" fo:break-before="auto" style:use-optimal-row-height="false"/>
    </style:style>
    <style:style style:name="ro1-723" style:family="table-row">
      <style:table-row-properties style:row-height="0.446cm" fo:break-before="auto" style:use-optimal-row-height="false"/>
    </style:style>
    <style:style style:name="ro1-724" style:family="table-row">
      <style:table-row-properties style:row-height="0.446cm" fo:break-before="auto" style:use-optimal-row-height="false"/>
    </style:style>
    <style:style style:name="ro1-725" style:family="table-row">
      <style:table-row-properties style:row-height="0.446cm" fo:break-before="auto" style:use-optimal-row-height="false"/>
    </style:style>
    <style:style style:name="ro1-726" style:family="table-row">
      <style:table-row-properties style:row-height="0.446cm" fo:break-before="auto" style:use-optimal-row-height="false"/>
    </style:style>
    <style:style style:name="ro1-727" style:family="table-row">
      <style:table-row-properties style:row-height="0.446cm" fo:break-before="auto" style:use-optimal-row-height="false"/>
    </style:style>
    <style:style style:name="ro1-728" style:family="table-row">
      <style:table-row-properties style:row-height="0.446cm" fo:break-before="auto" style:use-optimal-row-height="false"/>
    </style:style>
    <style:style style:name="ro1-729" style:family="table-row">
      <style:table-row-properties style:row-height="0.446cm" fo:break-before="auto" style:use-optimal-row-height="false"/>
    </style:style>
    <style:style style:name="ro1-730" style:family="table-row">
      <style:table-row-properties style:row-height="0.446cm" fo:break-before="auto" style:use-optimal-row-height="false"/>
    </style:style>
    <style:style style:name="ro1-731" style:family="table-row">
      <style:table-row-properties style:row-height="0.446cm" fo:break-before="auto" style:use-optimal-row-height="false"/>
    </style:style>
    <style:style style:name="ro1-732" style:family="table-row">
      <style:table-row-properties style:row-height="0.446cm" fo:break-before="auto" style:use-optimal-row-height="false"/>
    </style:style>
    <style:style style:name="ro1-733" style:family="table-row">
      <style:table-row-properties style:row-height="0.446cm" fo:break-before="auto" style:use-optimal-row-height="false"/>
    </style:style>
    <style:style style:name="ro1-734" style:family="table-row">
      <style:table-row-properties style:row-height="0.446cm" fo:break-before="auto" style:use-optimal-row-height="false"/>
    </style:style>
    <style:style style:name="ro1-735" style:family="table-row">
      <style:table-row-properties style:row-height="0.446cm" fo:break-before="auto" style:use-optimal-row-height="false"/>
    </style:style>
    <style:style style:name="ro1-736" style:family="table-row">
      <style:table-row-properties style:row-height="0.446cm" fo:break-before="auto" style:use-optimal-row-height="false"/>
    </style:style>
    <style:style style:name="ro1-737" style:family="table-row">
      <style:table-row-properties style:row-height="0.446cm" fo:break-before="auto" style:use-optimal-row-height="false"/>
    </style:style>
    <style:style style:name="ro1-738" style:family="table-row">
      <style:table-row-properties style:row-height="0.446cm" fo:break-before="auto" style:use-optimal-row-height="false"/>
    </style:style>
    <style:style style:name="ro1-739" style:family="table-row">
      <style:table-row-properties style:row-height="0.446cm" fo:break-before="auto" style:use-optimal-row-height="false"/>
    </style:style>
    <style:style style:name="ro1-740" style:family="table-row">
      <style:table-row-properties style:row-height="0.446cm" fo:break-before="auto" style:use-optimal-row-height="false"/>
    </style:style>
    <style:style style:name="ro1-741" style:family="table-row">
      <style:table-row-properties style:row-height="0.446cm" fo:break-before="auto" style:use-optimal-row-height="false"/>
    </style:style>
    <style:style style:name="ro1-742" style:family="table-row">
      <style:table-row-properties style:row-height="0.446cm" fo:break-before="auto" style:use-optimal-row-height="false"/>
    </style:style>
    <style:style style:name="ro1-743" style:family="table-row">
      <style:table-row-properties style:row-height="0.446cm" fo:break-before="auto" style:use-optimal-row-height="false"/>
    </style:style>
    <style:style style:name="ro1-744" style:family="table-row">
      <style:table-row-properties style:row-height="0.446cm" fo:break-before="auto" style:use-optimal-row-height="false"/>
    </style:style>
    <style:style style:name="ro1-745" style:family="table-row">
      <style:table-row-properties style:row-height="0.446cm" fo:break-before="auto" style:use-optimal-row-height="false"/>
    </style:style>
    <style:style style:name="ro1-746" style:family="table-row">
      <style:table-row-properties style:row-height="0.446cm" fo:break-before="auto" style:use-optimal-row-height="false"/>
    </style:style>
    <style:style style:name="ro1-747" style:family="table-row">
      <style:table-row-properties style:row-height="0.446cm" fo:break-before="auto" style:use-optimal-row-height="false"/>
    </style:style>
    <style:style style:name="ro1-748" style:family="table-row">
      <style:table-row-properties style:row-height="0.446cm" fo:break-before="auto" style:use-optimal-row-height="false"/>
    </style:style>
    <style:style style:name="ro1-749" style:family="table-row">
      <style:table-row-properties style:row-height="0.446cm" fo:break-before="auto" style:use-optimal-row-height="false"/>
    </style:style>
    <style:style style:name="ro1-750" style:family="table-row">
      <style:table-row-properties style:row-height="0.446cm" fo:break-before="auto" style:use-optimal-row-height="false"/>
    </style:style>
    <style:style style:name="ro1-751" style:family="table-row">
      <style:table-row-properties style:row-height="0.446cm" fo:break-before="auto" style:use-optimal-row-height="false"/>
    </style:style>
    <style:style style:name="ro1-752" style:family="table-row">
      <style:table-row-properties style:row-height="0.446cm" fo:break-before="auto" style:use-optimal-row-height="false"/>
    </style:style>
    <style:style style:name="ro1-753" style:family="table-row">
      <style:table-row-properties style:row-height="0.446cm" fo:break-before="auto" style:use-optimal-row-height="false"/>
    </style:style>
    <style:style style:name="ro1-754" style:family="table-row">
      <style:table-row-properties style:row-height="0.446cm" fo:break-before="auto" style:use-optimal-row-height="false"/>
    </style:style>
    <style:style style:name="ro1-755" style:family="table-row">
      <style:table-row-properties style:row-height="0.446cm" fo:break-before="auto" style:use-optimal-row-height="false"/>
    </style:style>
    <style:style style:name="ro1-756" style:family="table-row">
      <style:table-row-properties style:row-height="0.446cm" fo:break-before="auto" style:use-optimal-row-height="false"/>
    </style:style>
    <style:style style:name="ro1-757" style:family="table-row">
      <style:table-row-properties style:row-height="0.446cm" fo:break-before="auto" style:use-optimal-row-height="false"/>
    </style:style>
    <style:style style:name="ro1-758" style:family="table-row">
      <style:table-row-properties style:row-height="0.446cm" fo:break-before="auto" style:use-optimal-row-height="false"/>
    </style:style>
    <style:style style:name="ro1-759" style:family="table-row">
      <style:table-row-properties style:row-height="0.446cm" fo:break-before="auto" style:use-optimal-row-height="false"/>
    </style:style>
    <style:style style:name="ro1-760" style:family="table-row">
      <style:table-row-properties style:row-height="0.446cm" fo:break-before="auto" style:use-optimal-row-height="false"/>
    </style:style>
    <style:style style:name="ro1-761" style:family="table-row">
      <style:table-row-properties style:row-height="0.446cm" fo:break-before="auto" style:use-optimal-row-height="false"/>
    </style:style>
    <style:style style:name="ro1-762" style:family="table-row">
      <style:table-row-properties style:row-height="0.446cm" fo:break-before="auto" style:use-optimal-row-height="false"/>
    </style:style>
    <style:style style:name="ro1-763" style:family="table-row">
      <style:table-row-properties style:row-height="0.446cm" fo:break-before="auto" style:use-optimal-row-height="false"/>
    </style:style>
    <style:style style:name="ro1-764" style:family="table-row">
      <style:table-row-properties style:row-height="0.446cm" fo:break-before="auto" style:use-optimal-row-height="false"/>
    </style:style>
    <style:style style:name="ro1-765" style:family="table-row">
      <style:table-row-properties style:row-height="0.446cm" fo:break-before="auto" style:use-optimal-row-height="false"/>
    </style:style>
    <style:style style:name="ro1-766" style:family="table-row">
      <style:table-row-properties style:row-height="0.446cm" fo:break-before="auto" style:use-optimal-row-height="false"/>
    </style:style>
    <style:style style:name="ro1-767" style:family="table-row">
      <style:table-row-properties style:row-height="0.446cm" fo:break-before="auto" style:use-optimal-row-height="false"/>
    </style:style>
    <style:style style:name="ro1-768" style:family="table-row">
      <style:table-row-properties style:row-height="0.446cm" fo:break-before="auto" style:use-optimal-row-height="false"/>
    </style:style>
    <style:style style:name="ro1-769" style:family="table-row">
      <style:table-row-properties style:row-height="0.446cm" fo:break-before="auto" style:use-optimal-row-height="false"/>
    </style:style>
    <style:style style:name="ro1-770" style:family="table-row">
      <style:table-row-properties style:row-height="0.446cm" fo:break-before="auto" style:use-optimal-row-height="false"/>
    </style:style>
    <style:style style:name="ro1-771" style:family="table-row">
      <style:table-row-properties style:row-height="0.446cm" fo:break-before="auto" style:use-optimal-row-height="false"/>
    </style:style>
    <style:style style:name="ro1-772" style:family="table-row">
      <style:table-row-properties style:row-height="0.446cm" fo:break-before="auto" style:use-optimal-row-height="false"/>
    </style:style>
    <style:style style:name="ro1-773" style:family="table-row">
      <style:table-row-properties style:row-height="0.446cm" fo:break-before="auto" style:use-optimal-row-height="false"/>
    </style:style>
    <style:style style:name="ro1-774" style:family="table-row">
      <style:table-row-properties style:row-height="0.446cm" fo:break-before="auto" style:use-optimal-row-height="false"/>
    </style:style>
    <style:style style:name="ro1-775" style:family="table-row">
      <style:table-row-properties style:row-height="0.446cm" fo:break-before="auto" style:use-optimal-row-height="false"/>
    </style:style>
    <style:style style:name="ro1-776" style:family="table-row">
      <style:table-row-properties style:row-height="0.446cm" fo:break-before="auto" style:use-optimal-row-height="false"/>
    </style:style>
    <style:style style:name="ro1-777" style:family="table-row">
      <style:table-row-properties style:row-height="0.446cm" fo:break-before="auto" style:use-optimal-row-height="false"/>
    </style:style>
    <style:style style:name="ro1-778" style:family="table-row">
      <style:table-row-properties style:row-height="0.446cm" fo:break-before="auto" style:use-optimal-row-height="false"/>
    </style:style>
    <style:style style:name="ro1-779" style:family="table-row">
      <style:table-row-properties style:row-height="0.446cm" fo:break-before="auto" style:use-optimal-row-height="false"/>
    </style:style>
    <style:style style:name="ro1-780" style:family="table-row">
      <style:table-row-properties style:row-height="0.446cm" fo:break-before="auto" style:use-optimal-row-height="false"/>
    </style:style>
    <style:style style:name="ro1-781" style:family="table-row">
      <style:table-row-properties style:row-height="0.446cm" fo:break-before="auto" style:use-optimal-row-height="false"/>
    </style:style>
    <style:style style:name="ro1-782" style:family="table-row">
      <style:table-row-properties style:row-height="0.446cm" fo:break-before="auto" style:use-optimal-row-height="false"/>
    </style:style>
    <style:style style:name="ro1-783" style:family="table-row">
      <style:table-row-properties style:row-height="0.446cm" fo:break-before="auto" style:use-optimal-row-height="false"/>
    </style:style>
    <style:style style:name="ro1-784" style:family="table-row">
      <style:table-row-properties style:row-height="0.446cm" fo:break-before="auto" style:use-optimal-row-height="false"/>
    </style:style>
    <style:style style:name="ro1-785" style:family="table-row">
      <style:table-row-properties style:row-height="0.446cm" fo:break-before="auto" style:use-optimal-row-height="false"/>
    </style:style>
    <style:style style:name="ro1-786" style:family="table-row">
      <style:table-row-properties style:row-height="0.446cm" fo:break-before="auto" style:use-optimal-row-height="false"/>
    </style:style>
    <style:style style:name="ro1-787" style:family="table-row">
      <style:table-row-properties style:row-height="0.446cm" fo:break-before="auto" style:use-optimal-row-height="false"/>
    </style:style>
    <style:style style:name="ro1-788" style:family="table-row">
      <style:table-row-properties style:row-height="0.446cm" fo:break-before="auto" style:use-optimal-row-height="false"/>
    </style:style>
    <style:style style:name="ro1-789" style:family="table-row">
      <style:table-row-properties style:row-height="0.446cm" fo:break-before="auto" style:use-optimal-row-height="false"/>
    </style:style>
    <style:style style:name="ro1-790" style:family="table-row">
      <style:table-row-properties style:row-height="0.446cm" fo:break-before="auto" style:use-optimal-row-height="false"/>
    </style:style>
    <style:style style:name="ro1-791" style:family="table-row">
      <style:table-row-properties style:row-height="0.446cm" fo:break-before="auto" style:use-optimal-row-height="false"/>
    </style:style>
    <style:style style:name="ro1-792" style:family="table-row">
      <style:table-row-properties style:row-height="0.446cm" fo:break-before="auto" style:use-optimal-row-height="false"/>
    </style:style>
    <style:style style:name="ro1-793" style:family="table-row">
      <style:table-row-properties style:row-height="0.446cm" fo:break-before="auto" style:use-optimal-row-height="false"/>
    </style:style>
    <style:style style:name="ro1-794" style:family="table-row">
      <style:table-row-properties style:row-height="0.446cm" fo:break-before="auto" style:use-optimal-row-height="false"/>
    </style:style>
    <style:style style:name="ro1-795" style:family="table-row">
      <style:table-row-properties style:row-height="0.446cm" fo:break-before="auto" style:use-optimal-row-height="false"/>
    </style:style>
    <style:style style:name="ro1-796" style:family="table-row">
      <style:table-row-properties style:row-height="0.446cm" fo:break-before="auto" style:use-optimal-row-height="false"/>
    </style:style>
    <style:style style:name="ro1-797" style:family="table-row">
      <style:table-row-properties style:row-height="0.446cm" fo:break-before="auto" style:use-optimal-row-height="false"/>
    </style:style>
    <style:style style:name="ro1-798" style:family="table-row">
      <style:table-row-properties style:row-height="0.446cm" fo:break-before="auto" style:use-optimal-row-height="false"/>
    </style:style>
    <style:style style:name="ro1-799" style:family="table-row">
      <style:table-row-properties style:row-height="0.446cm" fo:break-before="auto" style:use-optimal-row-height="false"/>
    </style:style>
    <style:style style:name="ro1-800" style:family="table-row">
      <style:table-row-properties style:row-height="0.446cm" fo:break-before="auto" style:use-optimal-row-height="false"/>
    </style:style>
    <style:style style:name="ro1-801" style:family="table-row">
      <style:table-row-properties style:row-height="0.446cm" fo:break-before="auto" style:use-optimal-row-height="false"/>
    </style:style>
    <style:style style:name="ro1-802" style:family="table-row">
      <style:table-row-properties style:row-height="0.446cm" fo:break-before="auto" style:use-optimal-row-height="false"/>
    </style:style>
    <style:style style:name="ro1-803" style:family="table-row">
      <style:table-row-properties style:row-height="0.446cm" fo:break-before="auto" style:use-optimal-row-height="false"/>
    </style:style>
    <style:style style:name="ro1-804" style:family="table-row">
      <style:table-row-properties style:row-height="0.446cm" fo:break-before="auto" style:use-optimal-row-height="false"/>
    </style:style>
    <style:style style:name="ro1-805" style:family="table-row">
      <style:table-row-properties style:row-height="0.446cm" fo:break-before="auto" style:use-optimal-row-height="false"/>
    </style:style>
    <style:style style:name="ro1-806" style:family="table-row">
      <style:table-row-properties style:row-height="0.446cm" fo:break-before="auto" style:use-optimal-row-height="false"/>
    </style:style>
    <style:style style:name="ro1-807" style:family="table-row">
      <style:table-row-properties style:row-height="0.446cm" fo:break-before="auto" style:use-optimal-row-height="false"/>
    </style:style>
    <style:style style:name="ro1-808" style:family="table-row">
      <style:table-row-properties style:row-height="0.446cm" fo:break-before="auto" style:use-optimal-row-height="false"/>
    </style:style>
    <style:style style:name="ro1-809" style:family="table-row">
      <style:table-row-properties style:row-height="0.446cm" fo:break-before="auto" style:use-optimal-row-height="false"/>
    </style:style>
    <style:style style:name="ro1-810" style:family="table-row">
      <style:table-row-properties style:row-height="0.446cm" fo:break-before="auto" style:use-optimal-row-height="false"/>
    </style:style>
    <style:style style:name="ro1-811" style:family="table-row">
      <style:table-row-properties style:row-height="0.446cm" fo:break-before="auto" style:use-optimal-row-height="false"/>
    </style:style>
    <style:style style:name="ro1-812" style:family="table-row">
      <style:table-row-properties style:row-height="0.446cm" fo:break-before="auto" style:use-optimal-row-height="false"/>
    </style:style>
    <style:style style:name="ro1-813" style:family="table-row">
      <style:table-row-properties style:row-height="0.446cm" fo:break-before="auto" style:use-optimal-row-height="false"/>
    </style:style>
    <style:style style:name="ro1-814" style:family="table-row">
      <style:table-row-properties style:row-height="0.446cm" fo:break-before="auto" style:use-optimal-row-height="false"/>
    </style:style>
    <style:style style:name="ro1-815" style:family="table-row">
      <style:table-row-properties style:row-height="0.446cm" fo:break-before="auto" style:use-optimal-row-height="false"/>
    </style:style>
    <style:style style:name="ro1-816" style:family="table-row">
      <style:table-row-properties style:row-height="0.446cm" fo:break-before="auto" style:use-optimal-row-height="false"/>
    </style:style>
    <style:style style:name="ro1-817" style:family="table-row">
      <style:table-row-properties style:row-height="0.446cm" fo:break-before="auto" style:use-optimal-row-height="false"/>
    </style:style>
    <style:style style:name="ro1-818" style:family="table-row">
      <style:table-row-properties style:row-height="0.446cm" fo:break-before="auto" style:use-optimal-row-height="false"/>
    </style:style>
    <style:style style:name="ro1-819" style:family="table-row">
      <style:table-row-properties style:row-height="0.446cm" fo:break-before="auto" style:use-optimal-row-height="false"/>
    </style:style>
    <style:style style:name="ro1-820" style:family="table-row">
      <style:table-row-properties style:row-height="0.446cm" fo:break-before="auto" style:use-optimal-row-height="false"/>
    </style:style>
    <style:style style:name="ro1-821" style:family="table-row">
      <style:table-row-properties style:row-height="0.446cm" fo:break-before="auto" style:use-optimal-row-height="false"/>
    </style:style>
    <style:style style:name="ro1-822" style:family="table-row">
      <style:table-row-properties style:row-height="0.446cm" fo:break-before="auto" style:use-optimal-row-height="false"/>
    </style:style>
    <style:style style:name="ro1-823" style:family="table-row">
      <style:table-row-properties style:row-height="0.446cm" fo:break-before="auto" style:use-optimal-row-height="false"/>
    </style:style>
    <style:style style:name="ro1-824" style:family="table-row">
      <style:table-row-properties style:row-height="0.446cm" fo:break-before="auto" style:use-optimal-row-height="false"/>
    </style:style>
    <style:style style:name="ro1-825" style:family="table-row">
      <style:table-row-properties style:row-height="0.446cm" fo:break-before="auto" style:use-optimal-row-height="false"/>
    </style:style>
    <style:style style:name="ro1-826" style:family="table-row">
      <style:table-row-properties style:row-height="0.446cm" fo:break-before="auto" style:use-optimal-row-height="false"/>
    </style:style>
    <style:style style:name="ro1-827" style:family="table-row">
      <style:table-row-properties style:row-height="0.446cm" fo:break-before="auto" style:use-optimal-row-height="false"/>
    </style:style>
    <style:style style:name="ro1-828" style:family="table-row">
      <style:table-row-properties style:row-height="0.446cm" fo:break-before="auto" style:use-optimal-row-height="false"/>
    </style:style>
    <style:style style:name="ro1-829" style:family="table-row">
      <style:table-row-properties style:row-height="0.446cm" fo:break-before="auto" style:use-optimal-row-height="false"/>
    </style:style>
    <style:style style:name="ro1-830" style:family="table-row">
      <style:table-row-properties style:row-height="0.446cm" fo:break-before="auto" style:use-optimal-row-height="false"/>
    </style:style>
    <style:style style:name="ro1-831" style:family="table-row">
      <style:table-row-properties style:row-height="0.446cm" fo:break-before="auto" style:use-optimal-row-height="false"/>
    </style:style>
    <style:style style:name="ro1-832" style:family="table-row">
      <style:table-row-properties style:row-height="0.446cm" fo:break-before="auto" style:use-optimal-row-height="false"/>
    </style:style>
    <style:style style:name="ro1-833" style:family="table-row">
      <style:table-row-properties style:row-height="0.446cm" fo:break-before="auto" style:use-optimal-row-height="false"/>
    </style:style>
    <style:style style:name="ro1-834" style:family="table-row">
      <style:table-row-properties style:row-height="0.446cm" fo:break-before="auto" style:use-optimal-row-height="false"/>
    </style:style>
    <style:style style:name="ro1-835" style:family="table-row">
      <style:table-row-properties style:row-height="0.446cm" fo:break-before="auto" style:use-optimal-row-height="false"/>
    </style:style>
    <style:style style:name="ro1-836" style:family="table-row">
      <style:table-row-properties style:row-height="0.446cm" fo:break-before="auto" style:use-optimal-row-height="false"/>
    </style:style>
    <style:style style:name="ro1-837" style:family="table-row">
      <style:table-row-properties style:row-height="0.446cm" fo:break-before="auto" style:use-optimal-row-height="false"/>
    </style:style>
    <style:style style:name="ro1-838" style:family="table-row">
      <style:table-row-properties style:row-height="0.446cm" fo:break-before="auto" style:use-optimal-row-height="false"/>
    </style:style>
    <style:style style:name="ro1-839" style:family="table-row">
      <style:table-row-properties style:row-height="0.446cm" fo:break-before="auto" style:use-optimal-row-height="false"/>
    </style:style>
    <style:style style:name="ro1-840" style:family="table-row">
      <style:table-row-properties style:row-height="0.446cm" fo:break-before="auto" style:use-optimal-row-height="false"/>
    </style:style>
    <style:style style:name="ro1-841" style:family="table-row">
      <style:table-row-properties style:row-height="0.446cm" fo:break-before="auto" style:use-optimal-row-height="false"/>
    </style:style>
    <style:style style:name="ro1-842" style:family="table-row">
      <style:table-row-properties style:row-height="0.446cm" fo:break-before="auto" style:use-optimal-row-height="false"/>
    </style:style>
    <style:style style:name="ro1-843" style:family="table-row">
      <style:table-row-properties style:row-height="0.446cm" fo:break-before="auto" style:use-optimal-row-height="false"/>
    </style:style>
    <style:style style:name="ro1-844" style:family="table-row">
      <style:table-row-properties style:row-height="0.446cm" fo:break-before="auto" style:use-optimal-row-height="false"/>
    </style:style>
    <style:style style:name="ro1-845" style:family="table-row">
      <style:table-row-properties style:row-height="0.446cm" fo:break-before="auto" style:use-optimal-row-height="false"/>
    </style:style>
    <style:style style:name="ro1-846" style:family="table-row">
      <style:table-row-properties style:row-height="0.446cm" fo:break-before="auto" style:use-optimal-row-height="false"/>
    </style:style>
    <style:style style:name="ro1-847" style:family="table-row">
      <style:table-row-properties style:row-height="0.446cm" fo:break-before="auto" style:use-optimal-row-height="false"/>
    </style:style>
    <style:style style:name="ro1-848" style:family="table-row">
      <style:table-row-properties style:row-height="0.446cm" fo:break-before="auto" style:use-optimal-row-height="false"/>
    </style:style>
    <style:style style:name="ro1-849" style:family="table-row">
      <style:table-row-properties style:row-height="0.446cm" fo:break-before="auto" style:use-optimal-row-height="false"/>
    </style:style>
    <style:style style:name="ro1-850" style:family="table-row">
      <style:table-row-properties style:row-height="0.446cm" fo:break-before="auto" style:use-optimal-row-height="false"/>
    </style:style>
    <style:style style:name="ro1-851" style:family="table-row">
      <style:table-row-properties style:row-height="0.446cm" fo:break-before="auto" style:use-optimal-row-height="false"/>
    </style:style>
    <style:style style:name="ro1-852" style:family="table-row">
      <style:table-row-properties style:row-height="0.446cm" fo:break-before="auto" style:use-optimal-row-height="false"/>
    </style:style>
    <style:style style:name="ro1-853" style:family="table-row">
      <style:table-row-properties style:row-height="0.446cm" fo:break-before="auto" style:use-optimal-row-height="false"/>
    </style:style>
    <style:style style:name="ro1-854" style:family="table-row">
      <style:table-row-properties style:row-height="0.446cm" fo:break-before="auto" style:use-optimal-row-height="false"/>
    </style:style>
    <style:style style:name="ro1-855" style:family="table-row">
      <style:table-row-properties style:row-height="0.446cm" fo:break-before="auto" style:use-optimal-row-height="false"/>
    </style:style>
    <style:style style:name="ro1-856" style:family="table-row">
      <style:table-row-properties style:row-height="0.446cm" fo:break-before="auto" style:use-optimal-row-height="false"/>
    </style:style>
    <style:style style:name="ro1-857" style:family="table-row">
      <style:table-row-properties style:row-height="0.446cm" fo:break-before="auto" style:use-optimal-row-height="false"/>
    </style:style>
    <style:style style:name="ro1-858" style:family="table-row">
      <style:table-row-properties style:row-height="0.446cm" fo:break-before="auto" style:use-optimal-row-height="false"/>
    </style:style>
    <style:style style:name="ro1-859" style:family="table-row">
      <style:table-row-properties style:row-height="0.446cm" fo:break-before="auto" style:use-optimal-row-height="false"/>
    </style:style>
    <style:style style:name="ro1-860" style:family="table-row">
      <style:table-row-properties style:row-height="0.446cm" fo:break-before="auto" style:use-optimal-row-height="false"/>
    </style:style>
    <style:style style:name="ro1-861" style:family="table-row">
      <style:table-row-properties style:row-height="0.446cm" fo:break-before="auto" style:use-optimal-row-height="false"/>
    </style:style>
    <style:style style:name="ro1-862" style:family="table-row">
      <style:table-row-properties style:row-height="0.848cm" fo:break-before="auto" style:use-optimal-row-height="false"/>
    </style:style>
    <style:style style:name="ro1-863" style:family="table-row">
      <style:table-row-properties style:row-height="0.446cm" fo:break-before="auto" style:use-optimal-row-height="false"/>
    </style:style>
    <style:style style:name="ro1-864" style:family="table-row">
      <style:table-row-properties style:row-height="0.446cm" fo:break-before="auto" style:use-optimal-row-height="false"/>
    </style:style>
    <style:style style:name="ro1-865" style:family="table-row">
      <style:table-row-properties style:row-height="0.446cm" fo:break-before="auto" style:use-optimal-row-height="false"/>
    </style:style>
    <style:style style:name="ro1-866" style:family="table-row">
      <style:table-row-properties style:row-height="0.446cm" fo:break-before="auto" style:use-optimal-row-height="false"/>
    </style:style>
    <style:style style:name="ro1-867" style:family="table-row">
      <style:table-row-properties style:row-height="0.446cm" fo:break-before="auto" style:use-optimal-row-height="false"/>
    </style:style>
    <style:style style:name="ro1-868" style:family="table-row">
      <style:table-row-properties style:row-height="0.446cm" fo:break-before="auto" style:use-optimal-row-height="false"/>
    </style:style>
    <style:style style:name="ro1-869" style:family="table-row">
      <style:table-row-properties style:row-height="0.446cm" fo:break-before="auto" style:use-optimal-row-height="false"/>
    </style:style>
    <style:style style:name="ro1-870" style:family="table-row">
      <style:table-row-properties style:row-height="0.446cm" fo:break-before="auto" style:use-optimal-row-height="false"/>
    </style:style>
    <style:style style:name="ro1-871" style:family="table-row">
      <style:table-row-properties style:row-height="0.446cm" fo:break-before="auto" style:use-optimal-row-height="false"/>
    </style:style>
    <style:style style:name="ro1-872" style:family="table-row">
      <style:table-row-properties style:row-height="0.446cm" fo:break-before="auto" style:use-optimal-row-height="false"/>
    </style:style>
    <style:style style:name="ro1-873" style:family="table-row">
      <style:table-row-properties style:row-height="0.446cm" fo:break-before="auto" style:use-optimal-row-height="false"/>
    </style:style>
    <style:style style:name="ro1-874" style:family="table-row">
      <style:table-row-properties style:row-height="0.446cm" fo:break-before="auto" style:use-optimal-row-height="false"/>
    </style:style>
    <style:style style:name="ro1-875" style:family="table-row">
      <style:table-row-properties style:row-height="0.446cm" fo:break-before="auto" style:use-optimal-row-height="false"/>
    </style:style>
    <style:style style:name="ro1-876" style:family="table-row">
      <style:table-row-properties style:row-height="0.446cm" fo:break-before="auto" style:use-optimal-row-height="false"/>
    </style:style>
    <style:style style:name="ro1-877" style:family="table-row">
      <style:table-row-properties style:row-height="0.446cm" fo:break-before="auto" style:use-optimal-row-height="false"/>
    </style:style>
    <style:style style:name="ro1-878" style:family="table-row">
      <style:table-row-properties style:row-height="0.446cm" fo:break-before="auto" style:use-optimal-row-height="false"/>
    </style:style>
    <style:style style:name="ro1-879" style:family="table-row">
      <style:table-row-properties style:row-height="0.446cm" fo:break-before="auto" style:use-optimal-row-height="false"/>
    </style:style>
    <style:style style:name="ro1-880" style:family="table-row">
      <style:table-row-properties style:row-height="0.446cm" fo:break-before="auto" style:use-optimal-row-height="false"/>
    </style:style>
    <style:style style:name="ro1-881" style:family="table-row">
      <style:table-row-properties style:row-height="0.446cm" fo:break-before="auto" style:use-optimal-row-height="false"/>
    </style:style>
    <style:style style:name="ro1-882" style:family="table-row">
      <style:table-row-properties style:row-height="0.446cm" fo:break-before="auto" style:use-optimal-row-height="false"/>
    </style:style>
    <style:style style:name="ro1-883" style:family="table-row">
      <style:table-row-properties style:row-height="0.446cm" fo:break-before="auto" style:use-optimal-row-height="false"/>
    </style:style>
    <style:style style:name="ro1-884" style:family="table-row">
      <style:table-row-properties style:row-height="0.446cm" fo:break-before="auto" style:use-optimal-row-height="false"/>
    </style:style>
    <style:style style:name="ro1-885" style:family="table-row">
      <style:table-row-properties style:row-height="0.446cm" fo:break-before="auto" style:use-optimal-row-height="false"/>
    </style:style>
    <style:style style:name="ro1-886" style:family="table-row">
      <style:table-row-properties style:row-height="0.446cm" fo:break-before="auto" style:use-optimal-row-height="false"/>
    </style:style>
    <style:style style:name="ro1-887" style:family="table-row">
      <style:table-row-properties style:row-height="0.446cm" fo:break-before="auto" style:use-optimal-row-height="false"/>
    </style:style>
    <style:style style:name="ro1-888" style:family="table-row">
      <style:table-row-properties style:row-height="0.446cm" fo:break-before="auto" style:use-optimal-row-height="false"/>
    </style:style>
    <style:style style:name="ro1-889" style:family="table-row">
      <style:table-row-properties style:row-height="0.446cm" fo:break-before="auto" style:use-optimal-row-height="false"/>
    </style:style>
    <style:style style:name="ro1-890" style:family="table-row">
      <style:table-row-properties style:row-height="0.446cm" fo:break-before="auto" style:use-optimal-row-height="false"/>
    </style:style>
    <style:style style:name="ro1-891" style:family="table-row">
      <style:table-row-properties style:row-height="0.446cm" fo:break-before="auto" style:use-optimal-row-height="false"/>
    </style:style>
    <style:style style:name="ro1-892" style:family="table-row">
      <style:table-row-properties style:row-height="0.446cm" fo:break-before="auto" style:use-optimal-row-height="false"/>
    </style:style>
    <style:style style:name="ro1-893" style:family="table-row">
      <style:table-row-properties style:row-height="0.446cm" fo:break-before="auto" style:use-optimal-row-height="false"/>
    </style:style>
    <style:style style:name="ro1-894" style:family="table-row">
      <style:table-row-properties style:row-height="0.446cm" fo:break-before="auto" style:use-optimal-row-height="false"/>
    </style:style>
    <style:style style:name="ro1-895" style:family="table-row">
      <style:table-row-properties style:row-height="0.446cm" fo:break-before="auto" style:use-optimal-row-height="false"/>
    </style:style>
    <style:style style:name="ro1-896" style:family="table-row">
      <style:table-row-properties style:row-height="0.446cm" fo:break-before="auto" style:use-optimal-row-height="false"/>
    </style:style>
    <style:style style:name="ro1-897" style:family="table-row">
      <style:table-row-properties style:row-height="0.446cm" fo:break-before="auto" style:use-optimal-row-height="false"/>
    </style:style>
    <style:style style:name="ro1-898" style:family="table-row">
      <style:table-row-properties style:row-height="0.446cm" fo:break-before="auto" style:use-optimal-row-height="false"/>
    </style:style>
    <style:style style:name="ro1-899" style:family="table-row">
      <style:table-row-properties style:row-height="0.446cm" fo:break-before="auto" style:use-optimal-row-height="false"/>
    </style:style>
    <style:style style:name="ro1-900" style:family="table-row">
      <style:table-row-properties style:row-height="0.446cm" fo:break-before="auto" style:use-optimal-row-height="false"/>
    </style:style>
    <style:style style:name="ro1-901" style:family="table-row">
      <style:table-row-properties style:row-height="0.446cm" fo:break-before="auto" style:use-optimal-row-height="false"/>
    </style:style>
    <style:style style:name="ro1-902" style:family="table-row">
      <style:table-row-properties style:row-height="0.446cm" fo:break-before="auto" style:use-optimal-row-height="false"/>
    </style:style>
    <style:style style:name="ro1-903" style:family="table-row">
      <style:table-row-properties style:row-height="0.446cm" fo:break-before="auto" style:use-optimal-row-height="false"/>
    </style:style>
    <style:style style:name="ro1-904" style:family="table-row">
      <style:table-row-properties style:row-height="0.446cm" fo:break-before="auto" style:use-optimal-row-height="false"/>
    </style:style>
    <style:style style:name="ro1-905" style:family="table-row">
      <style:table-row-properties style:row-height="0.446cm" fo:break-before="auto" style:use-optimal-row-height="false"/>
    </style:style>
    <style:style style:name="ro1-906" style:family="table-row">
      <style:table-row-properties style:row-height="0.446cm" fo:break-before="auto" style:use-optimal-row-height="false"/>
    </style:style>
    <style:style style:name="ro1-907" style:family="table-row">
      <style:table-row-properties style:row-height="0.446cm" fo:break-before="auto" style:use-optimal-row-height="false"/>
    </style:style>
    <style:style style:name="ro1-908" style:family="table-row">
      <style:table-row-properties style:row-height="0.446cm" fo:break-before="auto" style:use-optimal-row-height="false"/>
    </style:style>
    <style:style style:name="ro1-909" style:family="table-row">
      <style:table-row-properties style:row-height="0.446cm" fo:break-before="auto" style:use-optimal-row-height="false"/>
    </style:style>
    <style:style style:name="ro1-910" style:family="table-row">
      <style:table-row-properties style:row-height="0.446cm" fo:break-before="auto" style:use-optimal-row-height="false"/>
    </style:style>
    <style:style style:name="ro1-911" style:family="table-row">
      <style:table-row-properties style:row-height="0.446cm" fo:break-before="auto" style:use-optimal-row-height="false"/>
    </style:style>
    <style:style style:name="ro1-912" style:family="table-row">
      <style:table-row-properties style:row-height="0.446cm" fo:break-before="auto" style:use-optimal-row-height="false"/>
    </style:style>
    <style:style style:name="ro1-913" style:family="table-row">
      <style:table-row-properties style:row-height="0.446cm" fo:break-before="auto" style:use-optimal-row-height="false"/>
    </style:style>
    <style:style style:name="ro1-914" style:family="table-row">
      <style:table-row-properties style:row-height="0.446cm" fo:break-before="auto" style:use-optimal-row-height="false"/>
    </style:style>
    <style:style style:name="ro1-915" style:family="table-row">
      <style:table-row-properties style:row-height="0.446cm" fo:break-before="auto" style:use-optimal-row-height="false"/>
    </style:style>
    <style:style style:name="ro1-916" style:family="table-row">
      <style:table-row-properties style:row-height="0.446cm" fo:break-before="auto" style:use-optimal-row-height="false"/>
    </style:style>
    <style:style style:name="ro1-917" style:family="table-row">
      <style:table-row-properties style:row-height="0.446cm" fo:break-before="auto" style:use-optimal-row-height="false"/>
    </style:style>
    <style:style style:name="ro1-918" style:family="table-row">
      <style:table-row-properties style:row-height="0.446cm" fo:break-before="auto" style:use-optimal-row-height="false"/>
    </style:style>
    <style:style style:name="ro1-919" style:family="table-row">
      <style:table-row-properties style:row-height="0.446cm" fo:break-before="auto" style:use-optimal-row-height="false"/>
    </style:style>
    <style:style style:name="ro1-920" style:family="table-row">
      <style:table-row-properties style:row-height="0.446cm" fo:break-before="auto" style:use-optimal-row-height="false"/>
    </style:style>
    <style:style style:name="ro1-921" style:family="table-row">
      <style:table-row-properties style:row-height="0.446cm" fo:break-before="auto" style:use-optimal-row-height="false"/>
    </style:style>
    <style:style style:name="ro1-922" style:family="table-row">
      <style:table-row-properties style:row-height="0.446cm" fo:break-before="auto" style:use-optimal-row-height="false"/>
    </style:style>
    <style:style style:name="ro1-923" style:family="table-row">
      <style:table-row-properties style:row-height="0.446cm" fo:break-before="auto" style:use-optimal-row-height="false"/>
    </style:style>
    <style:style style:name="ro1-924" style:family="table-row">
      <style:table-row-properties style:row-height="0.446cm" fo:break-before="auto" style:use-optimal-row-height="false"/>
    </style:style>
    <style:style style:name="ro1-925" style:family="table-row">
      <style:table-row-properties style:row-height="0.446cm" fo:break-before="auto" style:use-optimal-row-height="false"/>
    </style:style>
    <style:style style:name="ro1-926" style:family="table-row">
      <style:table-row-properties style:row-height="0.446cm" fo:break-before="auto" style:use-optimal-row-height="false"/>
    </style:style>
    <style:style style:name="ro1-927" style:family="table-row">
      <style:table-row-properties style:row-height="0.446cm" fo:break-before="auto" style:use-optimal-row-height="false"/>
    </style:style>
    <style:style style:name="ro1-928" style:family="table-row">
      <style:table-row-properties style:row-height="0.446cm" fo:break-before="auto" style:use-optimal-row-height="false"/>
    </style:style>
    <style:style style:name="ro1-929" style:family="table-row">
      <style:table-row-properties style:row-height="0.446cm" fo:break-before="auto" style:use-optimal-row-height="false"/>
    </style:style>
    <style:style style:name="ro1-930" style:family="table-row">
      <style:table-row-properties style:row-height="0.446cm" fo:break-before="auto" style:use-optimal-row-height="false"/>
    </style:style>
    <style:style style:name="ro1-931" style:family="table-row">
      <style:table-row-properties style:row-height="0.446cm" fo:break-before="auto" style:use-optimal-row-height="false"/>
    </style:style>
    <style:style style:name="ro1-932" style:family="table-row">
      <style:table-row-properties style:row-height="0.446cm" fo:break-before="auto" style:use-optimal-row-height="false"/>
    </style:style>
    <style:style style:name="ro1-933" style:family="table-row">
      <style:table-row-properties style:row-height="0.446cm" fo:break-before="auto" style:use-optimal-row-height="false"/>
    </style:style>
    <style:style style:name="ro1-934" style:family="table-row">
      <style:table-row-properties style:row-height="0.446cm" fo:break-before="auto" style:use-optimal-row-height="false"/>
    </style:style>
    <style:style style:name="ro1-935" style:family="table-row">
      <style:table-row-properties style:row-height="0.446cm" fo:break-before="auto" style:use-optimal-row-height="false"/>
    </style:style>
    <style:style style:name="ro1-936" style:family="table-row">
      <style:table-row-properties style:row-height="0.446cm" fo:break-before="auto" style:use-optimal-row-height="false"/>
    </style:style>
    <style:style style:name="ro1-937" style:family="table-row">
      <style:table-row-properties style:row-height="0.446cm" fo:break-before="auto" style:use-optimal-row-height="false"/>
    </style:style>
    <style:style style:name="ro1-938" style:family="table-row">
      <style:table-row-properties style:row-height="0.446cm" fo:break-before="auto" style:use-optimal-row-height="false"/>
    </style:style>
    <style:style style:name="ro1-939" style:family="table-row">
      <style:table-row-properties style:row-height="0.446cm" fo:break-before="auto" style:use-optimal-row-height="false"/>
    </style:style>
    <style:style style:name="ro1-940" style:family="table-row">
      <style:table-row-properties style:row-height="0.446cm" fo:break-before="auto" style:use-optimal-row-height="false"/>
    </style:style>
    <style:style style:name="ro1-941" style:family="table-row">
      <style:table-row-properties style:row-height="0.446cm" fo:break-before="auto" style:use-optimal-row-height="false"/>
    </style:style>
    <style:style style:name="ro1-942" style:family="table-row">
      <style:table-row-properties style:row-height="0.446cm" fo:break-before="auto" style:use-optimal-row-height="false"/>
    </style:style>
    <style:style style:name="ro1-943" style:family="table-row">
      <style:table-row-properties style:row-height="0.446cm" fo:break-before="auto" style:use-optimal-row-height="false"/>
    </style:style>
    <style:style style:name="ro1-944" style:family="table-row">
      <style:table-row-properties style:row-height="0.446cm" fo:break-before="auto" style:use-optimal-row-height="false"/>
    </style:style>
    <style:style style:name="ro1-945" style:family="table-row">
      <style:table-row-properties style:row-height="0.446cm" fo:break-before="auto" style:use-optimal-row-height="false"/>
    </style:style>
    <style:style style:name="ro1-946" style:family="table-row">
      <style:table-row-properties style:row-height="0.446cm" fo:break-before="auto" style:use-optimal-row-height="false"/>
    </style:style>
    <style:style style:name="ro1-947" style:family="table-row">
      <style:table-row-properties style:row-height="0.446cm" fo:break-before="auto" style:use-optimal-row-height="false"/>
    </style:style>
    <style:style style:name="ro1-948" style:family="table-row">
      <style:table-row-properties style:row-height="0.446cm" fo:break-before="auto" style:use-optimal-row-height="false"/>
    </style:style>
    <style:style style:name="ro1-949" style:family="table-row">
      <style:table-row-properties style:row-height="0.446cm" fo:break-before="auto" style:use-optimal-row-height="false"/>
    </style:style>
    <style:style style:name="ro1-950" style:family="table-row">
      <style:table-row-properties style:row-height="0.446cm" fo:break-before="auto" style:use-optimal-row-height="false"/>
    </style:style>
    <style:style style:name="ro1-951" style:family="table-row">
      <style:table-row-properties style:row-height="0.446cm" fo:break-before="auto" style:use-optimal-row-height="false"/>
    </style:style>
    <style:style style:name="ro1-952" style:family="table-row">
      <style:table-row-properties style:row-height="0.446cm" fo:break-before="auto" style:use-optimal-row-height="false"/>
    </style:style>
    <style:style style:name="ro1-953" style:family="table-row">
      <style:table-row-properties style:row-height="0.446cm" fo:break-before="auto" style:use-optimal-row-height="false"/>
    </style:style>
    <style:style style:name="ro1-954" style:family="table-row">
      <style:table-row-properties style:row-height="0.446cm" fo:break-before="auto" style:use-optimal-row-height="false"/>
    </style:style>
    <style:style style:name="ro1-955" style:family="table-row">
      <style:table-row-properties style:row-height="0.446cm" fo:break-before="auto" style:use-optimal-row-height="false"/>
    </style:style>
    <style:style style:name="ro1-956" style:family="table-row">
      <style:table-row-properties style:row-height="0.446cm" fo:break-before="auto" style:use-optimal-row-height="false"/>
    </style:style>
    <style:style style:name="ro1-957" style:family="table-row">
      <style:table-row-properties style:row-height="0.446cm" fo:break-before="auto" style:use-optimal-row-height="false"/>
    </style:style>
    <style:style style:name="ro1-958" style:family="table-row">
      <style:table-row-properties style:row-height="0.446cm" fo:break-before="auto" style:use-optimal-row-height="false"/>
    </style:style>
    <style:style style:name="ro1-959" style:family="table-row">
      <style:table-row-properties style:row-height="0.446cm" fo:break-before="auto" style:use-optimal-row-height="false"/>
    </style:style>
    <style:style style:name="ro1-960" style:family="table-row">
      <style:table-row-properties style:row-height="0.446cm" fo:break-before="auto" style:use-optimal-row-height="false"/>
    </style:style>
    <style:style style:name="ro1-961" style:family="table-row">
      <style:table-row-properties style:row-height="0.446cm" fo:break-before="auto" style:use-optimal-row-height="false"/>
    </style:style>
    <style:style style:name="ro1-962" style:family="table-row">
      <style:table-row-properties style:row-height="0.446cm" fo:break-before="auto" style:use-optimal-row-height="false"/>
    </style:style>
    <style:style style:name="ro1-963" style:family="table-row">
      <style:table-row-properties style:row-height="0.446cm" fo:break-before="auto" style:use-optimal-row-height="false"/>
    </style:style>
    <style:style style:name="ro1-964" style:family="table-row">
      <style:table-row-properties style:row-height="0.446cm" fo:break-before="auto" style:use-optimal-row-height="false"/>
    </style:style>
    <style:style style:name="ro1-965" style:family="table-row">
      <style:table-row-properties style:row-height="0.446cm" fo:break-before="auto" style:use-optimal-row-height="false"/>
    </style:style>
    <style:style style:name="ro1-966" style:family="table-row">
      <style:table-row-properties style:row-height="0.446cm" fo:break-before="auto" style:use-optimal-row-height="false"/>
    </style:style>
    <style:style style:name="ro1-967" style:family="table-row">
      <style:table-row-properties style:row-height="0.446cm" fo:break-before="auto" style:use-optimal-row-height="false"/>
    </style:style>
    <style:style style:name="ro1-968" style:family="table-row">
      <style:table-row-properties style:row-height="0.446cm" fo:break-before="auto" style:use-optimal-row-height="false"/>
    </style:style>
    <style:style style:name="ro1-969" style:family="table-row">
      <style:table-row-properties style:row-height="0.446cm" fo:break-before="auto" style:use-optimal-row-height="false"/>
    </style:style>
    <style:style style:name="ro1-970" style:family="table-row">
      <style:table-row-properties style:row-height="0.446cm" fo:break-before="auto" style:use-optimal-row-height="false"/>
    </style:style>
    <style:style style:name="ro1-971" style:family="table-row">
      <style:table-row-properties style:row-height="0.848cm" fo:break-before="auto" style:use-optimal-row-height="false"/>
    </style:style>
    <style:style style:name="ro1-972" style:family="table-row">
      <style:table-row-properties style:row-height="0.446cm" fo:break-before="auto" style:use-optimal-row-height="false"/>
    </style:style>
    <style:style style:name="ro1-973" style:family="table-row">
      <style:table-row-properties style:row-height="0.446cm" fo:break-before="auto" style:use-optimal-row-height="false"/>
    </style:style>
    <style:style style:name="ro1-974" style:family="table-row">
      <style:table-row-properties style:row-height="0.446cm" fo:break-before="auto" style:use-optimal-row-height="false"/>
    </style:style>
    <style:style style:name="ro1-975" style:family="table-row">
      <style:table-row-properties style:row-height="0.446cm" fo:break-before="auto" style:use-optimal-row-height="false"/>
    </style:style>
    <style:style style:name="ro1-976" style:family="table-row">
      <style:table-row-properties style:row-height="0.446cm" fo:break-before="auto" style:use-optimal-row-height="false"/>
    </style:style>
    <style:style style:name="ro1-977" style:family="table-row">
      <style:table-row-properties style:row-height="0.446cm" fo:break-before="auto" style:use-optimal-row-height="false"/>
    </style:style>
    <style:style style:name="ro1-978" style:family="table-row">
      <style:table-row-properties style:row-height="0.446cm" fo:break-before="auto" style:use-optimal-row-height="false"/>
    </style:style>
    <style:style style:name="ro1-979" style:family="table-row">
      <style:table-row-properties style:row-height="0.446cm" fo:break-before="auto" style:use-optimal-row-height="false"/>
    </style:style>
    <style:style style:name="ro1-980" style:family="table-row">
      <style:table-row-properties style:row-height="0.446cm" fo:break-before="auto" style:use-optimal-row-height="false"/>
    </style:style>
    <style:style style:name="ro1-981" style:family="table-row">
      <style:table-row-properties style:row-height="0.446cm" fo:break-before="auto" style:use-optimal-row-height="false"/>
    </style:style>
    <style:style style:name="ro1-982" style:family="table-row">
      <style:table-row-properties style:row-height="0.446cm" fo:break-before="auto" style:use-optimal-row-height="false"/>
    </style:style>
    <style:style style:name="ro1-983" style:family="table-row">
      <style:table-row-properties style:row-height="0.446cm" fo:break-before="auto" style:use-optimal-row-height="false"/>
    </style:style>
    <style:style style:name="ro1-984" style:family="table-row">
      <style:table-row-properties style:row-height="0.446cm" fo:break-before="auto" style:use-optimal-row-height="false"/>
    </style:style>
    <style:style style:name="ro1-985" style:family="table-row">
      <style:table-row-properties style:row-height="0.446cm" fo:break-before="auto" style:use-optimal-row-height="false"/>
    </style:style>
    <style:style style:name="ro1-986" style:family="table-row">
      <style:table-row-properties style:row-height="0.446cm" fo:break-before="auto" style:use-optimal-row-height="false"/>
    </style:style>
    <style:style style:name="ro1-987" style:family="table-row">
      <style:table-row-properties style:row-height="0.446cm" fo:break-before="auto" style:use-optimal-row-height="false"/>
    </style:style>
    <style:style style:name="ro1-988" style:family="table-row">
      <style:table-row-properties style:row-height="0.446cm" fo:break-before="auto" style:use-optimal-row-height="false"/>
    </style:style>
    <style:style style:name="ro1-989" style:family="table-row">
      <style:table-row-properties style:row-height="0.446cm" fo:break-before="auto" style:use-optimal-row-height="false"/>
    </style:style>
    <style:style style:name="ro1-990" style:family="table-row">
      <style:table-row-properties style:row-height="0.446cm" fo:break-before="auto" style:use-optimal-row-height="false"/>
    </style:style>
    <style:style style:name="ro1-991" style:family="table-row">
      <style:table-row-properties style:row-height="0.446cm" fo:break-before="auto" style:use-optimal-row-height="false"/>
    </style:style>
    <style:style style:name="ro1-992" style:family="table-row">
      <style:table-row-properties style:row-height="0.446cm" fo:break-before="auto" style:use-optimal-row-height="false"/>
    </style:style>
    <style:style style:name="ro1-993" style:family="table-row">
      <style:table-row-properties style:row-height="0.446cm" fo:break-before="auto" style:use-optimal-row-height="false"/>
    </style:style>
    <style:style style:name="ro1-994" style:family="table-row">
      <style:table-row-properties style:row-height="0.446cm" fo:break-before="auto" style:use-optimal-row-height="false"/>
    </style:style>
    <style:style style:name="ro1-995" style:family="table-row">
      <style:table-row-properties style:row-height="0.446cm" fo:break-before="auto" style:use-optimal-row-height="false"/>
    </style:style>
    <style:style style:name="ro1-996" style:family="table-row">
      <style:table-row-properties style:row-height="0.446cm" fo:break-before="auto" style:use-optimal-row-height="false"/>
    </style:style>
    <style:style style:name="ro1-997" style:family="table-row">
      <style:table-row-properties style:row-height="0.446cm" fo:break-before="auto" style:use-optimal-row-height="false"/>
    </style:style>
    <style:style style:name="ro1-998" style:family="table-row">
      <style:table-row-properties style:row-height="0.446cm" fo:break-before="auto" style:use-optimal-row-height="false"/>
    </style:style>
    <style:style style:name="ro1-999" style:family="table-row">
      <style:table-row-properties style:row-height="0.446cm" fo:break-before="auto" style:use-optimal-row-height="false"/>
    </style:style>
    <style:style style:name="ro1-1000" style:family="table-row">
      <style:table-row-properties style:row-height="0.446cm" fo:break-before="auto" style:use-optimal-row-height="false"/>
    </style:style>
    <style:style style:name="ro1-1001" style:family="table-row">
      <style:table-row-properties style:row-height="0.446cm" fo:break-before="auto" style:use-optimal-row-height="false"/>
    </style:style>
    <style:style style:name="ro1-1002" style:family="table-row">
      <style:table-row-properties style:row-height="0.446cm" fo:break-before="auto" style:use-optimal-row-height="false"/>
    </style:style>
    <style:style style:name="ro1-1003" style:family="table-row">
      <style:table-row-properties style:row-height="0.446cm" fo:break-before="auto" style:use-optimal-row-height="false"/>
    </style:style>
    <style:style style:name="ro1-1004" style:family="table-row">
      <style:table-row-properties style:row-height="0.446cm" fo:break-before="auto" style:use-optimal-row-height="false"/>
    </style:style>
    <style:style style:name="ro1-1005" style:family="table-row">
      <style:table-row-properties style:row-height="0.446cm" fo:break-before="auto" style:use-optimal-row-height="false"/>
    </style:style>
    <style:style style:name="ro1-1006" style:family="table-row">
      <style:table-row-properties style:row-height="0.446cm" fo:break-before="auto" style:use-optimal-row-height="false"/>
    </style:style>
    <style:style style:name="ro1-1007" style:family="table-row">
      <style:table-row-properties style:row-height="0.446cm" fo:break-before="auto" style:use-optimal-row-height="false"/>
    </style:style>
    <style:style style:name="ro1-1008" style:family="table-row">
      <style:table-row-properties style:row-height="0.446cm" fo:break-before="auto" style:use-optimal-row-height="false"/>
    </style:style>
    <style:style style:name="ro1-1009" style:family="table-row">
      <style:table-row-properties style:row-height="0.446cm" fo:break-before="auto" style:use-optimal-row-height="false"/>
    </style:style>
    <style:style style:name="ro1-1010" style:family="table-row">
      <style:table-row-properties style:row-height="0.446cm" fo:break-before="auto" style:use-optimal-row-height="false"/>
    </style:style>
    <style:style style:name="ro1-1011" style:family="table-row">
      <style:table-row-properties style:row-height="0.446cm" fo:break-before="auto" style:use-optimal-row-height="false"/>
    </style:style>
    <style:style style:name="ro1-1012" style:family="table-row">
      <style:table-row-properties style:row-height="0.446cm" fo:break-before="auto" style:use-optimal-row-height="false"/>
    </style:style>
    <style:style style:name="ro1-1013" style:family="table-row">
      <style:table-row-properties style:row-height="0.446cm" fo:break-before="auto" style:use-optimal-row-height="false"/>
    </style:style>
    <style:style style:name="ro1-1014" style:family="table-row">
      <style:table-row-properties style:row-height="0.446cm" fo:break-before="auto" style:use-optimal-row-height="false"/>
    </style:style>
    <style:style style:name="ro1-1015" style:family="table-row">
      <style:table-row-properties style:row-height="0.446cm" fo:break-before="auto" style:use-optimal-row-height="false"/>
    </style:style>
    <style:style style:name="ro1-1016" style:family="table-row">
      <style:table-row-properties style:row-height="0.446cm" fo:break-before="auto" style:use-optimal-row-height="false"/>
    </style:style>
    <style:style style:name="ro1-1017" style:family="table-row">
      <style:table-row-properties style:row-height="0.446cm" fo:break-before="auto" style:use-optimal-row-height="false"/>
    </style:style>
    <style:style style:name="ro1-1018" style:family="table-row">
      <style:table-row-properties style:row-height="0.446cm" fo:break-before="auto" style:use-optimal-row-height="false"/>
    </style:style>
    <style:style style:name="ro1-1019" style:family="table-row">
      <style:table-row-properties style:row-height="0.446cm" fo:break-before="auto" style:use-optimal-row-height="false"/>
    </style:style>
    <style:style style:name="ro1-1020" style:family="table-row">
      <style:table-row-properties style:row-height="0.446cm" fo:break-before="auto" style:use-optimal-row-height="false"/>
    </style:style>
    <style:style style:name="ro1-1021" style:family="table-row">
      <style:table-row-properties style:row-height="0.446cm" fo:break-before="auto" style:use-optimal-row-height="false"/>
    </style:style>
    <style:style style:name="ro1-1022" style:family="table-row">
      <style:table-row-properties style:row-height="0.446cm" fo:break-before="auto" style:use-optimal-row-height="false"/>
    </style:style>
    <style:style style:name="ro1-1023" style:family="table-row">
      <style:table-row-properties style:row-height="0.446cm" fo:break-before="auto" style:use-optimal-row-height="false"/>
    </style:style>
    <style:style style:name="ro1-1024" style:family="table-row">
      <style:table-row-properties style:row-height="0.446cm" fo:break-before="auto" style:use-optimal-row-height="false"/>
    </style:style>
    <style:style style:name="ro1-1025" style:family="table-row">
      <style:table-row-properties style:row-height="0.446cm" fo:break-before="auto" style:use-optimal-row-height="false"/>
    </style:style>
    <style:style style:name="ro1-1026" style:family="table-row">
      <style:table-row-properties style:row-height="0.446cm" fo:break-before="auto" style:use-optimal-row-height="false"/>
    </style:style>
    <style:style style:name="ro1-1027" style:family="table-row">
      <style:table-row-properties style:row-height="0.446cm" fo:break-before="auto" style:use-optimal-row-height="false"/>
    </style:style>
    <style:style style:name="ro1-1028" style:family="table-row">
      <style:table-row-properties style:row-height="0.446cm" fo:break-before="auto" style:use-optimal-row-height="false"/>
    </style:style>
    <style:style style:name="ro1-1029" style:family="table-row">
      <style:table-row-properties style:row-height="0.446cm" fo:break-before="auto" style:use-optimal-row-height="false"/>
    </style:style>
    <style:style style:name="ro1-1030" style:family="table-row">
      <style:table-row-properties style:row-height="0.446cm" fo:break-before="auto" style:use-optimal-row-height="false"/>
    </style:style>
    <style:style style:name="ro1-1031" style:family="table-row">
      <style:table-row-properties style:row-height="0.446cm" fo:break-before="auto" style:use-optimal-row-height="false"/>
    </style:style>
    <style:style style:name="ro1-1032" style:family="table-row">
      <style:table-row-properties style:row-height="0.446cm" fo:break-before="auto" style:use-optimal-row-height="false"/>
    </style:style>
    <style:style style:name="ro1-1033" style:family="table-row">
      <style:table-row-properties style:row-height="0.446cm" fo:break-before="auto" style:use-optimal-row-height="false"/>
    </style:style>
    <style:style style:name="ro1-1034" style:family="table-row">
      <style:table-row-properties style:row-height="0.446cm" fo:break-before="auto" style:use-optimal-row-height="false"/>
    </style:style>
    <style:style style:name="ro1-1035" style:family="table-row">
      <style:table-row-properties style:row-height="0.446cm" fo:break-before="auto" style:use-optimal-row-height="false"/>
    </style:style>
    <style:style style:name="ro1-1036" style:family="table-row">
      <style:table-row-properties style:row-height="0.446cm" fo:break-before="auto" style:use-optimal-row-height="false"/>
    </style:style>
    <style:style style:name="ro1-1037" style:family="table-row">
      <style:table-row-properties style:row-height="0.446cm" fo:break-before="auto" style:use-optimal-row-height="false"/>
    </style:style>
    <style:style style:name="ro1-1038" style:family="table-row">
      <style:table-row-properties style:row-height="0.446cm" fo:break-before="auto" style:use-optimal-row-height="false"/>
    </style:style>
    <style:style style:name="ro1-1039" style:family="table-row">
      <style:table-row-properties style:row-height="0.446cm" fo:break-before="auto" style:use-optimal-row-height="false"/>
    </style:style>
    <style:style style:name="ro1-1040" style:family="table-row">
      <style:table-row-properties style:row-height="0.446cm" fo:break-before="auto" style:use-optimal-row-height="false"/>
    </style:style>
    <style:style style:name="ro1-1041" style:family="table-row">
      <style:table-row-properties style:row-height="0.446cm" fo:break-before="auto" style:use-optimal-row-height="false"/>
    </style:style>
    <style:style style:name="ro1-1042" style:family="table-row">
      <style:table-row-properties style:row-height="0.446cm" fo:break-before="auto" style:use-optimal-row-height="false"/>
    </style:style>
    <style:style style:name="ro1-1043" style:family="table-row">
      <style:table-row-properties style:row-height="0.446cm" fo:break-before="auto" style:use-optimal-row-height="false"/>
    </style:style>
    <style:style style:name="ro1-1044" style:family="table-row">
      <style:table-row-properties style:row-height="0.446cm" fo:break-before="auto" style:use-optimal-row-height="false"/>
    </style:style>
    <style:style style:name="ro1-1045" style:family="table-row">
      <style:table-row-properties style:row-height="0.446cm" fo:break-before="auto" style:use-optimal-row-height="false"/>
    </style:style>
    <style:style style:name="ro1-1046" style:family="table-row">
      <style:table-row-properties style:row-height="0.446cm" fo:break-before="auto" style:use-optimal-row-height="false"/>
    </style:style>
    <style:style style:name="ro1-1047" style:family="table-row">
      <style:table-row-properties style:row-height="0.446cm" fo:break-before="auto" style:use-optimal-row-height="false"/>
    </style:style>
    <style:style style:name="ro1-1048" style:family="table-row">
      <style:table-row-properties style:row-height="0.446cm" fo:break-before="auto" style:use-optimal-row-height="false"/>
    </style:style>
    <style:style style:name="ro1-1049" style:family="table-row">
      <style:table-row-properties style:row-height="0.446cm" fo:break-before="auto" style:use-optimal-row-height="false"/>
    </style:style>
    <style:style style:name="ro1-1050" style:family="table-row">
      <style:table-row-properties style:row-height="0.446cm" fo:break-before="auto" style:use-optimal-row-height="false"/>
    </style:style>
    <style:style style:name="ro1-1051" style:family="table-row">
      <style:table-row-properties style:row-height="0.446cm" fo:break-before="auto" style:use-optimal-row-height="false"/>
    </style:style>
    <style:style style:name="ro1-1052" style:family="table-row">
      <style:table-row-properties style:row-height="0.446cm" fo:break-before="auto" style:use-optimal-row-height="false"/>
    </style:style>
    <style:style style:name="ro1-1053" style:family="table-row">
      <style:table-row-properties style:row-height="0.446cm" fo:break-before="auto" style:use-optimal-row-height="false"/>
    </style:style>
    <style:style style:name="ro1-1054" style:family="table-row">
      <style:table-row-properties style:row-height="0.446cm" fo:break-before="auto" style:use-optimal-row-height="false"/>
    </style:style>
    <style:style style:name="ro1-1055" style:family="table-row">
      <style:table-row-properties style:row-height="0.446cm" fo:break-before="auto" style:use-optimal-row-height="false"/>
    </style:style>
    <style:style style:name="ro1-1056" style:family="table-row">
      <style:table-row-properties style:row-height="0.446cm" fo:break-before="auto" style:use-optimal-row-height="false"/>
    </style:style>
    <style:style style:name="ro1-1057" style:family="table-row">
      <style:table-row-properties style:row-height="0.446cm" fo:break-before="auto" style:use-optimal-row-height="false"/>
    </style:style>
    <style:style style:name="ro1-1058" style:family="table-row">
      <style:table-row-properties style:row-height="0.446cm" fo:break-before="auto" style:use-optimal-row-height="false"/>
    </style:style>
    <style:style style:name="ro1-1059" style:family="table-row">
      <style:table-row-properties style:row-height="0.446cm" fo:break-before="auto" style:use-optimal-row-height="false"/>
    </style:style>
    <style:style style:name="ro1-1060" style:family="table-row">
      <style:table-row-properties style:row-height="0.446cm" fo:break-before="auto" style:use-optimal-row-height="false"/>
    </style:style>
    <style:style style:name="ro1-1061" style:family="table-row">
      <style:table-row-properties style:row-height="0.446cm" fo:break-before="auto" style:use-optimal-row-height="false"/>
    </style:style>
    <style:style style:name="ro1-1062" style:family="table-row">
      <style:table-row-properties style:row-height="0.446cm" fo:break-before="auto" style:use-optimal-row-height="false"/>
    </style:style>
    <style:style style:name="ro1-1063" style:family="table-row">
      <style:table-row-properties style:row-height="0.848cm" fo:break-before="auto" style:use-optimal-row-height="false"/>
    </style:style>
    <style:style style:name="ro1-1064" style:family="table-row">
      <style:table-row-properties style:row-height="0.446cm" fo:break-before="auto" style:use-optimal-row-height="false"/>
    </style:style>
    <style:style style:name="ro1-1065" style:family="table-row">
      <style:table-row-properties style:row-height="0.446cm" fo:break-before="auto" style:use-optimal-row-height="false"/>
    </style:style>
    <style:style style:name="ro1-1066" style:family="table-row">
      <style:table-row-properties style:row-height="0.446cm" fo:break-before="auto" style:use-optimal-row-height="false"/>
    </style:style>
    <style:style style:name="ro1-1067" style:family="table-row">
      <style:table-row-properties style:row-height="0.446cm" fo:break-before="auto" style:use-optimal-row-height="false"/>
    </style:style>
    <style:style style:name="ro1-1068" style:family="table-row">
      <style:table-row-properties style:row-height="0.446cm" fo:break-before="auto" style:use-optimal-row-height="false"/>
    </style:style>
    <style:style style:name="ro1-1069" style:family="table-row">
      <style:table-row-properties style:row-height="0.446cm" fo:break-before="auto" style:use-optimal-row-height="false"/>
    </style:style>
    <style:style style:name="ro1-1070" style:family="table-row">
      <style:table-row-properties style:row-height="0.446cm" fo:break-before="auto" style:use-optimal-row-height="false"/>
    </style:style>
    <style:style style:name="ro1-1071" style:family="table-row">
      <style:table-row-properties style:row-height="0.446cm" fo:break-before="auto" style:use-optimal-row-height="false"/>
    </style:style>
    <style:style style:name="ro1-1072" style:family="table-row">
      <style:table-row-properties style:row-height="0.446cm" fo:break-before="auto" style:use-optimal-row-height="false"/>
    </style:style>
    <style:style style:name="ro1-1073" style:family="table-row">
      <style:table-row-properties style:row-height="0.446cm" fo:break-before="auto" style:use-optimal-row-height="false"/>
    </style:style>
    <style:style style:name="ro1-1074" style:family="table-row">
      <style:table-row-properties style:row-height="0.446cm" fo:break-before="auto" style:use-optimal-row-height="false"/>
    </style:style>
    <style:style style:name="ro1-1075" style:family="table-row">
      <style:table-row-properties style:row-height="0.446cm" fo:break-before="auto" style:use-optimal-row-height="false"/>
    </style:style>
    <style:style style:name="ro1-1076" style:family="table-row">
      <style:table-row-properties style:row-height="0.446cm" fo:break-before="auto" style:use-optimal-row-height="false"/>
    </style:style>
    <style:style style:name="ro1-1077" style:family="table-row">
      <style:table-row-properties style:row-height="0.446cm" fo:break-before="auto" style:use-optimal-row-height="false"/>
    </style:style>
    <style:style style:name="ro1-1078" style:family="table-row">
      <style:table-row-properties style:row-height="0.446cm" fo:break-before="auto" style:use-optimal-row-height="false"/>
    </style:style>
    <style:style style:name="ro1-1079" style:family="table-row">
      <style:table-row-properties style:row-height="0.446cm" fo:break-before="auto" style:use-optimal-row-height="false"/>
    </style:style>
    <style:style style:name="ro1-1080" style:family="table-row">
      <style:table-row-properties style:row-height="0.446cm" fo:break-before="auto" style:use-optimal-row-height="false"/>
    </style:style>
    <style:style style:name="ro1-1081" style:family="table-row">
      <style:table-row-properties style:row-height="0.446cm" fo:break-before="auto" style:use-optimal-row-height="false"/>
    </style:style>
    <style:style style:name="ro1-1082" style:family="table-row">
      <style:table-row-properties style:row-height="0.446cm" fo:break-before="auto" style:use-optimal-row-height="false"/>
    </style:style>
    <style:style style:name="ro1-1083" style:family="table-row">
      <style:table-row-properties style:row-height="0.446cm" fo:break-before="auto" style:use-optimal-row-height="false"/>
    </style:style>
    <style:style style:name="ro1-1084" style:family="table-row">
      <style:table-row-properties style:row-height="0.446cm" fo:break-before="auto" style:use-optimal-row-height="false"/>
    </style:style>
    <style:style style:name="ro1-1085" style:family="table-row">
      <style:table-row-properties style:row-height="0.446cm" fo:break-before="auto" style:use-optimal-row-height="false"/>
    </style:style>
    <style:style style:name="ro1-1086" style:family="table-row">
      <style:table-row-properties style:row-height="0.446cm" fo:break-before="auto" style:use-optimal-row-height="false"/>
    </style:style>
    <style:style style:name="ro1-1087" style:family="table-row">
      <style:table-row-properties style:row-height="0.446cm" fo:break-before="auto" style:use-optimal-row-height="false"/>
    </style:style>
    <style:style style:name="ro1-1088" style:family="table-row">
      <style:table-row-properties style:row-height="0.446cm" fo:break-before="auto" style:use-optimal-row-height="false"/>
    </style:style>
    <style:style style:name="ro1-1089" style:family="table-row">
      <style:table-row-properties style:row-height="0.446cm" fo:break-before="auto" style:use-optimal-row-height="false"/>
    </style:style>
    <style:style style:name="ro1-1090" style:family="table-row">
      <style:table-row-properties style:row-height="0.446cm" fo:break-before="auto" style:use-optimal-row-height="false"/>
    </style:style>
    <style:style style:name="ro1-1091" style:family="table-row">
      <style:table-row-properties style:row-height="0.446cm" fo:break-before="auto" style:use-optimal-row-height="false"/>
    </style:style>
    <style:style style:name="ro1-1092" style:family="table-row">
      <style:table-row-properties style:row-height="0.446cm" fo:break-before="auto" style:use-optimal-row-height="false"/>
    </style:style>
    <style:style style:name="ro1-1093" style:family="table-row">
      <style:table-row-properties style:row-height="0.446cm" fo:break-before="auto" style:use-optimal-row-height="false"/>
    </style:style>
    <style:style style:name="ro1-1094" style:family="table-row">
      <style:table-row-properties style:row-height="0.446cm" fo:break-before="auto" style:use-optimal-row-height="false"/>
    </style:style>
    <style:style style:name="ro1-1095" style:family="table-row">
      <style:table-row-properties style:row-height="0.446cm" fo:break-before="auto" style:use-optimal-row-height="false"/>
    </style:style>
    <style:style style:name="ro1-1096" style:family="table-row">
      <style:table-row-properties style:row-height="0.446cm" fo:break-before="auto" style:use-optimal-row-height="false"/>
    </style:style>
    <style:style style:name="ro1-1097" style:family="table-row">
      <style:table-row-properties style:row-height="0.446cm" fo:break-before="auto" style:use-optimal-row-height="false"/>
    </style:style>
    <style:style style:name="ro1-1098" style:family="table-row">
      <style:table-row-properties style:row-height="0.446cm" fo:break-before="auto" style:use-optimal-row-height="false"/>
    </style:style>
    <style:style style:name="ro1-1099" style:family="table-row">
      <style:table-row-properties style:row-height="0.446cm" fo:break-before="auto" style:use-optimal-row-height="false"/>
    </style:style>
    <style:style style:name="ro1-1100" style:family="table-row">
      <style:table-row-properties style:row-height="0.446cm" fo:break-before="auto" style:use-optimal-row-height="false"/>
    </style:style>
    <style:style style:name="ro1-1101" style:family="table-row">
      <style:table-row-properties style:row-height="0.446cm" fo:break-before="auto" style:use-optimal-row-height="false"/>
    </style:style>
    <style:style style:name="ro1-1102" style:family="table-row">
      <style:table-row-properties style:row-height="0.446cm" fo:break-before="auto" style:use-optimal-row-height="false"/>
    </style:style>
    <style:style style:name="ro1-1103" style:family="table-row">
      <style:table-row-properties style:row-height="0.446cm" fo:break-before="auto" style:use-optimal-row-height="false"/>
    </style:style>
    <style:style style:name="ro1-1104" style:family="table-row">
      <style:table-row-properties style:row-height="0.446cm" fo:break-before="auto" style:use-optimal-row-height="false"/>
    </style:style>
    <style:style style:name="ro1-1105" style:family="table-row">
      <style:table-row-properties style:row-height="0.446cm" fo:break-before="auto" style:use-optimal-row-height="false"/>
    </style:style>
    <style:style style:name="ro1-1106" style:family="table-row">
      <style:table-row-properties style:row-height="0.446cm" fo:break-before="auto" style:use-optimal-row-height="false"/>
    </style:style>
    <style:style style:name="ro1-1107" style:family="table-row">
      <style:table-row-properties style:row-height="0.446cm" fo:break-before="auto" style:use-optimal-row-height="false"/>
    </style:style>
    <style:style style:name="ro1-1108" style:family="table-row">
      <style:table-row-properties style:row-height="0.446cm" fo:break-before="auto" style:use-optimal-row-height="false"/>
    </style:style>
    <style:style style:name="ro1-1109" style:family="table-row">
      <style:table-row-properties style:row-height="0.446cm" fo:break-before="auto" style:use-optimal-row-height="false"/>
    </style:style>
    <style:style style:name="ro1-1110" style:family="table-row">
      <style:table-row-properties style:row-height="0.446cm" fo:break-before="auto" style:use-optimal-row-height="false"/>
    </style:style>
    <style:style style:name="ro1-1111" style:family="table-row">
      <style:table-row-properties style:row-height="0.446cm" fo:break-before="auto" style:use-optimal-row-height="false"/>
    </style:style>
    <style:style style:name="ro1-1112" style:family="table-row">
      <style:table-row-properties style:row-height="0.446cm" fo:break-before="auto" style:use-optimal-row-height="false"/>
    </style:style>
    <style:style style:name="ro1-1113" style:family="table-row">
      <style:table-row-properties style:row-height="0.446cm" fo:break-before="auto" style:use-optimal-row-height="false"/>
    </style:style>
    <style:style style:name="ro1-1114" style:family="table-row">
      <style:table-row-properties style:row-height="0.446cm" fo:break-before="auto" style:use-optimal-row-height="false"/>
    </style:style>
    <style:style style:name="ro1-1115" style:family="table-row">
      <style:table-row-properties style:row-height="0.446cm" fo:break-before="auto" style:use-optimal-row-height="false"/>
    </style:style>
    <style:style style:name="ro1-1116" style:family="table-row">
      <style:table-row-properties style:row-height="0.446cm" fo:break-before="auto" style:use-optimal-row-height="false"/>
    </style:style>
    <style:style style:name="ro1-1117" style:family="table-row">
      <style:table-row-properties style:row-height="0.446cm" fo:break-before="auto" style:use-optimal-row-height="false"/>
    </style:style>
    <style:style style:name="ro1-1118" style:family="table-row">
      <style:table-row-properties style:row-height="0.446cm" fo:break-before="auto" style:use-optimal-row-height="false"/>
    </style:style>
    <style:style style:name="ro1-1119" style:family="table-row">
      <style:table-row-properties style:row-height="0.446cm" fo:break-before="auto" style:use-optimal-row-height="false"/>
    </style:style>
    <style:style style:name="ro1-1120" style:family="table-row">
      <style:table-row-properties style:row-height="0.446cm" fo:break-before="auto" style:use-optimal-row-height="false"/>
    </style:style>
    <style:style style:name="ro1-1121" style:family="table-row">
      <style:table-row-properties style:row-height="0.446cm" fo:break-before="auto" style:use-optimal-row-height="false"/>
    </style:style>
    <style:style style:name="ro1-1122" style:family="table-row">
      <style:table-row-properties style:row-height="0.446cm" fo:break-before="auto" style:use-optimal-row-height="false"/>
    </style:style>
    <style:style style:name="ro1-1123" style:family="table-row">
      <style:table-row-properties style:row-height="0.446cm" fo:break-before="auto" style:use-optimal-row-height="false"/>
    </style:style>
    <style:style style:name="ro1-1124" style:family="table-row">
      <style:table-row-properties style:row-height="0.446cm" fo:break-before="auto" style:use-optimal-row-height="false"/>
    </style:style>
    <style:style style:name="ro1-1125" style:family="table-row">
      <style:table-row-properties style:row-height="0.446cm" fo:break-before="auto" style:use-optimal-row-height="false"/>
    </style:style>
    <style:style style:name="ro1-1126" style:family="table-row">
      <style:table-row-properties style:row-height="0.446cm" fo:break-before="auto" style:use-optimal-row-height="false"/>
    </style:style>
    <style:style style:name="ro1-1127" style:family="table-row">
      <style:table-row-properties style:row-height="0.446cm" fo:break-before="auto" style:use-optimal-row-height="false"/>
    </style:style>
    <style:style style:name="ro1-1128" style:family="table-row">
      <style:table-row-properties style:row-height="0.446cm" fo:break-before="auto" style:use-optimal-row-height="false"/>
    </style:style>
    <style:style style:name="ro1-1129" style:family="table-row">
      <style:table-row-properties style:row-height="0.446cm" fo:break-before="auto" style:use-optimal-row-height="false"/>
    </style:style>
    <style:style style:name="ro1-1130" style:family="table-row">
      <style:table-row-properties style:row-height="0.446cm" fo:break-before="auto" style:use-optimal-row-height="false"/>
    </style:style>
    <style:style style:name="ro1-1131" style:family="table-row">
      <style:table-row-properties style:row-height="0.446cm" fo:break-before="auto" style:use-optimal-row-height="false"/>
    </style:style>
    <style:style style:name="ro1-1132" style:family="table-row">
      <style:table-row-properties style:row-height="0.446cm" fo:break-before="auto" style:use-optimal-row-height="false"/>
    </style:style>
    <style:style style:name="ro1-1133" style:family="table-row">
      <style:table-row-properties style:row-height="0.446cm" fo:break-before="auto" style:use-optimal-row-height="false"/>
    </style:style>
    <style:style style:name="ro1-1134" style:family="table-row">
      <style:table-row-properties style:row-height="0.848cm" fo:break-before="auto" style:use-optimal-row-height="false"/>
    </style:style>
    <style:style style:name="ro1-1135" style:family="table-row">
      <style:table-row-properties style:row-height="0.446cm" fo:break-before="auto" style:use-optimal-row-height="false"/>
    </style:style>
    <style:style style:name="ro1-1136" style:family="table-row">
      <style:table-row-properties style:row-height="0.446cm" fo:break-before="auto" style:use-optimal-row-height="false"/>
    </style:style>
    <style:style style:name="ro1-1137" style:family="table-row">
      <style:table-row-properties style:row-height="0.446cm" fo:break-before="auto" style:use-optimal-row-height="false"/>
    </style:style>
    <style:style style:name="ro1-1138" style:family="table-row">
      <style:table-row-properties style:row-height="0.446cm" fo:break-before="auto" style:use-optimal-row-height="false"/>
    </style:style>
    <style:style style:name="ro1-1139" style:family="table-row">
      <style:table-row-properties style:row-height="0.446cm" fo:break-before="auto" style:use-optimal-row-height="false"/>
    </style:style>
    <style:style style:name="ro1-1140" style:family="table-row">
      <style:table-row-properties style:row-height="0.446cm" fo:break-before="auto" style:use-optimal-row-height="false"/>
    </style:style>
    <style:style style:name="ro1-1141" style:family="table-row">
      <style:table-row-properties style:row-height="0.446cm" fo:break-before="auto" style:use-optimal-row-height="false"/>
    </style:style>
    <style:style style:name="ro1-1142" style:family="table-row">
      <style:table-row-properties style:row-height="0.446cm" fo:break-before="auto" style:use-optimal-row-height="false"/>
    </style:style>
    <style:style style:name="ro1-1143" style:family="table-row">
      <style:table-row-properties style:row-height="0.446cm" fo:break-before="auto" style:use-optimal-row-height="false"/>
    </style:style>
    <style:style style:name="ro1-1144" style:family="table-row">
      <style:table-row-properties style:row-height="0.446cm" fo:break-before="auto" style:use-optimal-row-height="false"/>
    </style:style>
    <style:style style:name="ro1-1145" style:family="table-row">
      <style:table-row-properties style:row-height="0.446cm" fo:break-before="auto" style:use-optimal-row-height="false"/>
    </style:style>
    <style:style style:name="ro1-1146" style:family="table-row">
      <style:table-row-properties style:row-height="0.446cm" fo:break-before="auto" style:use-optimal-row-height="false"/>
    </style:style>
    <style:style style:name="ro1-1147" style:family="table-row">
      <style:table-row-properties style:row-height="0.446cm" fo:break-before="auto" style:use-optimal-row-height="false"/>
    </style:style>
    <style:style style:name="ro1-1148" style:family="table-row">
      <style:table-row-properties style:row-height="0.848cm" fo:break-before="auto" style:use-optimal-row-height="false"/>
    </style:style>
    <style:style style:name="ro1-1149" style:family="table-row">
      <style:table-row-properties style:row-height="0.446cm" fo:break-before="auto" style:use-optimal-row-height="false"/>
    </style:style>
    <style:style style:name="ro1-1150" style:family="table-row">
      <style:table-row-properties style:row-height="0.446cm" fo:break-before="auto" style:use-optimal-row-height="false"/>
    </style:style>
    <style:style style:name="ro1-1151" style:family="table-row">
      <style:table-row-properties style:row-height="0.446cm" fo:break-before="auto" style:use-optimal-row-height="false"/>
    </style:style>
    <style:style style:name="ro1-1152" style:family="table-row">
      <style:table-row-properties style:row-height="0.446cm" fo:break-before="auto" style:use-optimal-row-height="false"/>
    </style:style>
    <style:style style:name="ro1-1153" style:family="table-row">
      <style:table-row-properties style:row-height="0.446cm" fo:break-before="auto" style:use-optimal-row-height="false"/>
    </style:style>
    <style:style style:name="ro1-1154" style:family="table-row">
      <style:table-row-properties style:row-height="0.446cm" fo:break-before="auto" style:use-optimal-row-height="false"/>
    </style:style>
    <style:style style:name="ro1-1155" style:family="table-row">
      <style:table-row-properties style:row-height="0.446cm" fo:break-before="auto" style:use-optimal-row-height="false"/>
    </style:style>
    <style:style style:name="ro1-1156" style:family="table-row">
      <style:table-row-properties style:row-height="0.446cm" fo:break-before="auto" style:use-optimal-row-height="false"/>
    </style:style>
    <style:style style:name="ro1-1157" style:family="table-row">
      <style:table-row-properties style:row-height="0.446cm" fo:break-before="auto" style:use-optimal-row-height="false"/>
    </style:style>
    <style:style style:name="ro1-1158" style:family="table-row">
      <style:table-row-properties style:row-height="0.446cm" fo:break-before="auto" style:use-optimal-row-height="false"/>
    </style:style>
    <style:style style:name="ro1-1159" style:family="table-row">
      <style:table-row-properties style:row-height="0.446cm" fo:break-before="auto" style:use-optimal-row-height="false"/>
    </style:style>
    <style:style style:name="ro1-1160" style:family="table-row">
      <style:table-row-properties style:row-height="0.446cm" fo:break-before="auto" style:use-optimal-row-height="false"/>
    </style:style>
    <style:style style:name="ro1-1161" style:family="table-row">
      <style:table-row-properties style:row-height="0.446cm" fo:break-before="auto" style:use-optimal-row-height="false"/>
    </style:style>
    <style:style style:name="ro1-1162" style:family="table-row">
      <style:table-row-properties style:row-height="0.446cm" fo:break-before="auto" style:use-optimal-row-height="false"/>
    </style:style>
    <style:style style:name="ro1-1163" style:family="table-row">
      <style:table-row-properties style:row-height="0.446cm" fo:break-before="auto" style:use-optimal-row-height="false"/>
    </style:style>
    <style:style style:name="ro1-1164" style:family="table-row">
      <style:table-row-properties style:row-height="0.446cm" fo:break-before="auto" style:use-optimal-row-height="false"/>
    </style:style>
    <style:style style:name="ro1-1165" style:family="table-row">
      <style:table-row-properties style:row-height="0.446cm" fo:break-before="auto" style:use-optimal-row-height="false"/>
    </style:style>
    <style:style style:name="ro1-1166" style:family="table-row">
      <style:table-row-properties style:row-height="0.446cm" fo:break-before="auto" style:use-optimal-row-height="false"/>
    </style:style>
    <style:style style:name="ro1-1167" style:family="table-row">
      <style:table-row-properties style:row-height="0.446cm" fo:break-before="auto" style:use-optimal-row-height="false"/>
    </style:style>
    <style:style style:name="ro1-1168" style:family="table-row">
      <style:table-row-properties style:row-height="0.446cm" fo:break-before="auto" style:use-optimal-row-height="false"/>
    </style:style>
    <style:style style:name="ro1-1169" style:family="table-row">
      <style:table-row-properties style:row-height="0.446cm" fo:break-before="auto" style:use-optimal-row-height="false"/>
    </style:style>
    <style:style style:name="ro1-1170" style:family="table-row">
      <style:table-row-properties style:row-height="0.446cm" fo:break-before="auto" style:use-optimal-row-height="false"/>
    </style:style>
    <style:style style:name="ro1-1171" style:family="table-row">
      <style:table-row-properties style:row-height="0.446cm" fo:break-before="auto" style:use-optimal-row-height="false"/>
    </style:style>
    <style:style style:name="ro1-1172" style:family="table-row">
      <style:table-row-properties style:row-height="0.446cm" fo:break-before="auto" style:use-optimal-row-height="false"/>
    </style:style>
    <style:style style:name="ro1-1173" style:family="table-row">
      <style:table-row-properties style:row-height="0.446cm" fo:break-before="auto" style:use-optimal-row-height="false"/>
    </style:style>
    <style:style style:name="ro1-1174" style:family="table-row">
      <style:table-row-properties style:row-height="0.446cm" fo:break-before="auto" style:use-optimal-row-height="false"/>
    </style:style>
    <style:style style:name="ro1-1175" style:family="table-row">
      <style:table-row-properties style:row-height="0.446cm" fo:break-before="auto" style:use-optimal-row-height="false"/>
    </style:style>
    <style:style style:name="ro1-1176" style:family="table-row">
      <style:table-row-properties style:row-height="0.848cm" fo:break-before="auto" style:use-optimal-row-height="false"/>
    </style:style>
    <style:style style:name="ro1-1177" style:family="table-row">
      <style:table-row-properties style:row-height="0.446cm" fo:break-before="auto" style:use-optimal-row-height="false"/>
    </style:style>
    <style:style style:name="ro1-1178" style:family="table-row">
      <style:table-row-properties style:row-height="0.446cm" fo:break-before="auto" style:use-optimal-row-height="false"/>
    </style:style>
    <style:style style:name="ro1-1179" style:family="table-row">
      <style:table-row-properties style:row-height="0.446cm" fo:break-before="auto" style:use-optimal-row-height="false"/>
    </style:style>
    <style:style style:name="ro1-1180" style:family="table-row">
      <style:table-row-properties style:row-height="0.446cm" fo:break-before="auto" style:use-optimal-row-height="false"/>
    </style:style>
    <style:style style:name="ro1-1181" style:family="table-row">
      <style:table-row-properties style:row-height="0.446cm" fo:break-before="auto" style:use-optimal-row-height="false"/>
    </style:style>
    <style:style style:name="ro1-1182" style:family="table-row">
      <style:table-row-properties style:row-height="0.446cm" fo:break-before="auto" style:use-optimal-row-height="false"/>
    </style:style>
    <style:style style:name="ro1-1183" style:family="table-row">
      <style:table-row-properties style:row-height="0.446cm" fo:break-before="auto" style:use-optimal-row-height="false"/>
    </style:style>
    <style:style style:name="ro1-1184" style:family="table-row">
      <style:table-row-properties style:row-height="0.446cm" fo:break-before="auto" style:use-optimal-row-height="false"/>
    </style:style>
    <style:style style:name="ro1-1185" style:family="table-row">
      <style:table-row-properties style:row-height="0.446cm" fo:break-before="auto" style:use-optimal-row-height="false"/>
    </style:style>
    <style:style style:name="ro1-1186" style:family="table-row">
      <style:table-row-properties style:row-height="0.848cm" fo:break-before="auto" style:use-optimal-row-height="false"/>
    </style:style>
    <style:style style:name="ro1-1187" style:family="table-row">
      <style:table-row-properties style:row-height="0.446cm" fo:break-before="auto" style:use-optimal-row-height="false"/>
    </style:style>
    <style:style style:name="ro1-1188" style:family="table-row">
      <style:table-row-properties style:row-height="0.446cm" fo:break-before="auto" style:use-optimal-row-height="false"/>
    </style:style>
    <style:style style:name="ro1-1189" style:family="table-row">
      <style:table-row-properties style:row-height="0.446cm" fo:break-before="auto" style:use-optimal-row-height="false"/>
    </style:style>
    <style:style style:name="ro1-1190" style:family="table-row">
      <style:table-row-properties style:row-height="0.446cm" fo:break-before="auto" style:use-optimal-row-height="false"/>
    </style:style>
    <style:style style:name="ro1-1191" style:family="table-row">
      <style:table-row-properties style:row-height="0.446cm" fo:break-before="auto" style:use-optimal-row-height="false"/>
    </style:style>
    <style:style style:name="ro1-1192" style:family="table-row">
      <style:table-row-properties style:row-height="0.446cm" fo:break-before="auto" style:use-optimal-row-height="false"/>
    </style:style>
    <style:style style:name="ro1-1193" style:family="table-row">
      <style:table-row-properties style:row-height="0.446cm" fo:break-before="auto" style:use-optimal-row-height="false"/>
    </style:style>
    <style:style style:name="ro1-1194" style:family="table-row">
      <style:table-row-properties style:row-height="0.446cm" fo:break-before="auto" style:use-optimal-row-height="false"/>
    </style:style>
    <style:style style:name="ro1-1195" style:family="table-row">
      <style:table-row-properties style:row-height="0.446cm" fo:break-before="auto" style:use-optimal-row-height="false"/>
    </style:style>
    <style:style style:name="ro1-1196" style:family="table-row">
      <style:table-row-properties style:row-height="0.446cm" fo:break-before="auto" style:use-optimal-row-height="false"/>
    </style:style>
    <style:style style:name="ro1-1197" style:family="table-row">
      <style:table-row-properties style:row-height="0.446cm" fo:break-before="auto" style:use-optimal-row-height="false"/>
    </style:style>
    <style:style style:name="ro1-1198" style:family="table-row">
      <style:table-row-properties style:row-height="0.446cm" fo:break-before="auto" style:use-optimal-row-height="false"/>
    </style:style>
    <style:style style:name="ro1-1199" style:family="table-row">
      <style:table-row-properties style:row-height="0.446cm" fo:break-before="auto" style:use-optimal-row-height="false"/>
    </style:style>
    <style:style style:name="ro1-1200" style:family="table-row">
      <style:table-row-properties style:row-height="0.446cm" fo:break-before="auto" style:use-optimal-row-height="false"/>
    </style:style>
    <style:style style:name="ro1-1201" style:family="table-row">
      <style:table-row-properties style:row-height="0.446cm" fo:break-before="auto" style:use-optimal-row-height="false"/>
    </style:style>
    <style:style style:name="ro1-1202" style:family="table-row">
      <style:table-row-properties style:row-height="0.446cm" fo:break-before="auto" style:use-optimal-row-height="false"/>
    </style:style>
    <style:style style:name="ro1-1203" style:family="table-row">
      <style:table-row-properties style:row-height="0.446cm" fo:break-before="auto" style:use-optimal-row-height="false"/>
    </style:style>
    <style:style style:name="ro1-1204" style:family="table-row">
      <style:table-row-properties style:row-height="0.446cm" fo:break-before="auto" style:use-optimal-row-height="false"/>
    </style:style>
    <style:style style:name="ro1-1205" style:family="table-row">
      <style:table-row-properties style:row-height="0.446cm" fo:break-before="auto" style:use-optimal-row-height="false"/>
    </style:style>
    <style:style style:name="ro1-1206" style:family="table-row">
      <style:table-row-properties style:row-height="0.446cm" fo:break-before="auto" style:use-optimal-row-height="false"/>
    </style:style>
    <style:style style:name="ro1-1207" style:family="table-row">
      <style:table-row-properties style:row-height="0.446cm" fo:break-before="auto" style:use-optimal-row-height="false"/>
    </style:style>
    <style:style style:name="ro1-1208" style:family="table-row">
      <style:table-row-properties style:row-height="0.446cm" fo:break-before="auto" style:use-optimal-row-height="false"/>
    </style:style>
    <style:style style:name="ro1-1209" style:family="table-row">
      <style:table-row-properties style:row-height="0.446cm" fo:break-before="auto" style:use-optimal-row-height="false"/>
    </style:style>
    <style:style style:name="ro1-1210" style:family="table-row">
      <style:table-row-properties style:row-height="0.446cm" fo:break-before="auto" style:use-optimal-row-height="false"/>
    </style:style>
    <style:style style:name="ro1-1211" style:family="table-row">
      <style:table-row-properties style:row-height="0.446cm" fo:break-before="auto" style:use-optimal-row-height="false"/>
    </style:style>
    <style:style style:name="ro1-1212" style:family="table-row">
      <style:table-row-properties style:row-height="0.446cm" fo:break-before="auto" style:use-optimal-row-height="false"/>
    </style:style>
    <style:style style:name="ro1-1213" style:family="table-row">
      <style:table-row-properties style:row-height="0.446cm" fo:break-before="auto" style:use-optimal-row-height="false"/>
    </style:style>
    <style:style style:name="ro1-1214" style:family="table-row">
      <style:table-row-properties style:row-height="0.446cm" fo:break-before="auto" style:use-optimal-row-height="false"/>
    </style:style>
    <style:style style:name="ro1-1215" style:family="table-row">
      <style:table-row-properties style:row-height="0.446cm" fo:break-before="auto" style:use-optimal-row-height="false"/>
    </style:style>
    <style:style style:name="ro1-1216" style:family="table-row">
      <style:table-row-properties style:row-height="0.446cm" fo:break-before="auto" style:use-optimal-row-height="false"/>
    </style:style>
    <style:style style:name="ro1-1217" style:family="table-row">
      <style:table-row-properties style:row-height="0.446cm" fo:break-before="auto" style:use-optimal-row-height="false"/>
    </style:style>
    <style:style style:name="ro1-1218" style:family="table-row">
      <style:table-row-properties style:row-height="0.446cm" fo:break-before="auto" style:use-optimal-row-height="false"/>
    </style:style>
    <style:style style:name="ro1-1219" style:family="table-row">
      <style:table-row-properties style:row-height="0.446cm" fo:break-before="auto" style:use-optimal-row-height="false"/>
    </style:style>
    <style:style style:name="ro1-1220" style:family="table-row">
      <style:table-row-properties style:row-height="0.446cm" fo:break-before="auto" style:use-optimal-row-height="false"/>
    </style:style>
    <style:style style:name="ro1-1221" style:family="table-row">
      <style:table-row-properties style:row-height="0.446cm" fo:break-before="auto" style:use-optimal-row-height="false"/>
    </style:style>
    <style:style style:name="ro1-1222" style:family="table-row">
      <style:table-row-properties style:row-height="0.446cm" fo:break-before="auto" style:use-optimal-row-height="false"/>
    </style:style>
    <style:style style:name="ro1-1223" style:family="table-row">
      <style:table-row-properties style:row-height="0.446cm" fo:break-before="auto" style:use-optimal-row-height="false"/>
    </style:style>
    <style:style style:name="ro1-1224" style:family="table-row">
      <style:table-row-properties style:row-height="0.446cm" fo:break-before="auto" style:use-optimal-row-height="false"/>
    </style:style>
    <style:style style:name="ro1-1225" style:family="table-row">
      <style:table-row-properties style:row-height="0.446cm" fo:break-before="auto" style:use-optimal-row-height="false"/>
    </style:style>
    <style:style style:name="ro1-1226" style:family="table-row">
      <style:table-row-properties style:row-height="0.446cm" fo:break-before="auto" style:use-optimal-row-height="false"/>
    </style:style>
    <style:style style:name="ro1-1227" style:family="table-row">
      <style:table-row-properties style:row-height="0.446cm" fo:break-before="auto" style:use-optimal-row-height="false"/>
    </style:style>
    <style:style style:name="ro1-1228" style:family="table-row">
      <style:table-row-properties style:row-height="0.446cm" fo:break-before="auto" style:use-optimal-row-height="false"/>
    </style:style>
    <style:style style:name="ro1-1229" style:family="table-row">
      <style:table-row-properties style:row-height="0.446cm" fo:break-before="auto" style:use-optimal-row-height="false"/>
    </style:style>
    <style:style style:name="ro1-1230" style:family="table-row">
      <style:table-row-properties style:row-height="0.446cm" fo:break-before="auto" style:use-optimal-row-height="false"/>
    </style:style>
    <style:style style:name="ro1-1231" style:family="table-row">
      <style:table-row-properties style:row-height="0.446cm" fo:break-before="auto" style:use-optimal-row-height="false"/>
    </style:style>
    <style:style style:name="ro1-1232" style:family="table-row">
      <style:table-row-properties style:row-height="0.446cm" fo:break-before="auto" style:use-optimal-row-height="false"/>
    </style:style>
    <style:style style:name="ro1-1233" style:family="table-row">
      <style:table-row-properties style:row-height="0.446cm" fo:break-before="auto" style:use-optimal-row-height="false"/>
    </style:style>
    <style:style style:name="ro1-1234" style:family="table-row">
      <style:table-row-properties style:row-height="0.446cm" fo:break-before="auto" style:use-optimal-row-height="false"/>
    </style:style>
    <style:style style:name="ro1-1235" style:family="table-row">
      <style:table-row-properties style:row-height="0.446cm" fo:break-before="auto" style:use-optimal-row-height="false"/>
    </style:style>
    <style:style style:name="ro1-1236" style:family="table-row">
      <style:table-row-properties style:row-height="0.446cm" fo:break-before="auto" style:use-optimal-row-height="false"/>
    </style:style>
    <style:style style:name="ro1-1237" style:family="table-row">
      <style:table-row-properties style:row-height="0.446cm" fo:break-before="auto" style:use-optimal-row-height="false"/>
    </style:style>
    <style:style style:name="ro1-1238" style:family="table-row">
      <style:table-row-properties style:row-height="0.446cm" fo:break-before="auto" style:use-optimal-row-height="false"/>
    </style:style>
    <style:style style:name="ro1-1239" style:family="table-row">
      <style:table-row-properties style:row-height="0.446cm" fo:break-before="auto" style:use-optimal-row-height="false"/>
    </style:style>
    <style:style style:name="ro1-1240" style:family="table-row">
      <style:table-row-properties style:row-height="0.446cm" fo:break-before="auto" style:use-optimal-row-height="false"/>
    </style:style>
    <style:style style:name="ro1-1241" style:family="table-row">
      <style:table-row-properties style:row-height="0.446cm" fo:break-before="auto" style:use-optimal-row-height="false"/>
    </style:style>
    <style:style style:name="ro1-1242" style:family="table-row">
      <style:table-row-properties style:row-height="0.446cm" fo:break-before="auto" style:use-optimal-row-height="false"/>
    </style:style>
    <style:style style:name="ro1-1243" style:family="table-row">
      <style:table-row-properties style:row-height="0.446cm" fo:break-before="auto" style:use-optimal-row-height="false"/>
    </style:style>
    <style:style style:name="ro1-1244" style:family="table-row">
      <style:table-row-properties style:row-height="0.446cm" fo:break-before="auto" style:use-optimal-row-height="false"/>
    </style:style>
    <style:style style:name="ro1-1245" style:family="table-row">
      <style:table-row-properties style:row-height="0.446cm" fo:break-before="auto" style:use-optimal-row-height="false"/>
    </style:style>
    <style:style style:name="ro1-1246" style:family="table-row">
      <style:table-row-properties style:row-height="0.446cm" fo:break-before="auto" style:use-optimal-row-height="false"/>
    </style:style>
    <style:style style:name="ro1-1247" style:family="table-row">
      <style:table-row-properties style:row-height="0.446cm" fo:break-before="auto" style:use-optimal-row-height="false"/>
    </style:style>
    <style:style style:name="ro1-1248" style:family="table-row">
      <style:table-row-properties style:row-height="0.446cm" fo:break-before="auto" style:use-optimal-row-height="false"/>
    </style:style>
    <style:style style:name="ro1-1249" style:family="table-row">
      <style:table-row-properties style:row-height="0.446cm" fo:break-before="auto" style:use-optimal-row-height="false"/>
    </style:style>
    <style:style style:name="ro1-1250" style:family="table-row">
      <style:table-row-properties style:row-height="0.446cm" fo:break-before="auto" style:use-optimal-row-height="false"/>
    </style:style>
    <style:style style:name="ro1-1251" style:family="table-row">
      <style:table-row-properties style:row-height="0.446cm" fo:break-before="auto" style:use-optimal-row-height="false"/>
    </style:style>
    <style:style style:name="ro1-1252" style:family="table-row">
      <style:table-row-properties style:row-height="0.446cm" fo:break-before="auto" style:use-optimal-row-height="false"/>
    </style:style>
    <style:style style:name="ro1-1253" style:family="table-row">
      <style:table-row-properties style:row-height="0.446cm" fo:break-before="auto" style:use-optimal-row-height="false"/>
    </style:style>
    <style:style style:name="ro1-1254" style:family="table-row">
      <style:table-row-properties style:row-height="0.446cm" fo:break-before="auto" style:use-optimal-row-height="false"/>
    </style:style>
    <style:style style:name="ro1-1255" style:family="table-row">
      <style:table-row-properties style:row-height="0.446cm" fo:break-before="auto" style:use-optimal-row-height="false"/>
    </style:style>
    <style:style style:name="ro1-1256" style:family="table-row">
      <style:table-row-properties style:row-height="0.446cm" fo:break-before="auto" style:use-optimal-row-height="false"/>
    </style:style>
    <style:style style:name="ro1-1257" style:family="table-row">
      <style:table-row-properties style:row-height="0.446cm" fo:break-before="auto" style:use-optimal-row-height="false"/>
    </style:style>
    <style:style style:name="ro1-1258" style:family="table-row">
      <style:table-row-properties style:row-height="0.446cm" fo:break-before="auto" style:use-optimal-row-height="false"/>
    </style:style>
    <style:style style:name="ro1-1259" style:family="table-row">
      <style:table-row-properties style:row-height="0.446cm" fo:break-before="auto" style:use-optimal-row-height="false"/>
    </style:style>
    <style:style style:name="ro1-1260" style:family="table-row">
      <style:table-row-properties style:row-height="0.446cm" fo:break-before="auto" style:use-optimal-row-height="false"/>
    </style:style>
    <style:style style:name="ro1-1261" style:family="table-row">
      <style:table-row-properties style:row-height="0.446cm" fo:break-before="auto" style:use-optimal-row-height="false"/>
    </style:style>
    <style:style style:name="ro1-1262" style:family="table-row">
      <style:table-row-properties style:row-height="0.446cm" fo:break-before="auto" style:use-optimal-row-height="false"/>
    </style:style>
    <style:style style:name="ro1-1263" style:family="table-row">
      <style:table-row-properties style:row-height="0.446cm" fo:break-before="auto" style:use-optimal-row-height="false"/>
    </style:style>
    <style:style style:name="ro1-1264" style:family="table-row">
      <style:table-row-properties style:row-height="0.446cm" fo:break-before="auto" style:use-optimal-row-height="false"/>
    </style:style>
    <style:style style:name="ro1-1265" style:family="table-row">
      <style:table-row-properties style:row-height="0.446cm" fo:break-before="auto" style:use-optimal-row-height="false"/>
    </style:style>
    <style:style style:name="ro1-1266" style:family="table-row">
      <style:table-row-properties style:row-height="0.446cm" fo:break-before="auto" style:use-optimal-row-height="false"/>
    </style:style>
    <style:style style:name="ro1-1267" style:family="table-row">
      <style:table-row-properties style:row-height="0.446cm" fo:break-before="auto" style:use-optimal-row-height="false"/>
    </style:style>
    <style:style style:name="ro1-1268" style:family="table-row">
      <style:table-row-properties style:row-height="0.446cm" fo:break-before="auto" style:use-optimal-row-height="false"/>
    </style:style>
    <style:style style:name="ro1-1269" style:family="table-row">
      <style:table-row-properties style:row-height="0.446cm" fo:break-before="auto" style:use-optimal-row-height="false"/>
    </style:style>
    <style:style style:name="ro1-1270" style:family="table-row">
      <style:table-row-properties style:row-height="0.446cm" fo:break-before="auto" style:use-optimal-row-height="false"/>
    </style:style>
    <style:style style:name="ro1-1271" style:family="table-row">
      <style:table-row-properties style:row-height="0.446cm" fo:break-before="auto" style:use-optimal-row-height="false"/>
    </style:style>
    <style:style style:name="ro1-1272" style:family="table-row">
      <style:table-row-properties style:row-height="0.446cm" fo:break-before="auto" style:use-optimal-row-height="false"/>
    </style:style>
    <style:style style:name="ro1-1273" style:family="table-row">
      <style:table-row-properties style:row-height="0.446cm" fo:break-before="auto" style:use-optimal-row-height="false"/>
    </style:style>
    <style:style style:name="ro1-1274" style:family="table-row">
      <style:table-row-properties style:row-height="0.446cm" fo:break-before="auto" style:use-optimal-row-height="false"/>
    </style:style>
    <style:style style:name="ro1-1275" style:family="table-row">
      <style:table-row-properties style:row-height="0.446cm" fo:break-before="auto" style:use-optimal-row-height="false"/>
    </style:style>
    <style:style style:name="ro1-1276" style:family="table-row">
      <style:table-row-properties style:row-height="0.446cm" fo:break-before="auto" style:use-optimal-row-height="false"/>
    </style:style>
    <style:style style:name="ro1-1277" style:family="table-row">
      <style:table-row-properties style:row-height="0.446cm" fo:break-before="auto" style:use-optimal-row-height="false"/>
    </style:style>
    <style:style style:name="ro1-1278" style:family="table-row">
      <style:table-row-properties style:row-height="0.446cm" fo:break-before="auto" style:use-optimal-row-height="false"/>
    </style:style>
    <style:style style:name="ro1-1279" style:family="table-row">
      <style:table-row-properties style:row-height="0.446cm" fo:break-before="auto" style:use-optimal-row-height="false"/>
    </style:style>
    <style:style style:name="ro1-1280" style:family="table-row">
      <style:table-row-properties style:row-height="0.446cm" fo:break-before="auto" style:use-optimal-row-height="false"/>
    </style:style>
    <style:style style:name="ro1-1281" style:family="table-row">
      <style:table-row-properties style:row-height="0.446cm" fo:break-before="auto" style:use-optimal-row-height="false"/>
    </style:style>
    <style:style style:name="ro1-1282" style:family="table-row">
      <style:table-row-properties style:row-height="0.446cm" fo:break-before="auto" style:use-optimal-row-height="false"/>
    </style:style>
    <style:style style:name="ro1-1283" style:family="table-row">
      <style:table-row-properties style:row-height="0.446cm" fo:break-before="auto" style:use-optimal-row-height="false"/>
    </style:style>
    <style:style style:name="ro1-1284" style:family="table-row">
      <style:table-row-properties style:row-height="0.446cm" fo:break-before="auto" style:use-optimal-row-height="false"/>
    </style:style>
    <style:style style:name="ro1-1285" style:family="table-row">
      <style:table-row-properties style:row-height="0.446cm" fo:break-before="auto" style:use-optimal-row-height="false"/>
    </style:style>
    <style:style style:name="ro1-1286" style:family="table-row">
      <style:table-row-properties style:row-height="0.446cm" fo:break-before="auto" style:use-optimal-row-height="false"/>
    </style:style>
    <style:style style:name="ro1-1287" style:family="table-row">
      <style:table-row-properties style:row-height="0.446cm" fo:break-before="auto" style:use-optimal-row-height="false"/>
    </style:style>
    <style:style style:name="ro1-1288" style:family="table-row">
      <style:table-row-properties style:row-height="0.446cm" fo:break-before="auto" style:use-optimal-row-height="false"/>
    </style:style>
    <style:style style:name="ro1-1289" style:family="table-row">
      <style:table-row-properties style:row-height="0.446cm" fo:break-before="auto" style:use-optimal-row-height="false"/>
    </style:style>
    <style:style style:name="ro1-1290" style:family="table-row">
      <style:table-row-properties style:row-height="0.446cm" fo:break-before="auto" style:use-optimal-row-height="false"/>
    </style:style>
    <style:style style:name="ro1-1291" style:family="table-row">
      <style:table-row-properties style:row-height="0.446cm" fo:break-before="auto" style:use-optimal-row-height="false"/>
    </style:style>
    <style:style style:name="ro1-1292" style:family="table-row">
      <style:table-row-properties style:row-height="0.446cm" fo:break-before="auto" style:use-optimal-row-height="false"/>
    </style:style>
    <style:style style:name="ro1-1293" style:family="table-row">
      <style:table-row-properties style:row-height="0.446cm" fo:break-before="auto" style:use-optimal-row-height="false"/>
    </style:style>
    <style:style style:name="ro1-1294" style:family="table-row">
      <style:table-row-properties style:row-height="0.446cm" fo:break-before="auto" style:use-optimal-row-height="false"/>
    </style:style>
    <style:style style:name="ro1-1295" style:family="table-row">
      <style:table-row-properties style:row-height="0.446cm" fo:break-before="auto" style:use-optimal-row-height="false"/>
    </style:style>
    <style:style style:name="ro1-1296" style:family="table-row">
      <style:table-row-properties style:row-height="0.446cm" fo:break-before="auto" style:use-optimal-row-height="false"/>
    </style:style>
    <style:style style:name="ro1-1297" style:family="table-row">
      <style:table-row-properties style:row-height="0.446cm" fo:break-before="auto" style:use-optimal-row-height="false"/>
    </style:style>
    <style:style style:name="ro1-1298" style:family="table-row">
      <style:table-row-properties style:row-height="0.446cm" fo:break-before="auto" style:use-optimal-row-height="false"/>
    </style:style>
    <style:style style:name="ro1-1299" style:family="table-row">
      <style:table-row-properties style:row-height="0.446cm" fo:break-before="auto" style:use-optimal-row-height="false"/>
    </style:style>
    <style:style style:name="ro1-1300" style:family="table-row">
      <style:table-row-properties style:row-height="0.446cm" fo:break-before="auto" style:use-optimal-row-height="false"/>
    </style:style>
    <style:style style:name="ro1-1301" style:family="table-row">
      <style:table-row-properties style:row-height="0.446cm" fo:break-before="auto" style:use-optimal-row-height="false"/>
    </style:style>
    <style:style style:name="ro1-1302" style:family="table-row">
      <style:table-row-properties style:row-height="0.446cm" fo:break-before="auto" style:use-optimal-row-height="false"/>
    </style:style>
    <style:style style:name="ro1-1303" style:family="table-row">
      <style:table-row-properties style:row-height="0.446cm" fo:break-before="auto" style:use-optimal-row-height="false"/>
    </style:style>
    <style:style style:name="ro1-1304" style:family="table-row">
      <style:table-row-properties style:row-height="0.446cm" fo:break-before="auto" style:use-optimal-row-height="false"/>
    </style:style>
    <style:style style:name="ro1-1305" style:family="table-row">
      <style:table-row-properties style:row-height="0.446cm" fo:break-before="auto" style:use-optimal-row-height="false"/>
    </style:style>
    <style:style style:name="ro1-1306" style:family="table-row">
      <style:table-row-properties style:row-height="0.446cm" fo:break-before="auto" style:use-optimal-row-height="false"/>
    </style:style>
    <style:style style:name="ro1-1307" style:family="table-row">
      <style:table-row-properties style:row-height="0.446cm" fo:break-before="auto" style:use-optimal-row-height="false"/>
    </style:style>
    <style:style style:name="ro1-1308" style:family="table-row">
      <style:table-row-properties style:row-height="0.446cm" fo:break-before="auto" style:use-optimal-row-height="false"/>
    </style:style>
    <style:style style:name="ro1-1309" style:family="table-row">
      <style:table-row-properties style:row-height="0.446cm" fo:break-before="auto" style:use-optimal-row-height="false"/>
    </style:style>
    <style:style style:name="ro1-1310" style:family="table-row">
      <style:table-row-properties style:row-height="0.446cm" fo:break-before="auto" style:use-optimal-row-height="false"/>
    </style:style>
    <style:style style:name="ro1-1311" style:family="table-row">
      <style:table-row-properties style:row-height="0.446cm" fo:break-before="auto" style:use-optimal-row-height="false"/>
    </style:style>
    <style:style style:name="ro1-1312" style:family="table-row">
      <style:table-row-properties style:row-height="0.446cm" fo:break-before="auto" style:use-optimal-row-height="false"/>
    </style:style>
    <style:style style:name="ro1-1313" style:family="table-row">
      <style:table-row-properties style:row-height="0.446cm" fo:break-before="auto" style:use-optimal-row-height="false"/>
    </style:style>
    <style:style style:name="ro1-1314" style:family="table-row">
      <style:table-row-properties style:row-height="0.446cm" fo:break-before="auto" style:use-optimal-row-height="false"/>
    </style:style>
    <style:style style:name="ro1-1315" style:family="table-row">
      <style:table-row-properties style:row-height="0.446cm" fo:break-before="auto" style:use-optimal-row-height="false"/>
    </style:style>
    <style:style style:name="ro1-1316" style:family="table-row">
      <style:table-row-properties style:row-height="0.446cm" fo:break-before="auto" style:use-optimal-row-height="false"/>
    </style:style>
    <style:style style:name="ro1-1317" style:family="table-row">
      <style:table-row-properties style:row-height="0.446cm" fo:break-before="auto" style:use-optimal-row-height="false"/>
    </style:style>
    <style:style style:name="ro1-1318" style:family="table-row">
      <style:table-row-properties style:row-height="0.446cm" fo:break-before="auto" style:use-optimal-row-height="false"/>
    </style:style>
    <style:style style:name="ro1-1319" style:family="table-row">
      <style:table-row-properties style:row-height="0.446cm" fo:break-before="auto" style:use-optimal-row-height="false"/>
    </style:style>
    <style:style style:name="ro1-1320" style:family="table-row">
      <style:table-row-properties style:row-height="0.446cm" fo:break-before="auto" style:use-optimal-row-height="false"/>
    </style:style>
    <style:style style:name="ro1-1321" style:family="table-row">
      <style:table-row-properties style:row-height="0.446cm" fo:break-before="auto" style:use-optimal-row-height="false"/>
    </style:style>
    <style:style style:name="ro1-1322" style:family="table-row">
      <style:table-row-properties style:row-height="0.446cm" fo:break-before="auto" style:use-optimal-row-height="false"/>
    </style:style>
    <style:style style:name="ro1-1323" style:family="table-row">
      <style:table-row-properties style:row-height="0.446cm" fo:break-before="auto" style:use-optimal-row-height="false"/>
    </style:style>
    <style:style style:name="ro1-1324" style:family="table-row">
      <style:table-row-properties style:row-height="0.446cm" fo:break-before="auto" style:use-optimal-row-height="false"/>
    </style:style>
    <style:style style:name="ro1-1325" style:family="table-row">
      <style:table-row-properties style:row-height="0.446cm" fo:break-before="auto" style:use-optimal-row-height="false"/>
    </style:style>
    <style:style style:name="ro1-1326" style:family="table-row">
      <style:table-row-properties style:row-height="0.446cm" fo:break-before="auto" style:use-optimal-row-height="false"/>
    </style:style>
    <style:style style:name="ro1-1327" style:family="table-row">
      <style:table-row-properties style:row-height="0.446cm" fo:break-before="auto" style:use-optimal-row-height="false"/>
    </style:style>
    <style:style style:name="ro1-1328" style:family="table-row">
      <style:table-row-properties style:row-height="0.446cm" fo:break-before="auto" style:use-optimal-row-height="false"/>
    </style:style>
    <style:style style:name="ro1-1329" style:family="table-row">
      <style:table-row-properties style:row-height="0.446cm" fo:break-before="auto" style:use-optimal-row-height="false"/>
    </style:style>
    <style:style style:name="ro1-1330" style:family="table-row">
      <style:table-row-properties style:row-height="0.446cm" fo:break-before="auto" style:use-optimal-row-height="false"/>
    </style:style>
    <style:style style:name="ro1-1331" style:family="table-row">
      <style:table-row-properties style:row-height="0.446cm" fo:break-before="auto" style:use-optimal-row-height="false"/>
    </style:style>
    <style:style style:name="ro1-1332" style:family="table-row">
      <style:table-row-properties style:row-height="0.446cm" fo:break-before="auto" style:use-optimal-row-height="false"/>
    </style:style>
    <style:style style:name="ro1-1333" style:family="table-row">
      <style:table-row-properties style:row-height="0.446cm" fo:break-before="auto" style:use-optimal-row-height="false"/>
    </style:style>
    <style:style style:name="ro1-1334" style:family="table-row">
      <style:table-row-properties style:row-height="0.446cm" fo:break-before="auto" style:use-optimal-row-height="false"/>
    </style:style>
    <style:style style:name="ro1-1335" style:family="table-row">
      <style:table-row-properties style:row-height="0.446cm" fo:break-before="auto" style:use-optimal-row-height="false"/>
    </style:style>
    <style:style style:name="ro1-1336" style:family="table-row">
      <style:table-row-properties style:row-height="0.446cm" fo:break-before="auto" style:use-optimal-row-height="false"/>
    </style:style>
    <style:style style:name="ro1-1337" style:family="table-row">
      <style:table-row-properties style:row-height="0.446cm" fo:break-before="auto" style:use-optimal-row-height="false"/>
    </style:style>
    <style:style style:name="ro1-1338" style:family="table-row">
      <style:table-row-properties style:row-height="0.446cm" fo:break-before="auto" style:use-optimal-row-height="false"/>
    </style:style>
    <style:style style:name="ro1-1339" style:family="table-row">
      <style:table-row-properties style:row-height="0.446cm" fo:break-before="auto" style:use-optimal-row-height="false"/>
    </style:style>
    <style:style style:name="ro1-1340" style:family="table-row">
      <style:table-row-properties style:row-height="0.446cm" fo:break-before="auto" style:use-optimal-row-height="false"/>
    </style:style>
    <style:style style:name="ro1-1341" style:family="table-row">
      <style:table-row-properties style:row-height="0.446cm" fo:break-before="auto" style:use-optimal-row-height="false"/>
    </style:style>
    <style:style style:name="ro1-1342" style:family="table-row">
      <style:table-row-properties style:row-height="0.446cm" fo:break-before="auto" style:use-optimal-row-height="false"/>
    </style:style>
    <style:style style:name="ro1-1343" style:family="table-row">
      <style:table-row-properties style:row-height="0.446cm" fo:break-before="auto" style:use-optimal-row-height="false"/>
    </style:style>
    <style:style style:name="ro1-1344" style:family="table-row">
      <style:table-row-properties style:row-height="0.446cm" fo:break-before="auto" style:use-optimal-row-height="false"/>
    </style:style>
    <style:style style:name="ro1-1345" style:family="table-row">
      <style:table-row-properties style:row-height="0.446cm" fo:break-before="auto" style:use-optimal-row-height="false"/>
    </style:style>
    <style:style style:name="ro1-1346" style:family="table-row">
      <style:table-row-properties style:row-height="0.446cm" fo:break-before="auto" style:use-optimal-row-height="false"/>
    </style:style>
    <style:style style:name="ro1-1347" style:family="table-row">
      <style:table-row-properties style:row-height="0.446cm" fo:break-before="auto" style:use-optimal-row-height="false"/>
    </style:style>
    <style:style style:name="ro1-1348" style:family="table-row">
      <style:table-row-properties style:row-height="0.446cm" fo:break-before="auto" style:use-optimal-row-height="false"/>
    </style:style>
    <style:style style:name="ro1-1349" style:family="table-row">
      <style:table-row-properties style:row-height="0.446cm" fo:break-before="auto" style:use-optimal-row-height="false"/>
    </style:style>
    <style:style style:name="ro1-1350" style:family="table-row">
      <style:table-row-properties style:row-height="0.446cm" fo:break-before="auto" style:use-optimal-row-height="false"/>
    </style:style>
    <style:style style:name="ro1-1351" style:family="table-row">
      <style:table-row-properties style:row-height="0.446cm" fo:break-before="auto" style:use-optimal-row-height="false"/>
    </style:style>
    <style:style style:name="ro1-1352" style:family="table-row">
      <style:table-row-properties style:row-height="0.446cm" fo:break-before="auto" style:use-optimal-row-height="false"/>
    </style:style>
    <style:style style:name="ro1-1353" style:family="table-row">
      <style:table-row-properties style:row-height="0.446cm" fo:break-before="auto" style:use-optimal-row-height="false"/>
    </style:style>
    <style:style style:name="ro1-1354" style:family="table-row">
      <style:table-row-properties style:row-height="0.446cm" fo:break-before="auto" style:use-optimal-row-height="false"/>
    </style:style>
    <style:style style:name="ro1-1355" style:family="table-row">
      <style:table-row-properties style:row-height="0.446cm" fo:break-before="auto" style:use-optimal-row-height="false"/>
    </style:style>
    <style:style style:name="ro1-1356" style:family="table-row">
      <style:table-row-properties style:row-height="0.848cm" fo:break-before="auto" style:use-optimal-row-height="false"/>
    </style:style>
    <style:style style:name="ro1-1357" style:family="table-row">
      <style:table-row-properties style:row-height="0.446cm" fo:break-before="auto" style:use-optimal-row-height="false"/>
    </style:style>
    <style:style style:name="ro1-1358" style:family="table-row">
      <style:table-row-properties style:row-height="0.446cm" fo:break-before="auto" style:use-optimal-row-height="false"/>
    </style:style>
    <style:style style:name="ro1-1359" style:family="table-row">
      <style:table-row-properties style:row-height="0.446cm" fo:break-before="auto" style:use-optimal-row-height="false"/>
    </style:style>
    <style:style style:name="ro1-1360" style:family="table-row">
      <style:table-row-properties style:row-height="0.446cm" fo:break-before="auto" style:use-optimal-row-height="false"/>
    </style:style>
    <style:style style:name="ro1-1361" style:family="table-row">
      <style:table-row-properties style:row-height="0.446cm" fo:break-before="auto" style:use-optimal-row-height="false"/>
    </style:style>
    <style:style style:name="ro1-1362" style:family="table-row">
      <style:table-row-properties style:row-height="0.446cm" fo:break-before="auto" style:use-optimal-row-height="false"/>
    </style:style>
    <style:style style:name="ro1-1363" style:family="table-row">
      <style:table-row-properties style:row-height="0.446cm" fo:break-before="auto" style:use-optimal-row-height="false"/>
    </style:style>
    <style:style style:name="ro1-1364" style:family="table-row">
      <style:table-row-properties style:row-height="0.446cm" fo:break-before="auto" style:use-optimal-row-height="false"/>
    </style:style>
    <style:style style:name="ro1-1365" style:family="table-row">
      <style:table-row-properties style:row-height="0.446cm" fo:break-before="auto" style:use-optimal-row-height="false"/>
    </style:style>
    <style:style style:name="ro1-1366" style:family="table-row">
      <style:table-row-properties style:row-height="0.446cm" fo:break-before="auto" style:use-optimal-row-height="false"/>
    </style:style>
    <style:style style:name="ro1-1367" style:family="table-row">
      <style:table-row-properties style:row-height="0.446cm" fo:break-before="auto" style:use-optimal-row-height="false"/>
    </style:style>
    <style:style style:name="ro1-1368" style:family="table-row">
      <style:table-row-properties style:row-height="0.446cm" fo:break-before="auto" style:use-optimal-row-height="false"/>
    </style:style>
    <style:style style:name="ro1-1369" style:family="table-row">
      <style:table-row-properties style:row-height="0.446cm" fo:break-before="auto" style:use-optimal-row-height="false"/>
    </style:style>
    <style:style style:name="ro1-1370" style:family="table-row">
      <style:table-row-properties style:row-height="0.446cm" fo:break-before="auto" style:use-optimal-row-height="false"/>
    </style:style>
    <style:style style:name="ro1-1371" style:family="table-row">
      <style:table-row-properties style:row-height="0.446cm" fo:break-before="auto" style:use-optimal-row-height="false"/>
    </style:style>
    <style:style style:name="ro1-1372" style:family="table-row">
      <style:table-row-properties style:row-height="0.446cm" fo:break-before="auto" style:use-optimal-row-height="false"/>
    </style:style>
    <style:style style:name="ro1-1373" style:family="table-row">
      <style:table-row-properties style:row-height="0.446cm" fo:break-before="auto" style:use-optimal-row-height="false"/>
    </style:style>
    <style:style style:name="ro1-1374" style:family="table-row">
      <style:table-row-properties style:row-height="0.446cm" fo:break-before="auto" style:use-optimal-row-height="false"/>
    </style:style>
    <style:style style:name="ro1-1375" style:family="table-row">
      <style:table-row-properties style:row-height="0.446cm" fo:break-before="auto" style:use-optimal-row-height="false"/>
    </style:style>
    <style:style style:name="ro1-1376" style:family="table-row">
      <style:table-row-properties style:row-height="0.446cm" fo:break-before="auto" style:use-optimal-row-height="false"/>
    </style:style>
    <style:style style:name="ro1-1377" style:family="table-row">
      <style:table-row-properties style:row-height="0.446cm" fo:break-before="auto" style:use-optimal-row-height="false"/>
    </style:style>
    <style:style style:name="ro1-1378" style:family="table-row">
      <style:table-row-properties style:row-height="0.446cm" fo:break-before="auto" style:use-optimal-row-height="false"/>
    </style:style>
    <style:style style:name="ro1-1379" style:family="table-row">
      <style:table-row-properties style:row-height="0.446cm" fo:break-before="auto" style:use-optimal-row-height="false"/>
    </style:style>
    <style:style style:name="ro1-1380" style:family="table-row">
      <style:table-row-properties style:row-height="0.446cm" fo:break-before="auto" style:use-optimal-row-height="false"/>
    </style:style>
    <style:style style:name="ro1-1381" style:family="table-row">
      <style:table-row-properties style:row-height="0.446cm" fo:break-before="auto" style:use-optimal-row-height="false"/>
    </style:style>
    <style:style style:name="ro1-1382" style:family="table-row">
      <style:table-row-properties style:row-height="0.446cm" fo:break-before="auto" style:use-optimal-row-height="false"/>
    </style:style>
    <style:style style:name="ro1-1383" style:family="table-row">
      <style:table-row-properties style:row-height="0.446cm" fo:break-before="auto" style:use-optimal-row-height="false"/>
    </style:style>
    <style:style style:name="ro1-1384" style:family="table-row">
      <style:table-row-properties style:row-height="0.446cm" fo:break-before="auto" style:use-optimal-row-height="false"/>
    </style:style>
    <style:style style:name="ro1-1385" style:family="table-row">
      <style:table-row-properties style:row-height="0.446cm" fo:break-before="auto" style:use-optimal-row-height="false"/>
    </style:style>
    <style:style style:name="ro1-1386" style:family="table-row">
      <style:table-row-properties style:row-height="0.446cm" fo:break-before="auto" style:use-optimal-row-height="false"/>
    </style:style>
    <style:style style:name="ro1-1387" style:family="table-row">
      <style:table-row-properties style:row-height="0.446cm" fo:break-before="auto" style:use-optimal-row-height="false"/>
    </style:style>
    <style:style style:name="ro1-1388" style:family="table-row">
      <style:table-row-properties style:row-height="0.446cm" fo:break-before="auto" style:use-optimal-row-height="false"/>
    </style:style>
    <style:style style:name="ro1-1389" style:family="table-row">
      <style:table-row-properties style:row-height="0.446cm" fo:break-before="auto" style:use-optimal-row-height="false"/>
    </style:style>
    <style:style style:name="ro1-1390" style:family="table-row">
      <style:table-row-properties style:row-height="0.446cm" fo:break-before="auto" style:use-optimal-row-height="false"/>
    </style:style>
    <style:style style:name="ro1-1391" style:family="table-row">
      <style:table-row-properties style:row-height="0.446cm" fo:break-before="auto" style:use-optimal-row-height="false"/>
    </style:style>
    <style:style style:name="ro1-1392" style:family="table-row">
      <style:table-row-properties style:row-height="0.446cm" fo:break-before="auto" style:use-optimal-row-height="false"/>
    </style:style>
    <style:style style:name="ro1-1393" style:family="table-row">
      <style:table-row-properties style:row-height="0.446cm" fo:break-before="auto" style:use-optimal-row-height="false"/>
    </style:style>
    <style:style style:name="ro1-1394" style:family="table-row">
      <style:table-row-properties style:row-height="0.446cm" fo:break-before="auto" style:use-optimal-row-height="false"/>
    </style:style>
    <style:style style:name="ro1-1395" style:family="table-row">
      <style:table-row-properties style:row-height="0.446cm" fo:break-before="auto" style:use-optimal-row-height="false"/>
    </style:style>
    <style:style style:name="ro1-1396" style:family="table-row">
      <style:table-row-properties style:row-height="0.446cm" fo:break-before="auto" style:use-optimal-row-height="false"/>
    </style:style>
    <style:style style:name="ro1-1397" style:family="table-row">
      <style:table-row-properties style:row-height="0.446cm" fo:break-before="auto" style:use-optimal-row-height="false"/>
    </style:style>
    <style:style style:name="ro1-1398" style:family="table-row">
      <style:table-row-properties style:row-height="0.446cm" fo:break-before="auto" style:use-optimal-row-height="false"/>
    </style:style>
    <style:style style:name="ro1-1399" style:family="table-row">
      <style:table-row-properties style:row-height="0.446cm" fo:break-before="auto" style:use-optimal-row-height="false"/>
    </style:style>
    <style:style style:name="ro1-1400" style:family="table-row">
      <style:table-row-properties style:row-height="0.446cm" fo:break-before="auto" style:use-optimal-row-height="false"/>
    </style:style>
    <style:style style:name="ro1-1401" style:family="table-row">
      <style:table-row-properties style:row-height="0.446cm" fo:break-before="auto" style:use-optimal-row-height="false"/>
    </style:style>
    <style:style style:name="ro1-1402" style:family="table-row">
      <style:table-row-properties style:row-height="0.446cm" fo:break-before="auto" style:use-optimal-row-height="false"/>
    </style:style>
    <style:style style:name="ro1-1403" style:family="table-row">
      <style:table-row-properties style:row-height="0.446cm" fo:break-before="auto" style:use-optimal-row-height="false"/>
    </style:style>
    <style:style style:name="ro1-1404" style:family="table-row">
      <style:table-row-properties style:row-height="0.446cm" fo:break-before="auto" style:use-optimal-row-height="false"/>
    </style:style>
    <style:style style:name="ro1-1405" style:family="table-row">
      <style:table-row-properties style:row-height="0.446cm" fo:break-before="auto" style:use-optimal-row-height="false"/>
    </style:style>
    <style:style style:name="ro1-1406" style:family="table-row">
      <style:table-row-properties style:row-height="0.446cm" fo:break-before="auto" style:use-optimal-row-height="false"/>
    </style:style>
    <style:style style:name="ro1-1407" style:family="table-row">
      <style:table-row-properties style:row-height="0.446cm" fo:break-before="auto" style:use-optimal-row-height="false"/>
    </style:style>
    <style:style style:name="ro1-1408" style:family="table-row">
      <style:table-row-properties style:row-height="0.446cm" fo:break-before="auto" style:use-optimal-row-height="false"/>
    </style:style>
    <style:style style:name="ro1-1409" style:family="table-row">
      <style:table-row-properties style:row-height="0.446cm" fo:break-before="auto" style:use-optimal-row-height="false"/>
    </style:style>
    <style:style style:name="ro1-1410" style:family="table-row">
      <style:table-row-properties style:row-height="0.446cm" fo:break-before="auto" style:use-optimal-row-height="false"/>
    </style:style>
    <style:style style:name="ro1-1411" style:family="table-row">
      <style:table-row-properties style:row-height="0.446cm" fo:break-before="auto" style:use-optimal-row-height="false"/>
    </style:style>
    <style:style style:name="ro1-1412" style:family="table-row">
      <style:table-row-properties style:row-height="0.446cm" fo:break-before="auto" style:use-optimal-row-height="false"/>
    </style:style>
    <style:style style:name="ro1-1413" style:family="table-row">
      <style:table-row-properties style:row-height="0.446cm" fo:break-before="auto" style:use-optimal-row-height="false"/>
    </style:style>
    <style:style style:name="ro1-1414" style:family="table-row">
      <style:table-row-properties style:row-height="0.446cm" fo:break-before="auto" style:use-optimal-row-height="false"/>
    </style:style>
    <style:style style:name="ro1-1415" style:family="table-row">
      <style:table-row-properties style:row-height="0.446cm" fo:break-before="auto" style:use-optimal-row-height="false"/>
    </style:style>
    <style:style style:name="ro1-1416" style:family="table-row">
      <style:table-row-properties style:row-height="0.446cm" fo:break-before="auto" style:use-optimal-row-height="false"/>
    </style:style>
    <style:style style:name="ro1-1417" style:family="table-row">
      <style:table-row-properties style:row-height="0.446cm" fo:break-before="auto" style:use-optimal-row-height="false"/>
    </style:style>
    <style:style style:name="ro1-1418" style:family="table-row">
      <style:table-row-properties style:row-height="0.446cm" fo:break-before="auto" style:use-optimal-row-height="false"/>
    </style:style>
    <style:style style:name="ro1-1419" style:family="table-row">
      <style:table-row-properties style:row-height="0.446cm" fo:break-before="auto" style:use-optimal-row-height="false"/>
    </style:style>
    <style:style style:name="ro1-1420" style:family="table-row">
      <style:table-row-properties style:row-height="0.446cm" fo:break-before="auto" style:use-optimal-row-height="false"/>
    </style:style>
    <style:style style:name="ro1-1421" style:family="table-row">
      <style:table-row-properties style:row-height="0.446cm" fo:break-before="auto" style:use-optimal-row-height="false"/>
    </style:style>
    <style:style style:name="ro1-1422" style:family="table-row">
      <style:table-row-properties style:row-height="0.446cm" fo:break-before="auto" style:use-optimal-row-height="false"/>
    </style:style>
    <style:style style:name="ro1-1423" style:family="table-row">
      <style:table-row-properties style:row-height="0.446cm" fo:break-before="auto" style:use-optimal-row-height="false"/>
    </style:style>
    <style:style style:name="ro1-1424" style:family="table-row">
      <style:table-row-properties style:row-height="0.446cm" fo:break-before="auto" style:use-optimal-row-height="false"/>
    </style:style>
    <style:style style:name="ro1-1425" style:family="table-row">
      <style:table-row-properties style:row-height="0.446cm" fo:break-before="auto" style:use-optimal-row-height="false"/>
    </style:style>
    <style:style style:name="ro1-1426" style:family="table-row">
      <style:table-row-properties style:row-height="0.446cm" fo:break-before="auto" style:use-optimal-row-height="false"/>
    </style:style>
    <style:style style:name="ro1-1427" style:family="table-row">
      <style:table-row-properties style:row-height="0.446cm" fo:break-before="auto" style:use-optimal-row-height="false"/>
    </style:style>
    <style:style style:name="ro1-1428" style:family="table-row">
      <style:table-row-properties style:row-height="0.446cm" fo:break-before="auto" style:use-optimal-row-height="false"/>
    </style:style>
    <style:style style:name="ro1-1429" style:family="table-row">
      <style:table-row-properties style:row-height="0.446cm" fo:break-before="auto" style:use-optimal-row-height="false"/>
    </style:style>
    <style:style style:name="ro1-1430" style:family="table-row">
      <style:table-row-properties style:row-height="0.446cm" fo:break-before="auto" style:use-optimal-row-height="false"/>
    </style:style>
    <style:style style:name="ro1-1431" style:family="table-row">
      <style:table-row-properties style:row-height="0.446cm" fo:break-before="auto" style:use-optimal-row-height="false"/>
    </style:style>
    <style:style style:name="ro1-1432" style:family="table-row">
      <style:table-row-properties style:row-height="0.446cm" fo:break-before="auto" style:use-optimal-row-height="false"/>
    </style:style>
    <style:style style:name="ro1-1433" style:family="table-row">
      <style:table-row-properties style:row-height="0.446cm" fo:break-before="auto" style:use-optimal-row-height="false"/>
    </style:style>
    <style:style style:name="ro1-1434" style:family="table-row">
      <style:table-row-properties style:row-height="0.446cm" fo:break-before="auto" style:use-optimal-row-height="false"/>
    </style:style>
    <style:style style:name="ro1-1435" style:family="table-row">
      <style:table-row-properties style:row-height="0.446cm" fo:break-before="auto" style:use-optimal-row-height="false"/>
    </style:style>
    <style:style style:name="ro1-1436" style:family="table-row">
      <style:table-row-properties style:row-height="0.446cm" fo:break-before="auto" style:use-optimal-row-height="false"/>
    </style:style>
    <style:style style:name="ro1-1437" style:family="table-row">
      <style:table-row-properties style:row-height="0.446cm" fo:break-before="auto" style:use-optimal-row-height="false"/>
    </style:style>
    <style:style style:name="ro1-1438" style:family="table-row">
      <style:table-row-properties style:row-height="0.446cm" fo:break-before="auto" style:use-optimal-row-height="false"/>
    </style:style>
    <style:style style:name="ro1-1439" style:family="table-row">
      <style:table-row-properties style:row-height="0.446cm" fo:break-before="auto" style:use-optimal-row-height="false"/>
    </style:style>
    <style:style style:name="ro1-1440" style:family="table-row">
      <style:table-row-properties style:row-height="0.848cm" fo:break-before="auto" style:use-optimal-row-height="false"/>
    </style:style>
    <style:style style:name="ro1-1441" style:family="table-row">
      <style:table-row-properties style:row-height="0.848cm" fo:break-before="auto" style:use-optimal-row-height="false"/>
    </style:style>
    <style:style style:name="ro1-1442" style:family="table-row">
      <style:table-row-properties style:row-height="0.446cm" fo:break-before="auto" style:use-optimal-row-height="false"/>
    </style:style>
    <style:style style:name="ro1-1443" style:family="table-row">
      <style:table-row-properties style:row-height="0.446cm" fo:break-before="auto" style:use-optimal-row-height="false"/>
    </style:style>
    <style:style style:name="ro1-1444" style:family="table-row">
      <style:table-row-properties style:row-height="0.446cm" fo:break-before="auto" style:use-optimal-row-height="false"/>
    </style:style>
    <style:style style:name="ro1-1445" style:family="table-row">
      <style:table-row-properties style:row-height="0.446cm" fo:break-before="auto" style:use-optimal-row-height="false"/>
    </style:style>
    <style:style style:name="ro1-1446" style:family="table-row">
      <style:table-row-properties style:row-height="0.446cm" fo:break-before="auto" style:use-optimal-row-height="false"/>
    </style:style>
    <style:style style:name="ro1-1447" style:family="table-row">
      <style:table-row-properties style:row-height="0.446cm" fo:break-before="auto" style:use-optimal-row-height="false"/>
    </style:style>
    <style:style style:name="ro1-1448" style:family="table-row">
      <style:table-row-properties style:row-height="0.446cm" fo:break-before="auto" style:use-optimal-row-height="false"/>
    </style:style>
    <style:style style:name="ro1-1449" style:family="table-row">
      <style:table-row-properties style:row-height="0.446cm" fo:break-before="auto" style:use-optimal-row-height="false"/>
    </style:style>
    <style:style style:name="ro1-1450" style:family="table-row">
      <style:table-row-properties style:row-height="0.446cm" fo:break-before="auto" style:use-optimal-row-height="false"/>
    </style:style>
    <style:style style:name="ro1-1451" style:family="table-row">
      <style:table-row-properties style:row-height="0.446cm" fo:break-before="auto" style:use-optimal-row-height="false"/>
    </style:style>
    <style:style style:name="ro1-1452" style:family="table-row">
      <style:table-row-properties style:row-height="0.446cm" fo:break-before="auto" style:use-optimal-row-height="false"/>
    </style:style>
    <style:style style:name="ro1-1453" style:family="table-row">
      <style:table-row-properties style:row-height="0.446cm" fo:break-before="auto" style:use-optimal-row-height="false"/>
    </style:style>
    <style:style style:name="ro1-1454" style:family="table-row">
      <style:table-row-properties style:row-height="0.446cm" fo:break-before="auto" style:use-optimal-row-height="false"/>
    </style:style>
    <style:style style:name="ro1-1455" style:family="table-row">
      <style:table-row-properties style:row-height="0.446cm" fo:break-before="auto" style:use-optimal-row-height="false"/>
    </style:style>
    <style:style style:name="ro1-1456" style:family="table-row">
      <style:table-row-properties style:row-height="0.446cm" fo:break-before="auto" style:use-optimal-row-height="false"/>
    </style:style>
    <style:style style:name="ro1-1457" style:family="table-row">
      <style:table-row-properties style:row-height="0.446cm" fo:break-before="auto" style:use-optimal-row-height="false"/>
    </style:style>
    <style:style style:name="ro1-1458" style:family="table-row">
      <style:table-row-properties style:row-height="0.446cm" fo:break-before="auto" style:use-optimal-row-height="false"/>
    </style:style>
    <style:style style:name="ro1-1459" style:family="table-row">
      <style:table-row-properties style:row-height="0.446cm" fo:break-before="auto" style:use-optimal-row-height="false"/>
    </style:style>
    <style:style style:name="ro1-1460" style:family="table-row">
      <style:table-row-properties style:row-height="0.446cm" fo:break-before="auto" style:use-optimal-row-height="false"/>
    </style:style>
    <style:style style:name="ro1-1461" style:family="table-row">
      <style:table-row-properties style:row-height="0.446cm" fo:break-before="auto" style:use-optimal-row-height="false"/>
    </style:style>
    <style:style style:name="ro1-1462" style:family="table-row">
      <style:table-row-properties style:row-height="0.446cm" fo:break-before="auto" style:use-optimal-row-height="false"/>
    </style:style>
    <style:style style:name="ro1-1463" style:family="table-row">
      <style:table-row-properties style:row-height="0.446cm" fo:break-before="auto" style:use-optimal-row-height="false"/>
    </style:style>
    <style:style style:name="ro1-1464" style:family="table-row">
      <style:table-row-properties style:row-height="0.446cm" fo:break-before="auto" style:use-optimal-row-height="false"/>
    </style:style>
    <style:style style:name="ro1-1465" style:family="table-row">
      <style:table-row-properties style:row-height="0.446cm" fo:break-before="auto" style:use-optimal-row-height="false"/>
    </style:style>
    <style:style style:name="ro1-1466" style:family="table-row">
      <style:table-row-properties style:row-height="0.446cm" fo:break-before="auto" style:use-optimal-row-height="false"/>
    </style:style>
    <style:style style:name="ro1-1467" style:family="table-row">
      <style:table-row-properties style:row-height="0.446cm" fo:break-before="auto" style:use-optimal-row-height="false"/>
    </style:style>
    <style:style style:name="ro1-1468" style:family="table-row">
      <style:table-row-properties style:row-height="0.446cm" fo:break-before="auto" style:use-optimal-row-height="false"/>
    </style:style>
    <style:style style:name="ro1-1469" style:family="table-row">
      <style:table-row-properties style:row-height="0.446cm" fo:break-before="auto" style:use-optimal-row-height="false"/>
    </style:style>
    <style:style style:name="ro1-1470" style:family="table-row">
      <style:table-row-properties style:row-height="0.446cm" fo:break-before="auto" style:use-optimal-row-height="false"/>
    </style:style>
    <style:style style:name="ro1-1471" style:family="table-row">
      <style:table-row-properties style:row-height="0.446cm" fo:break-before="auto" style:use-optimal-row-height="false"/>
    </style:style>
    <style:style style:name="ro1-1472" style:family="table-row">
      <style:table-row-properties style:row-height="0.446cm" fo:break-before="auto" style:use-optimal-row-height="false"/>
    </style:style>
    <style:style style:name="ro1-1473" style:family="table-row">
      <style:table-row-properties style:row-height="0.446cm" fo:break-before="auto" style:use-optimal-row-height="false"/>
    </style:style>
    <style:style style:name="ro1-1474" style:family="table-row">
      <style:table-row-properties style:row-height="0.446cm" fo:break-before="auto" style:use-optimal-row-height="false"/>
    </style:style>
    <style:style style:name="ro1-1475" style:family="table-row">
      <style:table-row-properties style:row-height="0.446cm" fo:break-before="auto" style:use-optimal-row-height="false"/>
    </style:style>
    <style:style style:name="ro1-1476" style:family="table-row">
      <style:table-row-properties style:row-height="0.446cm" fo:break-before="auto" style:use-optimal-row-height="false"/>
    </style:style>
    <style:style style:name="ro1-1477" style:family="table-row">
      <style:table-row-properties style:row-height="0.446cm" fo:break-before="auto" style:use-optimal-row-height="false"/>
    </style:style>
    <style:style style:name="ro1-1478" style:family="table-row">
      <style:table-row-properties style:row-height="0.446cm" fo:break-before="auto" style:use-optimal-row-height="false"/>
    </style:style>
    <style:style style:name="ro1-1479" style:family="table-row">
      <style:table-row-properties style:row-height="0.446cm" fo:break-before="auto" style:use-optimal-row-height="false"/>
    </style:style>
    <style:style style:name="ro1-1480" style:family="table-row">
      <style:table-row-properties style:row-height="0.446cm" fo:break-before="auto" style:use-optimal-row-height="false"/>
    </style:style>
    <style:style style:name="ro1-1481" style:family="table-row">
      <style:table-row-properties style:row-height="0.446cm" fo:break-before="auto" style:use-optimal-row-height="false"/>
    </style:style>
    <style:style style:name="ro1-1482" style:family="table-row">
      <style:table-row-properties style:row-height="0.446cm" fo:break-before="auto" style:use-optimal-row-height="false"/>
    </style:style>
    <style:style style:name="ro1-1483" style:family="table-row">
      <style:table-row-properties style:row-height="0.446cm" fo:break-before="auto" style:use-optimal-row-height="false"/>
    </style:style>
    <style:style style:name="ro1-1484" style:family="table-row">
      <style:table-row-properties style:row-height="0.446cm" fo:break-before="auto" style:use-optimal-row-height="false"/>
    </style:style>
    <style:style style:name="ro1-1485" style:family="table-row">
      <style:table-row-properties style:row-height="0.446cm" fo:break-before="auto" style:use-optimal-row-height="false"/>
    </style:style>
    <style:style style:name="ro1-1486" style:family="table-row">
      <style:table-row-properties style:row-height="0.446cm" fo:break-before="auto" style:use-optimal-row-height="false"/>
    </style:style>
    <style:style style:name="ro1-1487" style:family="table-row">
      <style:table-row-properties style:row-height="0.446cm" fo:break-before="auto" style:use-optimal-row-height="false"/>
    </style:style>
    <style:style style:name="ro1-1488" style:family="table-row">
      <style:table-row-properties style:row-height="0.446cm" fo:break-before="auto" style:use-optimal-row-height="false"/>
    </style:style>
    <style:style style:name="ro1-1489" style:family="table-row">
      <style:table-row-properties style:row-height="0.446cm" fo:break-before="auto" style:use-optimal-row-height="false"/>
    </style:style>
    <style:style style:name="ro1-1490" style:family="table-row">
      <style:table-row-properties style:row-height="0.446cm" fo:break-before="auto" style:use-optimal-row-height="false"/>
    </style:style>
    <style:style style:name="ro1-1491" style:family="table-row">
      <style:table-row-properties style:row-height="0.446cm" fo:break-before="auto" style:use-optimal-row-height="false"/>
    </style:style>
    <style:style style:name="ro1-1492" style:family="table-row">
      <style:table-row-properties style:row-height="0.446cm" fo:break-before="auto" style:use-optimal-row-height="false"/>
    </style:style>
    <style:style style:name="ro1-1493" style:family="table-row">
      <style:table-row-properties style:row-height="0.446cm" fo:break-before="auto" style:use-optimal-row-height="false"/>
    </style:style>
    <style:style style:name="ro1-1494" style:family="table-row">
      <style:table-row-properties style:row-height="0.446cm" fo:break-before="auto" style:use-optimal-row-height="false"/>
    </style:style>
    <style:style style:name="ro1-1495" style:family="table-row">
      <style:table-row-properties style:row-height="0.446cm" fo:break-before="auto" style:use-optimal-row-height="false"/>
    </style:style>
    <style:style style:name="ro1-1496" style:family="table-row">
      <style:table-row-properties style:row-height="0.446cm" fo:break-before="auto" style:use-optimal-row-height="false"/>
    </style:style>
    <style:style style:name="ro1-1497" style:family="table-row">
      <style:table-row-properties style:row-height="0.446cm" fo:break-before="auto" style:use-optimal-row-height="false"/>
    </style:style>
    <style:style style:name="ro1-1498" style:family="table-row">
      <style:table-row-properties style:row-height="0.848cm" fo:break-before="auto" style:use-optimal-row-height="false"/>
    </style:style>
    <style:style style:name="ro1-1499" style:family="table-row">
      <style:table-row-properties style:row-height="0.446cm" fo:break-before="auto" style:use-optimal-row-height="false"/>
    </style:style>
    <style:style style:name="ro1-1500" style:family="table-row">
      <style:table-row-properties style:row-height="0.446cm" fo:break-before="auto" style:use-optimal-row-height="false"/>
    </style:style>
    <style:style style:name="ro1-1501" style:family="table-row">
      <style:table-row-properties style:row-height="0.446cm" fo:break-before="auto" style:use-optimal-row-height="false"/>
    </style:style>
    <style:style style:name="ro1-1502" style:family="table-row">
      <style:table-row-properties style:row-height="0.446cm" fo:break-before="auto" style:use-optimal-row-height="false"/>
    </style:style>
    <style:style style:name="ro1-1503" style:family="table-row">
      <style:table-row-properties style:row-height="0.446cm" fo:break-before="auto" style:use-optimal-row-height="false"/>
    </style:style>
    <style:style style:name="ro1-1504" style:family="table-row">
      <style:table-row-properties style:row-height="0.446cm" fo:break-before="auto" style:use-optimal-row-height="false"/>
    </style:style>
    <style:style style:name="ro1-1505" style:family="table-row">
      <style:table-row-properties style:row-height="0.446cm" fo:break-before="auto" style:use-optimal-row-height="false"/>
    </style:style>
    <style:style style:name="ro1-1506" style:family="table-row">
      <style:table-row-properties style:row-height="0.446cm" fo:break-before="auto" style:use-optimal-row-height="false"/>
    </style:style>
    <style:style style:name="ro1-1507" style:family="table-row">
      <style:table-row-properties style:row-height="0.446cm" fo:break-before="auto" style:use-optimal-row-height="false"/>
    </style:style>
    <style:style style:name="ro1-1508" style:family="table-row">
      <style:table-row-properties style:row-height="0.446cm" fo:break-before="auto" style:use-optimal-row-height="false"/>
    </style:style>
    <style:style style:name="ro1-1509" style:family="table-row">
      <style:table-row-properties style:row-height="0.446cm" fo:break-before="auto" style:use-optimal-row-height="false"/>
    </style:style>
    <style:style style:name="ro1-1510" style:family="table-row">
      <style:table-row-properties style:row-height="0.446cm" fo:break-before="auto" style:use-optimal-row-height="false"/>
    </style:style>
    <style:style style:name="ro1-1511" style:family="table-row">
      <style:table-row-properties style:row-height="0.446cm" fo:break-before="auto" style:use-optimal-row-height="false"/>
    </style:style>
    <style:style style:name="ro1-1512" style:family="table-row">
      <style:table-row-properties style:row-height="0.446cm" fo:break-before="auto" style:use-optimal-row-height="false"/>
    </style:style>
    <style:style style:name="ro1-1513" style:family="table-row">
      <style:table-row-properties style:row-height="0.446cm" fo:break-before="auto" style:use-optimal-row-height="false"/>
    </style:style>
    <style:style style:name="ro1-1514" style:family="table-row">
      <style:table-row-properties style:row-height="0.446cm" fo:break-before="auto" style:use-optimal-row-height="false"/>
    </style:style>
    <style:style style:name="ro1-1515" style:family="table-row">
      <style:table-row-properties style:row-height="0.446cm" fo:break-before="auto" style:use-optimal-row-height="false"/>
    </style:style>
    <style:style style:name="ro1-1516" style:family="table-row">
      <style:table-row-properties style:row-height="0.446cm" fo:break-before="auto" style:use-optimal-row-height="false"/>
    </style:style>
    <style:style style:name="ro1-1517" style:family="table-row">
      <style:table-row-properties style:row-height="0.446cm" fo:break-before="auto" style:use-optimal-row-height="false"/>
    </style:style>
    <style:style style:name="ro1-1518" style:family="table-row">
      <style:table-row-properties style:row-height="0.446cm" fo:break-before="auto" style:use-optimal-row-height="false"/>
    </style:style>
    <style:style style:name="ro1-1519" style:family="table-row">
      <style:table-row-properties style:row-height="0.446cm" fo:break-before="auto" style:use-optimal-row-height="false"/>
    </style:style>
    <style:style style:name="ro1-1520" style:family="table-row">
      <style:table-row-properties style:row-height="0.446cm" fo:break-before="auto" style:use-optimal-row-height="false"/>
    </style:style>
    <style:style style:name="ro1-1521" style:family="table-row">
      <style:table-row-properties style:row-height="0.446cm" fo:break-before="auto" style:use-optimal-row-height="false"/>
    </style:style>
    <style:style style:name="ro1-1522" style:family="table-row">
      <style:table-row-properties style:row-height="0.446cm" fo:break-before="auto" style:use-optimal-row-height="false"/>
    </style:style>
    <style:style style:name="ro1-1523" style:family="table-row">
      <style:table-row-properties style:row-height="0.446cm" fo:break-before="auto" style:use-optimal-row-height="false"/>
    </style:style>
    <style:style style:name="ro1-1524" style:family="table-row">
      <style:table-row-properties style:row-height="0.446cm" fo:break-before="auto" style:use-optimal-row-height="false"/>
    </style:style>
    <style:style style:name="ro1-1525" style:family="table-row">
      <style:table-row-properties style:row-height="0.446cm" fo:break-before="auto" style:use-optimal-row-height="false"/>
    </style:style>
    <style:style style:name="ro1-1526" style:family="table-row">
      <style:table-row-properties style:row-height="0.446cm" fo:break-before="auto" style:use-optimal-row-height="false"/>
    </style:style>
    <style:style style:name="ro1-1527" style:family="table-row">
      <style:table-row-properties style:row-height="0.446cm" fo:break-before="auto" style:use-optimal-row-height="false"/>
    </style:style>
    <style:style style:name="ro1-1528" style:family="table-row">
      <style:table-row-properties style:row-height="0.446cm" fo:break-before="auto" style:use-optimal-row-height="false"/>
    </style:style>
    <style:style style:name="ro1-1529" style:family="table-row">
      <style:table-row-properties style:row-height="0.446cm" fo:break-before="auto" style:use-optimal-row-height="false"/>
    </style:style>
    <style:style style:name="ro1-1530" style:family="table-row">
      <style:table-row-properties style:row-height="0.446cm" fo:break-before="auto" style:use-optimal-row-height="false"/>
    </style:style>
    <style:style style:name="ro1-1531" style:family="table-row">
      <style:table-row-properties style:row-height="0.446cm" fo:break-before="auto" style:use-optimal-row-height="false"/>
    </style:style>
    <style:style style:name="ro1-1532" style:family="table-row">
      <style:table-row-properties style:row-height="0.446cm" fo:break-before="auto" style:use-optimal-row-height="false"/>
    </style:style>
    <style:style style:name="ro1-1533" style:family="table-row">
      <style:table-row-properties style:row-height="0.446cm" fo:break-before="auto" style:use-optimal-row-height="false"/>
    </style:style>
    <style:style style:name="ro1-1534" style:family="table-row">
      <style:table-row-properties style:row-height="0.446cm" fo:break-before="auto" style:use-optimal-row-height="false"/>
    </style:style>
    <style:style style:name="ro1-1535" style:family="table-row">
      <style:table-row-properties style:row-height="0.446cm" fo:break-before="auto" style:use-optimal-row-height="false"/>
    </style:style>
    <style:style style:name="ro1-1536" style:family="table-row">
      <style:table-row-properties style:row-height="0.446cm" fo:break-before="auto" style:use-optimal-row-height="false"/>
    </style:style>
    <style:style style:name="ro1-1537" style:family="table-row">
      <style:table-row-properties style:row-height="0.446cm" fo:break-before="auto" style:use-optimal-row-height="false"/>
    </style:style>
    <style:style style:name="ro1-1538" style:family="table-row">
      <style:table-row-properties style:row-height="0.446cm" fo:break-before="auto" style:use-optimal-row-height="false"/>
    </style:style>
    <style:style style:name="ro1-1539" style:family="table-row">
      <style:table-row-properties style:row-height="0.446cm" fo:break-before="auto" style:use-optimal-row-height="false"/>
    </style:style>
    <style:style style:name="ro1-1540" style:family="table-row">
      <style:table-row-properties style:row-height="0.446cm" fo:break-before="auto" style:use-optimal-row-height="false"/>
    </style:style>
    <style:style style:name="ro1-1541" style:family="table-row">
      <style:table-row-properties style:row-height="0.446cm" fo:break-before="auto" style:use-optimal-row-height="false"/>
    </style:style>
    <style:style style:name="ro1-1542" style:family="table-row">
      <style:table-row-properties style:row-height="0.446cm" fo:break-before="auto" style:use-optimal-row-height="false"/>
    </style:style>
    <style:style style:name="ro1-1543" style:family="table-row">
      <style:table-row-properties style:row-height="0.446cm" fo:break-before="auto" style:use-optimal-row-height="false"/>
    </style:style>
    <style:style style:name="ro1-1544" style:family="table-row">
      <style:table-row-properties style:row-height="0.446cm" fo:break-before="auto" style:use-optimal-row-height="false"/>
    </style:style>
    <style:style style:name="ro1-1545" style:family="table-row">
      <style:table-row-properties style:row-height="0.446cm" fo:break-before="auto" style:use-optimal-row-height="false"/>
    </style:style>
    <style:style style:name="ro1-1546" style:family="table-row">
      <style:table-row-properties style:row-height="0.446cm" fo:break-before="auto" style:use-optimal-row-height="false"/>
    </style:style>
    <style:style style:name="ro1-1547" style:family="table-row">
      <style:table-row-properties style:row-height="0.446cm" fo:break-before="auto" style:use-optimal-row-height="false"/>
    </style:style>
    <style:style style:name="ro1-1548" style:family="table-row">
      <style:table-row-properties style:row-height="0.446cm" fo:break-before="auto" style:use-optimal-row-height="false"/>
    </style:style>
    <style:style style:name="ro1-1549" style:family="table-row">
      <style:table-row-properties style:row-height="0.446cm" fo:break-before="auto" style:use-optimal-row-height="false"/>
    </style:style>
    <style:style style:name="ro1-1550" style:family="table-row">
      <style:table-row-properties style:row-height="0.446cm" fo:break-before="auto" style:use-optimal-row-height="false"/>
    </style:style>
    <style:style style:name="ro1-1551" style:family="table-row">
      <style:table-row-properties style:row-height="0.446cm" fo:break-before="auto" style:use-optimal-row-height="false"/>
    </style:style>
    <style:style style:name="ro1-1552" style:family="table-row">
      <style:table-row-properties style:row-height="0.446cm" fo:break-before="auto" style:use-optimal-row-height="false"/>
    </style:style>
    <style:style style:name="ro1-1553" style:family="table-row">
      <style:table-row-properties style:row-height="0.446cm" fo:break-before="auto" style:use-optimal-row-height="false"/>
    </style:style>
    <style:style style:name="ro1-1554" style:family="table-row">
      <style:table-row-properties style:row-height="0.446cm" fo:break-before="auto" style:use-optimal-row-height="false"/>
    </style:style>
    <style:style style:name="ro1-1555" style:family="table-row">
      <style:table-row-properties style:row-height="0.446cm" fo:break-before="auto" style:use-optimal-row-height="false"/>
    </style:style>
    <style:style style:name="ro1-1556" style:family="table-row">
      <style:table-row-properties style:row-height="0.446cm" fo:break-before="auto" style:use-optimal-row-height="false"/>
    </style:style>
    <style:style style:name="ro1-1557" style:family="table-row">
      <style:table-row-properties style:row-height="0.446cm" fo:break-before="auto" style:use-optimal-row-height="false"/>
    </style:style>
    <style:style style:name="ro1-1558" style:family="table-row">
      <style:table-row-properties style:row-height="0.446cm" fo:break-before="auto" style:use-optimal-row-height="false"/>
    </style:style>
    <style:style style:name="ro1-1559" style:family="table-row">
      <style:table-row-properties style:row-height="0.446cm" fo:break-before="auto" style:use-optimal-row-height="false"/>
    </style:style>
    <style:style style:name="ro1-1560" style:family="table-row">
      <style:table-row-properties style:row-height="0.446cm" fo:break-before="auto" style:use-optimal-row-height="false"/>
    </style:style>
    <style:style style:name="ro1-1561" style:family="table-row">
      <style:table-row-properties style:row-height="0.446cm" fo:break-before="auto" style:use-optimal-row-height="false"/>
    </style:style>
    <style:style style:name="ro1-1562" style:family="table-row">
      <style:table-row-properties style:row-height="0.446cm" fo:break-before="auto" style:use-optimal-row-height="false"/>
    </style:style>
    <style:style style:name="ro1-1563" style:family="table-row">
      <style:table-row-properties style:row-height="0.446cm" fo:break-before="auto" style:use-optimal-row-height="false"/>
    </style:style>
    <style:style style:name="ro1-1564" style:family="table-row">
      <style:table-row-properties style:row-height="0.446cm" fo:break-before="auto" style:use-optimal-row-height="false"/>
    </style:style>
    <style:style style:name="ro1-1565" style:family="table-row">
      <style:table-row-properties style:row-height="0.446cm" fo:break-before="auto" style:use-optimal-row-height="false"/>
    </style:style>
    <style:style style:name="ro1-1566" style:family="table-row">
      <style:table-row-properties style:row-height="0.446cm" fo:break-before="auto" style:use-optimal-row-height="false"/>
    </style:style>
    <style:style style:name="ro1-1567" style:family="table-row">
      <style:table-row-properties style:row-height="0.446cm" fo:break-before="auto" style:use-optimal-row-height="false"/>
    </style:style>
    <style:style style:name="ro1-1568" style:family="table-row">
      <style:table-row-properties style:row-height="0.446cm" fo:break-before="auto" style:use-optimal-row-height="false"/>
    </style:style>
    <style:style style:name="ro1-1569" style:family="table-row">
      <style:table-row-properties style:row-height="0.446cm" fo:break-before="auto" style:use-optimal-row-height="false"/>
    </style:style>
    <style:style style:name="ro1-1570" style:family="table-row">
      <style:table-row-properties style:row-height="0.446cm" fo:break-before="auto" style:use-optimal-row-height="false"/>
    </style:style>
    <style:style style:name="ro1-1571" style:family="table-row">
      <style:table-row-properties style:row-height="0.446cm" fo:break-before="auto" style:use-optimal-row-height="false"/>
    </style:style>
    <style:style style:name="ro1-1572" style:family="table-row">
      <style:table-row-properties style:row-height="0.446cm" fo:break-before="auto" style:use-optimal-row-height="false"/>
    </style:style>
    <style:style style:name="ro1-1573" style:family="table-row">
      <style:table-row-properties style:row-height="0.446cm" fo:break-before="auto" style:use-optimal-row-height="false"/>
    </style:style>
    <style:style style:name="ro1-1574" style:family="table-row">
      <style:table-row-properties style:row-height="0.446cm" fo:break-before="auto" style:use-optimal-row-height="false"/>
    </style:style>
    <style:style style:name="ro1-1575" style:family="table-row">
      <style:table-row-properties style:row-height="0.446cm" fo:break-before="auto" style:use-optimal-row-height="false"/>
    </style:style>
    <style:style style:name="ro1-1576" style:family="table-row">
      <style:table-row-properties style:row-height="0.446cm" fo:break-before="auto" style:use-optimal-row-height="false"/>
    </style:style>
    <style:style style:name="ro1-1577" style:family="table-row">
      <style:table-row-properties style:row-height="0.446cm" fo:break-before="auto" style:use-optimal-row-height="false"/>
    </style:style>
    <style:style style:name="ro1-1578" style:family="table-row">
      <style:table-row-properties style:row-height="0.446cm" fo:break-before="auto" style:use-optimal-row-height="false"/>
    </style:style>
    <style:style style:name="ro1-1579" style:family="table-row">
      <style:table-row-properties style:row-height="0.446cm" fo:break-before="auto" style:use-optimal-row-height="false"/>
    </style:style>
    <style:style style:name="ro1-1580" style:family="table-row">
      <style:table-row-properties style:row-height="0.446cm" fo:break-before="auto" style:use-optimal-row-height="false"/>
    </style:style>
    <style:style style:name="ro1-1581" style:family="table-row">
      <style:table-row-properties style:row-height="0.446cm" fo:break-before="auto" style:use-optimal-row-height="false"/>
    </style:style>
    <style:style style:name="ro1-1582" style:family="table-row">
      <style:table-row-properties style:row-height="0.848cm" fo:break-before="auto" style:use-optimal-row-height="false"/>
    </style:style>
    <style:style style:name="ro1-1583" style:family="table-row">
      <style:table-row-properties style:row-height="0.446cm" fo:break-before="auto" style:use-optimal-row-height="false"/>
    </style:style>
    <style:style style:name="ro1-1584" style:family="table-row">
      <style:table-row-properties style:row-height="0.848cm" fo:break-before="auto" style:use-optimal-row-height="false"/>
    </style:style>
    <style:style style:name="ro1-1585" style:family="table-row">
      <style:table-row-properties style:row-height="0.848cm" fo:break-before="auto" style:use-optimal-row-height="false"/>
    </style:style>
    <style:style style:name="ro1-1586" style:family="table-row">
      <style:table-row-properties style:row-height="0.446cm" fo:break-before="auto" style:use-optimal-row-height="false"/>
    </style:style>
    <style:style style:name="ro1-1587" style:family="table-row">
      <style:table-row-properties style:row-height="0.446cm" fo:break-before="auto" style:use-optimal-row-height="false"/>
    </style:style>
    <style:style style:name="ro1-1588" style:family="table-row">
      <style:table-row-properties style:row-height="0.446cm" fo:break-before="auto" style:use-optimal-row-height="false"/>
    </style:style>
    <style:style style:name="ro1-1589" style:family="table-row">
      <style:table-row-properties style:row-height="0.446cm" fo:break-before="auto" style:use-optimal-row-height="false"/>
    </style:style>
    <style:style style:name="ro1-1590" style:family="table-row">
      <style:table-row-properties style:row-height="0.446cm" fo:break-before="auto" style:use-optimal-row-height="false"/>
    </style:style>
    <style:style style:name="ro1-1591" style:family="table-row">
      <style:table-row-properties style:row-height="0.446cm" fo:break-before="auto" style:use-optimal-row-height="false"/>
    </style:style>
    <style:style style:name="ro1-1592" style:family="table-row">
      <style:table-row-properties style:row-height="0.446cm" fo:break-before="auto" style:use-optimal-row-height="false"/>
    </style:style>
    <style:style style:name="ro1-1593" style:family="table-row">
      <style:table-row-properties style:row-height="0.446cm" fo:break-before="auto" style:use-optimal-row-height="false"/>
    </style:style>
    <style:style style:name="ro1-1594" style:family="table-row">
      <style:table-row-properties style:row-height="0.446cm" fo:break-before="auto" style:use-optimal-row-height="false"/>
    </style:style>
    <style:style style:name="ro1-1595" style:family="table-row">
      <style:table-row-properties style:row-height="0.446cm" fo:break-before="auto" style:use-optimal-row-height="false"/>
    </style:style>
    <style:style style:name="ro1-1596" style:family="table-row">
      <style:table-row-properties style:row-height="0.446cm" fo:break-before="auto" style:use-optimal-row-height="false"/>
    </style:style>
    <style:style style:name="ro1-1597" style:family="table-row">
      <style:table-row-properties style:row-height="0.446cm" fo:break-before="auto" style:use-optimal-row-height="false"/>
    </style:style>
    <style:style style:name="ro1-1598" style:family="table-row">
      <style:table-row-properties style:row-height="0.446cm" fo:break-before="auto" style:use-optimal-row-height="false"/>
    </style:style>
    <style:style style:name="ro1-1599" style:family="table-row">
      <style:table-row-properties style:row-height="0.446cm" fo:break-before="auto" style:use-optimal-row-height="false"/>
    </style:style>
    <style:style style:name="ro1-1600" style:family="table-row">
      <style:table-row-properties style:row-height="0.446cm" fo:break-before="auto" style:use-optimal-row-height="false"/>
    </style:style>
    <style:style style:name="ro1-1601" style:family="table-row">
      <style:table-row-properties style:row-height="0.446cm" fo:break-before="auto" style:use-optimal-row-height="false"/>
    </style:style>
    <style:style style:name="ro1-1602" style:family="table-row">
      <style:table-row-properties style:row-height="0.446cm" fo:break-before="auto" style:use-optimal-row-height="false"/>
    </style:style>
    <style:style style:name="ro1-1603" style:family="table-row">
      <style:table-row-properties style:row-height="0.446cm" fo:break-before="auto" style:use-optimal-row-height="false"/>
    </style:style>
    <style:style style:name="ro1-1604" style:family="table-row">
      <style:table-row-properties style:row-height="0.446cm" fo:break-before="auto" style:use-optimal-row-height="false"/>
    </style:style>
    <style:style style:name="ro1-1605" style:family="table-row">
      <style:table-row-properties style:row-height="0.446cm" fo:break-before="auto" style:use-optimal-row-height="false"/>
    </style:style>
    <style:style style:name="ro1-1606" style:family="table-row">
      <style:table-row-properties style:row-height="0.446cm" fo:break-before="auto" style:use-optimal-row-height="false"/>
    </style:style>
    <style:style style:name="ro1-1607" style:family="table-row">
      <style:table-row-properties style:row-height="0.446cm" fo:break-before="auto" style:use-optimal-row-height="false"/>
    </style:style>
    <style:style style:name="ro1-1608" style:family="table-row">
      <style:table-row-properties style:row-height="0.446cm" fo:break-before="auto" style:use-optimal-row-height="false"/>
    </style:style>
    <style:style style:name="ro1-1609" style:family="table-row">
      <style:table-row-properties style:row-height="0.446cm" fo:break-before="auto" style:use-optimal-row-height="false"/>
    </style:style>
    <style:style style:name="ro1-1610" style:family="table-row">
      <style:table-row-properties style:row-height="0.446cm" fo:break-before="auto" style:use-optimal-row-height="false"/>
    </style:style>
    <style:style style:name="ro1-1611" style:family="table-row">
      <style:table-row-properties style:row-height="0.446cm" fo:break-before="auto" style:use-optimal-row-height="false"/>
    </style:style>
    <style:style style:name="ro1-1612" style:family="table-row">
      <style:table-row-properties style:row-height="0.446cm" fo:break-before="auto" style:use-optimal-row-height="false"/>
    </style:style>
    <style:style style:name="ro1-1613" style:family="table-row">
      <style:table-row-properties style:row-height="0.446cm" fo:break-before="auto" style:use-optimal-row-height="false"/>
    </style:style>
    <style:style style:name="ro1-1614" style:family="table-row">
      <style:table-row-properties style:row-height="0.446cm" fo:break-before="auto" style:use-optimal-row-height="false"/>
    </style:style>
    <style:style style:name="ro1-1615" style:family="table-row">
      <style:table-row-properties style:row-height="0.446cm" fo:break-before="auto" style:use-optimal-row-height="false"/>
    </style:style>
    <style:style style:name="ro1-1616" style:family="table-row">
      <style:table-row-properties style:row-height="0.446cm" fo:break-before="auto" style:use-optimal-row-height="false"/>
    </style:style>
    <style:style style:name="ro1-1617" style:family="table-row">
      <style:table-row-properties style:row-height="0.446cm" fo:break-before="auto" style:use-optimal-row-height="false"/>
    </style:style>
    <style:style style:name="ro1-1618" style:family="table-row">
      <style:table-row-properties style:row-height="0.446cm" fo:break-before="auto" style:use-optimal-row-height="false"/>
    </style:style>
    <style:style style:name="ro1-1619" style:family="table-row">
      <style:table-row-properties style:row-height="0.446cm" fo:break-before="auto" style:use-optimal-row-height="false"/>
    </style:style>
    <style:style style:name="ro1-1620" style:family="table-row">
      <style:table-row-properties style:row-height="0.446cm" fo:break-before="auto" style:use-optimal-row-height="false"/>
    </style:style>
    <style:style style:name="ro1-1621" style:family="table-row">
      <style:table-row-properties style:row-height="0.446cm" fo:break-before="auto" style:use-optimal-row-height="false"/>
    </style:style>
    <style:style style:name="ro1-1622" style:family="table-row">
      <style:table-row-properties style:row-height="0.446cm" fo:break-before="auto" style:use-optimal-row-height="false"/>
    </style:style>
    <style:style style:name="ro1-1623" style:family="table-row">
      <style:table-row-properties style:row-height="0.446cm" fo:break-before="auto" style:use-optimal-row-height="false"/>
    </style:style>
    <style:style style:name="ro1-1624" style:family="table-row">
      <style:table-row-properties style:row-height="0.446cm" fo:break-before="auto" style:use-optimal-row-height="false"/>
    </style:style>
    <style:style style:name="ro1-1625" style:family="table-row">
      <style:table-row-properties style:row-height="0.446cm" fo:break-before="auto" style:use-optimal-row-height="false"/>
    </style:style>
    <style:style style:name="ro1-1626" style:family="table-row">
      <style:table-row-properties style:row-height="0.446cm" fo:break-before="auto" style:use-optimal-row-height="false"/>
    </style:style>
    <style:style style:name="ro1-1627" style:family="table-row">
      <style:table-row-properties style:row-height="0.446cm" fo:break-before="auto" style:use-optimal-row-height="false"/>
    </style:style>
    <style:style style:name="ro1-1628" style:family="table-row">
      <style:table-row-properties style:row-height="0.446cm" fo:break-before="auto" style:use-optimal-row-height="false"/>
    </style:style>
    <style:style style:name="ro1-1629" style:family="table-row">
      <style:table-row-properties style:row-height="0.446cm" fo:break-before="auto" style:use-optimal-row-height="false"/>
    </style:style>
    <style:style style:name="ro1-1630" style:family="table-row">
      <style:table-row-properties style:row-height="0.446cm" fo:break-before="auto" style:use-optimal-row-height="false"/>
    </style:style>
    <style:style style:name="ro1-1631" style:family="table-row">
      <style:table-row-properties style:row-height="0.446cm" fo:break-before="auto" style:use-optimal-row-height="false"/>
    </style:style>
    <style:style style:name="ro1-1632" style:family="table-row">
      <style:table-row-properties style:row-height="0.446cm" fo:break-before="auto" style:use-optimal-row-height="false"/>
    </style:style>
    <style:style style:name="ro1-1633" style:family="table-row">
      <style:table-row-properties style:row-height="0.446cm" fo:break-before="auto" style:use-optimal-row-height="false"/>
    </style:style>
    <style:style style:name="ro1-1634" style:family="table-row">
      <style:table-row-properties style:row-height="0.446cm" fo:break-before="auto" style:use-optimal-row-height="false"/>
    </style:style>
    <style:style style:name="ro1-1635" style:family="table-row">
      <style:table-row-properties style:row-height="0.446cm" fo:break-before="auto" style:use-optimal-row-height="false"/>
    </style:style>
    <style:style style:name="ro1-1636" style:family="table-row">
      <style:table-row-properties style:row-height="0.446cm" fo:break-before="auto" style:use-optimal-row-height="false"/>
    </style:style>
    <style:style style:name="ro1-1637" style:family="table-row">
      <style:table-row-properties style:row-height="0.446cm" fo:break-before="auto" style:use-optimal-row-height="false"/>
    </style:style>
    <style:style style:name="ro1-1638" style:family="table-row">
      <style:table-row-properties style:row-height="0.446cm" fo:break-before="auto" style:use-optimal-row-height="false"/>
    </style:style>
    <style:style style:name="ro1-1639" style:family="table-row">
      <style:table-row-properties style:row-height="0.446cm" fo:break-before="auto" style:use-optimal-row-height="false"/>
    </style:style>
    <style:style style:name="ro1-1640" style:family="table-row">
      <style:table-row-properties style:row-height="0.446cm" fo:break-before="auto" style:use-optimal-row-height="false"/>
    </style:style>
    <style:style style:name="ro1-1641" style:family="table-row">
      <style:table-row-properties style:row-height="0.446cm" fo:break-before="auto" style:use-optimal-row-height="false"/>
    </style:style>
    <style:style style:name="ro1-1642" style:family="table-row">
      <style:table-row-properties style:row-height="0.446cm" fo:break-before="auto" style:use-optimal-row-height="false"/>
    </style:style>
    <style:style style:name="ro1-1643" style:family="table-row">
      <style:table-row-properties style:row-height="0.446cm" fo:break-before="auto" style:use-optimal-row-height="false"/>
    </style:style>
    <style:style style:name="ro1-1644" style:family="table-row">
      <style:table-row-properties style:row-height="0.446cm" fo:break-before="auto" style:use-optimal-row-height="false"/>
    </style:style>
    <style:style style:name="ro1-1645" style:family="table-row">
      <style:table-row-properties style:row-height="0.446cm" fo:break-before="auto" style:use-optimal-row-height="false"/>
    </style:style>
    <style:style style:name="ro1-1646" style:family="table-row">
      <style:table-row-properties style:row-height="0.446cm" fo:break-before="auto" style:use-optimal-row-height="false"/>
    </style:style>
    <style:style style:name="ro1-1647" style:family="table-row">
      <style:table-row-properties style:row-height="0.446cm" fo:break-before="auto" style:use-optimal-row-height="false"/>
    </style:style>
    <style:style style:name="ro1-1648" style:family="table-row">
      <style:table-row-properties style:row-height="0.446cm" fo:break-before="auto" style:use-optimal-row-height="false"/>
    </style:style>
    <style:style style:name="ro1-1649" style:family="table-row">
      <style:table-row-properties style:row-height="0.446cm" fo:break-before="auto" style:use-optimal-row-height="false"/>
    </style:style>
    <style:style style:name="ro1-1650" style:family="table-row">
      <style:table-row-properties style:row-height="0.446cm" fo:break-before="auto" style:use-optimal-row-height="false"/>
    </style:style>
    <style:style style:name="ro1-1651" style:family="table-row">
      <style:table-row-properties style:row-height="0.446cm" fo:break-before="auto" style:use-optimal-row-height="false"/>
    </style:style>
    <style:style style:name="ro1-1652" style:family="table-row">
      <style:table-row-properties style:row-height="0.446cm" fo:break-before="auto" style:use-optimal-row-height="false"/>
    </style:style>
    <style:style style:name="ro1-1653" style:family="table-row">
      <style:table-row-properties style:row-height="0.446cm" fo:break-before="auto" style:use-optimal-row-height="false"/>
    </style:style>
    <style:style style:name="ro1-1654" style:family="table-row">
      <style:table-row-properties style:row-height="0.446cm" fo:break-before="auto" style:use-optimal-row-height="false"/>
    </style:style>
    <style:style style:name="ro1-1655" style:family="table-row">
      <style:table-row-properties style:row-height="0.446cm" fo:break-before="auto" style:use-optimal-row-height="false"/>
    </style:style>
    <style:style style:name="ro1-1656" style:family="table-row">
      <style:table-row-properties style:row-height="0.446cm" fo:break-before="auto" style:use-optimal-row-height="false"/>
    </style:style>
    <style:style style:name="ro1-1657" style:family="table-row">
      <style:table-row-properties style:row-height="0.446cm" fo:break-before="auto" style:use-optimal-row-height="false"/>
    </style:style>
    <style:style style:name="ro1-1658" style:family="table-row">
      <style:table-row-properties style:row-height="0.446cm" fo:break-before="auto" style:use-optimal-row-height="false"/>
    </style:style>
    <style:style style:name="ro1-1659" style:family="table-row">
      <style:table-row-properties style:row-height="0.446cm" fo:break-before="auto" style:use-optimal-row-height="false"/>
    </style:style>
    <style:style style:name="ro1-1660" style:family="table-row">
      <style:table-row-properties style:row-height="0.446cm" fo:break-before="auto" style:use-optimal-row-height="false"/>
    </style:style>
    <style:style style:name="ro1-1661" style:family="table-row">
      <style:table-row-properties style:row-height="0.446cm" fo:break-before="auto" style:use-optimal-row-height="false"/>
    </style:style>
    <style:style style:name="ro1-1662" style:family="table-row">
      <style:table-row-properties style:row-height="0.446cm" fo:break-before="auto" style:use-optimal-row-height="false"/>
    </style:style>
    <style:style style:name="ro1-1663" style:family="table-row">
      <style:table-row-properties style:row-height="0.446cm" fo:break-before="auto" style:use-optimal-row-height="false"/>
    </style:style>
    <style:style style:name="ro1-1664" style:family="table-row">
      <style:table-row-properties style:row-height="0.446cm" fo:break-before="auto" style:use-optimal-row-height="false"/>
    </style:style>
    <style:style style:name="ro1-1665" style:family="table-row">
      <style:table-row-properties style:row-height="0.446cm" fo:break-before="auto" style:use-optimal-row-height="false"/>
    </style:style>
    <style:style style:name="ro1-1666" style:family="table-row">
      <style:table-row-properties style:row-height="0.446cm" fo:break-before="auto" style:use-optimal-row-height="false"/>
    </style:style>
    <style:style style:name="ro1-1667" style:family="table-row">
      <style:table-row-properties style:row-height="0.446cm" fo:break-before="auto" style:use-optimal-row-height="false"/>
    </style:style>
    <style:style style:name="ro1-1668" style:family="table-row">
      <style:table-row-properties style:row-height="0.446cm" fo:break-before="auto" style:use-optimal-row-height="false"/>
    </style:style>
    <style:style style:name="ro1-1669" style:family="table-row">
      <style:table-row-properties style:row-height="0.446cm" fo:break-before="auto" style:use-optimal-row-height="false"/>
    </style:style>
    <style:style style:name="ro1-1670" style:family="table-row">
      <style:table-row-properties style:row-height="0.446cm" fo:break-before="auto" style:use-optimal-row-height="false"/>
    </style:style>
    <style:style style:name="ro1-1671" style:family="table-row">
      <style:table-row-properties style:row-height="0.446cm" fo:break-before="auto" style:use-optimal-row-height="false"/>
    </style:style>
    <style:style style:name="ro1-1672" style:family="table-row">
      <style:table-row-properties style:row-height="0.446cm" fo:break-before="auto" style:use-optimal-row-height="false"/>
    </style:style>
    <style:style style:name="ro1-1673" style:family="table-row">
      <style:table-row-properties style:row-height="0.446cm" fo:break-before="auto" style:use-optimal-row-height="false"/>
    </style:style>
    <style:style style:name="ro1-1674" style:family="table-row">
      <style:table-row-properties style:row-height="0.446cm" fo:break-before="auto" style:use-optimal-row-height="false"/>
    </style:style>
    <style:style style:name="ro1-1675" style:family="table-row">
      <style:table-row-properties style:row-height="0.446cm" fo:break-before="auto" style:use-optimal-row-height="false"/>
    </style:style>
    <style:style style:name="ro1-1676" style:family="table-row">
      <style:table-row-properties style:row-height="0.446cm" fo:break-before="auto" style:use-optimal-row-height="false"/>
    </style:style>
    <style:style style:name="ro1-1677" style:family="table-row">
      <style:table-row-properties style:row-height="0.848cm" fo:break-before="auto" style:use-optimal-row-height="false"/>
    </style:style>
    <style:style style:name="ro1-1678" style:family="table-row">
      <style:table-row-properties style:row-height="0.446cm" fo:break-before="auto" style:use-optimal-row-height="false"/>
    </style:style>
    <style:style style:name="ro1-1679" style:family="table-row">
      <style:table-row-properties style:row-height="0.446cm" fo:break-before="auto" style:use-optimal-row-height="false"/>
    </style:style>
    <style:style style:name="ro1-1680" style:family="table-row">
      <style:table-row-properties style:row-height="0.446cm" fo:break-before="auto" style:use-optimal-row-height="false"/>
    </style:style>
    <style:style style:name="ro1-1681" style:family="table-row">
      <style:table-row-properties style:row-height="0.446cm" fo:break-before="auto" style:use-optimal-row-height="false"/>
    </style:style>
    <style:style style:name="ro1-1682" style:family="table-row">
      <style:table-row-properties style:row-height="0.446cm" fo:break-before="auto" style:use-optimal-row-height="false"/>
    </style:style>
    <style:style style:name="ro1-1683" style:family="table-row">
      <style:table-row-properties style:row-height="0.446cm" fo:break-before="auto" style:use-optimal-row-height="false"/>
    </style:style>
    <style:style style:name="ro1-1684" style:family="table-row">
      <style:table-row-properties style:row-height="0.446cm" fo:break-before="auto" style:use-optimal-row-height="false"/>
    </style:style>
    <style:style style:name="ro1-1685" style:family="table-row">
      <style:table-row-properties style:row-height="0.446cm" fo:break-before="auto" style:use-optimal-row-height="false"/>
    </style:style>
    <style:style style:name="ro1-1686" style:family="table-row">
      <style:table-row-properties style:row-height="0.446cm" fo:break-before="auto" style:use-optimal-row-height="false"/>
    </style:style>
    <style:style style:name="ro1-1687" style:family="table-row">
      <style:table-row-properties style:row-height="0.446cm" fo:break-before="auto" style:use-optimal-row-height="false"/>
    </style:style>
    <style:style style:name="ro1-1688" style:family="table-row">
      <style:table-row-properties style:row-height="0.446cm" fo:break-before="auto" style:use-optimal-row-height="false"/>
    </style:style>
    <style:style style:name="ro1-1689" style:family="table-row">
      <style:table-row-properties style:row-height="0.446cm" fo:break-before="auto" style:use-optimal-row-height="false"/>
    </style:style>
    <style:style style:name="ro1-1690" style:family="table-row">
      <style:table-row-properties style:row-height="0.446cm" fo:break-before="auto" style:use-optimal-row-height="false"/>
    </style:style>
    <style:style style:name="ro1-1691" style:family="table-row">
      <style:table-row-properties style:row-height="0.446cm" fo:break-before="auto" style:use-optimal-row-height="false"/>
    </style:style>
    <style:style style:name="ro1-1692" style:family="table-row">
      <style:table-row-properties style:row-height="0.446cm" fo:break-before="auto" style:use-optimal-row-height="false"/>
    </style:style>
    <style:style style:name="ro1-1693" style:family="table-row">
      <style:table-row-properties style:row-height="0.446cm" fo:break-before="auto" style:use-optimal-row-height="false"/>
    </style:style>
    <style:style style:name="ro1-1694" style:family="table-row">
      <style:table-row-properties style:row-height="0.446cm" fo:break-before="auto" style:use-optimal-row-height="false"/>
    </style:style>
    <style:style style:name="ro1-1695" style:family="table-row">
      <style:table-row-properties style:row-height="0.446cm" fo:break-before="auto" style:use-optimal-row-height="false"/>
    </style:style>
    <style:style style:name="ro1-1696" style:family="table-row">
      <style:table-row-properties style:row-height="0.446cm" fo:break-before="auto" style:use-optimal-row-height="false"/>
    </style:style>
    <style:style style:name="ro1-1697" style:family="table-row">
      <style:table-row-properties style:row-height="0.848cm" fo:break-before="auto" style:use-optimal-row-height="false"/>
    </style:style>
    <style:style style:name="ro1-1698" style:family="table-row">
      <style:table-row-properties style:row-height="0.446cm" fo:break-before="auto" style:use-optimal-row-height="false"/>
    </style:style>
    <style:style style:name="ro1-1699" style:family="table-row">
      <style:table-row-properties style:row-height="0.446cm" fo:break-before="auto" style:use-optimal-row-height="false"/>
    </style:style>
    <style:style style:name="ro1-1700" style:family="table-row">
      <style:table-row-properties style:row-height="0.446cm" fo:break-before="auto" style:use-optimal-row-height="false"/>
    </style:style>
    <style:style style:name="ro1-1701" style:family="table-row">
      <style:table-row-properties style:row-height="0.446cm" fo:break-before="auto" style:use-optimal-row-height="false"/>
    </style:style>
    <style:style style:name="ro1-1702" style:family="table-row">
      <style:table-row-properties style:row-height="0.446cm" fo:break-before="auto" style:use-optimal-row-height="false"/>
    </style:style>
    <style:style style:name="ro1-1703" style:family="table-row">
      <style:table-row-properties style:row-height="0.446cm" fo:break-before="auto" style:use-optimal-row-height="false"/>
    </style:style>
    <style:style style:name="ro1-1704" style:family="table-row">
      <style:table-row-properties style:row-height="0.446cm" fo:break-before="auto" style:use-optimal-row-height="false"/>
    </style:style>
    <style:style style:name="ro1-1705" style:family="table-row">
      <style:table-row-properties style:row-height="0.446cm" fo:break-before="auto" style:use-optimal-row-height="false"/>
    </style:style>
    <style:style style:name="ro1-1706" style:family="table-row">
      <style:table-row-properties style:row-height="0.446cm" fo:break-before="auto" style:use-optimal-row-height="false"/>
    </style:style>
    <style:style style:name="ro1-1707" style:family="table-row">
      <style:table-row-properties style:row-height="0.446cm" fo:break-before="auto" style:use-optimal-row-height="false"/>
    </style:style>
    <style:style style:name="ro1-1708" style:family="table-row">
      <style:table-row-properties style:row-height="0.446cm" fo:break-before="auto" style:use-optimal-row-height="false"/>
    </style:style>
    <style:style style:name="ro1-1709" style:family="table-row">
      <style:table-row-properties style:row-height="0.446cm" fo:break-before="auto" style:use-optimal-row-height="false"/>
    </style:style>
    <style:style style:name="ro1-1710" style:family="table-row">
      <style:table-row-properties style:row-height="0.446cm" fo:break-before="auto" style:use-optimal-row-height="false"/>
    </style:style>
    <style:style style:name="ro1-1711" style:family="table-row">
      <style:table-row-properties style:row-height="0.446cm" fo:break-before="auto" style:use-optimal-row-height="false"/>
    </style:style>
    <style:style style:name="ro1-1712" style:family="table-row">
      <style:table-row-properties style:row-height="0.446cm" fo:break-before="auto" style:use-optimal-row-height="false"/>
    </style:style>
    <style:style style:name="ro1-1713" style:family="table-row">
      <style:table-row-properties style:row-height="0.446cm" fo:break-before="auto" style:use-optimal-row-height="false"/>
    </style:style>
    <style:style style:name="ro1-1714" style:family="table-row">
      <style:table-row-properties style:row-height="0.446cm" fo:break-before="auto" style:use-optimal-row-height="false"/>
    </style:style>
    <style:style style:name="ro1-1715" style:family="table-row">
      <style:table-row-properties style:row-height="0.446cm" fo:break-before="auto" style:use-optimal-row-height="false"/>
    </style:style>
    <style:style style:name="ro1-1716" style:family="table-row">
      <style:table-row-properties style:row-height="0.446cm" fo:break-before="auto" style:use-optimal-row-height="false"/>
    </style:style>
    <style:style style:name="ro1-1717" style:family="table-row">
      <style:table-row-properties style:row-height="0.446cm" fo:break-before="auto" style:use-optimal-row-height="false"/>
    </style:style>
    <style:style style:name="ro1-1718" style:family="table-row">
      <style:table-row-properties style:row-height="0.446cm" fo:break-before="auto" style:use-optimal-row-height="false"/>
    </style:style>
    <style:style style:name="ro1-1719" style:family="table-row">
      <style:table-row-properties style:row-height="0.446cm" fo:break-before="auto" style:use-optimal-row-height="false"/>
    </style:style>
    <style:style style:name="ro1-1720" style:family="table-row">
      <style:table-row-properties style:row-height="0.446cm" fo:break-before="auto" style:use-optimal-row-height="false"/>
    </style:style>
    <style:style style:name="ro1-1721" style:family="table-row">
      <style:table-row-properties style:row-height="0.446cm" fo:break-before="auto" style:use-optimal-row-height="false"/>
    </style:style>
    <style:style style:name="ro1-1722" style:family="table-row">
      <style:table-row-properties style:row-height="0.446cm" fo:break-before="auto" style:use-optimal-row-height="false"/>
    </style:style>
    <style:style style:name="ro1-1723" style:family="table-row">
      <style:table-row-properties style:row-height="0.446cm" fo:break-before="auto" style:use-optimal-row-height="false"/>
    </style:style>
    <style:style style:name="ro1-1724" style:family="table-row">
      <style:table-row-properties style:row-height="0.446cm" fo:break-before="auto" style:use-optimal-row-height="false"/>
    </style:style>
    <style:style style:name="ro1-1725" style:family="table-row">
      <style:table-row-properties style:row-height="0.446cm" fo:break-before="auto" style:use-optimal-row-height="false"/>
    </style:style>
    <style:style style:name="ro1-1726" style:family="table-row">
      <style:table-row-properties style:row-height="0.446cm" fo:break-before="auto" style:use-optimal-row-height="false"/>
    </style:style>
    <style:style style:name="ro1-1727" style:family="table-row">
      <style:table-row-properties style:row-height="0.446cm" fo:break-before="auto" style:use-optimal-row-height="false"/>
    </style:style>
    <style:style style:name="ro1-1728" style:family="table-row">
      <style:table-row-properties style:row-height="0.446cm" fo:break-before="auto" style:use-optimal-row-height="false"/>
    </style:style>
    <style:style style:name="ro1-1729" style:family="table-row">
      <style:table-row-properties style:row-height="0.446cm" fo:break-before="auto" style:use-optimal-row-height="false"/>
    </style:style>
    <style:style style:name="ro1-1730" style:family="table-row">
      <style:table-row-properties style:row-height="0.446cm" fo:break-before="auto" style:use-optimal-row-height="false"/>
    </style:style>
    <style:style style:name="ro1-1731" style:family="table-row">
      <style:table-row-properties style:row-height="0.446cm" fo:break-before="auto" style:use-optimal-row-height="false"/>
    </style:style>
    <style:style style:name="ro1-1732" style:family="table-row">
      <style:table-row-properties style:row-height="0.446cm" fo:break-before="auto" style:use-optimal-row-height="false"/>
    </style:style>
    <style:style style:name="ro1-1733" style:family="table-row">
      <style:table-row-properties style:row-height="0.446cm" fo:break-before="auto" style:use-optimal-row-height="false"/>
    </style:style>
    <style:style style:name="ro1-1734" style:family="table-row">
      <style:table-row-properties style:row-height="0.446cm" fo:break-before="auto" style:use-optimal-row-height="false"/>
    </style:style>
    <style:style style:name="ro1-1735" style:family="table-row">
      <style:table-row-properties style:row-height="0.446cm" fo:break-before="auto" style:use-optimal-row-height="false"/>
    </style:style>
    <style:style style:name="ro1-1736" style:family="table-row">
      <style:table-row-properties style:row-height="0.446cm" fo:break-before="auto" style:use-optimal-row-height="false"/>
    </style:style>
    <style:style style:name="ro1-1737" style:family="table-row">
      <style:table-row-properties style:row-height="0.446cm" fo:break-before="auto" style:use-optimal-row-height="false"/>
    </style:style>
    <style:style style:name="ro1-1738" style:family="table-row">
      <style:table-row-properties style:row-height="0.446cm" fo:break-before="auto" style:use-optimal-row-height="false"/>
    </style:style>
    <style:style style:name="ro1-1739" style:family="table-row">
      <style:table-row-properties style:row-height="0.446cm" fo:break-before="auto" style:use-optimal-row-height="false"/>
    </style:style>
    <style:style style:name="ro1-1740" style:family="table-row">
      <style:table-row-properties style:row-height="0.848cm" fo:break-before="auto" style:use-optimal-row-height="false"/>
    </style:style>
    <style:style style:name="ro1-1741" style:family="table-row">
      <style:table-row-properties style:row-height="0.446cm" fo:break-before="auto" style:use-optimal-row-height="false"/>
    </style:style>
    <style:style style:name="ro1-1742" style:family="table-row">
      <style:table-row-properties style:row-height="0.446cm" fo:break-before="auto" style:use-optimal-row-height="false"/>
    </style:style>
    <style:style style:name="ro1-1743" style:family="table-row">
      <style:table-row-properties style:row-height="0.446cm" fo:break-before="auto" style:use-optimal-row-height="false"/>
    </style:style>
    <style:style style:name="ro1-1744" style:family="table-row">
      <style:table-row-properties style:row-height="0.446cm" fo:break-before="auto" style:use-optimal-row-height="false"/>
    </style:style>
    <style:style style:name="ro1-1745" style:family="table-row">
      <style:table-row-properties style:row-height="0.446cm" fo:break-before="auto" style:use-optimal-row-height="false"/>
    </style:style>
    <style:style style:name="ro1-1746" style:family="table-row">
      <style:table-row-properties style:row-height="0.446cm" fo:break-before="auto" style:use-optimal-row-height="false"/>
    </style:style>
    <style:style style:name="ro1-1747" style:family="table-row">
      <style:table-row-properties style:row-height="0.446cm" fo:break-before="auto" style:use-optimal-row-height="false"/>
    </style:style>
    <style:style style:name="ro1-1748" style:family="table-row">
      <style:table-row-properties style:row-height="0.446cm" fo:break-before="auto" style:use-optimal-row-height="false"/>
    </style:style>
    <style:style style:name="ro1-1749" style:family="table-row">
      <style:table-row-properties style:row-height="0.446cm" fo:break-before="auto" style:use-optimal-row-height="false"/>
    </style:style>
    <style:style style:name="ro1-1750" style:family="table-row">
      <style:table-row-properties style:row-height="0.446cm" fo:break-before="auto" style:use-optimal-row-height="false"/>
    </style:style>
    <style:style style:name="ro1-1751" style:family="table-row">
      <style:table-row-properties style:row-height="0.446cm" fo:break-before="auto" style:use-optimal-row-height="false"/>
    </style:style>
    <style:style style:name="ro1-1752" style:family="table-row">
      <style:table-row-properties style:row-height="0.446cm" fo:break-before="auto" style:use-optimal-row-height="false"/>
    </style:style>
    <style:style style:name="ro1-1753" style:family="table-row">
      <style:table-row-properties style:row-height="0.446cm" fo:break-before="auto" style:use-optimal-row-height="false"/>
    </style:style>
    <style:style style:name="ro1-1754" style:family="table-row">
      <style:table-row-properties style:row-height="0.446cm" fo:break-before="auto" style:use-optimal-row-height="false"/>
    </style:style>
    <style:style style:name="ro1-1755" style:family="table-row">
      <style:table-row-properties style:row-height="0.446cm" fo:break-before="auto" style:use-optimal-row-height="false"/>
    </style:style>
    <style:style style:name="ro1-1756" style:family="table-row">
      <style:table-row-properties style:row-height="0.446cm" fo:break-before="auto" style:use-optimal-row-height="false"/>
    </style:style>
    <style:style style:name="ro1-1757" style:family="table-row">
      <style:table-row-properties style:row-height="0.446cm" fo:break-before="auto" style:use-optimal-row-height="false"/>
    </style:style>
    <style:style style:name="ro1-1758" style:family="table-row">
      <style:table-row-properties style:row-height="0.446cm" fo:break-before="auto" style:use-optimal-row-height="false"/>
    </style:style>
    <style:style style:name="ro1-1759" style:family="table-row">
      <style:table-row-properties style:row-height="0.446cm" fo:break-before="auto" style:use-optimal-row-height="false"/>
    </style:style>
    <style:style style:name="ro1-1760" style:family="table-row">
      <style:table-row-properties style:row-height="0.446cm" fo:break-before="auto" style:use-optimal-row-height="false"/>
    </style:style>
    <style:style style:name="ro1-1761" style:family="table-row">
      <style:table-row-properties style:row-height="0.446cm" fo:break-before="auto" style:use-optimal-row-height="false"/>
    </style:style>
    <style:style style:name="ro1-1762" style:family="table-row">
      <style:table-row-properties style:row-height="0.446cm" fo:break-before="auto" style:use-optimal-row-height="false"/>
    </style:style>
    <style:style style:name="ro1-1763" style:family="table-row">
      <style:table-row-properties style:row-height="0.446cm" fo:break-before="auto" style:use-optimal-row-height="false"/>
    </style:style>
    <style:style style:name="ro1-1764" style:family="table-row">
      <style:table-row-properties style:row-height="0.446cm" fo:break-before="auto" style:use-optimal-row-height="false"/>
    </style:style>
    <style:style style:name="ro1-1765" style:family="table-row">
      <style:table-row-properties style:row-height="0.446cm" fo:break-before="auto" style:use-optimal-row-height="false"/>
    </style:style>
    <style:style style:name="ro1-1766" style:family="table-row">
      <style:table-row-properties style:row-height="0.446cm" fo:break-before="auto" style:use-optimal-row-height="false"/>
    </style:style>
    <style:style style:name="ro1-1767" style:family="table-row">
      <style:table-row-properties style:row-height="0.446cm" fo:break-before="auto" style:use-optimal-row-height="false"/>
    </style:style>
    <style:style style:name="ro1-1768" style:family="table-row">
      <style:table-row-properties style:row-height="0.446cm" fo:break-before="auto" style:use-optimal-row-height="false"/>
    </style:style>
    <style:style style:name="ro1-1769" style:family="table-row">
      <style:table-row-properties style:row-height="0.446cm" fo:break-before="auto" style:use-optimal-row-height="false"/>
    </style:style>
    <style:style style:name="ro1-1770" style:family="table-row">
      <style:table-row-properties style:row-height="0.446cm" fo:break-before="auto" style:use-optimal-row-height="false"/>
    </style:style>
    <style:style style:name="ro1-1771" style:family="table-row">
      <style:table-row-properties style:row-height="0.446cm" fo:break-before="auto" style:use-optimal-row-height="false"/>
    </style:style>
    <style:style style:name="ro1-1772" style:family="table-row">
      <style:table-row-properties style:row-height="0.446cm" fo:break-before="auto" style:use-optimal-row-height="false"/>
    </style:style>
    <style:style style:name="ro1-1773" style:family="table-row">
      <style:table-row-properties style:row-height="0.446cm" fo:break-before="auto" style:use-optimal-row-height="false"/>
    </style:style>
    <style:style style:name="ro1-1774" style:family="table-row">
      <style:table-row-properties style:row-height="0.446cm" fo:break-before="auto" style:use-optimal-row-height="false"/>
    </style:style>
    <style:style style:name="ro1-1775" style:family="table-row">
      <style:table-row-properties style:row-height="0.446cm" fo:break-before="auto" style:use-optimal-row-height="false"/>
    </style:style>
    <style:style style:name="ro1-1776" style:family="table-row">
      <style:table-row-properties style:row-height="0.446cm" fo:break-before="auto" style:use-optimal-row-height="false"/>
    </style:style>
    <style:style style:name="ro1-1777" style:family="table-row">
      <style:table-row-properties style:row-height="0.446cm" fo:break-before="auto" style:use-optimal-row-height="false"/>
    </style:style>
    <style:style style:name="ro1-1778" style:family="table-row">
      <style:table-row-properties style:row-height="0.446cm" fo:break-before="auto" style:use-optimal-row-height="false"/>
    </style:style>
    <style:style style:name="ro1-1779" style:family="table-row">
      <style:table-row-properties style:row-height="0.446cm" fo:break-before="auto" style:use-optimal-row-height="false"/>
    </style:style>
    <style:style style:name="ro1-1780" style:family="table-row">
      <style:table-row-properties style:row-height="0.446cm" fo:break-before="auto" style:use-optimal-row-height="false"/>
    </style:style>
    <style:style style:name="ro1-1781" style:family="table-row">
      <style:table-row-properties style:row-height="0.446cm" fo:break-before="auto" style:use-optimal-row-height="false"/>
    </style:style>
    <style:style style:name="ro1-1782" style:family="table-row">
      <style:table-row-properties style:row-height="0.446cm" fo:break-before="auto" style:use-optimal-row-height="false"/>
    </style:style>
    <style:style style:name="ro1-1783" style:family="table-row">
      <style:table-row-properties style:row-height="0.446cm" fo:break-before="auto" style:use-optimal-row-height="false"/>
    </style:style>
    <style:style style:name="ro1-1784" style:family="table-row">
      <style:table-row-properties style:row-height="0.446cm" fo:break-before="auto" style:use-optimal-row-height="false"/>
    </style:style>
    <style:style style:name="ro1-1785" style:family="table-row">
      <style:table-row-properties style:row-height="0.446cm" fo:break-before="auto" style:use-optimal-row-height="false"/>
    </style:style>
    <style:style style:name="ro1-1786" style:family="table-row">
      <style:table-row-properties style:row-height="0.446cm" fo:break-before="auto" style:use-optimal-row-height="false"/>
    </style:style>
    <style:style style:name="ro1-1787" style:family="table-row">
      <style:table-row-properties style:row-height="0.446cm" fo:break-before="auto" style:use-optimal-row-height="false"/>
    </style:style>
    <style:style style:name="ro1-1788" style:family="table-row">
      <style:table-row-properties style:row-height="0.446cm" fo:break-before="auto" style:use-optimal-row-height="false"/>
    </style:style>
    <style:style style:name="ro1-1789" style:family="table-row">
      <style:table-row-properties style:row-height="0.446cm" fo:break-before="auto" style:use-optimal-row-height="false"/>
    </style:style>
    <style:style style:name="ro1-1790" style:family="table-row">
      <style:table-row-properties style:row-height="0.446cm" fo:break-before="auto" style:use-optimal-row-height="false"/>
    </style:style>
    <style:style style:name="ro1-1791" style:family="table-row">
      <style:table-row-properties style:row-height="0.446cm" fo:break-before="auto" style:use-optimal-row-height="false"/>
    </style:style>
    <style:style style:name="ro1-1792" style:family="table-row">
      <style:table-row-properties style:row-height="0.446cm" fo:break-before="auto" style:use-optimal-row-height="false"/>
    </style:style>
    <style:style style:name="ro1-1793" style:family="table-row">
      <style:table-row-properties style:row-height="0.446cm" fo:break-before="auto" style:use-optimal-row-height="false"/>
    </style:style>
    <style:style style:name="ro1-1794" style:family="table-row">
      <style:table-row-properties style:row-height="0.446cm" fo:break-before="auto" style:use-optimal-row-height="false"/>
    </style:style>
    <style:style style:name="ro1-1795" style:family="table-row">
      <style:table-row-properties style:row-height="0.446cm" fo:break-before="auto" style:use-optimal-row-height="false"/>
    </style:style>
    <style:style style:name="ro1-1796" style:family="table-row">
      <style:table-row-properties style:row-height="0.446cm" fo:break-before="auto" style:use-optimal-row-height="false"/>
    </style:style>
    <style:style style:name="ro1-1797" style:family="table-row">
      <style:table-row-properties style:row-height="0.446cm" fo:break-before="auto" style:use-optimal-row-height="false"/>
    </style:style>
    <style:style style:name="ro1-1798" style:family="table-row">
      <style:table-row-properties style:row-height="0.848cm" fo:break-before="auto" style:use-optimal-row-height="false"/>
    </style:style>
    <style:style style:name="ro1-1799" style:family="table-row">
      <style:table-row-properties style:row-height="0.446cm" fo:break-before="auto" style:use-optimal-row-height="false"/>
    </style:style>
    <style:style style:name="ro1-1800" style:family="table-row">
      <style:table-row-properties style:row-height="0.446cm" fo:break-before="auto" style:use-optimal-row-height="false"/>
    </style:style>
    <style:style style:name="ro1-1801" style:family="table-row">
      <style:table-row-properties style:row-height="0.446cm" fo:break-before="auto" style:use-optimal-row-height="false"/>
    </style:style>
    <style:style style:name="ro1-1802" style:family="table-row">
      <style:table-row-properties style:row-height="0.446cm" fo:break-before="auto" style:use-optimal-row-height="false"/>
    </style:style>
    <style:style style:name="ro1-1803" style:family="table-row">
      <style:table-row-properties style:row-height="0.446cm" fo:break-before="auto" style:use-optimal-row-height="false"/>
    </style:style>
    <style:style style:name="ro1-1804" style:family="table-row">
      <style:table-row-properties style:row-height="0.446cm" fo:break-before="auto" style:use-optimal-row-height="false"/>
    </style:style>
    <style:style style:name="ro1-1805" style:family="table-row">
      <style:table-row-properties style:row-height="0.446cm" fo:break-before="auto" style:use-optimal-row-height="false"/>
    </style:style>
    <style:style style:name="ro1-1806" style:family="table-row">
      <style:table-row-properties style:row-height="0.446cm" fo:break-before="auto" style:use-optimal-row-height="false"/>
    </style:style>
    <style:style style:name="ro1-1807" style:family="table-row">
      <style:table-row-properties style:row-height="0.446cm" fo:break-before="auto" style:use-optimal-row-height="false"/>
    </style:style>
    <style:style style:name="ro1-1808" style:family="table-row">
      <style:table-row-properties style:row-height="0.446cm" fo:break-before="auto" style:use-optimal-row-height="false"/>
    </style:style>
    <style:style style:name="ro1-1809" style:family="table-row">
      <style:table-row-properties style:row-height="0.446cm" fo:break-before="auto" style:use-optimal-row-height="false"/>
    </style:style>
    <style:style style:name="ro1-1810" style:family="table-row">
      <style:table-row-properties style:row-height="0.446cm" fo:break-before="auto" style:use-optimal-row-height="false"/>
    </style:style>
    <style:style style:name="ro1-1811" style:family="table-row">
      <style:table-row-properties style:row-height="0.446cm" fo:break-before="auto" style:use-optimal-row-height="false"/>
    </style:style>
    <style:style style:name="ro1-1812" style:family="table-row">
      <style:table-row-properties style:row-height="0.446cm" fo:break-before="auto" style:use-optimal-row-height="false"/>
    </style:style>
    <style:style style:name="ro1-1813" style:family="table-row">
      <style:table-row-properties style:row-height="0.446cm" fo:break-before="auto" style:use-optimal-row-height="false"/>
    </style:style>
    <style:style style:name="ro1-1814" style:family="table-row">
      <style:table-row-properties style:row-height="0.446cm" fo:break-before="auto" style:use-optimal-row-height="false"/>
    </style:style>
    <style:style style:name="ro1-1815" style:family="table-row">
      <style:table-row-properties style:row-height="0.446cm" fo:break-before="auto" style:use-optimal-row-height="false"/>
    </style:style>
    <style:style style:name="ro1-1816" style:family="table-row">
      <style:table-row-properties style:row-height="0.446cm" fo:break-before="auto" style:use-optimal-row-height="false"/>
    </style:style>
    <style:style style:name="ro1-1817" style:family="table-row">
      <style:table-row-properties style:row-height="0.446cm" fo:break-before="auto" style:use-optimal-row-height="false"/>
    </style:style>
    <style:style style:name="ro1-1818" style:family="table-row">
      <style:table-row-properties style:row-height="0.446cm" fo:break-before="auto" style:use-optimal-row-height="false"/>
    </style:style>
    <style:style style:name="ro1-1819" style:family="table-row">
      <style:table-row-properties style:row-height="0.446cm" fo:break-before="auto" style:use-optimal-row-height="false"/>
    </style:style>
    <style:style style:name="ro1-1820" style:family="table-row">
      <style:table-row-properties style:row-height="0.446cm" fo:break-before="auto" style:use-optimal-row-height="false"/>
    </style:style>
    <style:style style:name="ro1-1821" style:family="table-row">
      <style:table-row-properties style:row-height="0.446cm" fo:break-before="auto" style:use-optimal-row-height="false"/>
    </style:style>
    <style:style style:name="ro1-1822" style:family="table-row">
      <style:table-row-properties style:row-height="0.446cm" fo:break-before="auto" style:use-optimal-row-height="false"/>
    </style:style>
    <style:style style:name="ro1-1823" style:family="table-row">
      <style:table-row-properties style:row-height="0.446cm" fo:break-before="auto" style:use-optimal-row-height="false"/>
    </style:style>
    <style:style style:name="ro1-1824" style:family="table-row">
      <style:table-row-properties style:row-height="0.446cm" fo:break-before="auto" style:use-optimal-row-height="false"/>
    </style:style>
    <style:style style:name="ro1-1825" style:family="table-row">
      <style:table-row-properties style:row-height="0.446cm" fo:break-before="auto" style:use-optimal-row-height="false"/>
    </style:style>
    <style:style style:name="ro1-1826" style:family="table-row">
      <style:table-row-properties style:row-height="0.446cm" fo:break-before="auto" style:use-optimal-row-height="false"/>
    </style:style>
    <style:style style:name="ro1-1827" style:family="table-row">
      <style:table-row-properties style:row-height="0.446cm" fo:break-before="auto" style:use-optimal-row-height="false"/>
    </style:style>
    <style:style style:name="ro1-1828" style:family="table-row">
      <style:table-row-properties style:row-height="0.446cm" fo:break-before="auto" style:use-optimal-row-height="false"/>
    </style:style>
    <style:style style:name="ro1-1829" style:family="table-row">
      <style:table-row-properties style:row-height="0.446cm" fo:break-before="auto" style:use-optimal-row-height="false"/>
    </style:style>
    <style:style style:name="ro1-1830" style:family="table-row">
      <style:table-row-properties style:row-height="0.446cm" fo:break-before="auto" style:use-optimal-row-height="false"/>
    </style:style>
    <style:style style:name="ro1-1831" style:family="table-row">
      <style:table-row-properties style:row-height="0.446cm" fo:break-before="auto" style:use-optimal-row-height="false"/>
    </style:style>
    <style:style style:name="ro1-1832" style:family="table-row">
      <style:table-row-properties style:row-height="0.446cm" fo:break-before="auto" style:use-optimal-row-height="false"/>
    </style:style>
    <style:style style:name="ro1-1833" style:family="table-row">
      <style:table-row-properties style:row-height="0.446cm" fo:break-before="auto" style:use-optimal-row-height="false"/>
    </style:style>
    <style:style style:name="ro1-1834" style:family="table-row">
      <style:table-row-properties style:row-height="0.446cm" fo:break-before="auto" style:use-optimal-row-height="false"/>
    </style:style>
    <style:style style:name="ro1-1835" style:family="table-row">
      <style:table-row-properties style:row-height="0.446cm" fo:break-before="auto" style:use-optimal-row-height="false"/>
    </style:style>
    <style:style style:name="ro1-1836" style:family="table-row">
      <style:table-row-properties style:row-height="0.446cm" fo:break-before="auto" style:use-optimal-row-height="false"/>
    </style:style>
    <style:style style:name="ro1-1837" style:family="table-row">
      <style:table-row-properties style:row-height="0.446cm" fo:break-before="auto" style:use-optimal-row-height="false"/>
    </style:style>
    <style:style style:name="ro1-1838" style:family="table-row">
      <style:table-row-properties style:row-height="0.446cm" fo:break-before="auto" style:use-optimal-row-height="false"/>
    </style:style>
    <style:style style:name="ro1-1839" style:family="table-row">
      <style:table-row-properties style:row-height="0.446cm" fo:break-before="auto" style:use-optimal-row-height="false"/>
    </style:style>
    <style:style style:name="ro1-1840" style:family="table-row">
      <style:table-row-properties style:row-height="0.446cm" fo:break-before="auto" style:use-optimal-row-height="false"/>
    </style:style>
    <style:style style:name="ro1-1841" style:family="table-row">
      <style:table-row-properties style:row-height="0.446cm" fo:break-before="auto" style:use-optimal-row-height="false"/>
    </style:style>
    <style:style style:name="ro1-1842" style:family="table-row">
      <style:table-row-properties style:row-height="0.446cm" fo:break-before="auto" style:use-optimal-row-height="false"/>
    </style:style>
    <style:style style:name="ro1-1843" style:family="table-row">
      <style:table-row-properties style:row-height="0.446cm" fo:break-before="auto" style:use-optimal-row-height="false"/>
    </style:style>
    <style:style style:name="ro1-1844" style:family="table-row">
      <style:table-row-properties style:row-height="0.446cm" fo:break-before="auto" style:use-optimal-row-height="false"/>
    </style:style>
    <style:style style:name="ro1-1845" style:family="table-row">
      <style:table-row-properties style:row-height="0.446cm" fo:break-before="auto" style:use-optimal-row-height="false"/>
    </style:style>
    <style:style style:name="ro1-1846" style:family="table-row">
      <style:table-row-properties style:row-height="0.446cm" fo:break-before="auto" style:use-optimal-row-height="false"/>
    </style:style>
    <style:style style:name="ro1-1847" style:family="table-row">
      <style:table-row-properties style:row-height="0.446cm" fo:break-before="auto" style:use-optimal-row-height="false"/>
    </style:style>
    <style:style style:name="ro1-1848" style:family="table-row">
      <style:table-row-properties style:row-height="0.446cm" fo:break-before="auto" style:use-optimal-row-height="false"/>
    </style:style>
    <style:style style:name="ro1-1849" style:family="table-row">
      <style:table-row-properties style:row-height="0.848cm" fo:break-before="auto" style:use-optimal-row-height="false"/>
    </style:style>
    <style:style style:name="ro1-1850" style:family="table-row">
      <style:table-row-properties style:row-height="0.446cm" fo:break-before="auto" style:use-optimal-row-height="false"/>
    </style:style>
    <style:style style:name="ro1-1851" style:family="table-row">
      <style:table-row-properties style:row-height="0.446cm" fo:break-before="auto" style:use-optimal-row-height="false"/>
    </style:style>
    <style:style style:name="ro1-1852" style:family="table-row">
      <style:table-row-properties style:row-height="0.446cm" fo:break-before="auto" style:use-optimal-row-height="false"/>
    </style:style>
    <style:style style:name="ro1-1853" style:family="table-row">
      <style:table-row-properties style:row-height="0.446cm" fo:break-before="auto" style:use-optimal-row-height="false"/>
    </style:style>
    <style:style style:name="ro1-1854" style:family="table-row">
      <style:table-row-properties style:row-height="0.446cm" fo:break-before="auto" style:use-optimal-row-height="false"/>
    </style:style>
    <style:style style:name="ro1-1855" style:family="table-row">
      <style:table-row-properties style:row-height="0.446cm" fo:break-before="auto" style:use-optimal-row-height="false"/>
    </style:style>
    <style:style style:name="ro1-1856" style:family="table-row">
      <style:table-row-properties style:row-height="0.446cm" fo:break-before="auto" style:use-optimal-row-height="false"/>
    </style:style>
    <style:style style:name="ro1-1857" style:family="table-row">
      <style:table-row-properties style:row-height="0.446cm" fo:break-before="auto" style:use-optimal-row-height="false"/>
    </style:style>
    <style:style style:name="ro1-1858" style:family="table-row">
      <style:table-row-properties style:row-height="0.446cm" fo:break-before="auto" style:use-optimal-row-height="false"/>
    </style:style>
    <style:style style:name="ro1-1859" style:family="table-row">
      <style:table-row-properties style:row-height="0.446cm" fo:break-before="auto" style:use-optimal-row-height="false"/>
    </style:style>
    <style:style style:name="ro1-1860" style:family="table-row">
      <style:table-row-properties style:row-height="0.446cm" fo:break-before="auto" style:use-optimal-row-height="false"/>
    </style:style>
    <style:style style:name="ro1-1861" style:family="table-row">
      <style:table-row-properties style:row-height="0.446cm" fo:break-before="auto" style:use-optimal-row-height="false"/>
    </style:style>
    <style:style style:name="ro1-1862" style:family="table-row">
      <style:table-row-properties style:row-height="0.446cm" fo:break-before="auto" style:use-optimal-row-height="false"/>
    </style:style>
    <style:style style:name="ro1-1863" style:family="table-row">
      <style:table-row-properties style:row-height="0.446cm" fo:break-before="auto" style:use-optimal-row-height="false"/>
    </style:style>
    <style:style style:name="ro1-1864" style:family="table-row">
      <style:table-row-properties style:row-height="0.848cm" fo:break-before="auto" style:use-optimal-row-height="false"/>
    </style:style>
    <style:style style:name="ro1-1865" style:family="table-row">
      <style:table-row-properties style:row-height="0.446cm" fo:break-before="auto" style:use-optimal-row-height="false"/>
    </style:style>
    <style:style style:name="ro1-1866" style:family="table-row">
      <style:table-row-properties style:row-height="0.446cm" fo:break-before="auto" style:use-optimal-row-height="false"/>
    </style:style>
    <style:style style:name="ro1-1867" style:family="table-row">
      <style:table-row-properties style:row-height="0.446cm" fo:break-before="auto" style:use-optimal-row-height="false"/>
    </style:style>
    <style:style style:name="ro1-1868" style:family="table-row">
      <style:table-row-properties style:row-height="0.848cm" fo:break-before="auto" style:use-optimal-row-height="false"/>
    </style:style>
    <style:style style:name="ro1-1869" style:family="table-row">
      <style:table-row-properties style:row-height="0.446cm" fo:break-before="auto" style:use-optimal-row-height="false"/>
    </style:style>
    <style:style style:name="ro1-1870" style:family="table-row">
      <style:table-row-properties style:row-height="0.446cm" fo:break-before="auto" style:use-optimal-row-height="false"/>
    </style:style>
    <style:style style:name="ro1-1871" style:family="table-row">
      <style:table-row-properties style:row-height="0.446cm" fo:break-before="auto" style:use-optimal-row-height="false"/>
    </style:style>
    <style:style style:name="ro1-1872" style:family="table-row">
      <style:table-row-properties style:row-height="0.446cm" fo:break-before="auto" style:use-optimal-row-height="false"/>
    </style:style>
    <style:style style:name="ro1-1873" style:family="table-row">
      <style:table-row-properties style:row-height="0.446cm" fo:break-before="auto" style:use-optimal-row-height="false"/>
    </style:style>
    <style:style style:name="ro1-1874" style:family="table-row">
      <style:table-row-properties style:row-height="0.446cm" fo:break-before="auto" style:use-optimal-row-height="false"/>
    </style:style>
    <style:style style:name="ro1-1875" style:family="table-row">
      <style:table-row-properties style:row-height="0.446cm" fo:break-before="auto" style:use-optimal-row-height="false"/>
    </style:style>
    <style:style style:name="ro1-1876" style:family="table-row">
      <style:table-row-properties style:row-height="0.446cm" fo:break-before="auto" style:use-optimal-row-height="false"/>
    </style:style>
    <style:style style:name="ro1-1877" style:family="table-row">
      <style:table-row-properties style:row-height="0.446cm" fo:break-before="auto" style:use-optimal-row-height="false"/>
    </style:style>
    <style:style style:name="ro1-1878" style:family="table-row">
      <style:table-row-properties style:row-height="0.446cm" fo:break-before="auto" style:use-optimal-row-height="false"/>
    </style:style>
    <style:style style:name="ro1-1879" style:family="table-row">
      <style:table-row-properties style:row-height="0.446cm" fo:break-before="auto" style:use-optimal-row-height="false"/>
    </style:style>
    <style:style style:name="ro1-1880" style:family="table-row">
      <style:table-row-properties style:row-height="0.446cm" fo:break-before="auto" style:use-optimal-row-height="false"/>
    </style:style>
    <style:style style:name="ro1-1881" style:family="table-row">
      <style:table-row-properties style:row-height="0.446cm" fo:break-before="auto" style:use-optimal-row-height="false"/>
    </style:style>
    <style:style style:name="ro1-1882" style:family="table-row">
      <style:table-row-properties style:row-height="0.848cm" fo:break-before="auto" style:use-optimal-row-height="false"/>
    </style:style>
    <style:style style:name="ro1-1883" style:family="table-row">
      <style:table-row-properties style:row-height="0.848cm" fo:break-before="auto" style:use-optimal-row-height="false"/>
    </style:style>
    <style:style style:name="ro1-1884" style:family="table-row">
      <style:table-row-properties style:row-height="0.446cm" fo:break-before="auto" style:use-optimal-row-height="false"/>
    </style:style>
    <style:style style:name="ro1-1885" style:family="table-row">
      <style:table-row-properties style:row-height="0.446cm" fo:break-before="auto" style:use-optimal-row-height="false"/>
    </style:style>
    <style:style style:name="ro1-1886" style:family="table-row">
      <style:table-row-properties style:row-height="0.446cm" fo:break-before="auto" style:use-optimal-row-height="false"/>
    </style:style>
    <style:style style:name="ro1-1887" style:family="table-row">
      <style:table-row-properties style:row-height="0.446cm" fo:break-before="auto" style:use-optimal-row-height="false"/>
    </style:style>
    <style:style style:name="ro1-1888" style:family="table-row">
      <style:table-row-properties style:row-height="0.446cm" fo:break-before="auto" style:use-optimal-row-height="false"/>
    </style:style>
    <style:style style:name="ro1-1889" style:family="table-row">
      <style:table-row-properties style:row-height="0.446cm" fo:break-before="auto" style:use-optimal-row-height="false"/>
    </style:style>
    <style:style style:name="ro1-1890" style:family="table-row">
      <style:table-row-properties style:row-height="0.446cm" fo:break-before="auto" style:use-optimal-row-height="false"/>
    </style:style>
    <style:style style:name="ro1-1891" style:family="table-row">
      <style:table-row-properties style:row-height="0.446cm" fo:break-before="auto" style:use-optimal-row-height="false"/>
    </style:style>
    <style:style style:name="ro1-1892" style:family="table-row">
      <style:table-row-properties style:row-height="0.446cm" fo:break-before="auto" style:use-optimal-row-height="false"/>
    </style:style>
    <style:style style:name="ro1-1893" style:family="table-row">
      <style:table-row-properties style:row-height="0.446cm" fo:break-before="auto" style:use-optimal-row-height="false"/>
    </style:style>
    <style:style style:name="ro1-1894" style:family="table-row">
      <style:table-row-properties style:row-height="0.446cm" fo:break-before="auto" style:use-optimal-row-height="false"/>
    </style:style>
    <style:style style:name="ro1-1895" style:family="table-row">
      <style:table-row-properties style:row-height="0.446cm" fo:break-before="auto" style:use-optimal-row-height="false"/>
    </style:style>
    <style:style style:name="ro1-1896" style:family="table-row">
      <style:table-row-properties style:row-height="0.446cm" fo:break-before="auto" style:use-optimal-row-height="false"/>
    </style:style>
    <style:style style:name="ro1-1897" style:family="table-row">
      <style:table-row-properties style:row-height="0.446cm" fo:break-before="auto" style:use-optimal-row-height="false"/>
    </style:style>
    <style:style style:name="ro1-1898" style:family="table-row">
      <style:table-row-properties style:row-height="0.446cm" fo:break-before="auto" style:use-optimal-row-height="false"/>
    </style:style>
    <style:style style:name="ro1-1899" style:family="table-row">
      <style:table-row-properties style:row-height="0.446cm" fo:break-before="auto" style:use-optimal-row-height="false"/>
    </style:style>
    <style:style style:name="ro1-1900" style:family="table-row">
      <style:table-row-properties style:row-height="0.446cm" fo:break-before="auto" style:use-optimal-row-height="false"/>
    </style:style>
    <style:style style:name="ro1-1901" style:family="table-row">
      <style:table-row-properties style:row-height="0.446cm" fo:break-before="auto" style:use-optimal-row-height="false"/>
    </style:style>
    <style:style style:name="ro1-1902" style:family="table-row">
      <style:table-row-properties style:row-height="0.446cm" fo:break-before="auto" style:use-optimal-row-height="false"/>
    </style:style>
    <style:style style:name="ro1-1903" style:family="table-row">
      <style:table-row-properties style:row-height="0.446cm" fo:break-before="auto" style:use-optimal-row-height="false"/>
    </style:style>
    <style:style style:name="ro1-1904" style:family="table-row">
      <style:table-row-properties style:row-height="0.848cm" fo:break-before="auto" style:use-optimal-row-height="false"/>
    </style:style>
    <style:style style:name="ro1-1905" style:family="table-row">
      <style:table-row-properties style:row-height="0.446cm" fo:break-before="auto" style:use-optimal-row-height="false"/>
    </style:style>
    <style:style style:name="ro1-1906" style:family="table-row">
      <style:table-row-properties style:row-height="0.446cm" fo:break-before="auto" style:use-optimal-row-height="false"/>
    </style:style>
    <style:style style:name="ro1-1907" style:family="table-row">
      <style:table-row-properties style:row-height="0.446cm" fo:break-before="auto" style:use-optimal-row-height="false"/>
    </style:style>
    <style:style style:name="ro1-1908" style:family="table-row">
      <style:table-row-properties style:row-height="0.446cm" fo:break-before="auto" style:use-optimal-row-height="false"/>
    </style:style>
    <style:style style:name="ro1-1909" style:family="table-row">
      <style:table-row-properties style:row-height="0.446cm" fo:break-before="auto" style:use-optimal-row-height="false"/>
    </style:style>
    <style:style style:name="ro1-1910" style:family="table-row">
      <style:table-row-properties style:row-height="0.446cm" fo:break-before="auto" style:use-optimal-row-height="false"/>
    </style:style>
    <style:style style:name="ro1-1911" style:family="table-row">
      <style:table-row-properties style:row-height="0.446cm" fo:break-before="auto" style:use-optimal-row-height="false"/>
    </style:style>
    <style:style style:name="ro1-1912" style:family="table-row">
      <style:table-row-properties style:row-height="0.446cm" fo:break-before="auto" style:use-optimal-row-height="false"/>
    </style:style>
    <style:style style:name="ro1-1913" style:family="table-row">
      <style:table-row-properties style:row-height="0.446cm" fo:break-before="auto" style:use-optimal-row-height="false"/>
    </style:style>
    <style:style style:name="ro1-1914" style:family="table-row">
      <style:table-row-properties style:row-height="0.446cm" fo:break-before="auto" style:use-optimal-row-height="false"/>
    </style:style>
    <style:style style:name="ro1-1915" style:family="table-row">
      <style:table-row-properties style:row-height="0.446cm" fo:break-before="auto" style:use-optimal-row-height="false"/>
    </style:style>
    <style:style style:name="ro1-1916" style:family="table-row">
      <style:table-row-properties style:row-height="0.446cm" fo:break-before="auto" style:use-optimal-row-height="false"/>
    </style:style>
    <style:style style:name="ro1-1917" style:family="table-row">
      <style:table-row-properties style:row-height="0.446cm" fo:break-before="auto" style:use-optimal-row-height="false"/>
    </style:style>
    <style:style style:name="ro1-1918" style:family="table-row">
      <style:table-row-properties style:row-height="0.446cm" fo:break-before="auto" style:use-optimal-row-height="false"/>
    </style:style>
    <style:style style:name="ro1-1919" style:family="table-row">
      <style:table-row-properties style:row-height="0.446cm" fo:break-before="auto" style:use-optimal-row-height="false"/>
    </style:style>
    <style:style style:name="ro1-1920" style:family="table-row">
      <style:table-row-properties style:row-height="0.446cm" fo:break-before="auto" style:use-optimal-row-height="false"/>
    </style:style>
    <style:style style:name="ro1-1921" style:family="table-row">
      <style:table-row-properties style:row-height="0.446cm" fo:break-before="auto" style:use-optimal-row-height="false"/>
    </style:style>
    <style:style style:name="ro1-1922" style:family="table-row">
      <style:table-row-properties style:row-height="0.446cm" fo:break-before="auto" style:use-optimal-row-height="false"/>
    </style:style>
    <style:style style:name="ro1-1923" style:family="table-row">
      <style:table-row-properties style:row-height="0.446cm" fo:break-before="auto" style:use-optimal-row-height="false"/>
    </style:style>
    <style:style style:name="ro1-1924" style:family="table-row">
      <style:table-row-properties style:row-height="0.446cm" fo:break-before="auto" style:use-optimal-row-height="false"/>
    </style:style>
    <style:style style:name="ro1-1925" style:family="table-row">
      <style:table-row-properties style:row-height="0.446cm" fo:break-before="auto" style:use-optimal-row-height="false"/>
    </style:style>
    <style:style style:name="ro1-1926" style:family="table-row">
      <style:table-row-properties style:row-height="0.446cm" fo:break-before="auto" style:use-optimal-row-height="false"/>
    </style:style>
    <style:style style:name="ro1-1927" style:family="table-row">
      <style:table-row-properties style:row-height="0.446cm" fo:break-before="auto" style:use-optimal-row-height="false"/>
    </style:style>
    <style:style style:name="ro1-1928" style:family="table-row">
      <style:table-row-properties style:row-height="0.446cm" fo:break-before="auto" style:use-optimal-row-height="false"/>
    </style:style>
    <style:style style:name="ro1-1929" style:family="table-row">
      <style:table-row-properties style:row-height="0.446cm" fo:break-before="auto" style:use-optimal-row-height="false"/>
    </style:style>
    <style:style style:name="ro1-1930" style:family="table-row">
      <style:table-row-properties style:row-height="0.446cm" fo:break-before="auto" style:use-optimal-row-height="false"/>
    </style:style>
    <style:style style:name="ro1-1931" style:family="table-row">
      <style:table-row-properties style:row-height="0.446cm" fo:break-before="auto" style:use-optimal-row-height="false"/>
    </style:style>
    <style:style style:name="ro1-1932" style:family="table-row">
      <style:table-row-properties style:row-height="0.446cm" fo:break-before="auto" style:use-optimal-row-height="false"/>
    </style:style>
    <style:style style:name="ro1-1933" style:family="table-row">
      <style:table-row-properties style:row-height="0.446cm" fo:break-before="auto" style:use-optimal-row-height="false"/>
    </style:style>
    <style:style style:name="ro1-1934" style:family="table-row">
      <style:table-row-properties style:row-height="0.446cm" fo:break-before="auto" style:use-optimal-row-height="false"/>
    </style:style>
    <style:style style:name="ro1-1935" style:family="table-row">
      <style:table-row-properties style:row-height="0.446cm" fo:break-before="auto" style:use-optimal-row-height="false"/>
    </style:style>
    <style:style style:name="ro1-1936" style:family="table-row">
      <style:table-row-properties style:row-height="0.446cm" fo:break-before="auto" style:use-optimal-row-height="false"/>
    </style:style>
    <style:style style:name="ro1-1937" style:family="table-row">
      <style:table-row-properties style:row-height="0.446cm" fo:break-before="auto" style:use-optimal-row-height="false"/>
    </style:style>
    <style:style style:name="ro1-1938" style:family="table-row">
      <style:table-row-properties style:row-height="0.446cm" fo:break-before="auto" style:use-optimal-row-height="false"/>
    </style:style>
    <style:style style:name="ro1-1939" style:family="table-row">
      <style:table-row-properties style:row-height="0.446cm" fo:break-before="auto" style:use-optimal-row-height="false"/>
    </style:style>
    <style:style style:name="ro1-1940" style:family="table-row">
      <style:table-row-properties style:row-height="0.446cm" fo:break-before="auto" style:use-optimal-row-height="false"/>
    </style:style>
    <style:style style:name="ro1-1941" style:family="table-row">
      <style:table-row-properties style:row-height="0.446cm" fo:break-before="auto" style:use-optimal-row-height="false"/>
    </style:style>
    <style:style style:name="ro1-1942" style:family="table-row">
      <style:table-row-properties style:row-height="0.446cm" fo:break-before="auto" style:use-optimal-row-height="false"/>
    </style:style>
    <style:style style:name="ro1-1943" style:family="table-row">
      <style:table-row-properties style:row-height="0.848cm" fo:break-before="auto" style:use-optimal-row-height="false"/>
    </style:style>
    <style:style style:name="ro1-1944" style:family="table-row">
      <style:table-row-properties style:row-height="0.446cm" fo:break-before="auto" style:use-optimal-row-height="false"/>
    </style:style>
    <style:style style:name="ro1-1945" style:family="table-row">
      <style:table-row-properties style:row-height="0.848cm" fo:break-before="auto" style:use-optimal-row-height="false"/>
    </style:style>
    <style:style style:name="ro1-1946" style:family="table-row">
      <style:table-row-properties style:row-height="0.446cm" fo:break-before="auto" style:use-optimal-row-height="false"/>
    </style:style>
    <style:style style:name="ro1-1947" style:family="table-row">
      <style:table-row-properties style:row-height="0.848cm" fo:break-before="auto" style:use-optimal-row-height="false"/>
    </style:style>
    <style:style style:name="ro1-1948" style:family="table-row">
      <style:table-row-properties style:row-height="0.446cm" fo:break-before="auto" style:use-optimal-row-height="false"/>
    </style:style>
    <style:style style:name="ro1-1949" style:family="table-row">
      <style:table-row-properties style:row-height="0.446cm" fo:break-before="auto" style:use-optimal-row-height="false"/>
    </style:style>
    <style:style style:name="ro1-1950" style:family="table-row">
      <style:table-row-properties style:row-height="0.446cm" fo:break-before="auto" style:use-optimal-row-height="false"/>
    </style:style>
    <style:style style:name="ro1-1951" style:family="table-row">
      <style:table-row-properties style:row-height="0.848cm" fo:break-before="auto" style:use-optimal-row-height="false"/>
    </style:style>
    <style:style style:name="ro1-1952" style:family="table-row">
      <style:table-row-properties style:row-height="0.848cm" fo:break-before="auto" style:use-optimal-row-height="false"/>
    </style:style>
    <style:style style:name="ro1-1953" style:family="table-row">
      <style:table-row-properties style:row-height="0.446cm" fo:break-before="auto" style:use-optimal-row-height="false"/>
    </style:style>
    <style:style style:name="ro1-1954" style:family="table-row">
      <style:table-row-properties style:row-height="0.446cm" fo:break-before="auto" style:use-optimal-row-height="false"/>
    </style:style>
    <style:style style:name="ro1-1955" style:family="table-row">
      <style:table-row-properties style:row-height="0.446cm" fo:break-before="auto" style:use-optimal-row-height="false"/>
    </style:style>
    <style:style style:name="ro1-1956" style:family="table-row">
      <style:table-row-properties style:row-height="0.446cm" fo:break-before="auto" style:use-optimal-row-height="false"/>
    </style:style>
    <style:style style:name="ro1-1957" style:family="table-row">
      <style:table-row-properties style:row-height="0.446cm" fo:break-before="auto" style:use-optimal-row-height="false"/>
    </style:style>
    <style:style style:name="ro1-1958" style:family="table-row">
      <style:table-row-properties style:row-height="0.446cm" fo:break-before="auto" style:use-optimal-row-height="false"/>
    </style:style>
    <style:style style:name="ro1-1959" style:family="table-row">
      <style:table-row-properties style:row-height="0.446cm" fo:break-before="auto" style:use-optimal-row-height="false"/>
    </style:style>
    <style:style style:name="ro1-1960" style:family="table-row">
      <style:table-row-properties style:row-height="0.848cm" fo:break-before="auto" style:use-optimal-row-height="false"/>
    </style:style>
    <style:style style:name="ro1-1961" style:family="table-row">
      <style:table-row-properties style:row-height="0.446cm" fo:break-before="auto" style:use-optimal-row-height="false"/>
    </style:style>
    <style:style style:name="ro1-1962" style:family="table-row">
      <style:table-row-properties style:row-height="0.446cm" fo:break-before="auto" style:use-optimal-row-height="false"/>
    </style:style>
    <style:style style:name="ro1-1963" style:family="table-row">
      <style:table-row-properties style:row-height="0.446cm" fo:break-before="auto" style:use-optimal-row-height="false"/>
    </style:style>
    <style:style style:name="ro1-1964" style:family="table-row">
      <style:table-row-properties style:row-height="0.446cm" fo:break-before="auto" style:use-optimal-row-height="false"/>
    </style:style>
    <style:style style:name="ro1-1965" style:family="table-row">
      <style:table-row-properties style:row-height="0.446cm" fo:break-before="auto" style:use-optimal-row-height="false"/>
    </style:style>
    <style:style style:name="ro1-1966" style:family="table-row">
      <style:table-row-properties style:row-height="0.446cm" fo:break-before="auto" style:use-optimal-row-height="false"/>
    </style:style>
    <style:style style:name="ro1-1967" style:family="table-row">
      <style:table-row-properties style:row-height="0.446cm" fo:break-before="auto" style:use-optimal-row-height="false"/>
    </style:style>
    <style:style style:name="ro1-1968" style:family="table-row">
      <style:table-row-properties style:row-height="0.446cm" fo:break-before="auto" style:use-optimal-row-height="false"/>
    </style:style>
    <style:style style:name="ro1-1969" style:family="table-row">
      <style:table-row-properties style:row-height="0.446cm" fo:break-before="auto" style:use-optimal-row-height="false"/>
    </style:style>
    <style:style style:name="ro1-1970" style:family="table-row">
      <style:table-row-properties style:row-height="0.446cm" fo:break-before="auto" style:use-optimal-row-height="false"/>
    </style:style>
    <style:style style:name="ro1-1971" style:family="table-row">
      <style:table-row-properties style:row-height="0.446cm" fo:break-before="auto" style:use-optimal-row-height="false"/>
    </style:style>
    <style:style style:name="ro1-1972" style:family="table-row">
      <style:table-row-properties style:row-height="0.446cm" fo:break-before="auto" style:use-optimal-row-height="false"/>
    </style:style>
    <style:style style:name="ro1-1973" style:family="table-row">
      <style:table-row-properties style:row-height="0.446cm" fo:break-before="auto" style:use-optimal-row-height="false"/>
    </style:style>
    <style:style style:name="ro1-1974" style:family="table-row">
      <style:table-row-properties style:row-height="0.446cm" fo:break-before="auto" style:use-optimal-row-height="false"/>
    </style:style>
    <style:style style:name="ro1-1975" style:family="table-row">
      <style:table-row-properties style:row-height="0.446cm" fo:break-before="auto" style:use-optimal-row-height="false"/>
    </style:style>
    <style:style style:name="ro1-1976" style:family="table-row">
      <style:table-row-properties style:row-height="0.446cm" fo:break-before="auto" style:use-optimal-row-height="false"/>
    </style:style>
    <style:style style:name="ro1-1977" style:family="table-row">
      <style:table-row-properties style:row-height="0.446cm" fo:break-before="auto" style:use-optimal-row-height="false"/>
    </style:style>
    <style:style style:name="ro1-1978" style:family="table-row">
      <style:table-row-properties style:row-height="0.446cm" fo:break-before="auto" style:use-optimal-row-height="false"/>
    </style:style>
    <style:style style:name="ro1-1979" style:family="table-row">
      <style:table-row-properties style:row-height="0.446cm" fo:break-before="auto" style:use-optimal-row-height="false"/>
    </style:style>
    <style:style style:name="ro1-1980" style:family="table-row">
      <style:table-row-properties style:row-height="0.446cm" fo:break-before="auto" style:use-optimal-row-height="false"/>
    </style:style>
    <style:style style:name="ro1-1981" style:family="table-row">
      <style:table-row-properties style:row-height="0.446cm" fo:break-before="auto" style:use-optimal-row-height="false"/>
    </style:style>
    <style:style style:name="ro1-1982" style:family="table-row">
      <style:table-row-properties style:row-height="0.446cm" fo:break-before="auto" style:use-optimal-row-height="false"/>
    </style:style>
    <style:style style:name="ro1-1983" style:family="table-row">
      <style:table-row-properties style:row-height="0.446cm" fo:break-before="auto" style:use-optimal-row-height="false"/>
    </style:style>
    <style:style style:name="ro1-1984" style:family="table-row">
      <style:table-row-properties style:row-height="0.446cm" fo:break-before="auto" style:use-optimal-row-height="false"/>
    </style:style>
    <style:style style:name="ro1-1985" style:family="table-row">
      <style:table-row-properties style:row-height="0.446cm" fo:break-before="auto" style:use-optimal-row-height="false"/>
    </style:style>
    <style:style style:name="ro1-1986" style:family="table-row">
      <style:table-row-properties style:row-height="0.446cm" fo:break-before="auto" style:use-optimal-row-height="false"/>
    </style:style>
    <style:style style:name="ro1-1987" style:family="table-row">
      <style:table-row-properties style:row-height="0.446cm" fo:break-before="auto" style:use-optimal-row-height="false"/>
    </style:style>
    <style:style style:name="ro1-1988" style:family="table-row">
      <style:table-row-properties style:row-height="0.446cm" fo:break-before="auto" style:use-optimal-row-height="false"/>
    </style:style>
    <style:style style:name="ro1-1989" style:family="table-row">
      <style:table-row-properties style:row-height="0.446cm" fo:break-before="auto" style:use-optimal-row-height="false"/>
    </style:style>
    <style:style style:name="ro1-1990" style:family="table-row">
      <style:table-row-properties style:row-height="0.446cm" fo:break-before="auto" style:use-optimal-row-height="false"/>
    </style:style>
    <style:style style:name="ro1-1991" style:family="table-row">
      <style:table-row-properties style:row-height="0.446cm" fo:break-before="auto" style:use-optimal-row-height="false"/>
    </style:style>
    <style:style style:name="ro1-1992" style:family="table-row">
      <style:table-row-properties style:row-height="0.446cm" fo:break-before="auto" style:use-optimal-row-height="false"/>
    </style:style>
    <style:style style:name="ro1-1993" style:family="table-row">
      <style:table-row-properties style:row-height="0.446cm" fo:break-before="auto" style:use-optimal-row-height="false"/>
    </style:style>
    <style:style style:name="ro1-1994" style:family="table-row">
      <style:table-row-properties style:row-height="0.446cm" fo:break-before="auto" style:use-optimal-row-height="false"/>
    </style:style>
    <style:style style:name="ro1-1995" style:family="table-row">
      <style:table-row-properties style:row-height="0.446cm" fo:break-before="auto" style:use-optimal-row-height="false"/>
    </style:style>
    <style:style style:name="ro1-1996" style:family="table-row">
      <style:table-row-properties style:row-height="0.446cm" fo:break-before="auto" style:use-optimal-row-height="false"/>
    </style:style>
    <style:style style:name="ro1-1997" style:family="table-row">
      <style:table-row-properties style:row-height="0.446cm" fo:break-before="auto" style:use-optimal-row-height="false"/>
    </style:style>
    <style:style style:name="ro1-1998" style:family="table-row">
      <style:table-row-properties style:row-height="0.446cm" fo:break-before="auto" style:use-optimal-row-height="false"/>
    </style:style>
    <style:style style:name="ro1-1999" style:family="table-row">
      <style:table-row-properties style:row-height="0.446cm" fo:break-before="auto" style:use-optimal-row-height="false"/>
    </style:style>
    <style:style style:name="ro1-2000" style:family="table-row">
      <style:table-row-properties style:row-height="0.446cm" fo:break-before="auto" style:use-optimal-row-height="false"/>
    </style:style>
    <style:style style:name="ro1-2001" style:family="table-row">
      <style:table-row-properties style:row-height="0.446cm" fo:break-before="auto" style:use-optimal-row-height="false"/>
    </style:style>
    <style:style style:name="ro1-2002" style:family="table-row">
      <style:table-row-properties style:row-height="0.446cm" fo:break-before="auto" style:use-optimal-row-height="false"/>
    </style:style>
    <style:style style:name="ro1-2003" style:family="table-row">
      <style:table-row-properties style:row-height="0.446cm" fo:break-before="auto" style:use-optimal-row-height="false"/>
    </style:style>
    <style:style style:name="ro1-2004" style:family="table-row">
      <style:table-row-properties style:row-height="0.446cm" fo:break-before="auto" style:use-optimal-row-height="false"/>
    </style:style>
    <style:style style:name="ro1-2005" style:family="table-row">
      <style:table-row-properties style:row-height="0.446cm" fo:break-before="auto" style:use-optimal-row-height="false"/>
    </style:style>
    <style:style style:name="ro1-2006" style:family="table-row">
      <style:table-row-properties style:row-height="0.446cm" fo:break-before="auto" style:use-optimal-row-height="false"/>
    </style:style>
    <style:style style:name="ro1-2007" style:family="table-row">
      <style:table-row-properties style:row-height="0.446cm" fo:break-before="auto" style:use-optimal-row-height="false"/>
    </style:style>
    <style:style style:name="ro2-1" style:family="table-row">
      <style:table-row-properties style:row-height="0.432cm" fo:break-before="auto" style:use-optimal-row-height="false"/>
    </style:style>
    <style:style style:name="ro3-1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Times New Roman" fo:font-size="10pt" style:font-name-asian="Times New Roman" style:font-size-asian="10pt" style:font-name-complex="Times New Roman" style:font-size-complex="10pt"/>
    </style:style>
  </office:automatic-styles>
  <office:body>
    <office:spreadsheet>
      <table:table table:name="Sheet1" table:style-name="ta1">
        <table:table-column table:style-name="co1-1" table:default-cell-style-name="Default"/>
        <table:table-row table:style-name="ro1-1">
          <table:table-cell table:style-name="ce1"/>
        </table:table-row>
        <table:table-row table:style-name="ro1-2">
          <table:table-cell office:value-type="string">
            <text:p>a+</text:p>
          </table:table-cell>
        </table:table-row>
        <table:table-row table:style-name="ro1-2">
          <table:table-cell office:value-type="string">
            <text:p>abound</text:p>
          </table:table-cell>
        </table:table-row>
        <table:table-row table:style-name="ro1-2">
          <table:table-cell office:value-type="string">
            <text:p>abounds</text:p>
          </table:table-cell>
        </table:table-row>
        <table:table-row table:style-name="ro1-2">
          <table:table-cell office:value-type="string">
            <text:p>abundance</text:p>
          </table:table-cell>
        </table:table-row>
        <table:table-row table:style-name="ro1-2">
          <table:table-cell office:value-type="string">
            <text:p>abundant</text:p>
          </table:table-cell>
        </table:table-row>
        <table:table-row table:style-name="ro1-2">
          <table:table-cell office:value-type="string">
            <text:p>accessable</text:p>
          </table:table-cell>
        </table:table-row>
        <table:table-row table:style-name="ro1-2">
          <table:table-cell office:value-type="string">
            <text:p>accessible</text:p>
          </table:table-cell>
        </table:table-row>
        <table:table-row table:style-name="ro1-2">
          <table:table-cell office:value-type="string">
            <text:p>acclaim</text:p>
          </table:table-cell>
        </table:table-row>
        <table:table-row table:style-name="ro1-2">
          <table:table-cell office:value-type="string">
            <text:p>acclaimed</text:p>
          </table:table-cell>
        </table:table-row>
        <table:table-row table:style-name="ro1-2">
          <table:table-cell office:value-type="string">
            <text:p>acclamation</text:p>
          </table:table-cell>
        </table:table-row>
        <table:table-row table:style-name="ro1-2">
          <table:table-cell office:value-type="string">
            <text:p>accolade</text:p>
          </table:table-cell>
        </table:table-row>
        <table:table-row table:style-name="ro1-2">
          <table:table-cell office:value-type="string">
            <text:p>accolades</text:p>
          </table:table-cell>
        </table:table-row>
        <table:table-row table:style-name="ro1-14">
          <table:table-cell office:value-type="string">
            <text:p>accommodative</text:p>
          </table:table-cell>
        </table:table-row>
        <table:table-row table:style-name="ro1-2">
          <table:table-cell office:value-type="string">
            <text:p>accomodative</text:p>
          </table:table-cell>
        </table:table-row>
        <table:table-row table:style-name="ro1-2">
          <table:table-cell office:value-type="string">
            <text:p>accomplish</text:p>
          </table:table-cell>
        </table:table-row>
        <table:table-row table:style-name="ro1-2">
          <table:table-cell office:value-type="string">
            <text:p>accomplished</text:p>
          </table:table-cell>
        </table:table-row>
        <table:table-row table:style-name="ro1-14">
          <table:table-cell office:value-type="string">
            <text:p>accomplishment</text:p>
          </table:table-cell>
        </table:table-row>
        <table:table-row table:style-name="ro1-14">
          <table:table-cell office:value-type="string">
            <text:p>accomplishments</text:p>
          </table:table-cell>
        </table:table-row>
        <table:table-row table:style-name="ro1-2">
          <table:table-cell office:value-type="string">
            <text:p>accurate</text:p>
          </table:table-cell>
        </table:table-row>
        <table:table-row table:style-name="ro1-2">
          <table:table-cell office:value-type="string">
            <text:p>accurately</text:p>
          </table:table-cell>
        </table:table-row>
        <table:table-row table:style-name="ro1-2">
          <table:table-cell office:value-type="string">
            <text:p>achievable</text:p>
          </table:table-cell>
        </table:table-row>
        <table:table-row table:style-name="ro1-2">
          <table:table-cell office:value-type="string">
            <text:p>achievement</text:p>
          </table:table-cell>
        </table:table-row>
        <table:table-row table:style-name="ro1-2">
          <table:table-cell office:value-type="string">
            <text:p>achievements</text:p>
          </table:table-cell>
        </table:table-row>
        <table:table-row table:style-name="ro1-2">
          <table:table-cell office:value-type="string">
            <text:p>achievible</text:p>
          </table:table-cell>
        </table:table-row>
        <table:table-row table:style-name="ro1-2">
          <table:table-cell office:value-type="string">
            <text:p>acumen</text:p>
          </table:table-cell>
        </table:table-row>
        <table:table-row table:style-name="ro1-2">
          <table:table-cell office:value-type="string">
            <text:p>adaptable</text:p>
          </table:table-cell>
        </table:table-row>
        <table:table-row table:style-name="ro1-2">
          <table:table-cell office:value-type="string">
            <text:p>adaptive</text:p>
          </table:table-cell>
        </table:table-row>
        <table:table-row table:style-name="ro1-2">
          <table:table-cell office:value-type="string">
            <text:p>adequate</text:p>
          </table:table-cell>
        </table:table-row>
        <table:table-row table:style-name="ro1-2">
          <table:table-cell office:value-type="string">
            <text:p>adjustable</text:p>
          </table:table-cell>
        </table:table-row>
        <table:table-row table:style-name="ro1-2">
          <table:table-cell office:value-type="string">
            <text:p>admirable</text:p>
          </table:table-cell>
        </table:table-row>
        <table:table-row table:style-name="ro1-2">
          <table:table-cell office:value-type="string">
            <text:p>admirably</text:p>
          </table:table-cell>
        </table:table-row>
        <table:table-row table:style-name="ro1-2">
          <table:table-cell office:value-type="string">
            <text:p>admiration</text:p>
          </table:table-cell>
        </table:table-row>
        <table:table-row table:style-name="ro1-2">
          <table:table-cell office:value-type="string">
            <text:p>admire</text:p>
          </table:table-cell>
        </table:table-row>
        <table:table-row table:style-name="ro1-2">
          <table:table-cell office:value-type="string">
            <text:p>admirer</text:p>
          </table:table-cell>
        </table:table-row>
        <table:table-row table:style-name="ro1-2">
          <table:table-cell office:value-type="string">
            <text:p>admiring</text:p>
          </table:table-cell>
        </table:table-row>
        <table:table-row table:style-name="ro1-2">
          <table:table-cell office:value-type="string">
            <text:p>admiringly</text:p>
          </table:table-cell>
        </table:table-row>
        <table:table-row table:style-name="ro1-2">
          <table:table-cell office:value-type="string">
            <text:p>adorable</text:p>
          </table:table-cell>
        </table:table-row>
        <table:table-row table:style-name="ro1-2">
          <table:table-cell office:value-type="string">
            <text:p>adore</text:p>
          </table:table-cell>
        </table:table-row>
        <table:table-row table:style-name="ro1-2">
          <table:table-cell office:value-type="string">
            <text:p>adored</text:p>
          </table:table-cell>
        </table:table-row>
        <table:table-row table:style-name="ro1-2">
          <table:table-cell office:value-type="string">
            <text:p>adorer</text:p>
          </table:table-cell>
        </table:table-row>
        <table:table-row table:style-name="ro1-2">
          <table:table-cell office:value-type="string">
            <text:p>adoring</text:p>
          </table:table-cell>
        </table:table-row>
        <table:table-row table:style-name="ro1-2">
          <table:table-cell office:value-type="string">
            <text:p>adoringly</text:p>
          </table:table-cell>
        </table:table-row>
        <table:table-row table:style-name="ro1-2">
          <table:table-cell office:value-type="string">
            <text:p>adroit</text:p>
          </table:table-cell>
        </table:table-row>
        <table:table-row table:style-name="ro1-2">
          <table:table-cell office:value-type="string">
            <text:p>adroitly</text:p>
          </table:table-cell>
        </table:table-row>
        <table:table-row table:style-name="ro1-2">
          <table:table-cell office:value-type="string">
            <text:p>adulate</text:p>
          </table:table-cell>
        </table:table-row>
        <table:table-row table:style-name="ro1-2">
          <table:table-cell office:value-type="string">
            <text:p>adulation</text:p>
          </table:table-cell>
        </table:table-row>
        <table:table-row table:style-name="ro1-2">
          <table:table-cell office:value-type="string">
            <text:p>adulatory</text:p>
          </table:table-cell>
        </table:table-row>
        <table:table-row table:style-name="ro1-2">
          <table:table-cell office:value-type="string">
            <text:p>advanced</text:p>
          </table:table-cell>
        </table:table-row>
        <table:table-row table:style-name="ro1-2">
          <table:table-cell office:value-type="string">
            <text:p>advantage</text:p>
          </table:table-cell>
        </table:table-row>
        <table:table-row table:style-name="ro1-2">
          <table:table-cell office:value-type="string">
            <text:p>advantageous</text:p>
          </table:table-cell>
        </table:table-row>
        <table:table-row table:style-name="ro1-14">
          <table:table-cell office:value-type="string">
            <text:p>advantageously</text:p>
          </table:table-cell>
        </table:table-row>
        <table:table-row table:style-name="ro1-2">
          <table:table-cell office:value-type="string">
            <text:p>advantages</text:p>
          </table:table-cell>
        </table:table-row>
        <table:table-row table:style-name="ro1-14">
          <table:table-cell office:value-type="string">
            <text:p>adventuresome</text:p>
          </table:table-cell>
        </table:table-row>
        <table:table-row table:style-name="ro1-2">
          <table:table-cell office:value-type="string">
            <text:p>adventurous</text:p>
          </table:table-cell>
        </table:table-row>
        <table:table-row table:style-name="ro1-2">
          <table:table-cell office:value-type="string">
            <text:p>advocate</text:p>
          </table:table-cell>
        </table:table-row>
        <table:table-row table:style-name="ro1-2">
          <table:table-cell office:value-type="string">
            <text:p>advocated</text:p>
          </table:table-cell>
        </table:table-row>
        <table:table-row table:style-name="ro1-2">
          <table:table-cell office:value-type="string">
            <text:p>advocates</text:p>
          </table:table-cell>
        </table:table-row>
        <table:table-row table:style-name="ro1-2">
          <table:table-cell office:value-type="string">
            <text:p>affability</text:p>
          </table:table-cell>
        </table:table-row>
        <table:table-row table:style-name="ro1-2">
          <table:table-cell office:value-type="string">
            <text:p>affable</text:p>
          </table:table-cell>
        </table:table-row>
        <table:table-row table:style-name="ro1-2">
          <table:table-cell office:value-type="string">
            <text:p>affably</text:p>
          </table:table-cell>
        </table:table-row>
        <table:table-row table:style-name="ro1-2">
          <table:table-cell office:value-type="string">
            <text:p>affectation</text:p>
          </table:table-cell>
        </table:table-row>
        <table:table-row table:style-name="ro1-2">
          <table:table-cell office:value-type="string">
            <text:p>affection</text:p>
          </table:table-cell>
        </table:table-row>
        <table:table-row table:style-name="ro1-2">
          <table:table-cell office:value-type="string">
            <text:p>affectionate</text:p>
          </table:table-cell>
        </table:table-row>
        <table:table-row table:style-name="ro1-2">
          <table:table-cell office:value-type="string">
            <text:p>affinity</text:p>
          </table:table-cell>
        </table:table-row>
        <table:table-row table:style-name="ro1-2">
          <table:table-cell office:value-type="string">
            <text:p>affirm</text:p>
          </table:table-cell>
        </table:table-row>
        <table:table-row table:style-name="ro1-2">
          <table:table-cell office:value-type="string">
            <text:p>affirmation</text:p>
          </table:table-cell>
        </table:table-row>
        <table:table-row table:style-name="ro1-2">
          <table:table-cell office:value-type="string">
            <text:p>affirmative</text:p>
          </table:table-cell>
        </table:table-row>
        <table:table-row table:style-name="ro1-2">
          <table:table-cell office:value-type="string">
            <text:p>affluence</text:p>
          </table:table-cell>
        </table:table-row>
        <table:table-row table:style-name="ro1-2">
          <table:table-cell office:value-type="string">
            <text:p>affluent</text:p>
          </table:table-cell>
        </table:table-row>
        <table:table-row table:style-name="ro1-2">
          <table:table-cell office:value-type="string">
            <text:p>afford</text:p>
          </table:table-cell>
        </table:table-row>
        <table:table-row table:style-name="ro1-2">
          <table:table-cell office:value-type="string">
            <text:p>affordable</text:p>
          </table:table-cell>
        </table:table-row>
        <table:table-row table:style-name="ro1-2">
          <table:table-cell office:value-type="string">
            <text:p>affordably</text:p>
          </table:table-cell>
        </table:table-row>
        <table:table-row table:style-name="ro1-2">
          <table:table-cell office:value-type="string">
            <text:p>afordable</text:p>
          </table:table-cell>
        </table:table-row>
        <table:table-row table:style-name="ro1-2">
          <table:table-cell office:value-type="string">
            <text:p>agile</text:p>
          </table:table-cell>
        </table:table-row>
        <table:table-row table:style-name="ro1-2">
          <table:table-cell office:value-type="string">
            <text:p>agilely</text:p>
          </table:table-cell>
        </table:table-row>
        <table:table-row table:style-name="ro1-2">
          <table:table-cell office:value-type="string">
            <text:p>agility</text:p>
          </table:table-cell>
        </table:table-row>
        <table:table-row table:style-name="ro1-2">
          <table:table-cell office:value-type="string">
            <text:p>agreeable</text:p>
          </table:table-cell>
        </table:table-row>
        <table:table-row table:style-name="ro1-2">
          <table:table-cell office:value-type="string">
            <text:p>agreeableness</text:p>
          </table:table-cell>
        </table:table-row>
        <table:table-row table:style-name="ro1-2">
          <table:table-cell office:value-type="string">
            <text:p>agreeably</text:p>
          </table:table-cell>
        </table:table-row>
        <table:table-row table:style-name="ro1-2">
          <table:table-cell office:value-type="string">
            <text:p>all-around</text:p>
          </table:table-cell>
        </table:table-row>
        <table:table-row table:style-name="ro1-2">
          <table:table-cell office:value-type="string">
            <text:p>alluring</text:p>
          </table:table-cell>
        </table:table-row>
        <table:table-row table:style-name="ro1-2">
          <table:table-cell office:value-type="string">
            <text:p>alluringly</text:p>
          </table:table-cell>
        </table:table-row>
        <table:table-row table:style-name="ro1-2">
          <table:table-cell office:value-type="string">
            <text:p>altruistic</text:p>
          </table:table-cell>
        </table:table-row>
        <table:table-row table:style-name="ro1-2">
          <table:table-cell office:value-type="string">
            <text:p>altruistically</text:p>
          </table:table-cell>
        </table:table-row>
        <table:table-row table:style-name="ro1-2">
          <table:table-cell office:value-type="string">
            <text:p>amaze</text:p>
          </table:table-cell>
        </table:table-row>
        <table:table-row table:style-name="ro1-2">
          <table:table-cell office:value-type="string">
            <text:p>amazed</text:p>
          </table:table-cell>
        </table:table-row>
        <table:table-row table:style-name="ro1-2">
          <table:table-cell office:value-type="string">
            <text:p>amazement</text:p>
          </table:table-cell>
        </table:table-row>
        <table:table-row table:style-name="ro1-2">
          <table:table-cell office:value-type="string">
            <text:p>amazes</text:p>
          </table:table-cell>
        </table:table-row>
        <table:table-row table:style-name="ro1-2">
          <table:table-cell office:value-type="string">
            <text:p>amazing</text:p>
          </table:table-cell>
        </table:table-row>
        <table:table-row table:style-name="ro1-2">
          <table:table-cell office:value-type="string">
            <text:p>amazingly</text:p>
          </table:table-cell>
        </table:table-row>
        <table:table-row table:style-name="ro1-2">
          <table:table-cell office:value-type="string">
            <text:p>ambitious</text:p>
          </table:table-cell>
        </table:table-row>
        <table:table-row table:style-name="ro1-2">
          <table:table-cell office:value-type="string">
            <text:p>ambitiously</text:p>
          </table:table-cell>
        </table:table-row>
        <table:table-row table:style-name="ro1-2">
          <table:table-cell office:value-type="string">
            <text:p>ameliorate</text:p>
          </table:table-cell>
        </table:table-row>
        <table:table-row table:style-name="ro1-2">
          <table:table-cell office:value-type="string">
            <text:p>amenable</text:p>
          </table:table-cell>
        </table:table-row>
        <table:table-row table:style-name="ro1-2">
          <table:table-cell office:value-type="string">
            <text:p>amenity</text:p>
          </table:table-cell>
        </table:table-row>
        <table:table-row table:style-name="ro1-2">
          <table:table-cell office:value-type="string">
            <text:p>amiability</text:p>
          </table:table-cell>
        </table:table-row>
        <table:table-row table:style-name="ro1-2">
          <table:table-cell office:value-type="string">
            <text:p>amiabily</text:p>
          </table:table-cell>
        </table:table-row>
        <table:table-row table:style-name="ro1-2">
          <table:table-cell office:value-type="string">
            <text:p>amiable</text:p>
          </table:table-cell>
        </table:table-row>
        <table:table-row table:style-name="ro1-2">
          <table:table-cell office:value-type="string">
            <text:p>amicability</text:p>
          </table:table-cell>
        </table:table-row>
        <table:table-row table:style-name="ro1-2">
          <table:table-cell office:value-type="string">
            <text:p>amicable</text:p>
          </table:table-cell>
        </table:table-row>
        <table:table-row table:style-name="ro1-2">
          <table:table-cell office:value-type="string">
            <text:p>amicably</text:p>
          </table:table-cell>
        </table:table-row>
        <table:table-row table:style-name="ro1-2">
          <table:table-cell office:value-type="string">
            <text:p>amity</text:p>
          </table:table-cell>
        </table:table-row>
        <table:table-row table:style-name="ro1-2">
          <table:table-cell office:value-type="string">
            <text:p>ample</text:p>
          </table:table-cell>
        </table:table-row>
        <table:table-row table:style-name="ro1-2">
          <table:table-cell office:value-type="string">
            <text:p>amply</text:p>
          </table:table-cell>
        </table:table-row>
        <table:table-row table:style-name="ro1-2">
          <table:table-cell office:value-type="string">
            <text:p>amuse</text:p>
          </table:table-cell>
        </table:table-row>
        <table:table-row table:style-name="ro1-2">
          <table:table-cell office:value-type="string">
            <text:p>amusing</text:p>
          </table:table-cell>
        </table:table-row>
        <table:table-row table:style-name="ro1-2">
          <table:table-cell office:value-type="string">
            <text:p>amusingly</text:p>
          </table:table-cell>
        </table:table-row>
        <table:table-row table:style-name="ro1-2">
          <table:table-cell office:value-type="string">
            <text:p>angel</text:p>
          </table:table-cell>
        </table:table-row>
        <table:table-row table:style-name="ro1-2">
          <table:table-cell office:value-type="string">
            <text:p>angelic</text:p>
          </table:table-cell>
        </table:table-row>
        <table:table-row table:style-name="ro1-2">
          <table:table-cell office:value-type="string">
            <text:p>apotheosis</text:p>
          </table:table-cell>
        </table:table-row>
        <table:table-row table:style-name="ro1-2">
          <table:table-cell office:value-type="string">
            <text:p>appeal</text:p>
          </table:table-cell>
        </table:table-row>
        <table:table-row table:style-name="ro1-2">
          <table:table-cell office:value-type="string">
            <text:p>appealing</text:p>
          </table:table-cell>
        </table:table-row>
        <table:table-row table:style-name="ro1-2">
          <table:table-cell office:value-type="string">
            <text:p>applaud</text:p>
          </table:table-cell>
        </table:table-row>
        <table:table-row table:style-name="ro1-2">
          <table:table-cell office:value-type="string">
            <text:p>appreciable</text:p>
          </table:table-cell>
        </table:table-row>
        <table:table-row table:style-name="ro1-2">
          <table:table-cell office:value-type="string">
            <text:p>appreciate</text:p>
          </table:table-cell>
        </table:table-row>
        <table:table-row table:style-name="ro1-2">
          <table:table-cell office:value-type="string">
            <text:p>appreciated</text:p>
          </table:table-cell>
        </table:table-row>
        <table:table-row table:style-name="ro1-2">
          <table:table-cell office:value-type="string">
            <text:p>appreciates</text:p>
          </table:table-cell>
        </table:table-row>
        <table:table-row table:style-name="ro1-2">
          <table:table-cell office:value-type="string">
            <text:p>appreciative</text:p>
          </table:table-cell>
        </table:table-row>
        <table:table-row table:style-name="ro1-2">
          <table:table-cell office:value-type="string">
            <text:p>appreciatively</text:p>
          </table:table-cell>
        </table:table-row>
        <table:table-row table:style-name="ro1-2">
          <table:table-cell office:value-type="string">
            <text:p>appropriate</text:p>
          </table:table-cell>
        </table:table-row>
        <table:table-row table:style-name="ro1-2">
          <table:table-cell office:value-type="string">
            <text:p>approval</text:p>
          </table:table-cell>
        </table:table-row>
        <table:table-row table:style-name="ro1-2">
          <table:table-cell office:value-type="string">
            <text:p>approve</text:p>
          </table:table-cell>
        </table:table-row>
        <table:table-row table:style-name="ro1-2">
          <table:table-cell office:value-type="string">
            <text:p>ardent</text:p>
          </table:table-cell>
        </table:table-row>
        <table:table-row table:style-name="ro1-2">
          <table:table-cell office:value-type="string">
            <text:p>ardently</text:p>
          </table:table-cell>
        </table:table-row>
        <table:table-row table:style-name="ro1-2">
          <table:table-cell office:value-type="string">
            <text:p>ardor</text:p>
          </table:table-cell>
        </table:table-row>
        <table:table-row table:style-name="ro1-2">
          <table:table-cell office:value-type="string">
            <text:p>articulate</text:p>
          </table:table-cell>
        </table:table-row>
        <table:table-row table:style-name="ro1-2">
          <table:table-cell office:value-type="string">
            <text:p>aspiration</text:p>
          </table:table-cell>
        </table:table-row>
        <table:table-row table:style-name="ro1-2">
          <table:table-cell office:value-type="string">
            <text:p>aspirations</text:p>
          </table:table-cell>
        </table:table-row>
        <table:table-row table:style-name="ro1-2">
          <table:table-cell office:value-type="string">
            <text:p>aspire</text:p>
          </table:table-cell>
        </table:table-row>
        <table:table-row table:style-name="ro1-2">
          <table:table-cell office:value-type="string">
            <text:p>assurance</text:p>
          </table:table-cell>
        </table:table-row>
        <table:table-row table:style-name="ro1-2">
          <table:table-cell office:value-type="string">
            <text:p>assurances</text:p>
          </table:table-cell>
        </table:table-row>
        <table:table-row table:style-name="ro1-2">
          <table:table-cell office:value-type="string">
            <text:p>assure</text:p>
          </table:table-cell>
        </table:table-row>
        <table:table-row table:style-name="ro1-2">
          <table:table-cell office:value-type="string">
            <text:p>assuredly</text:p>
          </table:table-cell>
        </table:table-row>
        <table:table-row table:style-name="ro1-2">
          <table:table-cell office:value-type="string">
            <text:p>assuring</text:p>
          </table:table-cell>
        </table:table-row>
        <table:table-row table:style-name="ro1-2">
          <table:table-cell office:value-type="string">
            <text:p>astonish</text:p>
          </table:table-cell>
        </table:table-row>
        <table:table-row table:style-name="ro1-2">
          <table:table-cell office:value-type="string">
            <text:p>astonished</text:p>
          </table:table-cell>
        </table:table-row>
        <table:table-row table:style-name="ro1-2">
          <table:table-cell office:value-type="string">
            <text:p>astonishing</text:p>
          </table:table-cell>
        </table:table-row>
        <table:table-row table:style-name="ro1-2">
          <table:table-cell office:value-type="string">
            <text:p>astonishingly</text:p>
          </table:table-cell>
        </table:table-row>
        <table:table-row table:style-name="ro1-2">
          <table:table-cell office:value-type="string">
            <text:p>astonishment</text:p>
          </table:table-cell>
        </table:table-row>
        <table:table-row table:style-name="ro1-2">
          <table:table-cell office:value-type="string">
            <text:p>astound</text:p>
          </table:table-cell>
        </table:table-row>
        <table:table-row table:style-name="ro1-2">
          <table:table-cell office:value-type="string">
            <text:p>astounded</text:p>
          </table:table-cell>
        </table:table-row>
        <table:table-row table:style-name="ro1-2">
          <table:table-cell office:value-type="string">
            <text:p>astounding</text:p>
          </table:table-cell>
        </table:table-row>
        <table:table-row table:style-name="ro1-2">
          <table:table-cell office:value-type="string">
            <text:p>astoundingly</text:p>
          </table:table-cell>
        </table:table-row>
        <table:table-row table:style-name="ro1-2">
          <table:table-cell office:value-type="string">
            <text:p>astutely</text:p>
          </table:table-cell>
        </table:table-row>
        <table:table-row table:style-name="ro1-2">
          <table:table-cell office:value-type="string">
            <text:p>attentive</text:p>
          </table:table-cell>
        </table:table-row>
        <table:table-row table:style-name="ro1-2">
          <table:table-cell office:value-type="string">
            <text:p>attraction</text:p>
          </table:table-cell>
        </table:table-row>
        <table:table-row table:style-name="ro1-2">
          <table:table-cell office:value-type="string">
            <text:p>attractive</text:p>
          </table:table-cell>
        </table:table-row>
        <table:table-row table:style-name="ro1-2">
          <table:table-cell office:value-type="string">
            <text:p>attractively</text:p>
          </table:table-cell>
        </table:table-row>
        <table:table-row table:style-name="ro1-2">
          <table:table-cell office:value-type="string">
            <text:p>attune</text:p>
          </table:table-cell>
        </table:table-row>
        <table:table-row table:style-name="ro1-2">
          <table:table-cell office:value-type="string">
            <text:p>audible</text:p>
          </table:table-cell>
        </table:table-row>
        <table:table-row table:style-name="ro1-2">
          <table:table-cell office:value-type="string">
            <text:p>audibly</text:p>
          </table:table-cell>
        </table:table-row>
        <table:table-row table:style-name="ro1-2">
          <table:table-cell office:value-type="string">
            <text:p>auspicious</text:p>
          </table:table-cell>
        </table:table-row>
        <table:table-row table:style-name="ro1-2">
          <table:table-cell office:value-type="string">
            <text:p>authentic</text:p>
          </table:table-cell>
        </table:table-row>
        <table:table-row table:style-name="ro1-2">
          <table:table-cell office:value-type="string">
            <text:p>authoritative</text:p>
          </table:table-cell>
        </table:table-row>
        <table:table-row table:style-name="ro1-2">
          <table:table-cell office:value-type="string">
            <text:p>autonomous</text:p>
          </table:table-cell>
        </table:table-row>
        <table:table-row table:style-name="ro1-2">
          <table:table-cell office:value-type="string">
            <text:p>available</text:p>
          </table:table-cell>
        </table:table-row>
        <table:table-row table:style-name="ro1-2">
          <table:table-cell office:value-type="string">
            <text:p>aver</text:p>
          </table:table-cell>
        </table:table-row>
        <table:table-row table:style-name="ro1-2">
          <table:table-cell office:value-type="string">
            <text:p>avid</text:p>
          </table:table-cell>
        </table:table-row>
        <table:table-row table:style-name="ro1-2">
          <table:table-cell office:value-type="string">
            <text:p>avidly</text:p>
          </table:table-cell>
        </table:table-row>
        <table:table-row table:style-name="ro1-2">
          <table:table-cell office:value-type="string">
            <text:p>award</text:p>
          </table:table-cell>
        </table:table-row>
        <table:table-row table:style-name="ro1-2">
          <table:table-cell office:value-type="string">
            <text:p>awarded</text:p>
          </table:table-cell>
        </table:table-row>
        <table:table-row table:style-name="ro1-2">
          <table:table-cell office:value-type="string">
            <text:p>awards</text:p>
          </table:table-cell>
        </table:table-row>
        <table:table-row table:style-name="ro1-2">
          <table:table-cell office:value-type="string">
            <text:p>awe</text:p>
          </table:table-cell>
        </table:table-row>
        <table:table-row table:style-name="ro1-2">
          <table:table-cell office:value-type="string">
            <text:p>awed</text:p>
          </table:table-cell>
        </table:table-row>
        <table:table-row table:style-name="ro1-2">
          <table:table-cell office:value-type="string">
            <text:p>awesome</text:p>
          </table:table-cell>
        </table:table-row>
        <table:table-row table:style-name="ro1-2">
          <table:table-cell office:value-type="string">
            <text:p>awesomely</text:p>
          </table:table-cell>
        </table:table-row>
        <table:table-row table:style-name="ro1-2">
          <table:table-cell office:value-type="string">
            <text:p>awesomeness</text:p>
          </table:table-cell>
        </table:table-row>
        <table:table-row table:style-name="ro1-2">
          <table:table-cell office:value-type="string">
            <text:p>awestruck</text:p>
          </table:table-cell>
        </table:table-row>
        <table:table-row table:style-name="ro1-2">
          <table:table-cell office:value-type="string">
            <text:p>awsome</text:p>
          </table:table-cell>
        </table:table-row>
        <table:table-row table:style-name="ro1-2">
          <table:table-cell office:value-type="string">
            <text:p>backbone</text:p>
          </table:table-cell>
        </table:table-row>
        <table:table-row table:style-name="ro1-2">
          <table:table-cell office:value-type="string">
            <text:p>balanced</text:p>
          </table:table-cell>
        </table:table-row>
        <table:table-row table:style-name="ro1-2">
          <table:table-cell office:value-type="string">
            <text:p>bargain</text:p>
          </table:table-cell>
        </table:table-row>
        <table:table-row table:style-name="ro1-2">
          <table:table-cell office:value-type="string">
            <text:p>beauteous</text:p>
          </table:table-cell>
        </table:table-row>
        <table:table-row table:style-name="ro1-2">
          <table:table-cell office:value-type="string">
            <text:p>beautiful</text:p>
          </table:table-cell>
        </table:table-row>
        <table:table-row table:style-name="ro1-2">
          <table:table-cell office:value-type="string">
            <text:p>beautifullly</text:p>
          </table:table-cell>
        </table:table-row>
        <table:table-row table:style-name="ro1-2">
          <table:table-cell office:value-type="string">
            <text:p>beautifully</text:p>
          </table:table-cell>
        </table:table-row>
        <table:table-row table:style-name="ro1-2">
          <table:table-cell office:value-type="string">
            <text:p>beautify</text:p>
          </table:table-cell>
        </table:table-row>
        <table:table-row table:style-name="ro1-2">
          <table:table-cell office:value-type="string">
            <text:p>beauty</text:p>
          </table:table-cell>
        </table:table-row>
        <table:table-row table:style-name="ro1-2">
          <table:table-cell office:value-type="string">
            <text:p>beckon</text:p>
          </table:table-cell>
        </table:table-row>
        <table:table-row table:style-name="ro1-2">
          <table:table-cell office:value-type="string">
            <text:p>beckoned</text:p>
          </table:table-cell>
        </table:table-row>
        <table:table-row table:style-name="ro1-2">
          <table:table-cell office:value-type="string">
            <text:p>beckoning</text:p>
          </table:table-cell>
        </table:table-row>
        <table:table-row table:style-name="ro1-2">
          <table:table-cell office:value-type="string">
            <text:p>beckons</text:p>
          </table:table-cell>
        </table:table-row>
        <table:table-row table:style-name="ro1-2">
          <table:table-cell office:value-type="string">
            <text:p>believable</text:p>
          </table:table-cell>
        </table:table-row>
        <table:table-row table:style-name="ro1-2">
          <table:table-cell office:value-type="string">
            <text:p>believeable</text:p>
          </table:table-cell>
        </table:table-row>
        <table:table-row table:style-name="ro1-2">
          <table:table-cell office:value-type="string">
            <text:p>beloved</text:p>
          </table:table-cell>
        </table:table-row>
        <table:table-row table:style-name="ro1-2">
          <table:table-cell office:value-type="string">
            <text:p>benefactor</text:p>
          </table:table-cell>
        </table:table-row>
        <table:table-row table:style-name="ro1-2">
          <table:table-cell office:value-type="string">
            <text:p>beneficent</text:p>
          </table:table-cell>
        </table:table-row>
        <table:table-row table:style-name="ro1-2">
          <table:table-cell office:value-type="string">
            <text:p>beneficial</text:p>
          </table:table-cell>
        </table:table-row>
        <table:table-row table:style-name="ro1-2">
          <table:table-cell office:value-type="string">
            <text:p>beneficially</text:p>
          </table:table-cell>
        </table:table-row>
        <table:table-row table:style-name="ro1-2">
          <table:table-cell office:value-type="string">
            <text:p>beneficiary</text:p>
          </table:table-cell>
        </table:table-row>
        <table:table-row table:style-name="ro1-2">
          <table:table-cell office:value-type="string">
            <text:p>benefit</text:p>
          </table:table-cell>
        </table:table-row>
        <table:table-row table:style-name="ro1-2">
          <table:table-cell office:value-type="string">
            <text:p>benefits</text:p>
          </table:table-cell>
        </table:table-row>
        <table:table-row table:style-name="ro1-2">
          <table:table-cell office:value-type="string">
            <text:p>benevolence</text:p>
          </table:table-cell>
        </table:table-row>
        <table:table-row table:style-name="ro1-2">
          <table:table-cell office:value-type="string">
            <text:p>benevolent</text:p>
          </table:table-cell>
        </table:table-row>
        <table:table-row table:style-name="ro1-2">
          <table:table-cell office:value-type="string">
            <text:p>benifits</text:p>
          </table:table-cell>
        </table:table-row>
        <table:table-row table:style-name="ro1-2">
          <table:table-cell office:value-type="string">
            <text:p>best</text:p>
          </table:table-cell>
        </table:table-row>
        <table:table-row table:style-name="ro1-2">
          <table:table-cell office:value-type="string">
            <text:p>best-known</text:p>
          </table:table-cell>
        </table:table-row>
        <table:table-row table:style-name="ro1-14">
          <table:table-cell office:value-type="string">
            <text:p>best-performing</text:p>
          </table:table-cell>
        </table:table-row>
        <table:table-row table:style-name="ro1-2">
          <table:table-cell office:value-type="string">
            <text:p>best-selling</text:p>
          </table:table-cell>
        </table:table-row>
        <table:table-row table:style-name="ro1-2">
          <table:table-cell office:value-type="string">
            <text:p>better</text:p>
          </table:table-cell>
        </table:table-row>
        <table:table-row table:style-name="ro1-2">
          <table:table-cell office:value-type="string">
            <text:p>better-known</text:p>
          </table:table-cell>
        </table:table-row>
        <table:table-row table:style-name="ro1-14">
          <table:table-cell office:value-type="string">
            <text:p>better-than-expected</text:p>
          </table:table-cell>
        </table:table-row>
        <table:table-row table:style-name="ro1-2">
          <table:table-cell office:value-type="string">
            <text:p>beutifully</text:p>
          </table:table-cell>
        </table:table-row>
        <table:table-row table:style-name="ro1-2">
          <table:table-cell office:value-type="string">
            <text:p>blameless</text:p>
          </table:table-cell>
        </table:table-row>
        <table:table-row table:style-name="ro1-2">
          <table:table-cell office:value-type="string">
            <text:p>bless</text:p>
          </table:table-cell>
        </table:table-row>
        <table:table-row table:style-name="ro1-2">
          <table:table-cell office:value-type="string">
            <text:p>blessing</text:p>
          </table:table-cell>
        </table:table-row>
        <table:table-row table:style-name="ro1-2">
          <table:table-cell office:value-type="string">
            <text:p>bliss</text:p>
          </table:table-cell>
        </table:table-row>
        <table:table-row table:style-name="ro1-2">
          <table:table-cell office:value-type="string">
            <text:p>blissful</text:p>
          </table:table-cell>
        </table:table-row>
        <table:table-row table:style-name="ro1-2">
          <table:table-cell office:value-type="string">
            <text:p>blissfully</text:p>
          </table:table-cell>
        </table:table-row>
        <table:table-row table:style-name="ro1-2">
          <table:table-cell office:value-type="string">
            <text:p>blithe</text:p>
          </table:table-cell>
        </table:table-row>
        <table:table-row table:style-name="ro1-2">
          <table:table-cell office:value-type="string">
            <text:p>blockbuster</text:p>
          </table:table-cell>
        </table:table-row>
        <table:table-row table:style-name="ro1-2">
          <table:table-cell office:value-type="string">
            <text:p>bloom</text:p>
          </table:table-cell>
        </table:table-row>
        <table:table-row table:style-name="ro1-2">
          <table:table-cell office:value-type="string">
            <text:p>blossom</text:p>
          </table:table-cell>
        </table:table-row>
        <table:table-row table:style-name="ro1-2">
          <table:table-cell office:value-type="string">
            <text:p>bolster</text:p>
          </table:table-cell>
        </table:table-row>
        <table:table-row table:style-name="ro1-2">
          <table:table-cell office:value-type="string">
            <text:p>bonny</text:p>
          </table:table-cell>
        </table:table-row>
        <table:table-row table:style-name="ro1-2">
          <table:table-cell office:value-type="string">
            <text:p>bonus</text:p>
          </table:table-cell>
        </table:table-row>
        <table:table-row table:style-name="ro1-2">
          <table:table-cell office:value-type="string">
            <text:p>bonuses</text:p>
          </table:table-cell>
        </table:table-row>
        <table:table-row table:style-name="ro1-2">
          <table:table-cell office:value-type="string">
            <text:p>boom</text:p>
          </table:table-cell>
        </table:table-row>
        <table:table-row table:style-name="ro1-2">
          <table:table-cell office:value-type="string">
            <text:p>booming</text:p>
          </table:table-cell>
        </table:table-row>
        <table:table-row table:style-name="ro1-2">
          <table:table-cell office:value-type="string">
            <text:p>boost</text:p>
          </table:table-cell>
        </table:table-row>
        <table:table-row table:style-name="ro1-2">
          <table:table-cell office:value-type="string">
            <text:p>boundless</text:p>
          </table:table-cell>
        </table:table-row>
        <table:table-row table:style-name="ro1-2">
          <table:table-cell office:value-type="string">
            <text:p>bountiful</text:p>
          </table:table-cell>
        </table:table-row>
        <table:table-row table:style-name="ro1-2">
          <table:table-cell office:value-type="string">
            <text:p>brainiest</text:p>
          </table:table-cell>
        </table:table-row>
        <table:table-row table:style-name="ro1-2">
          <table:table-cell office:value-type="string">
            <text:p>brainy</text:p>
          </table:table-cell>
        </table:table-row>
        <table:table-row table:style-name="ro1-2">
          <table:table-cell office:value-type="string">
            <text:p>brand-new</text:p>
          </table:table-cell>
        </table:table-row>
        <table:table-row table:style-name="ro1-2">
          <table:table-cell office:value-type="string">
            <text:p>brave</text:p>
          </table:table-cell>
        </table:table-row>
        <table:table-row table:style-name="ro1-2">
          <table:table-cell office:value-type="string">
            <text:p>bravery</text:p>
          </table:table-cell>
        </table:table-row>
        <table:table-row table:style-name="ro1-2">
          <table:table-cell office:value-type="string">
            <text:p>bravo</text:p>
          </table:table-cell>
        </table:table-row>
        <table:table-row table:style-name="ro1-2">
          <table:table-cell office:value-type="string">
            <text:p>breakthrough</text:p>
          </table:table-cell>
        </table:table-row>
        <table:table-row table:style-name="ro1-2">
          <table:table-cell office:value-type="string">
            <text:p>breakthroughs</text:p>
          </table:table-cell>
        </table:table-row>
        <table:table-row table:style-name="ro1-2">
          <table:table-cell office:value-type="string">
            <text:p>breathlessness</text:p>
          </table:table-cell>
        </table:table-row>
        <table:table-row table:style-name="ro1-2">
          <table:table-cell office:value-type="string">
            <text:p>breathtaking</text:p>
          </table:table-cell>
        </table:table-row>
        <table:table-row table:style-name="ro1-2">
          <table:table-cell office:value-type="string">
            <text:p>breathtakingly</text:p>
          </table:table-cell>
        </table:table-row>
        <table:table-row table:style-name="ro1-2">
          <table:table-cell office:value-type="string">
            <text:p>breeze</text:p>
          </table:table-cell>
        </table:table-row>
        <table:table-row table:style-name="ro1-2">
          <table:table-cell office:value-type="string">
            <text:p>bright</text:p>
          </table:table-cell>
        </table:table-row>
        <table:table-row table:style-name="ro1-2">
          <table:table-cell office:value-type="string">
            <text:p>brighten</text:p>
          </table:table-cell>
        </table:table-row>
        <table:table-row table:style-name="ro1-2">
          <table:table-cell office:value-type="string">
            <text:p>brighter</text:p>
          </table:table-cell>
        </table:table-row>
        <table:table-row table:style-name="ro1-2">
          <table:table-cell office:value-type="string">
            <text:p>brightest</text:p>
          </table:table-cell>
        </table:table-row>
        <table:table-row table:style-name="ro1-2">
          <table:table-cell office:value-type="string">
            <text:p>brilliance</text:p>
          </table:table-cell>
        </table:table-row>
        <table:table-row table:style-name="ro1-2">
          <table:table-cell office:value-type="string">
            <text:p>brilliances</text:p>
          </table:table-cell>
        </table:table-row>
        <table:table-row table:style-name="ro1-2">
          <table:table-cell office:value-type="string">
            <text:p>brilliant</text:p>
          </table:table-cell>
        </table:table-row>
        <table:table-row table:style-name="ro1-2">
          <table:table-cell office:value-type="string">
            <text:p>brilliantly</text:p>
          </table:table-cell>
        </table:table-row>
        <table:table-row table:style-name="ro1-2">
          <table:table-cell office:value-type="string">
            <text:p>brisk</text:p>
          </table:table-cell>
        </table:table-row>
        <table:table-row table:style-name="ro1-2">
          <table:table-cell office:value-type="string">
            <text:p>brotherly</text:p>
          </table:table-cell>
        </table:table-row>
        <table:table-row table:style-name="ro1-2">
          <table:table-cell office:value-type="string">
            <text:p>bullish</text:p>
          </table:table-cell>
        </table:table-row>
        <table:table-row table:style-name="ro1-2">
          <table:table-cell office:value-type="string">
            <text:p>buoyant</text:p>
          </table:table-cell>
        </table:table-row>
        <table:table-row table:style-name="ro1-2">
          <table:table-cell office:value-type="string">
            <text:p>cajole</text:p>
          </table:table-cell>
        </table:table-row>
        <table:table-row table:style-name="ro1-2">
          <table:table-cell office:value-type="string">
            <text:p>calm</text:p>
          </table:table-cell>
        </table:table-row>
        <table:table-row table:style-name="ro1-2">
          <table:table-cell office:value-type="string">
            <text:p>calming</text:p>
          </table:table-cell>
        </table:table-row>
        <table:table-row table:style-name="ro1-2">
          <table:table-cell office:value-type="string">
            <text:p>calmness</text:p>
          </table:table-cell>
        </table:table-row>
        <table:table-row table:style-name="ro1-2">
          <table:table-cell office:value-type="string">
            <text:p>capability</text:p>
          </table:table-cell>
        </table:table-row>
        <table:table-row table:style-name="ro1-2">
          <table:table-cell office:value-type="string">
            <text:p>capable</text:p>
          </table:table-cell>
        </table:table-row>
        <table:table-row table:style-name="ro1-2">
          <table:table-cell office:value-type="string">
            <text:p>capably</text:p>
          </table:table-cell>
        </table:table-row>
        <table:table-row table:style-name="ro1-2">
          <table:table-cell office:value-type="string">
            <text:p>captivate</text:p>
          </table:table-cell>
        </table:table-row>
        <table:table-row table:style-name="ro1-2">
          <table:table-cell office:value-type="string">
            <text:p>captivating</text:p>
          </table:table-cell>
        </table:table-row>
        <table:table-row table:style-name="ro1-2">
          <table:table-cell office:value-type="string">
            <text:p>carefree</text:p>
          </table:table-cell>
        </table:table-row>
        <table:table-row table:style-name="ro1-2">
          <table:table-cell office:value-type="string">
            <text:p>cashback</text:p>
          </table:table-cell>
        </table:table-row>
        <table:table-row table:style-name="ro1-2">
          <table:table-cell office:value-type="string">
            <text:p>cashbacks</text:p>
          </table:table-cell>
        </table:table-row>
        <table:table-row table:style-name="ro1-2">
          <table:table-cell office:value-type="string">
            <text:p>catchy</text:p>
          </table:table-cell>
        </table:table-row>
        <table:table-row table:style-name="ro1-2">
          <table:table-cell office:value-type="string">
            <text:p>celebrate</text:p>
          </table:table-cell>
        </table:table-row>
        <table:table-row table:style-name="ro1-2">
          <table:table-cell office:value-type="string">
            <text:p>celebrated</text:p>
          </table:table-cell>
        </table:table-row>
        <table:table-row table:style-name="ro1-2">
          <table:table-cell office:value-type="string">
            <text:p>celebration</text:p>
          </table:table-cell>
        </table:table-row>
        <table:table-row table:style-name="ro1-2">
          <table:table-cell office:value-type="string">
            <text:p>celebratory</text:p>
          </table:table-cell>
        </table:table-row>
        <table:table-row table:style-name="ro1-2">
          <table:table-cell office:value-type="string">
            <text:p>champ</text:p>
          </table:table-cell>
        </table:table-row>
        <table:table-row table:style-name="ro1-2">
          <table:table-cell office:value-type="string">
            <text:p>champion</text:p>
          </table:table-cell>
        </table:table-row>
        <table:table-row table:style-name="ro1-2">
          <table:table-cell office:value-type="string">
            <text:p>charisma</text:p>
          </table:table-cell>
        </table:table-row>
        <table:table-row table:style-name="ro1-2">
          <table:table-cell office:value-type="string">
            <text:p>charismatic</text:p>
          </table:table-cell>
        </table:table-row>
        <table:table-row table:style-name="ro1-2">
          <table:table-cell office:value-type="string">
            <text:p>charitable</text:p>
          </table:table-cell>
        </table:table-row>
        <table:table-row table:style-name="ro1-2">
          <table:table-cell office:value-type="string">
            <text:p>charm</text:p>
          </table:table-cell>
        </table:table-row>
        <table:table-row table:style-name="ro1-2">
          <table:table-cell office:value-type="string">
            <text:p>charming</text:p>
          </table:table-cell>
        </table:table-row>
        <table:table-row table:style-name="ro1-2">
          <table:table-cell office:value-type="string">
            <text:p>charmingly</text:p>
          </table:table-cell>
        </table:table-row>
        <table:table-row table:style-name="ro1-2">
          <table:table-cell office:value-type="string">
            <text:p>chaste</text:p>
          </table:table-cell>
        </table:table-row>
        <table:table-row table:style-name="ro1-2">
          <table:table-cell office:value-type="string">
            <text:p>cheaper</text:p>
          </table:table-cell>
        </table:table-row>
        <table:table-row table:style-name="ro1-2">
          <table:table-cell office:value-type="string">
            <text:p>cheapest</text:p>
          </table:table-cell>
        </table:table-row>
        <table:table-row table:style-name="ro1-2">
          <table:table-cell office:value-type="string">
            <text:p>cheer</text:p>
          </table:table-cell>
        </table:table-row>
        <table:table-row table:style-name="ro1-2">
          <table:table-cell office:value-type="string">
            <text:p>cheerful</text:p>
          </table:table-cell>
        </table:table-row>
        <table:table-row table:style-name="ro1-2">
          <table:table-cell office:value-type="string">
            <text:p>cheery</text:p>
          </table:table-cell>
        </table:table-row>
        <table:table-row table:style-name="ro1-2">
          <table:table-cell office:value-type="string">
            <text:p>cherish</text:p>
          </table:table-cell>
        </table:table-row>
        <table:table-row table:style-name="ro1-2">
          <table:table-cell office:value-type="string">
            <text:p>cherished</text:p>
          </table:table-cell>
        </table:table-row>
        <table:table-row table:style-name="ro1-2">
          <table:table-cell office:value-type="string">
            <text:p>cherub</text:p>
          </table:table-cell>
        </table:table-row>
        <table:table-row table:style-name="ro1-2">
          <table:table-cell office:value-type="string">
            <text:p>chic</text:p>
          </table:table-cell>
        </table:table-row>
        <table:table-row table:style-name="ro1-2">
          <table:table-cell office:value-type="string">
            <text:p>chivalrous</text:p>
          </table:table-cell>
        </table:table-row>
        <table:table-row table:style-name="ro1-2">
          <table:table-cell office:value-type="string">
            <text:p>chivalry</text:p>
          </table:table-cell>
        </table:table-row>
        <table:table-row table:style-name="ro1-2">
          <table:table-cell office:value-type="string">
            <text:p>civility</text:p>
          </table:table-cell>
        </table:table-row>
        <table:table-row table:style-name="ro1-2">
          <table:table-cell office:value-type="string">
            <text:p>civilize</text:p>
          </table:table-cell>
        </table:table-row>
        <table:table-row table:style-name="ro1-2">
          <table:table-cell office:value-type="string">
            <text:p>clarity</text:p>
          </table:table-cell>
        </table:table-row>
        <table:table-row table:style-name="ro1-2">
          <table:table-cell office:value-type="string">
            <text:p>classic</text:p>
          </table:table-cell>
        </table:table-row>
        <table:table-row table:style-name="ro1-2">
          <table:table-cell office:value-type="string">
            <text:p>classy</text:p>
          </table:table-cell>
        </table:table-row>
        <table:table-row table:style-name="ro1-2">
          <table:table-cell office:value-type="string">
            <text:p>clean</text:p>
          </table:table-cell>
        </table:table-row>
        <table:table-row table:style-name="ro1-2">
          <table:table-cell office:value-type="string">
            <text:p>cleaner</text:p>
          </table:table-cell>
        </table:table-row>
        <table:table-row table:style-name="ro1-2">
          <table:table-cell office:value-type="string">
            <text:p>cleanest</text:p>
          </table:table-cell>
        </table:table-row>
        <table:table-row table:style-name="ro1-2">
          <table:table-cell office:value-type="string">
            <text:p>cleanliness</text:p>
          </table:table-cell>
        </table:table-row>
        <table:table-row table:style-name="ro1-2">
          <table:table-cell office:value-type="string">
            <text:p>cleanly</text:p>
          </table:table-cell>
        </table:table-row>
        <table:table-row table:style-name="ro1-2">
          <table:table-cell office:value-type="string">
            <text:p>clear</text:p>
          </table:table-cell>
        </table:table-row>
        <table:table-row table:style-name="ro1-2">
          <table:table-cell office:value-type="string">
            <text:p>clear-cut</text:p>
          </table:table-cell>
        </table:table-row>
        <table:table-row table:style-name="ro1-2">
          <table:table-cell office:value-type="string">
            <text:p>cleared</text:p>
          </table:table-cell>
        </table:table-row>
        <table:table-row table:style-name="ro1-2">
          <table:table-cell office:value-type="string">
            <text:p>clearer</text:p>
          </table:table-cell>
        </table:table-row>
        <table:table-row table:style-name="ro1-2">
          <table:table-cell office:value-type="string">
            <text:p>clearly</text:p>
          </table:table-cell>
        </table:table-row>
        <table:table-row table:style-name="ro1-2">
          <table:table-cell office:value-type="string">
            <text:p>clears</text:p>
          </table:table-cell>
        </table:table-row>
        <table:table-row table:style-name="ro1-2">
          <table:table-cell office:value-type="string">
            <text:p>clever</text:p>
          </table:table-cell>
        </table:table-row>
        <table:table-row table:style-name="ro1-2">
          <table:table-cell office:value-type="string">
            <text:p>cleverly</text:p>
          </table:table-cell>
        </table:table-row>
        <table:table-row table:style-name="ro1-2">
          <table:table-cell office:value-type="string">
            <text:p>cohere</text:p>
          </table:table-cell>
        </table:table-row>
        <table:table-row table:style-name="ro1-2">
          <table:table-cell office:value-type="string">
            <text:p>coherence</text:p>
          </table:table-cell>
        </table:table-row>
        <table:table-row table:style-name="ro1-2">
          <table:table-cell office:value-type="string">
            <text:p>coherent</text:p>
          </table:table-cell>
        </table:table-row>
        <table:table-row table:style-name="ro1-2">
          <table:table-cell office:value-type="string">
            <text:p>cohesive</text:p>
          </table:table-cell>
        </table:table-row>
        <table:table-row table:style-name="ro1-2">
          <table:table-cell office:value-type="string">
            <text:p>colorful</text:p>
          </table:table-cell>
        </table:table-row>
        <table:table-row table:style-name="ro1-2">
          <table:table-cell office:value-type="string">
            <text:p>comely</text:p>
          </table:table-cell>
        </table:table-row>
        <table:table-row table:style-name="ro1-2">
          <table:table-cell office:value-type="string">
            <text:p>comfort</text:p>
          </table:table-cell>
        </table:table-row>
        <table:table-row table:style-name="ro1-2">
          <table:table-cell office:value-type="string">
            <text:p>comfortable</text:p>
          </table:table-cell>
        </table:table-row>
        <table:table-row table:style-name="ro1-2">
          <table:table-cell office:value-type="string">
            <text:p>comfortably</text:p>
          </table:table-cell>
        </table:table-row>
        <table:table-row table:style-name="ro1-2">
          <table:table-cell office:value-type="string">
            <text:p>comforting</text:p>
          </table:table-cell>
        </table:table-row>
        <table:table-row table:style-name="ro1-2">
          <table:table-cell office:value-type="string">
            <text:p>comfy</text:p>
          </table:table-cell>
        </table:table-row>
        <table:table-row table:style-name="ro1-2">
          <table:table-cell office:value-type="string">
            <text:p>commend</text:p>
          </table:table-cell>
        </table:table-row>
        <table:table-row table:style-name="ro1-2">
          <table:table-cell office:value-type="string">
            <text:p>commendable</text:p>
          </table:table-cell>
        </table:table-row>
        <table:table-row table:style-name="ro1-2">
          <table:table-cell office:value-type="string">
            <text:p>commendably</text:p>
          </table:table-cell>
        </table:table-row>
        <table:table-row table:style-name="ro1-2">
          <table:table-cell office:value-type="string">
            <text:p>commitment</text:p>
          </table:table-cell>
        </table:table-row>
        <table:table-row table:style-name="ro1-2">
          <table:table-cell office:value-type="string">
            <text:p>commodious</text:p>
          </table:table-cell>
        </table:table-row>
        <table:table-row table:style-name="ro1-2">
          <table:table-cell office:value-type="string">
            <text:p>compact</text:p>
          </table:table-cell>
        </table:table-row>
        <table:table-row table:style-name="ro1-2">
          <table:table-cell office:value-type="string">
            <text:p>compactly</text:p>
          </table:table-cell>
        </table:table-row>
        <table:table-row table:style-name="ro1-2">
          <table:table-cell office:value-type="string">
            <text:p>compassion</text:p>
          </table:table-cell>
        </table:table-row>
        <table:table-row table:style-name="ro1-14">
          <table:table-cell office:value-type="string">
            <text:p>compassionate</text:p>
          </table:table-cell>
        </table:table-row>
        <table:table-row table:style-name="ro1-2">
          <table:table-cell office:value-type="string">
            <text:p>compatible</text:p>
          </table:table-cell>
        </table:table-row>
        <table:table-row table:style-name="ro1-2">
          <table:table-cell office:value-type="string">
            <text:p>competitive</text:p>
          </table:table-cell>
        </table:table-row>
        <table:table-row table:style-name="ro1-2">
          <table:table-cell office:value-type="string">
            <text:p>complement</text:p>
          </table:table-cell>
        </table:table-row>
        <table:table-row table:style-name="ro1-14">
          <table:table-cell office:value-type="string">
            <text:p>complementary</text:p>
          </table:table-cell>
        </table:table-row>
        <table:table-row table:style-name="ro1-14">
          <table:table-cell office:value-type="string">
            <text:p>complemented</text:p>
          </table:table-cell>
        </table:table-row>
        <table:table-row table:style-name="ro1-2">
          <table:table-cell office:value-type="string">
            <text:p>complements</text:p>
          </table:table-cell>
        </table:table-row>
        <table:table-row table:style-name="ro1-2">
          <table:table-cell office:value-type="string">
            <text:p>compliant</text:p>
          </table:table-cell>
        </table:table-row>
        <table:table-row table:style-name="ro1-2">
          <table:table-cell office:value-type="string">
            <text:p>compliment</text:p>
          </table:table-cell>
        </table:table-row>
        <table:table-row table:style-name="ro1-14">
          <table:table-cell office:value-type="string">
            <text:p>complimentary</text:p>
          </table:table-cell>
        </table:table-row>
        <table:table-row table:style-name="ro1-14">
          <table:table-cell office:value-type="string">
            <text:p>comprehensive</text:p>
          </table:table-cell>
        </table:table-row>
        <table:table-row table:style-name="ro1-2">
          <table:table-cell office:value-type="string">
            <text:p>conciliate</text:p>
          </table:table-cell>
        </table:table-row>
        <table:table-row table:style-name="ro1-2">
          <table:table-cell office:value-type="string">
            <text:p>conciliatory</text:p>
          </table:table-cell>
        </table:table-row>
        <table:table-row table:style-name="ro1-2">
          <table:table-cell office:value-type="string">
            <text:p>concise</text:p>
          </table:table-cell>
        </table:table-row>
        <table:table-row table:style-name="ro1-2">
          <table:table-cell office:value-type="string">
            <text:p>confidence</text:p>
          </table:table-cell>
        </table:table-row>
        <table:table-row table:style-name="ro1-2">
          <table:table-cell office:value-type="string">
            <text:p>confident</text:p>
          </table:table-cell>
        </table:table-row>
        <table:table-row table:style-name="ro1-2">
          <table:table-cell office:value-type="string">
            <text:p>congenial</text:p>
          </table:table-cell>
        </table:table-row>
        <table:table-row table:style-name="ro1-2">
          <table:table-cell office:value-type="string">
            <text:p>congratulate</text:p>
          </table:table-cell>
        </table:table-row>
        <table:table-row table:style-name="ro1-2">
          <table:table-cell office:value-type="string">
            <text:p>congratulation</text:p>
          </table:table-cell>
        </table:table-row>
        <table:table-row table:style-name="ro1-14">
          <table:table-cell office:value-type="string">
            <text:p>congratulations</text:p>
          </table:table-cell>
        </table:table-row>
        <table:table-row table:style-name="ro1-2">
          <table:table-cell office:value-type="string">
            <text:p>congratulatory</text:p>
          </table:table-cell>
        </table:table-row>
        <table:table-row table:style-name="ro1-2">
          <table:table-cell office:value-type="string">
            <text:p>conscientious</text:p>
          </table:table-cell>
        </table:table-row>
        <table:table-row table:style-name="ro1-2">
          <table:table-cell office:value-type="string">
            <text:p>considerate</text:p>
          </table:table-cell>
        </table:table-row>
        <table:table-row table:style-name="ro1-2">
          <table:table-cell office:value-type="string">
            <text:p>consistent</text:p>
          </table:table-cell>
        </table:table-row>
        <table:table-row table:style-name="ro1-2">
          <table:table-cell office:value-type="string">
            <text:p>consistently</text:p>
          </table:table-cell>
        </table:table-row>
        <table:table-row table:style-name="ro1-2">
          <table:table-cell office:value-type="string">
            <text:p>constructive</text:p>
          </table:table-cell>
        </table:table-row>
        <table:table-row table:style-name="ro1-2">
          <table:table-cell office:value-type="string">
            <text:p>consummate</text:p>
          </table:table-cell>
        </table:table-row>
        <table:table-row table:style-name="ro1-2">
          <table:table-cell office:value-type="string">
            <text:p>contentment</text:p>
          </table:table-cell>
        </table:table-row>
        <table:table-row table:style-name="ro1-2">
          <table:table-cell office:value-type="string">
            <text:p>continuity</text:p>
          </table:table-cell>
        </table:table-row>
        <table:table-row table:style-name="ro1-2">
          <table:table-cell office:value-type="string">
            <text:p>contrasty</text:p>
          </table:table-cell>
        </table:table-row>
        <table:table-row table:style-name="ro1-2">
          <table:table-cell office:value-type="string">
            <text:p>contribution</text:p>
          </table:table-cell>
        </table:table-row>
        <table:table-row table:style-name="ro1-2">
          <table:table-cell office:value-type="string">
            <text:p>convenience</text:p>
          </table:table-cell>
        </table:table-row>
        <table:table-row table:style-name="ro1-2">
          <table:table-cell office:value-type="string">
            <text:p>convenient</text:p>
          </table:table-cell>
        </table:table-row>
        <table:table-row table:style-name="ro1-2">
          <table:table-cell office:value-type="string">
            <text:p>conveniently</text:p>
          </table:table-cell>
        </table:table-row>
        <table:table-row table:style-name="ro1-2">
          <table:table-cell office:value-type="string">
            <text:p>convience</text:p>
          </table:table-cell>
        </table:table-row>
        <table:table-row table:style-name="ro1-2">
          <table:table-cell office:value-type="string">
            <text:p>convienient</text:p>
          </table:table-cell>
        </table:table-row>
        <table:table-row table:style-name="ro1-2">
          <table:table-cell office:value-type="string">
            <text:p>convient</text:p>
          </table:table-cell>
        </table:table-row>
        <table:table-row table:style-name="ro1-2">
          <table:table-cell office:value-type="string">
            <text:p>convincing</text:p>
          </table:table-cell>
        </table:table-row>
        <table:table-row table:style-name="ro1-2">
          <table:table-cell office:value-type="string">
            <text:p>convincingly</text:p>
          </table:table-cell>
        </table:table-row>
        <table:table-row table:style-name="ro1-2">
          <table:table-cell office:value-type="string">
            <text:p>cool</text:p>
          </table:table-cell>
        </table:table-row>
        <table:table-row table:style-name="ro1-2">
          <table:table-cell office:value-type="string">
            <text:p>coolest</text:p>
          </table:table-cell>
        </table:table-row>
        <table:table-row table:style-name="ro1-2">
          <table:table-cell office:value-type="string">
            <text:p>cooperative</text:p>
          </table:table-cell>
        </table:table-row>
        <table:table-row table:style-name="ro1-2">
          <table:table-cell office:value-type="string">
            <text:p>cooperatively</text:p>
          </table:table-cell>
        </table:table-row>
        <table:table-row table:style-name="ro1-2">
          <table:table-cell office:value-type="string">
            <text:p>cornerstone</text:p>
          </table:table-cell>
        </table:table-row>
        <table:table-row table:style-name="ro1-2">
          <table:table-cell office:value-type="string">
            <text:p>correct</text:p>
          </table:table-cell>
        </table:table-row>
        <table:table-row table:style-name="ro1-2">
          <table:table-cell office:value-type="string">
            <text:p>correctly</text:p>
          </table:table-cell>
        </table:table-row>
        <table:table-row table:style-name="ro1-2">
          <table:table-cell office:value-type="string">
            <text:p>cost-effective</text:p>
          </table:table-cell>
        </table:table-row>
        <table:table-row table:style-name="ro1-2">
          <table:table-cell office:value-type="string">
            <text:p>cost-saving</text:p>
          </table:table-cell>
        </table:table-row>
        <table:table-row table:style-name="ro1-2">
          <table:table-cell office:value-type="string">
            <text:p>counter-attack</text:p>
          </table:table-cell>
        </table:table-row>
        <table:table-row table:style-name="ro1-14">
          <table:table-cell office:value-type="string">
            <text:p>counter-attacks</text:p>
          </table:table-cell>
        </table:table-row>
        <table:table-row table:style-name="ro1-2">
          <table:table-cell office:value-type="string">
            <text:p>courage</text:p>
          </table:table-cell>
        </table:table-row>
        <table:table-row table:style-name="ro1-2">
          <table:table-cell office:value-type="string">
            <text:p>courageous</text:p>
          </table:table-cell>
        </table:table-row>
        <table:table-row table:style-name="ro1-2">
          <table:table-cell office:value-type="string">
            <text:p>courageously</text:p>
          </table:table-cell>
        </table:table-row>
        <table:table-row table:style-name="ro1-14">
          <table:table-cell office:value-type="string">
            <text:p>courageousness</text:p>
          </table:table-cell>
        </table:table-row>
        <table:table-row table:style-name="ro1-2">
          <table:table-cell office:value-type="string">
            <text:p>courteous</text:p>
          </table:table-cell>
        </table:table-row>
        <table:table-row table:style-name="ro1-2">
          <table:table-cell office:value-type="string">
            <text:p>courtly</text:p>
          </table:table-cell>
        </table:table-row>
        <table:table-row table:style-name="ro1-2">
          <table:table-cell office:value-type="string">
            <text:p>covenant</text:p>
          </table:table-cell>
        </table:table-row>
        <table:table-row table:style-name="ro1-2">
          <table:table-cell office:value-type="string">
            <text:p>cozy</text:p>
          </table:table-cell>
        </table:table-row>
        <table:table-row table:style-name="ro1-2">
          <table:table-cell office:value-type="string">
            <text:p>creative</text:p>
          </table:table-cell>
        </table:table-row>
        <table:table-row table:style-name="ro1-2">
          <table:table-cell office:value-type="string">
            <text:p>credence</text:p>
          </table:table-cell>
        </table:table-row>
        <table:table-row table:style-name="ro1-2">
          <table:table-cell office:value-type="string">
            <text:p>credible</text:p>
          </table:table-cell>
        </table:table-row>
        <table:table-row table:style-name="ro1-2">
          <table:table-cell office:value-type="string">
            <text:p>crisp</text:p>
          </table:table-cell>
        </table:table-row>
        <table:table-row table:style-name="ro1-2">
          <table:table-cell office:value-type="string">
            <text:p>crisper</text:p>
          </table:table-cell>
        </table:table-row>
        <table:table-row table:style-name="ro1-2">
          <table:table-cell office:value-type="string">
            <text:p>cure</text:p>
          </table:table-cell>
        </table:table-row>
        <table:table-row table:style-name="ro1-2">
          <table:table-cell office:value-type="string">
            <text:p>cure-all</text:p>
          </table:table-cell>
        </table:table-row>
        <table:table-row table:style-name="ro1-2">
          <table:table-cell office:value-type="string">
            <text:p>cushy</text:p>
          </table:table-cell>
        </table:table-row>
        <table:table-row table:style-name="ro1-2">
          <table:table-cell office:value-type="string">
            <text:p>cute</text:p>
          </table:table-cell>
        </table:table-row>
        <table:table-row table:style-name="ro1-2">
          <table:table-cell office:value-type="string">
            <text:p>cuteness</text:p>
          </table:table-cell>
        </table:table-row>
        <table:table-row table:style-name="ro1-2">
          <table:table-cell office:value-type="string">
            <text:p>danke</text:p>
          </table:table-cell>
        </table:table-row>
        <table:table-row table:style-name="ro1-2">
          <table:table-cell office:value-type="string">
            <text:p>danken</text:p>
          </table:table-cell>
        </table:table-row>
        <table:table-row table:style-name="ro1-2">
          <table:table-cell office:value-type="string">
            <text:p>daring</text:p>
          </table:table-cell>
        </table:table-row>
        <table:table-row table:style-name="ro1-2">
          <table:table-cell office:value-type="string">
            <text:p>daringly</text:p>
          </table:table-cell>
        </table:table-row>
        <table:table-row table:style-name="ro1-2">
          <table:table-cell office:value-type="string">
            <text:p>darling</text:p>
          </table:table-cell>
        </table:table-row>
        <table:table-row table:style-name="ro1-2">
          <table:table-cell office:value-type="string">
            <text:p>dashing</text:p>
          </table:table-cell>
        </table:table-row>
        <table:table-row table:style-name="ro1-2">
          <table:table-cell office:value-type="string">
            <text:p>dauntless</text:p>
          </table:table-cell>
        </table:table-row>
        <table:table-row table:style-name="ro1-2">
          <table:table-cell office:value-type="string">
            <text:p>dawn</text:p>
          </table:table-cell>
        </table:table-row>
        <table:table-row table:style-name="ro1-2">
          <table:table-cell office:value-type="string">
            <text:p>dazzle</text:p>
          </table:table-cell>
        </table:table-row>
        <table:table-row table:style-name="ro1-2">
          <table:table-cell office:value-type="string">
            <text:p>dazzled</text:p>
          </table:table-cell>
        </table:table-row>
        <table:table-row table:style-name="ro1-2">
          <table:table-cell office:value-type="string">
            <text:p>dazzling</text:p>
          </table:table-cell>
        </table:table-row>
        <table:table-row table:style-name="ro1-2">
          <table:table-cell office:value-type="string">
            <text:p>dead-cheap</text:p>
          </table:table-cell>
        </table:table-row>
        <table:table-row table:style-name="ro1-2">
          <table:table-cell office:value-type="string">
            <text:p>dead-on</text:p>
          </table:table-cell>
        </table:table-row>
        <table:table-row table:style-name="ro1-2">
          <table:table-cell office:value-type="string">
            <text:p>decency</text:p>
          </table:table-cell>
        </table:table-row>
        <table:table-row table:style-name="ro1-2">
          <table:table-cell office:value-type="string">
            <text:p>decent</text:p>
          </table:table-cell>
        </table:table-row>
        <table:table-row table:style-name="ro1-2">
          <table:table-cell office:value-type="string">
            <text:p>decisive</text:p>
          </table:table-cell>
        </table:table-row>
        <table:table-row table:style-name="ro1-2">
          <table:table-cell office:value-type="string">
            <text:p>decisiveness</text:p>
          </table:table-cell>
        </table:table-row>
        <table:table-row table:style-name="ro1-2">
          <table:table-cell office:value-type="string">
            <text:p>dedicated</text:p>
          </table:table-cell>
        </table:table-row>
        <table:table-row table:style-name="ro1-2">
          <table:table-cell office:value-type="string">
            <text:p>defeat</text:p>
          </table:table-cell>
        </table:table-row>
        <table:table-row table:style-name="ro1-2">
          <table:table-cell office:value-type="string">
            <text:p>defeated</text:p>
          </table:table-cell>
        </table:table-row>
        <table:table-row table:style-name="ro1-2">
          <table:table-cell office:value-type="string">
            <text:p>defeating</text:p>
          </table:table-cell>
        </table:table-row>
        <table:table-row table:style-name="ro1-2">
          <table:table-cell office:value-type="string">
            <text:p>defeats</text:p>
          </table:table-cell>
        </table:table-row>
        <table:table-row table:style-name="ro1-2">
          <table:table-cell office:value-type="string">
            <text:p>defender</text:p>
          </table:table-cell>
        </table:table-row>
        <table:table-row table:style-name="ro1-2">
          <table:table-cell office:value-type="string">
            <text:p>deference</text:p>
          </table:table-cell>
        </table:table-row>
        <table:table-row table:style-name="ro1-2">
          <table:table-cell office:value-type="string">
            <text:p>deft</text:p>
          </table:table-cell>
        </table:table-row>
        <table:table-row table:style-name="ro1-2">
          <table:table-cell office:value-type="string">
            <text:p>deginified</text:p>
          </table:table-cell>
        </table:table-row>
        <table:table-row table:style-name="ro1-2">
          <table:table-cell office:value-type="string">
            <text:p>delectable</text:p>
          </table:table-cell>
        </table:table-row>
        <table:table-row table:style-name="ro1-2">
          <table:table-cell office:value-type="string">
            <text:p>delicacy</text:p>
          </table:table-cell>
        </table:table-row>
        <table:table-row table:style-name="ro1-2">
          <table:table-cell office:value-type="string">
            <text:p>delicate</text:p>
          </table:table-cell>
        </table:table-row>
        <table:table-row table:style-name="ro1-2">
          <table:table-cell office:value-type="string">
            <text:p>delicious</text:p>
          </table:table-cell>
        </table:table-row>
        <table:table-row table:style-name="ro1-2">
          <table:table-cell office:value-type="string">
            <text:p>delight</text:p>
          </table:table-cell>
        </table:table-row>
        <table:table-row table:style-name="ro1-2">
          <table:table-cell office:value-type="string">
            <text:p>delighted</text:p>
          </table:table-cell>
        </table:table-row>
        <table:table-row table:style-name="ro1-2">
          <table:table-cell office:value-type="string">
            <text:p>delightful</text:p>
          </table:table-cell>
        </table:table-row>
        <table:table-row table:style-name="ro1-2">
          <table:table-cell office:value-type="string">
            <text:p>delightfully</text:p>
          </table:table-cell>
        </table:table-row>
        <table:table-row table:style-name="ro1-2">
          <table:table-cell office:value-type="string">
            <text:p>delightfulness</text:p>
          </table:table-cell>
        </table:table-row>
        <table:table-row table:style-name="ro1-2">
          <table:table-cell office:value-type="string">
            <text:p>dependable</text:p>
          </table:table-cell>
        </table:table-row>
        <table:table-row table:style-name="ro1-2">
          <table:table-cell office:value-type="string">
            <text:p>dependably</text:p>
          </table:table-cell>
        </table:table-row>
        <table:table-row table:style-name="ro1-2">
          <table:table-cell office:value-type="string">
            <text:p>deservedly</text:p>
          </table:table-cell>
        </table:table-row>
        <table:table-row table:style-name="ro1-2">
          <table:table-cell office:value-type="string">
            <text:p>deserving</text:p>
          </table:table-cell>
        </table:table-row>
        <table:table-row table:style-name="ro1-2">
          <table:table-cell office:value-type="string">
            <text:p>desirable</text:p>
          </table:table-cell>
        </table:table-row>
        <table:table-row table:style-name="ro1-2">
          <table:table-cell office:value-type="string">
            <text:p>desiring</text:p>
          </table:table-cell>
        </table:table-row>
        <table:table-row table:style-name="ro1-2">
          <table:table-cell office:value-type="string">
            <text:p>desirous</text:p>
          </table:table-cell>
        </table:table-row>
        <table:table-row table:style-name="ro1-2">
          <table:table-cell office:value-type="string">
            <text:p>destiny</text:p>
          </table:table-cell>
        </table:table-row>
        <table:table-row table:style-name="ro1-2">
          <table:table-cell office:value-type="string">
            <text:p>detachable</text:p>
          </table:table-cell>
        </table:table-row>
        <table:table-row table:style-name="ro1-2">
          <table:table-cell office:value-type="string">
            <text:p>devout</text:p>
          </table:table-cell>
        </table:table-row>
        <table:table-row table:style-name="ro1-2">
          <table:table-cell office:value-type="string">
            <text:p>dexterous</text:p>
          </table:table-cell>
        </table:table-row>
        <table:table-row table:style-name="ro1-2">
          <table:table-cell office:value-type="string">
            <text:p>dexterously</text:p>
          </table:table-cell>
        </table:table-row>
        <table:table-row table:style-name="ro1-2">
          <table:table-cell office:value-type="string">
            <text:p>dextrous</text:p>
          </table:table-cell>
        </table:table-row>
        <table:table-row table:style-name="ro1-2">
          <table:table-cell office:value-type="string">
            <text:p>dignified</text:p>
          </table:table-cell>
        </table:table-row>
        <table:table-row table:style-name="ro1-2">
          <table:table-cell office:value-type="string">
            <text:p>dignify</text:p>
          </table:table-cell>
        </table:table-row>
        <table:table-row table:style-name="ro1-2">
          <table:table-cell office:value-type="string">
            <text:p>dignity</text:p>
          </table:table-cell>
        </table:table-row>
        <table:table-row table:style-name="ro1-2">
          <table:table-cell office:value-type="string">
            <text:p>diligence</text:p>
          </table:table-cell>
        </table:table-row>
        <table:table-row table:style-name="ro1-2">
          <table:table-cell office:value-type="string">
            <text:p>diligent</text:p>
          </table:table-cell>
        </table:table-row>
        <table:table-row table:style-name="ro1-2">
          <table:table-cell office:value-type="string">
            <text:p>diligently</text:p>
          </table:table-cell>
        </table:table-row>
        <table:table-row table:style-name="ro1-2">
          <table:table-cell office:value-type="string">
            <text:p>diplomatic</text:p>
          </table:table-cell>
        </table:table-row>
        <table:table-row table:style-name="ro1-2">
          <table:table-cell office:value-type="string">
            <text:p>dirt-cheap</text:p>
          </table:table-cell>
        </table:table-row>
        <table:table-row table:style-name="ro1-2">
          <table:table-cell office:value-type="string">
            <text:p>distinction</text:p>
          </table:table-cell>
        </table:table-row>
        <table:table-row table:style-name="ro1-2">
          <table:table-cell office:value-type="string">
            <text:p>distinctive</text:p>
          </table:table-cell>
        </table:table-row>
        <table:table-row table:style-name="ro1-2">
          <table:table-cell office:value-type="string">
            <text:p>distinguished</text:p>
          </table:table-cell>
        </table:table-row>
        <table:table-row table:style-name="ro1-2">
          <table:table-cell office:value-type="string">
            <text:p>diversified</text:p>
          </table:table-cell>
        </table:table-row>
        <table:table-row table:style-name="ro1-2">
          <table:table-cell office:value-type="string">
            <text:p>divine</text:p>
          </table:table-cell>
        </table:table-row>
        <table:table-row table:style-name="ro1-2">
          <table:table-cell office:value-type="string">
            <text:p>divinely</text:p>
          </table:table-cell>
        </table:table-row>
        <table:table-row table:style-name="ro1-2">
          <table:table-cell office:value-type="string">
            <text:p>dominate</text:p>
          </table:table-cell>
        </table:table-row>
        <table:table-row table:style-name="ro1-2">
          <table:table-cell office:value-type="string">
            <text:p>dominated</text:p>
          </table:table-cell>
        </table:table-row>
        <table:table-row table:style-name="ro1-2">
          <table:table-cell office:value-type="string">
            <text:p>dominates</text:p>
          </table:table-cell>
        </table:table-row>
        <table:table-row table:style-name="ro1-2">
          <table:table-cell office:value-type="string">
            <text:p>dote</text:p>
          </table:table-cell>
        </table:table-row>
        <table:table-row table:style-name="ro1-2">
          <table:table-cell office:value-type="string">
            <text:p>dotingly</text:p>
          </table:table-cell>
        </table:table-row>
        <table:table-row table:style-name="ro1-2">
          <table:table-cell office:value-type="string">
            <text:p>doubtless</text:p>
          </table:table-cell>
        </table:table-row>
        <table:table-row table:style-name="ro1-2">
          <table:table-cell office:value-type="string">
            <text:p>dreamland</text:p>
          </table:table-cell>
        </table:table-row>
        <table:table-row table:style-name="ro1-2">
          <table:table-cell office:value-type="string">
            <text:p>dumbfounded</text:p>
          </table:table-cell>
        </table:table-row>
        <table:table-row table:style-name="ro1-2">
          <table:table-cell office:value-type="string">
            <text:p>dumbfounding</text:p>
          </table:table-cell>
        </table:table-row>
        <table:table-row table:style-name="ro1-2">
          <table:table-cell office:value-type="string">
            <text:p>dummy-proof</text:p>
          </table:table-cell>
        </table:table-row>
        <table:table-row table:style-name="ro1-2">
          <table:table-cell office:value-type="string">
            <text:p>durable</text:p>
          </table:table-cell>
        </table:table-row>
        <table:table-row table:style-name="ro1-2">
          <table:table-cell office:value-type="string">
            <text:p>dynamic</text:p>
          </table:table-cell>
        </table:table-row>
        <table:table-row table:style-name="ro1-2">
          <table:table-cell office:value-type="string">
            <text:p>eager</text:p>
          </table:table-cell>
        </table:table-row>
        <table:table-row table:style-name="ro1-2">
          <table:table-cell office:value-type="string">
            <text:p>eagerly</text:p>
          </table:table-cell>
        </table:table-row>
        <table:table-row table:style-name="ro1-2">
          <table:table-cell office:value-type="string">
            <text:p>eagerness</text:p>
          </table:table-cell>
        </table:table-row>
        <table:table-row table:style-name="ro1-2">
          <table:table-cell office:value-type="string">
            <text:p>earnest</text:p>
          </table:table-cell>
        </table:table-row>
        <table:table-row table:style-name="ro1-2">
          <table:table-cell office:value-type="string">
            <text:p>earnestly</text:p>
          </table:table-cell>
        </table:table-row>
        <table:table-row table:style-name="ro1-2">
          <table:table-cell office:value-type="string">
            <text:p>earnestness</text:p>
          </table:table-cell>
        </table:table-row>
        <table:table-row table:style-name="ro1-2">
          <table:table-cell office:value-type="string">
            <text:p>ease</text:p>
          </table:table-cell>
        </table:table-row>
        <table:table-row table:style-name="ro1-2">
          <table:table-cell office:value-type="string">
            <text:p>eased</text:p>
          </table:table-cell>
        </table:table-row>
        <table:table-row table:style-name="ro1-2">
          <table:table-cell office:value-type="string">
            <text:p>eases</text:p>
          </table:table-cell>
        </table:table-row>
        <table:table-row table:style-name="ro1-2">
          <table:table-cell office:value-type="string">
            <text:p>easier</text:p>
          </table:table-cell>
        </table:table-row>
        <table:table-row table:style-name="ro1-2">
          <table:table-cell office:value-type="string">
            <text:p>easiest</text:p>
          </table:table-cell>
        </table:table-row>
        <table:table-row table:style-name="ro1-2">
          <table:table-cell office:value-type="string">
            <text:p>easiness</text:p>
          </table:table-cell>
        </table:table-row>
        <table:table-row table:style-name="ro1-2">
          <table:table-cell office:value-type="string">
            <text:p>easing</text:p>
          </table:table-cell>
        </table:table-row>
        <table:table-row table:style-name="ro1-2">
          <table:table-cell office:value-type="string">
            <text:p>easy</text:p>
          </table:table-cell>
        </table:table-row>
        <table:table-row table:style-name="ro1-2">
          <table:table-cell office:value-type="string">
            <text:p>easy-to-use</text:p>
          </table:table-cell>
        </table:table-row>
        <table:table-row table:style-name="ro1-2">
          <table:table-cell office:value-type="string">
            <text:p>easygoing</text:p>
          </table:table-cell>
        </table:table-row>
        <table:table-row table:style-name="ro1-2">
          <table:table-cell office:value-type="string">
            <text:p>ebullience</text:p>
          </table:table-cell>
        </table:table-row>
        <table:table-row table:style-name="ro1-2">
          <table:table-cell office:value-type="string">
            <text:p>ebullient</text:p>
          </table:table-cell>
        </table:table-row>
        <table:table-row table:style-name="ro1-2">
          <table:table-cell office:value-type="string">
            <text:p>ebulliently</text:p>
          </table:table-cell>
        </table:table-row>
        <table:table-row table:style-name="ro1-2">
          <table:table-cell office:value-type="string">
            <text:p>ecenomical</text:p>
          </table:table-cell>
        </table:table-row>
        <table:table-row table:style-name="ro1-2">
          <table:table-cell office:value-type="string">
            <text:p>economical</text:p>
          </table:table-cell>
        </table:table-row>
        <table:table-row table:style-name="ro1-2">
          <table:table-cell office:value-type="string">
            <text:p>ecstasies</text:p>
          </table:table-cell>
        </table:table-row>
        <table:table-row table:style-name="ro1-2">
          <table:table-cell office:value-type="string">
            <text:p>ecstasy</text:p>
          </table:table-cell>
        </table:table-row>
        <table:table-row table:style-name="ro1-2">
          <table:table-cell office:value-type="string">
            <text:p>ecstatic</text:p>
          </table:table-cell>
        </table:table-row>
        <table:table-row table:style-name="ro1-2">
          <table:table-cell office:value-type="string">
            <text:p>ecstatically</text:p>
          </table:table-cell>
        </table:table-row>
        <table:table-row table:style-name="ro1-2">
          <table:table-cell office:value-type="string">
            <text:p>edify</text:p>
          </table:table-cell>
        </table:table-row>
        <table:table-row table:style-name="ro1-2">
          <table:table-cell office:value-type="string">
            <text:p>educated</text:p>
          </table:table-cell>
        </table:table-row>
        <table:table-row table:style-name="ro1-2">
          <table:table-cell office:value-type="string">
            <text:p>effective</text:p>
          </table:table-cell>
        </table:table-row>
        <table:table-row table:style-name="ro1-2">
          <table:table-cell office:value-type="string">
            <text:p>effectively</text:p>
          </table:table-cell>
        </table:table-row>
        <table:table-row table:style-name="ro1-2">
          <table:table-cell office:value-type="string">
            <text:p>effectiveness</text:p>
          </table:table-cell>
        </table:table-row>
        <table:table-row table:style-name="ro1-2">
          <table:table-cell office:value-type="string">
            <text:p>effectual</text:p>
          </table:table-cell>
        </table:table-row>
        <table:table-row table:style-name="ro1-2">
          <table:table-cell office:value-type="string">
            <text:p>efficacious</text:p>
          </table:table-cell>
        </table:table-row>
        <table:table-row table:style-name="ro1-2">
          <table:table-cell office:value-type="string">
            <text:p>efficient</text:p>
          </table:table-cell>
        </table:table-row>
        <table:table-row table:style-name="ro1-2">
          <table:table-cell office:value-type="string">
            <text:p>efficiently</text:p>
          </table:table-cell>
        </table:table-row>
        <table:table-row table:style-name="ro1-2">
          <table:table-cell office:value-type="string">
            <text:p>effortless</text:p>
          </table:table-cell>
        </table:table-row>
        <table:table-row table:style-name="ro1-2">
          <table:table-cell office:value-type="string">
            <text:p>effortlessly</text:p>
          </table:table-cell>
        </table:table-row>
        <table:table-row table:style-name="ro1-2">
          <table:table-cell office:value-type="string">
            <text:p>effusion</text:p>
          </table:table-cell>
        </table:table-row>
        <table:table-row table:style-name="ro1-2">
          <table:table-cell office:value-type="string">
            <text:p>effusive</text:p>
          </table:table-cell>
        </table:table-row>
        <table:table-row table:style-name="ro1-2">
          <table:table-cell office:value-type="string">
            <text:p>effusively</text:p>
          </table:table-cell>
        </table:table-row>
        <table:table-row table:style-name="ro1-2">
          <table:table-cell office:value-type="string">
            <text:p>effusiveness</text:p>
          </table:table-cell>
        </table:table-row>
        <table:table-row table:style-name="ro1-2">
          <table:table-cell office:value-type="string">
            <text:p>elan</text:p>
          </table:table-cell>
        </table:table-row>
        <table:table-row table:style-name="ro1-2">
          <table:table-cell office:value-type="string">
            <text:p>elate</text:p>
          </table:table-cell>
        </table:table-row>
        <table:table-row table:style-name="ro1-2">
          <table:table-cell office:value-type="string">
            <text:p>elated</text:p>
          </table:table-cell>
        </table:table-row>
        <table:table-row table:style-name="ro1-2">
          <table:table-cell office:value-type="string">
            <text:p>elatedly</text:p>
          </table:table-cell>
        </table:table-row>
        <table:table-row table:style-name="ro1-2">
          <table:table-cell office:value-type="string">
            <text:p>elation</text:p>
          </table:table-cell>
        </table:table-row>
        <table:table-row table:style-name="ro1-2">
          <table:table-cell office:value-type="string">
            <text:p>electrify</text:p>
          </table:table-cell>
        </table:table-row>
        <table:table-row table:style-name="ro1-2">
          <table:table-cell office:value-type="string">
            <text:p>elegance</text:p>
          </table:table-cell>
        </table:table-row>
        <table:table-row table:style-name="ro1-2">
          <table:table-cell office:value-type="string">
            <text:p>elegant</text:p>
          </table:table-cell>
        </table:table-row>
        <table:table-row table:style-name="ro1-2">
          <table:table-cell office:value-type="string">
            <text:p>elegantly</text:p>
          </table:table-cell>
        </table:table-row>
        <table:table-row table:style-name="ro1-2">
          <table:table-cell office:value-type="string">
            <text:p>elevate</text:p>
          </table:table-cell>
        </table:table-row>
        <table:table-row table:style-name="ro1-2">
          <table:table-cell office:value-type="string">
            <text:p>elite</text:p>
          </table:table-cell>
        </table:table-row>
        <table:table-row table:style-name="ro1-2">
          <table:table-cell office:value-type="string">
            <text:p>eloquence</text:p>
          </table:table-cell>
        </table:table-row>
        <table:table-row table:style-name="ro1-2">
          <table:table-cell office:value-type="string">
            <text:p>eloquent</text:p>
          </table:table-cell>
        </table:table-row>
        <table:table-row table:style-name="ro1-2">
          <table:table-cell office:value-type="string">
            <text:p>eloquently</text:p>
          </table:table-cell>
        </table:table-row>
        <table:table-row table:style-name="ro1-2">
          <table:table-cell office:value-type="string">
            <text:p>embolden</text:p>
          </table:table-cell>
        </table:table-row>
        <table:table-row table:style-name="ro1-2">
          <table:table-cell office:value-type="string">
            <text:p>eminence</text:p>
          </table:table-cell>
        </table:table-row>
        <table:table-row table:style-name="ro1-2">
          <table:table-cell office:value-type="string">
            <text:p>eminent</text:p>
          </table:table-cell>
        </table:table-row>
        <table:table-row table:style-name="ro1-2">
          <table:table-cell office:value-type="string">
            <text:p>empathize</text:p>
          </table:table-cell>
        </table:table-row>
        <table:table-row table:style-name="ro1-2">
          <table:table-cell office:value-type="string">
            <text:p>empathy</text:p>
          </table:table-cell>
        </table:table-row>
        <table:table-row table:style-name="ro1-2">
          <table:table-cell office:value-type="string">
            <text:p>empower</text:p>
          </table:table-cell>
        </table:table-row>
        <table:table-row table:style-name="ro1-2">
          <table:table-cell office:value-type="string">
            <text:p>empowerment</text:p>
          </table:table-cell>
        </table:table-row>
        <table:table-row table:style-name="ro1-2">
          <table:table-cell office:value-type="string">
            <text:p>enchant</text:p>
          </table:table-cell>
        </table:table-row>
        <table:table-row table:style-name="ro1-2">
          <table:table-cell office:value-type="string">
            <text:p>enchanted</text:p>
          </table:table-cell>
        </table:table-row>
        <table:table-row table:style-name="ro1-2">
          <table:table-cell office:value-type="string">
            <text:p>enchanting</text:p>
          </table:table-cell>
        </table:table-row>
        <table:table-row table:style-name="ro1-2">
          <table:table-cell office:value-type="string">
            <text:p>enchantingly</text:p>
          </table:table-cell>
        </table:table-row>
        <table:table-row table:style-name="ro1-2">
          <table:table-cell office:value-type="string">
            <text:p>encourage</text:p>
          </table:table-cell>
        </table:table-row>
        <table:table-row table:style-name="ro1-14">
          <table:table-cell office:value-type="string">
            <text:p>encouragement</text:p>
          </table:table-cell>
        </table:table-row>
        <table:table-row table:style-name="ro1-2">
          <table:table-cell office:value-type="string">
            <text:p>encouraging</text:p>
          </table:table-cell>
        </table:table-row>
        <table:table-row table:style-name="ro1-2">
          <table:table-cell office:value-type="string">
            <text:p>encouragingly</text:p>
          </table:table-cell>
        </table:table-row>
        <table:table-row table:style-name="ro1-2">
          <table:table-cell office:value-type="string">
            <text:p>endear</text:p>
          </table:table-cell>
        </table:table-row>
        <table:table-row table:style-name="ro1-2">
          <table:table-cell office:value-type="string">
            <text:p>endearing</text:p>
          </table:table-cell>
        </table:table-row>
        <table:table-row table:style-name="ro1-2">
          <table:table-cell office:value-type="string">
            <text:p>endorse</text:p>
          </table:table-cell>
        </table:table-row>
        <table:table-row table:style-name="ro1-2">
          <table:table-cell office:value-type="string">
            <text:p>endorsed</text:p>
          </table:table-cell>
        </table:table-row>
        <table:table-row table:style-name="ro1-2">
          <table:table-cell office:value-type="string">
            <text:p>endorsement</text:p>
          </table:table-cell>
        </table:table-row>
        <table:table-row table:style-name="ro1-2">
          <table:table-cell office:value-type="string">
            <text:p>endorses</text:p>
          </table:table-cell>
        </table:table-row>
        <table:table-row table:style-name="ro1-2">
          <table:table-cell office:value-type="string">
            <text:p>endorsing</text:p>
          </table:table-cell>
        </table:table-row>
        <table:table-row table:style-name="ro1-2">
          <table:table-cell office:value-type="string">
            <text:p>energetic</text:p>
          </table:table-cell>
        </table:table-row>
        <table:table-row table:style-name="ro1-2">
          <table:table-cell office:value-type="string">
            <text:p>energize</text:p>
          </table:table-cell>
        </table:table-row>
        <table:table-row table:style-name="ro1-14">
          <table:table-cell office:value-type="string">
            <text:p>energy-efficient</text:p>
          </table:table-cell>
        </table:table-row>
        <table:table-row table:style-name="ro1-2">
          <table:table-cell office:value-type="string">
            <text:p>energy-saving</text:p>
          </table:table-cell>
        </table:table-row>
        <table:table-row table:style-name="ro1-2">
          <table:table-cell office:value-type="string">
            <text:p>engaging</text:p>
          </table:table-cell>
        </table:table-row>
        <table:table-row table:style-name="ro1-2">
          <table:table-cell office:value-type="string">
            <text:p>engrossing</text:p>
          </table:table-cell>
        </table:table-row>
        <table:table-row table:style-name="ro1-2">
          <table:table-cell office:value-type="string">
            <text:p>enhance</text:p>
          </table:table-cell>
        </table:table-row>
        <table:table-row table:style-name="ro1-2">
          <table:table-cell office:value-type="string">
            <text:p>enhanced</text:p>
          </table:table-cell>
        </table:table-row>
        <table:table-row table:style-name="ro1-2">
          <table:table-cell office:value-type="string">
            <text:p>enhancement</text:p>
          </table:table-cell>
        </table:table-row>
        <table:table-row table:style-name="ro1-2">
          <table:table-cell office:value-type="string">
            <text:p>enhances</text:p>
          </table:table-cell>
        </table:table-row>
        <table:table-row table:style-name="ro1-2">
          <table:table-cell office:value-type="string">
            <text:p>enjoy</text:p>
          </table:table-cell>
        </table:table-row>
        <table:table-row table:style-name="ro1-2">
          <table:table-cell office:value-type="string">
            <text:p>enjoyable</text:p>
          </table:table-cell>
        </table:table-row>
        <table:table-row table:style-name="ro1-2">
          <table:table-cell office:value-type="string">
            <text:p>enjoyably</text:p>
          </table:table-cell>
        </table:table-row>
        <table:table-row table:style-name="ro1-2">
          <table:table-cell office:value-type="string">
            <text:p>enjoyed</text:p>
          </table:table-cell>
        </table:table-row>
        <table:table-row table:style-name="ro1-2">
          <table:table-cell office:value-type="string">
            <text:p>enjoying</text:p>
          </table:table-cell>
        </table:table-row>
        <table:table-row table:style-name="ro1-2">
          <table:table-cell office:value-type="string">
            <text:p>enjoyment</text:p>
          </table:table-cell>
        </table:table-row>
        <table:table-row table:style-name="ro1-2">
          <table:table-cell office:value-type="string">
            <text:p>enjoys</text:p>
          </table:table-cell>
        </table:table-row>
        <table:table-row table:style-name="ro1-2">
          <table:table-cell office:value-type="string">
            <text:p>enlighten</text:p>
          </table:table-cell>
        </table:table-row>
        <table:table-row table:style-name="ro1-2">
          <table:table-cell office:value-type="string">
            <text:p>enlightenment</text:p>
          </table:table-cell>
        </table:table-row>
        <table:table-row table:style-name="ro1-2">
          <table:table-cell office:value-type="string">
            <text:p>enliven</text:p>
          </table:table-cell>
        </table:table-row>
        <table:table-row table:style-name="ro1-2">
          <table:table-cell office:value-type="string">
            <text:p>ennoble</text:p>
          </table:table-cell>
        </table:table-row>
        <table:table-row table:style-name="ro1-2">
          <table:table-cell office:value-type="string">
            <text:p>enough</text:p>
          </table:table-cell>
        </table:table-row>
        <table:table-row table:style-name="ro1-2">
          <table:table-cell office:value-type="string">
            <text:p>enrapt</text:p>
          </table:table-cell>
        </table:table-row>
        <table:table-row table:style-name="ro1-2">
          <table:table-cell office:value-type="string">
            <text:p>enrapture</text:p>
          </table:table-cell>
        </table:table-row>
        <table:table-row table:style-name="ro1-2">
          <table:table-cell office:value-type="string">
            <text:p>enraptured</text:p>
          </table:table-cell>
        </table:table-row>
        <table:table-row table:style-name="ro1-2">
          <table:table-cell office:value-type="string">
            <text:p>enrich</text:p>
          </table:table-cell>
        </table:table-row>
        <table:table-row table:style-name="ro1-2">
          <table:table-cell office:value-type="string">
            <text:p>enrichment</text:p>
          </table:table-cell>
        </table:table-row>
        <table:table-row table:style-name="ro1-2">
          <table:table-cell office:value-type="string">
            <text:p>enterprising</text:p>
          </table:table-cell>
        </table:table-row>
        <table:table-row table:style-name="ro1-2">
          <table:table-cell office:value-type="string">
            <text:p>entertain</text:p>
          </table:table-cell>
        </table:table-row>
        <table:table-row table:style-name="ro1-2">
          <table:table-cell office:value-type="string">
            <text:p>entertaining</text:p>
          </table:table-cell>
        </table:table-row>
        <table:table-row table:style-name="ro1-2">
          <table:table-cell office:value-type="string">
            <text:p>entertains</text:p>
          </table:table-cell>
        </table:table-row>
        <table:table-row table:style-name="ro1-2">
          <table:table-cell office:value-type="string">
            <text:p>enthral</text:p>
          </table:table-cell>
        </table:table-row>
        <table:table-row table:style-name="ro1-2">
          <table:table-cell office:value-type="string">
            <text:p>enthrall</text:p>
          </table:table-cell>
        </table:table-row>
        <table:table-row table:style-name="ro1-2">
          <table:table-cell office:value-type="string">
            <text:p>enthralled</text:p>
          </table:table-cell>
        </table:table-row>
        <table:table-row table:style-name="ro1-2">
          <table:table-cell office:value-type="string">
            <text:p>enthuse</text:p>
          </table:table-cell>
        </table:table-row>
        <table:table-row table:style-name="ro1-2">
          <table:table-cell office:value-type="string">
            <text:p>enthusiasm</text:p>
          </table:table-cell>
        </table:table-row>
        <table:table-row table:style-name="ro1-2">
          <table:table-cell office:value-type="string">
            <text:p>enthusiast</text:p>
          </table:table-cell>
        </table:table-row>
        <table:table-row table:style-name="ro1-2">
          <table:table-cell office:value-type="string">
            <text:p>enthusiastic</text:p>
          </table:table-cell>
        </table:table-row>
        <table:table-row table:style-name="ro1-14">
          <table:table-cell office:value-type="string">
            <text:p>enthusiastically</text:p>
          </table:table-cell>
        </table:table-row>
        <table:table-row table:style-name="ro1-2">
          <table:table-cell office:value-type="string">
            <text:p>entice</text:p>
          </table:table-cell>
        </table:table-row>
        <table:table-row table:style-name="ro1-2">
          <table:table-cell office:value-type="string">
            <text:p>enticed</text:p>
          </table:table-cell>
        </table:table-row>
        <table:table-row table:style-name="ro1-2">
          <table:table-cell office:value-type="string">
            <text:p>enticing</text:p>
          </table:table-cell>
        </table:table-row>
        <table:table-row table:style-name="ro1-2">
          <table:table-cell office:value-type="string">
            <text:p>enticingly</text:p>
          </table:table-cell>
        </table:table-row>
        <table:table-row table:style-name="ro1-2">
          <table:table-cell office:value-type="string">
            <text:p>entranced</text:p>
          </table:table-cell>
        </table:table-row>
        <table:table-row table:style-name="ro1-2">
          <table:table-cell office:value-type="string">
            <text:p>entrancing</text:p>
          </table:table-cell>
        </table:table-row>
        <table:table-row table:style-name="ro1-2">
          <table:table-cell office:value-type="string">
            <text:p>entrust</text:p>
          </table:table-cell>
        </table:table-row>
        <table:table-row table:style-name="ro1-2">
          <table:table-cell office:value-type="string">
            <text:p>enviable</text:p>
          </table:table-cell>
        </table:table-row>
        <table:table-row table:style-name="ro1-2">
          <table:table-cell office:value-type="string">
            <text:p>enviably</text:p>
          </table:table-cell>
        </table:table-row>
        <table:table-row table:style-name="ro1-2">
          <table:table-cell office:value-type="string">
            <text:p>envious</text:p>
          </table:table-cell>
        </table:table-row>
        <table:table-row table:style-name="ro1-2">
          <table:table-cell office:value-type="string">
            <text:p>enviously</text:p>
          </table:table-cell>
        </table:table-row>
        <table:table-row table:style-name="ro1-2">
          <table:table-cell office:value-type="string">
            <text:p>enviousness</text:p>
          </table:table-cell>
        </table:table-row>
        <table:table-row table:style-name="ro1-2">
          <table:table-cell office:value-type="string">
            <text:p>envy</text:p>
          </table:table-cell>
        </table:table-row>
        <table:table-row table:style-name="ro1-2">
          <table:table-cell office:value-type="string">
            <text:p>equitable</text:p>
          </table:table-cell>
        </table:table-row>
        <table:table-row table:style-name="ro1-2">
          <table:table-cell office:value-type="string">
            <text:p>ergonomical</text:p>
          </table:table-cell>
        </table:table-row>
        <table:table-row table:style-name="ro1-2">
          <table:table-cell office:value-type="string">
            <text:p>err-free</text:p>
          </table:table-cell>
        </table:table-row>
        <table:table-row table:style-name="ro1-2">
          <table:table-cell office:value-type="string">
            <text:p>erudite</text:p>
          </table:table-cell>
        </table:table-row>
        <table:table-row table:style-name="ro1-2">
          <table:table-cell office:value-type="string">
            <text:p>ethical</text:p>
          </table:table-cell>
        </table:table-row>
        <table:table-row table:style-name="ro1-2">
          <table:table-cell office:value-type="string">
            <text:p>eulogize</text:p>
          </table:table-cell>
        </table:table-row>
        <table:table-row table:style-name="ro1-2">
          <table:table-cell office:value-type="string">
            <text:p>euphoria</text:p>
          </table:table-cell>
        </table:table-row>
        <table:table-row table:style-name="ro1-2">
          <table:table-cell office:value-type="string">
            <text:p>euphoric</text:p>
          </table:table-cell>
        </table:table-row>
        <table:table-row table:style-name="ro1-2">
          <table:table-cell office:value-type="string">
            <text:p>euphorically</text:p>
          </table:table-cell>
        </table:table-row>
        <table:table-row table:style-name="ro1-2">
          <table:table-cell office:value-type="string">
            <text:p>evaluative</text:p>
          </table:table-cell>
        </table:table-row>
        <table:table-row table:style-name="ro1-2">
          <table:table-cell office:value-type="string">
            <text:p>evenly</text:p>
          </table:table-cell>
        </table:table-row>
        <table:table-row table:style-name="ro1-2">
          <table:table-cell office:value-type="string">
            <text:p>eventful</text:p>
          </table:table-cell>
        </table:table-row>
        <table:table-row table:style-name="ro1-2">
          <table:table-cell office:value-type="string">
            <text:p>everlasting</text:p>
          </table:table-cell>
        </table:table-row>
        <table:table-row table:style-name="ro1-2">
          <table:table-cell office:value-type="string">
            <text:p>evocative</text:p>
          </table:table-cell>
        </table:table-row>
        <table:table-row table:style-name="ro1-2">
          <table:table-cell office:value-type="string">
            <text:p>exalt</text:p>
          </table:table-cell>
        </table:table-row>
        <table:table-row table:style-name="ro1-2">
          <table:table-cell office:value-type="string">
            <text:p>exaltation</text:p>
          </table:table-cell>
        </table:table-row>
        <table:table-row table:style-name="ro1-2">
          <table:table-cell office:value-type="string">
            <text:p>exalted</text:p>
          </table:table-cell>
        </table:table-row>
        <table:table-row table:style-name="ro1-2">
          <table:table-cell office:value-type="string">
            <text:p>exaltedly</text:p>
          </table:table-cell>
        </table:table-row>
        <table:table-row table:style-name="ro1-2">
          <table:table-cell office:value-type="string">
            <text:p>exalting</text:p>
          </table:table-cell>
        </table:table-row>
        <table:table-row table:style-name="ro1-2">
          <table:table-cell office:value-type="string">
            <text:p>exaltingly</text:p>
          </table:table-cell>
        </table:table-row>
        <table:table-row table:style-name="ro1-2">
          <table:table-cell office:value-type="string">
            <text:p>examplar</text:p>
          </table:table-cell>
        </table:table-row>
        <table:table-row table:style-name="ro1-2">
          <table:table-cell office:value-type="string">
            <text:p>examplary</text:p>
          </table:table-cell>
        </table:table-row>
        <table:table-row table:style-name="ro1-2">
          <table:table-cell office:value-type="string">
            <text:p>excallent</text:p>
          </table:table-cell>
        </table:table-row>
        <table:table-row table:style-name="ro1-2">
          <table:table-cell office:value-type="string">
            <text:p>exceed</text:p>
          </table:table-cell>
        </table:table-row>
        <table:table-row table:style-name="ro1-2">
          <table:table-cell office:value-type="string">
            <text:p>exceeded</text:p>
          </table:table-cell>
        </table:table-row>
        <table:table-row table:style-name="ro1-2">
          <table:table-cell office:value-type="string">
            <text:p>exceeding</text:p>
          </table:table-cell>
        </table:table-row>
        <table:table-row table:style-name="ro1-2">
          <table:table-cell office:value-type="string">
            <text:p>exceedingly</text:p>
          </table:table-cell>
        </table:table-row>
        <table:table-row table:style-name="ro1-2">
          <table:table-cell office:value-type="string">
            <text:p>exceeds</text:p>
          </table:table-cell>
        </table:table-row>
        <table:table-row table:style-name="ro1-2">
          <table:table-cell office:value-type="string">
            <text:p>excel</text:p>
          </table:table-cell>
        </table:table-row>
        <table:table-row table:style-name="ro1-2">
          <table:table-cell office:value-type="string">
            <text:p>exceled</text:p>
          </table:table-cell>
        </table:table-row>
        <table:table-row table:style-name="ro1-2">
          <table:table-cell office:value-type="string">
            <text:p>excelent</text:p>
          </table:table-cell>
        </table:table-row>
        <table:table-row table:style-name="ro1-2">
          <table:table-cell office:value-type="string">
            <text:p>excellant</text:p>
          </table:table-cell>
        </table:table-row>
        <table:table-row table:style-name="ro1-2">
          <table:table-cell office:value-type="string">
            <text:p>excelled</text:p>
          </table:table-cell>
        </table:table-row>
        <table:table-row table:style-name="ro1-2">
          <table:table-cell office:value-type="string">
            <text:p>excellence</text:p>
          </table:table-cell>
        </table:table-row>
        <table:table-row table:style-name="ro1-2">
          <table:table-cell office:value-type="string">
            <text:p>excellency</text:p>
          </table:table-cell>
        </table:table-row>
        <table:table-row table:style-name="ro1-2">
          <table:table-cell office:value-type="string">
            <text:p>excellent</text:p>
          </table:table-cell>
        </table:table-row>
        <table:table-row table:style-name="ro1-2">
          <table:table-cell office:value-type="string">
            <text:p>excellently</text:p>
          </table:table-cell>
        </table:table-row>
        <table:table-row table:style-name="ro1-2">
          <table:table-cell office:value-type="string">
            <text:p>excels</text:p>
          </table:table-cell>
        </table:table-row>
        <table:table-row table:style-name="ro1-2">
          <table:table-cell office:value-type="string">
            <text:p>exceptional</text:p>
          </table:table-cell>
        </table:table-row>
        <table:table-row table:style-name="ro1-2">
          <table:table-cell office:value-type="string">
            <text:p>exceptionally</text:p>
          </table:table-cell>
        </table:table-row>
        <table:table-row table:style-name="ro1-2">
          <table:table-cell office:value-type="string">
            <text:p>excite</text:p>
          </table:table-cell>
        </table:table-row>
        <table:table-row table:style-name="ro1-2">
          <table:table-cell office:value-type="string">
            <text:p>excited</text:p>
          </table:table-cell>
        </table:table-row>
        <table:table-row table:style-name="ro1-2">
          <table:table-cell office:value-type="string">
            <text:p>excitedly</text:p>
          </table:table-cell>
        </table:table-row>
        <table:table-row table:style-name="ro1-2">
          <table:table-cell office:value-type="string">
            <text:p>excitedness</text:p>
          </table:table-cell>
        </table:table-row>
        <table:table-row table:style-name="ro1-2">
          <table:table-cell office:value-type="string">
            <text:p>excitement</text:p>
          </table:table-cell>
        </table:table-row>
        <table:table-row table:style-name="ro1-2">
          <table:table-cell office:value-type="string">
            <text:p>excites</text:p>
          </table:table-cell>
        </table:table-row>
        <table:table-row table:style-name="ro1-2">
          <table:table-cell office:value-type="string">
            <text:p>exciting</text:p>
          </table:table-cell>
        </table:table-row>
        <table:table-row table:style-name="ro1-2">
          <table:table-cell office:value-type="string">
            <text:p>excitingly</text:p>
          </table:table-cell>
        </table:table-row>
        <table:table-row table:style-name="ro1-2">
          <table:table-cell office:value-type="string">
            <text:p>exellent</text:p>
          </table:table-cell>
        </table:table-row>
        <table:table-row table:style-name="ro1-2">
          <table:table-cell office:value-type="string">
            <text:p>exemplar</text:p>
          </table:table-cell>
        </table:table-row>
        <table:table-row table:style-name="ro1-2">
          <table:table-cell office:value-type="string">
            <text:p>exemplary</text:p>
          </table:table-cell>
        </table:table-row>
        <table:table-row table:style-name="ro1-2">
          <table:table-cell office:value-type="string">
            <text:p>exhilarate</text:p>
          </table:table-cell>
        </table:table-row>
        <table:table-row table:style-name="ro1-2">
          <table:table-cell office:value-type="string">
            <text:p>exhilarating</text:p>
          </table:table-cell>
        </table:table-row>
        <table:table-row table:style-name="ro1-2">
          <table:table-cell office:value-type="string">
            <text:p>exhilaratingly</text:p>
          </table:table-cell>
        </table:table-row>
        <table:table-row table:style-name="ro1-2">
          <table:table-cell office:value-type="string">
            <text:p>exhilaration</text:p>
          </table:table-cell>
        </table:table-row>
        <table:table-row table:style-name="ro1-2">
          <table:table-cell office:value-type="string">
            <text:p>exonerate</text:p>
          </table:table-cell>
        </table:table-row>
        <table:table-row table:style-name="ro1-2">
          <table:table-cell office:value-type="string">
            <text:p>expansive</text:p>
          </table:table-cell>
        </table:table-row>
        <table:table-row table:style-name="ro1-2">
          <table:table-cell office:value-type="string">
            <text:p>expeditiously</text:p>
          </table:table-cell>
        </table:table-row>
        <table:table-row table:style-name="ro1-2">
          <table:table-cell office:value-type="string">
            <text:p>expertly</text:p>
          </table:table-cell>
        </table:table-row>
        <table:table-row table:style-name="ro1-2">
          <table:table-cell office:value-type="string">
            <text:p>exquisite</text:p>
          </table:table-cell>
        </table:table-row>
        <table:table-row table:style-name="ro1-2">
          <table:table-cell office:value-type="string">
            <text:p>exquisitely</text:p>
          </table:table-cell>
        </table:table-row>
        <table:table-row table:style-name="ro1-2">
          <table:table-cell office:value-type="string">
            <text:p>extol</text:p>
          </table:table-cell>
        </table:table-row>
        <table:table-row table:style-name="ro1-2">
          <table:table-cell office:value-type="string">
            <text:p>extoll</text:p>
          </table:table-cell>
        </table:table-row>
        <table:table-row table:style-name="ro1-14">
          <table:table-cell office:value-type="string">
            <text:p>extraordinarily</text:p>
          </table:table-cell>
        </table:table-row>
        <table:table-row table:style-name="ro1-2">
          <table:table-cell office:value-type="string">
            <text:p>extraordinary</text:p>
          </table:table-cell>
        </table:table-row>
        <table:table-row table:style-name="ro1-2">
          <table:table-cell office:value-type="string">
            <text:p>exuberance</text:p>
          </table:table-cell>
        </table:table-row>
        <table:table-row table:style-name="ro1-2">
          <table:table-cell office:value-type="string">
            <text:p>exuberant</text:p>
          </table:table-cell>
        </table:table-row>
        <table:table-row table:style-name="ro1-2">
          <table:table-cell office:value-type="string">
            <text:p>exuberantly</text:p>
          </table:table-cell>
        </table:table-row>
        <table:table-row table:style-name="ro1-2">
          <table:table-cell office:value-type="string">
            <text:p>exult</text:p>
          </table:table-cell>
        </table:table-row>
        <table:table-row table:style-name="ro1-2">
          <table:table-cell office:value-type="string">
            <text:p>exultant</text:p>
          </table:table-cell>
        </table:table-row>
        <table:table-row table:style-name="ro1-2">
          <table:table-cell office:value-type="string">
            <text:p>exultation</text:p>
          </table:table-cell>
        </table:table-row>
        <table:table-row table:style-name="ro1-2">
          <table:table-cell office:value-type="string">
            <text:p>exultingly</text:p>
          </table:table-cell>
        </table:table-row>
        <table:table-row table:style-name="ro1-2">
          <table:table-cell office:value-type="string">
            <text:p>eye-catch</text:p>
          </table:table-cell>
        </table:table-row>
        <table:table-row table:style-name="ro1-2">
          <table:table-cell office:value-type="string">
            <text:p>eye-catching</text:p>
          </table:table-cell>
        </table:table-row>
        <table:table-row table:style-name="ro1-2">
          <table:table-cell office:value-type="string">
            <text:p>eyecatch</text:p>
          </table:table-cell>
        </table:table-row>
        <table:table-row table:style-name="ro1-2">
          <table:table-cell office:value-type="string">
            <text:p>eyecatching</text:p>
          </table:table-cell>
        </table:table-row>
        <table:table-row table:style-name="ro1-2">
          <table:table-cell office:value-type="string">
            <text:p>fabulous</text:p>
          </table:table-cell>
        </table:table-row>
        <table:table-row table:style-name="ro1-2">
          <table:table-cell office:value-type="string">
            <text:p>fabulously</text:p>
          </table:table-cell>
        </table:table-row>
        <table:table-row table:style-name="ro1-2">
          <table:table-cell office:value-type="string">
            <text:p>facilitate</text:p>
          </table:table-cell>
        </table:table-row>
        <table:table-row table:style-name="ro1-2">
          <table:table-cell office:value-type="string">
            <text:p>fair</text:p>
          </table:table-cell>
        </table:table-row>
        <table:table-row table:style-name="ro1-2">
          <table:table-cell office:value-type="string">
            <text:p>fairly</text:p>
          </table:table-cell>
        </table:table-row>
        <table:table-row table:style-name="ro1-2">
          <table:table-cell office:value-type="string">
            <text:p>fairness</text:p>
          </table:table-cell>
        </table:table-row>
        <table:table-row table:style-name="ro1-2">
          <table:table-cell office:value-type="string">
            <text:p>faith</text:p>
          </table:table-cell>
        </table:table-row>
        <table:table-row table:style-name="ro1-2">
          <table:table-cell office:value-type="string">
            <text:p>faithful</text:p>
          </table:table-cell>
        </table:table-row>
        <table:table-row table:style-name="ro1-2">
          <table:table-cell office:value-type="string">
            <text:p>faithfully</text:p>
          </table:table-cell>
        </table:table-row>
        <table:table-row table:style-name="ro1-2">
          <table:table-cell office:value-type="string">
            <text:p>faithfulness</text:p>
          </table:table-cell>
        </table:table-row>
        <table:table-row table:style-name="ro1-2">
          <table:table-cell office:value-type="string">
            <text:p>fame</text:p>
          </table:table-cell>
        </table:table-row>
        <table:table-row table:style-name="ro1-2">
          <table:table-cell office:value-type="string">
            <text:p>famed</text:p>
          </table:table-cell>
        </table:table-row>
        <table:table-row table:style-name="ro1-2">
          <table:table-cell office:value-type="string">
            <text:p>famous</text:p>
          </table:table-cell>
        </table:table-row>
        <table:table-row table:style-name="ro1-2">
          <table:table-cell office:value-type="string">
            <text:p>famously</text:p>
          </table:table-cell>
        </table:table-row>
        <table:table-row table:style-name="ro1-2">
          <table:table-cell office:value-type="string">
            <text:p>fancier</text:p>
          </table:table-cell>
        </table:table-row>
        <table:table-row table:style-name="ro1-2">
          <table:table-cell office:value-type="string">
            <text:p>fancinating</text:p>
          </table:table-cell>
        </table:table-row>
        <table:table-row table:style-name="ro1-2">
          <table:table-cell office:value-type="string">
            <text:p>fancy</text:p>
          </table:table-cell>
        </table:table-row>
        <table:table-row table:style-name="ro1-2">
          <table:table-cell office:value-type="string">
            <text:p>fanfare</text:p>
          </table:table-cell>
        </table:table-row>
        <table:table-row table:style-name="ro1-2">
          <table:table-cell office:value-type="string">
            <text:p>fans</text:p>
          </table:table-cell>
        </table:table-row>
        <table:table-row table:style-name="ro1-2">
          <table:table-cell office:value-type="string">
            <text:p>fantastic</text:p>
          </table:table-cell>
        </table:table-row>
        <table:table-row table:style-name="ro1-2">
          <table:table-cell office:value-type="string">
            <text:p>fantastically</text:p>
          </table:table-cell>
        </table:table-row>
        <table:table-row table:style-name="ro1-2">
          <table:table-cell office:value-type="string">
            <text:p>fascinate</text:p>
          </table:table-cell>
        </table:table-row>
        <table:table-row table:style-name="ro1-2">
          <table:table-cell office:value-type="string">
            <text:p>fascinating</text:p>
          </table:table-cell>
        </table:table-row>
        <table:table-row table:style-name="ro1-2">
          <table:table-cell office:value-type="string">
            <text:p>fascinatingly</text:p>
          </table:table-cell>
        </table:table-row>
        <table:table-row table:style-name="ro1-2">
          <table:table-cell office:value-type="string">
            <text:p>fascination</text:p>
          </table:table-cell>
        </table:table-row>
        <table:table-row table:style-name="ro1-2">
          <table:table-cell office:value-type="string">
            <text:p>fashionable</text:p>
          </table:table-cell>
        </table:table-row>
        <table:table-row table:style-name="ro1-2">
          <table:table-cell office:value-type="string">
            <text:p>fashionably</text:p>
          </table:table-cell>
        </table:table-row>
        <table:table-row table:style-name="ro1-2">
          <table:table-cell office:value-type="string">
            <text:p>fast</text:p>
          </table:table-cell>
        </table:table-row>
        <table:table-row table:style-name="ro1-2">
          <table:table-cell office:value-type="string">
            <text:p>fast-growing</text:p>
          </table:table-cell>
        </table:table-row>
        <table:table-row table:style-name="ro1-2">
          <table:table-cell office:value-type="string">
            <text:p>fast-paced</text:p>
          </table:table-cell>
        </table:table-row>
        <table:table-row table:style-name="ro1-2">
          <table:table-cell office:value-type="string">
            <text:p>faster</text:p>
          </table:table-cell>
        </table:table-row>
        <table:table-row table:style-name="ro1-2">
          <table:table-cell office:value-type="string">
            <text:p>fastest</text:p>
          </table:table-cell>
        </table:table-row>
        <table:table-row table:style-name="ro1-14">
          <table:table-cell office:value-type="string">
            <text:p>fastest-growing</text:p>
          </table:table-cell>
        </table:table-row>
        <table:table-row table:style-name="ro1-2">
          <table:table-cell office:value-type="string">
            <text:p>faultless</text:p>
          </table:table-cell>
        </table:table-row>
        <table:table-row table:style-name="ro1-2">
          <table:table-cell office:value-type="string">
            <text:p>fav</text:p>
          </table:table-cell>
        </table:table-row>
        <table:table-row table:style-name="ro1-2">
          <table:table-cell office:value-type="string">
            <text:p>fave</text:p>
          </table:table-cell>
        </table:table-row>
        <table:table-row table:style-name="ro1-2">
          <table:table-cell office:value-type="string">
            <text:p>favor</text:p>
          </table:table-cell>
        </table:table-row>
        <table:table-row table:style-name="ro1-2">
          <table:table-cell office:value-type="string">
            <text:p>favorable</text:p>
          </table:table-cell>
        </table:table-row>
        <table:table-row table:style-name="ro1-2">
          <table:table-cell office:value-type="string">
            <text:p>favored</text:p>
          </table:table-cell>
        </table:table-row>
        <table:table-row table:style-name="ro1-2">
          <table:table-cell office:value-type="string">
            <text:p>favorite</text:p>
          </table:table-cell>
        </table:table-row>
        <table:table-row table:style-name="ro1-2">
          <table:table-cell office:value-type="string">
            <text:p>favorited</text:p>
          </table:table-cell>
        </table:table-row>
        <table:table-row table:style-name="ro1-2">
          <table:table-cell office:value-type="string">
            <text:p>favour</text:p>
          </table:table-cell>
        </table:table-row>
        <table:table-row table:style-name="ro1-2">
          <table:table-cell office:value-type="string">
            <text:p>fearless</text:p>
          </table:table-cell>
        </table:table-row>
        <table:table-row table:style-name="ro1-2">
          <table:table-cell office:value-type="string">
            <text:p>fearlessly</text:p>
          </table:table-cell>
        </table:table-row>
        <table:table-row table:style-name="ro1-2">
          <table:table-cell office:value-type="string">
            <text:p>feasible</text:p>
          </table:table-cell>
        </table:table-row>
        <table:table-row table:style-name="ro1-2">
          <table:table-cell office:value-type="string">
            <text:p>feasibly</text:p>
          </table:table-cell>
        </table:table-row>
        <table:table-row table:style-name="ro1-2">
          <table:table-cell office:value-type="string">
            <text:p>feat</text:p>
          </table:table-cell>
        </table:table-row>
        <table:table-row table:style-name="ro1-2">
          <table:table-cell office:value-type="string">
            <text:p>feature-rich</text:p>
          </table:table-cell>
        </table:table-row>
        <table:table-row table:style-name="ro1-2">
          <table:table-cell office:value-type="string">
            <text:p>fecilitous</text:p>
          </table:table-cell>
        </table:table-row>
        <table:table-row table:style-name="ro1-2">
          <table:table-cell office:value-type="string">
            <text:p>feisty</text:p>
          </table:table-cell>
        </table:table-row>
        <table:table-row table:style-name="ro1-2">
          <table:table-cell office:value-type="string">
            <text:p>felicitate</text:p>
          </table:table-cell>
        </table:table-row>
        <table:table-row table:style-name="ro1-2">
          <table:table-cell office:value-type="string">
            <text:p>felicitous</text:p>
          </table:table-cell>
        </table:table-row>
        <table:table-row table:style-name="ro1-2">
          <table:table-cell office:value-type="string">
            <text:p>felicity</text:p>
          </table:table-cell>
        </table:table-row>
        <table:table-row table:style-name="ro1-2">
          <table:table-cell office:value-type="string">
            <text:p>fertile</text:p>
          </table:table-cell>
        </table:table-row>
        <table:table-row table:style-name="ro1-2">
          <table:table-cell office:value-type="string">
            <text:p>fervent</text:p>
          </table:table-cell>
        </table:table-row>
        <table:table-row table:style-name="ro1-2">
          <table:table-cell office:value-type="string">
            <text:p>fervently</text:p>
          </table:table-cell>
        </table:table-row>
        <table:table-row table:style-name="ro1-2">
          <table:table-cell office:value-type="string">
            <text:p>fervid</text:p>
          </table:table-cell>
        </table:table-row>
        <table:table-row table:style-name="ro1-2">
          <table:table-cell office:value-type="string">
            <text:p>fervidly</text:p>
          </table:table-cell>
        </table:table-row>
        <table:table-row table:style-name="ro1-2">
          <table:table-cell office:value-type="string">
            <text:p>fervor</text:p>
          </table:table-cell>
        </table:table-row>
        <table:table-row table:style-name="ro1-2">
          <table:table-cell office:value-type="string">
            <text:p>festive</text:p>
          </table:table-cell>
        </table:table-row>
        <table:table-row table:style-name="ro1-2">
          <table:table-cell office:value-type="string">
            <text:p>fidelity</text:p>
          </table:table-cell>
        </table:table-row>
        <table:table-row table:style-name="ro1-2">
          <table:table-cell office:value-type="string">
            <text:p>fiery</text:p>
          </table:table-cell>
        </table:table-row>
        <table:table-row table:style-name="ro1-2">
          <table:table-cell office:value-type="string">
            <text:p>fine</text:p>
          </table:table-cell>
        </table:table-row>
        <table:table-row table:style-name="ro1-2">
          <table:table-cell office:value-type="string">
            <text:p>fine-looking</text:p>
          </table:table-cell>
        </table:table-row>
        <table:table-row table:style-name="ro1-2">
          <table:table-cell office:value-type="string">
            <text:p>finely</text:p>
          </table:table-cell>
        </table:table-row>
        <table:table-row table:style-name="ro1-2">
          <table:table-cell office:value-type="string">
            <text:p>finer</text:p>
          </table:table-cell>
        </table:table-row>
        <table:table-row table:style-name="ro1-2">
          <table:table-cell office:value-type="string">
            <text:p>finest</text:p>
          </table:table-cell>
        </table:table-row>
        <table:table-row table:style-name="ro1-2">
          <table:table-cell office:value-type="string">
            <text:p>firmer</text:p>
          </table:table-cell>
        </table:table-row>
        <table:table-row table:style-name="ro1-2">
          <table:table-cell office:value-type="string">
            <text:p>first-class</text:p>
          </table:table-cell>
        </table:table-row>
        <table:table-row table:style-name="ro1-2">
          <table:table-cell office:value-type="string">
            <text:p>first-in-class</text:p>
          </table:table-cell>
        </table:table-row>
        <table:table-row table:style-name="ro1-2">
          <table:table-cell office:value-type="string">
            <text:p>first-rate</text:p>
          </table:table-cell>
        </table:table-row>
        <table:table-row table:style-name="ro1-2">
          <table:table-cell office:value-type="string">
            <text:p>flashy</text:p>
          </table:table-cell>
        </table:table-row>
        <table:table-row table:style-name="ro1-2">
          <table:table-cell office:value-type="string">
            <text:p>flatter</text:p>
          </table:table-cell>
        </table:table-row>
        <table:table-row table:style-name="ro1-2">
          <table:table-cell office:value-type="string">
            <text:p>flattering</text:p>
          </table:table-cell>
        </table:table-row>
        <table:table-row table:style-name="ro1-2">
          <table:table-cell office:value-type="string">
            <text:p>flatteringly</text:p>
          </table:table-cell>
        </table:table-row>
        <table:table-row table:style-name="ro1-2">
          <table:table-cell office:value-type="string">
            <text:p>flawless</text:p>
          </table:table-cell>
        </table:table-row>
        <table:table-row table:style-name="ro1-2">
          <table:table-cell office:value-type="string">
            <text:p>flawlessly</text:p>
          </table:table-cell>
        </table:table-row>
        <table:table-row table:style-name="ro1-2">
          <table:table-cell office:value-type="string">
            <text:p>flexibility</text:p>
          </table:table-cell>
        </table:table-row>
        <table:table-row table:style-name="ro1-2">
          <table:table-cell office:value-type="string">
            <text:p>flexible</text:p>
          </table:table-cell>
        </table:table-row>
        <table:table-row table:style-name="ro1-2">
          <table:table-cell office:value-type="string">
            <text:p>flourish</text:p>
          </table:table-cell>
        </table:table-row>
        <table:table-row table:style-name="ro1-2">
          <table:table-cell office:value-type="string">
            <text:p>flourishing</text:p>
          </table:table-cell>
        </table:table-row>
        <table:table-row table:style-name="ro1-2">
          <table:table-cell office:value-type="string">
            <text:p>fluent</text:p>
          </table:table-cell>
        </table:table-row>
        <table:table-row table:style-name="ro1-2">
          <table:table-cell office:value-type="string">
            <text:p>flutter</text:p>
          </table:table-cell>
        </table:table-row>
        <table:table-row table:style-name="ro1-2">
          <table:table-cell office:value-type="string">
            <text:p>fond</text:p>
          </table:table-cell>
        </table:table-row>
        <table:table-row table:style-name="ro1-2">
          <table:table-cell office:value-type="string">
            <text:p>fondly</text:p>
          </table:table-cell>
        </table:table-row>
        <table:table-row table:style-name="ro1-2">
          <table:table-cell office:value-type="string">
            <text:p>fondness</text:p>
          </table:table-cell>
        </table:table-row>
        <table:table-row table:style-name="ro1-2">
          <table:table-cell office:value-type="string">
            <text:p>foolproof</text:p>
          </table:table-cell>
        </table:table-row>
        <table:table-row table:style-name="ro1-2">
          <table:table-cell office:value-type="string">
            <text:p>foremost</text:p>
          </table:table-cell>
        </table:table-row>
        <table:table-row table:style-name="ro1-2">
          <table:table-cell office:value-type="string">
            <text:p>foresight</text:p>
          </table:table-cell>
        </table:table-row>
        <table:table-row table:style-name="ro1-2">
          <table:table-cell office:value-type="string">
            <text:p>formidable</text:p>
          </table:table-cell>
        </table:table-row>
        <table:table-row table:style-name="ro1-2">
          <table:table-cell office:value-type="string">
            <text:p>fortitude</text:p>
          </table:table-cell>
        </table:table-row>
        <table:table-row table:style-name="ro1-2">
          <table:table-cell office:value-type="string">
            <text:p>fortuitous</text:p>
          </table:table-cell>
        </table:table-row>
        <table:table-row table:style-name="ro1-2">
          <table:table-cell office:value-type="string">
            <text:p>fortuitously</text:p>
          </table:table-cell>
        </table:table-row>
        <table:table-row table:style-name="ro1-2">
          <table:table-cell office:value-type="string">
            <text:p>fortunate</text:p>
          </table:table-cell>
        </table:table-row>
        <table:table-row table:style-name="ro1-2">
          <table:table-cell office:value-type="string">
            <text:p>fortunately</text:p>
          </table:table-cell>
        </table:table-row>
        <table:table-row table:style-name="ro1-2">
          <table:table-cell office:value-type="string">
            <text:p>fortune</text:p>
          </table:table-cell>
        </table:table-row>
        <table:table-row table:style-name="ro1-2">
          <table:table-cell office:value-type="string">
            <text:p>fragrant</text:p>
          </table:table-cell>
        </table:table-row>
        <table:table-row table:style-name="ro1-2">
          <table:table-cell office:value-type="string">
            <text:p>free</text:p>
          </table:table-cell>
        </table:table-row>
        <table:table-row table:style-name="ro1-2">
          <table:table-cell office:value-type="string">
            <text:p>freed</text:p>
          </table:table-cell>
        </table:table-row>
        <table:table-row table:style-name="ro1-2">
          <table:table-cell office:value-type="string">
            <text:p>freedom</text:p>
          </table:table-cell>
        </table:table-row>
        <table:table-row table:style-name="ro1-2">
          <table:table-cell office:value-type="string">
            <text:p>freedoms</text:p>
          </table:table-cell>
        </table:table-row>
        <table:table-row table:style-name="ro1-2">
          <table:table-cell office:value-type="string">
            <text:p>fresh</text:p>
          </table:table-cell>
        </table:table-row>
        <table:table-row table:style-name="ro1-2">
          <table:table-cell office:value-type="string">
            <text:p>fresher</text:p>
          </table:table-cell>
        </table:table-row>
        <table:table-row table:style-name="ro1-2">
          <table:table-cell office:value-type="string">
            <text:p>freshest</text:p>
          </table:table-cell>
        </table:table-row>
        <table:table-row table:style-name="ro1-2">
          <table:table-cell office:value-type="string">
            <text:p>friendliness</text:p>
          </table:table-cell>
        </table:table-row>
        <table:table-row table:style-name="ro1-2">
          <table:table-cell office:value-type="string">
            <text:p>friendly</text:p>
          </table:table-cell>
        </table:table-row>
        <table:table-row table:style-name="ro1-2">
          <table:table-cell office:value-type="string">
            <text:p>frolic</text:p>
          </table:table-cell>
        </table:table-row>
        <table:table-row table:style-name="ro1-2">
          <table:table-cell office:value-type="string">
            <text:p>frugal</text:p>
          </table:table-cell>
        </table:table-row>
        <table:table-row table:style-name="ro1-2">
          <table:table-cell office:value-type="string">
            <text:p>fruitful</text:p>
          </table:table-cell>
        </table:table-row>
        <table:table-row table:style-name="ro1-2">
          <table:table-cell office:value-type="string">
            <text:p>ftw</text:p>
          </table:table-cell>
        </table:table-row>
        <table:table-row table:style-name="ro1-2">
          <table:table-cell office:value-type="string">
            <text:p>fulfillment</text:p>
          </table:table-cell>
        </table:table-row>
        <table:table-row table:style-name="ro1-2">
          <table:table-cell office:value-type="string">
            <text:p>fun</text:p>
          </table:table-cell>
        </table:table-row>
        <table:table-row table:style-name="ro1-2">
          <table:table-cell office:value-type="string">
            <text:p>futurestic</text:p>
          </table:table-cell>
        </table:table-row>
        <table:table-row table:style-name="ro1-2">
          <table:table-cell office:value-type="string">
            <text:p>futuristic</text:p>
          </table:table-cell>
        </table:table-row>
        <table:table-row table:style-name="ro1-2">
          <table:table-cell office:value-type="string">
            <text:p>gaiety</text:p>
          </table:table-cell>
        </table:table-row>
        <table:table-row table:style-name="ro1-2">
          <table:table-cell office:value-type="string">
            <text:p>gaily</text:p>
          </table:table-cell>
        </table:table-row>
        <table:table-row table:style-name="ro1-2">
          <table:table-cell office:value-type="string">
            <text:p>gain</text:p>
          </table:table-cell>
        </table:table-row>
        <table:table-row table:style-name="ro1-2">
          <table:table-cell office:value-type="string">
            <text:p>gained</text:p>
          </table:table-cell>
        </table:table-row>
        <table:table-row table:style-name="ro1-2">
          <table:table-cell office:value-type="string">
            <text:p>gainful</text:p>
          </table:table-cell>
        </table:table-row>
        <table:table-row table:style-name="ro1-2">
          <table:table-cell office:value-type="string">
            <text:p>gainfully</text:p>
          </table:table-cell>
        </table:table-row>
        <table:table-row table:style-name="ro1-2">
          <table:table-cell office:value-type="string">
            <text:p>gaining</text:p>
          </table:table-cell>
        </table:table-row>
        <table:table-row table:style-name="ro1-2">
          <table:table-cell office:value-type="string">
            <text:p>gains</text:p>
          </table:table-cell>
        </table:table-row>
        <table:table-row table:style-name="ro1-2">
          <table:table-cell office:value-type="string">
            <text:p>gallant</text:p>
          </table:table-cell>
        </table:table-row>
        <table:table-row table:style-name="ro1-2">
          <table:table-cell office:value-type="string">
            <text:p>gallantly</text:p>
          </table:table-cell>
        </table:table-row>
        <table:table-row table:style-name="ro1-2">
          <table:table-cell office:value-type="string">
            <text:p>galore</text:p>
          </table:table-cell>
        </table:table-row>
        <table:table-row table:style-name="ro1-2">
          <table:table-cell office:value-type="string">
            <text:p>geekier</text:p>
          </table:table-cell>
        </table:table-row>
        <table:table-row table:style-name="ro1-2">
          <table:table-cell office:value-type="string">
            <text:p>geeky</text:p>
          </table:table-cell>
        </table:table-row>
        <table:table-row table:style-name="ro1-2">
          <table:table-cell office:value-type="string">
            <text:p>gem</text:p>
          </table:table-cell>
        </table:table-row>
        <table:table-row table:style-name="ro1-2">
          <table:table-cell office:value-type="string">
            <text:p>gems</text:p>
          </table:table-cell>
        </table:table-row>
        <table:table-row table:style-name="ro1-2">
          <table:table-cell office:value-type="string">
            <text:p>generosity</text:p>
          </table:table-cell>
        </table:table-row>
        <table:table-row table:style-name="ro1-2">
          <table:table-cell office:value-type="string">
            <text:p>generous</text:p>
          </table:table-cell>
        </table:table-row>
        <table:table-row table:style-name="ro1-2">
          <table:table-cell office:value-type="string">
            <text:p>generously</text:p>
          </table:table-cell>
        </table:table-row>
        <table:table-row table:style-name="ro1-2">
          <table:table-cell office:value-type="string">
            <text:p>genial</text:p>
          </table:table-cell>
        </table:table-row>
        <table:table-row table:style-name="ro1-2">
          <table:table-cell office:value-type="string">
            <text:p>genius</text:p>
          </table:table-cell>
        </table:table-row>
        <table:table-row table:style-name="ro1-2">
          <table:table-cell office:value-type="string">
            <text:p>gentle</text:p>
          </table:table-cell>
        </table:table-row>
        <table:table-row table:style-name="ro1-2">
          <table:table-cell office:value-type="string">
            <text:p>gentlest</text:p>
          </table:table-cell>
        </table:table-row>
        <table:table-row table:style-name="ro1-2">
          <table:table-cell office:value-type="string">
            <text:p>genuine</text:p>
          </table:table-cell>
        </table:table-row>
        <table:table-row table:style-name="ro1-2">
          <table:table-cell office:value-type="string">
            <text:p>gifted</text:p>
          </table:table-cell>
        </table:table-row>
        <table:table-row table:style-name="ro1-2">
          <table:table-cell office:value-type="string">
            <text:p>glad</text:p>
          </table:table-cell>
        </table:table-row>
        <table:table-row table:style-name="ro1-2">
          <table:table-cell office:value-type="string">
            <text:p>gladden</text:p>
          </table:table-cell>
        </table:table-row>
        <table:table-row table:style-name="ro1-2">
          <table:table-cell office:value-type="string">
            <text:p>gladly</text:p>
          </table:table-cell>
        </table:table-row>
        <table:table-row table:style-name="ro1-2">
          <table:table-cell office:value-type="string">
            <text:p>gladness</text:p>
          </table:table-cell>
        </table:table-row>
        <table:table-row table:style-name="ro1-2">
          <table:table-cell office:value-type="string">
            <text:p>glamorous</text:p>
          </table:table-cell>
        </table:table-row>
        <table:table-row table:style-name="ro1-2">
          <table:table-cell office:value-type="string">
            <text:p>glee</text:p>
          </table:table-cell>
        </table:table-row>
        <table:table-row table:style-name="ro1-2">
          <table:table-cell office:value-type="string">
            <text:p>gleeful</text:p>
          </table:table-cell>
        </table:table-row>
        <table:table-row table:style-name="ro1-2">
          <table:table-cell office:value-type="string">
            <text:p>gleefully</text:p>
          </table:table-cell>
        </table:table-row>
        <table:table-row table:style-name="ro1-2">
          <table:table-cell office:value-type="string">
            <text:p>glimmer</text:p>
          </table:table-cell>
        </table:table-row>
        <table:table-row table:style-name="ro1-2">
          <table:table-cell office:value-type="string">
            <text:p>glimmering</text:p>
          </table:table-cell>
        </table:table-row>
        <table:table-row table:style-name="ro1-2">
          <table:table-cell office:value-type="string">
            <text:p>glisten</text:p>
          </table:table-cell>
        </table:table-row>
        <table:table-row table:style-name="ro1-2">
          <table:table-cell office:value-type="string">
            <text:p>glistening</text:p>
          </table:table-cell>
        </table:table-row>
        <table:table-row table:style-name="ro1-2">
          <table:table-cell office:value-type="string">
            <text:p>glitter</text:p>
          </table:table-cell>
        </table:table-row>
        <table:table-row table:style-name="ro1-2">
          <table:table-cell office:value-type="string">
            <text:p>glitz</text:p>
          </table:table-cell>
        </table:table-row>
        <table:table-row table:style-name="ro1-2">
          <table:table-cell office:value-type="string">
            <text:p>glorify</text:p>
          </table:table-cell>
        </table:table-row>
        <table:table-row table:style-name="ro1-2">
          <table:table-cell office:value-type="string">
            <text:p>glorious</text:p>
          </table:table-cell>
        </table:table-row>
        <table:table-row table:style-name="ro1-2">
          <table:table-cell office:value-type="string">
            <text:p>gloriously</text:p>
          </table:table-cell>
        </table:table-row>
        <table:table-row table:style-name="ro1-2">
          <table:table-cell office:value-type="string">
            <text:p>glory</text:p>
          </table:table-cell>
        </table:table-row>
        <table:table-row table:style-name="ro1-2">
          <table:table-cell office:value-type="string">
            <text:p>glow</text:p>
          </table:table-cell>
        </table:table-row>
        <table:table-row table:style-name="ro1-2">
          <table:table-cell office:value-type="string">
            <text:p>glowing</text:p>
          </table:table-cell>
        </table:table-row>
        <table:table-row table:style-name="ro1-2">
          <table:table-cell office:value-type="string">
            <text:p>glowingly</text:p>
          </table:table-cell>
        </table:table-row>
        <table:table-row table:style-name="ro1-2">
          <table:table-cell office:value-type="string">
            <text:p>god-given</text:p>
          </table:table-cell>
        </table:table-row>
        <table:table-row table:style-name="ro1-2">
          <table:table-cell office:value-type="string">
            <text:p>god-send</text:p>
          </table:table-cell>
        </table:table-row>
        <table:table-row table:style-name="ro1-2">
          <table:table-cell office:value-type="string">
            <text:p>godlike</text:p>
          </table:table-cell>
        </table:table-row>
        <table:table-row table:style-name="ro1-2">
          <table:table-cell office:value-type="string">
            <text:p>godsend</text:p>
          </table:table-cell>
        </table:table-row>
        <table:table-row table:style-name="ro1-2">
          <table:table-cell office:value-type="string">
            <text:p>gold</text:p>
          </table:table-cell>
        </table:table-row>
        <table:table-row table:style-name="ro1-2">
          <table:table-cell office:value-type="string">
            <text:p>golden</text:p>
          </table:table-cell>
        </table:table-row>
        <table:table-row table:style-name="ro1-2">
          <table:table-cell office:value-type="string">
            <text:p>good</text:p>
          </table:table-cell>
        </table:table-row>
        <table:table-row table:style-name="ro1-2">
          <table:table-cell office:value-type="string">
            <text:p>goodly</text:p>
          </table:table-cell>
        </table:table-row>
        <table:table-row table:style-name="ro1-2">
          <table:table-cell office:value-type="string">
            <text:p>goodness</text:p>
          </table:table-cell>
        </table:table-row>
        <table:table-row table:style-name="ro1-2">
          <table:table-cell office:value-type="string">
            <text:p>goodwill</text:p>
          </table:table-cell>
        </table:table-row>
        <table:table-row table:style-name="ro1-2">
          <table:table-cell office:value-type="string">
            <text:p>goood</text:p>
          </table:table-cell>
        </table:table-row>
        <table:table-row table:style-name="ro1-2">
          <table:table-cell office:value-type="string">
            <text:p>gooood</text:p>
          </table:table-cell>
        </table:table-row>
        <table:table-row table:style-name="ro1-2">
          <table:table-cell office:value-type="string">
            <text:p>gorgeous</text:p>
          </table:table-cell>
        </table:table-row>
        <table:table-row table:style-name="ro1-2">
          <table:table-cell office:value-type="string">
            <text:p>gorgeously</text:p>
          </table:table-cell>
        </table:table-row>
        <table:table-row table:style-name="ro1-2">
          <table:table-cell office:value-type="string">
            <text:p>grace</text:p>
          </table:table-cell>
        </table:table-row>
        <table:table-row table:style-name="ro1-2">
          <table:table-cell office:value-type="string">
            <text:p>graceful</text:p>
          </table:table-cell>
        </table:table-row>
        <table:table-row table:style-name="ro1-2">
          <table:table-cell office:value-type="string">
            <text:p>gracefully</text:p>
          </table:table-cell>
        </table:table-row>
        <table:table-row table:style-name="ro1-2">
          <table:table-cell office:value-type="string">
            <text:p>gracious</text:p>
          </table:table-cell>
        </table:table-row>
        <table:table-row table:style-name="ro1-2">
          <table:table-cell office:value-type="string">
            <text:p>graciously</text:p>
          </table:table-cell>
        </table:table-row>
        <table:table-row table:style-name="ro1-2">
          <table:table-cell office:value-type="string">
            <text:p>graciousness</text:p>
          </table:table-cell>
        </table:table-row>
        <table:table-row table:style-name="ro1-2">
          <table:table-cell office:value-type="string">
            <text:p>grand</text:p>
          </table:table-cell>
        </table:table-row>
        <table:table-row table:style-name="ro1-2">
          <table:table-cell office:value-type="string">
            <text:p>grandeur</text:p>
          </table:table-cell>
        </table:table-row>
        <table:table-row table:style-name="ro1-2">
          <table:table-cell office:value-type="string">
            <text:p>grateful</text:p>
          </table:table-cell>
        </table:table-row>
        <table:table-row table:style-name="ro1-2">
          <table:table-cell office:value-type="string">
            <text:p>gratefully</text:p>
          </table:table-cell>
        </table:table-row>
        <table:table-row table:style-name="ro1-2">
          <table:table-cell office:value-type="string">
            <text:p>gratification</text:p>
          </table:table-cell>
        </table:table-row>
        <table:table-row table:style-name="ro1-2">
          <table:table-cell office:value-type="string">
            <text:p>gratified</text:p>
          </table:table-cell>
        </table:table-row>
        <table:table-row table:style-name="ro1-2">
          <table:table-cell office:value-type="string">
            <text:p>gratifies</text:p>
          </table:table-cell>
        </table:table-row>
        <table:table-row table:style-name="ro1-2">
          <table:table-cell office:value-type="string">
            <text:p>gratify</text:p>
          </table:table-cell>
        </table:table-row>
        <table:table-row table:style-name="ro1-2">
          <table:table-cell office:value-type="string">
            <text:p>gratifying</text:p>
          </table:table-cell>
        </table:table-row>
        <table:table-row table:style-name="ro1-2">
          <table:table-cell office:value-type="string">
            <text:p>gratifyingly</text:p>
          </table:table-cell>
        </table:table-row>
        <table:table-row table:style-name="ro1-2">
          <table:table-cell office:value-type="string">
            <text:p>gratitude</text:p>
          </table:table-cell>
        </table:table-row>
        <table:table-row table:style-name="ro1-2">
          <table:table-cell office:value-type="string">
            <text:p>great</text:p>
          </table:table-cell>
        </table:table-row>
        <table:table-row table:style-name="ro1-2">
          <table:table-cell office:value-type="string">
            <text:p>greatest</text:p>
          </table:table-cell>
        </table:table-row>
        <table:table-row table:style-name="ro1-2">
          <table:table-cell office:value-type="string">
            <text:p>greatness</text:p>
          </table:table-cell>
        </table:table-row>
        <table:table-row table:style-name="ro1-2">
          <table:table-cell office:value-type="string">
            <text:p>grin</text:p>
          </table:table-cell>
        </table:table-row>
        <table:table-row table:style-name="ro1-14">
          <table:table-cell office:value-type="string">
            <text:p>groundbreaking</text:p>
          </table:table-cell>
        </table:table-row>
        <table:table-row table:style-name="ro1-2">
          <table:table-cell office:value-type="string">
            <text:p>guarantee</text:p>
          </table:table-cell>
        </table:table-row>
        <table:table-row table:style-name="ro1-2">
          <table:table-cell office:value-type="string">
            <text:p>guidance</text:p>
          </table:table-cell>
        </table:table-row>
        <table:table-row table:style-name="ro1-2">
          <table:table-cell office:value-type="string">
            <text:p>guiltless</text:p>
          </table:table-cell>
        </table:table-row>
        <table:table-row table:style-name="ro1-2">
          <table:table-cell office:value-type="string">
            <text:p>gumption</text:p>
          </table:table-cell>
        </table:table-row>
        <table:table-row table:style-name="ro1-2">
          <table:table-cell office:value-type="string">
            <text:p>gush</text:p>
          </table:table-cell>
        </table:table-row>
        <table:table-row table:style-name="ro1-2">
          <table:table-cell office:value-type="string">
            <text:p>gusto</text:p>
          </table:table-cell>
        </table:table-row>
        <table:table-row table:style-name="ro1-2">
          <table:table-cell office:value-type="string">
            <text:p>gutsy</text:p>
          </table:table-cell>
        </table:table-row>
        <table:table-row table:style-name="ro1-2">
          <table:table-cell office:value-type="string">
            <text:p>hail</text:p>
          </table:table-cell>
        </table:table-row>
        <table:table-row table:style-name="ro1-2">
          <table:table-cell office:value-type="string">
            <text:p>halcyon</text:p>
          </table:table-cell>
        </table:table-row>
        <table:table-row table:style-name="ro1-2">
          <table:table-cell office:value-type="string">
            <text:p>hale</text:p>
          </table:table-cell>
        </table:table-row>
        <table:table-row table:style-name="ro1-2">
          <table:table-cell office:value-type="string">
            <text:p>hallmark</text:p>
          </table:table-cell>
        </table:table-row>
        <table:table-row table:style-name="ro1-2">
          <table:table-cell office:value-type="string">
            <text:p>hallmarks</text:p>
          </table:table-cell>
        </table:table-row>
        <table:table-row table:style-name="ro1-2">
          <table:table-cell office:value-type="string">
            <text:p>hallowed</text:p>
          </table:table-cell>
        </table:table-row>
        <table:table-row table:style-name="ro1-2">
          <table:table-cell office:value-type="string">
            <text:p>handier</text:p>
          </table:table-cell>
        </table:table-row>
        <table:table-row table:style-name="ro1-2">
          <table:table-cell office:value-type="string">
            <text:p>handily</text:p>
          </table:table-cell>
        </table:table-row>
        <table:table-row table:style-name="ro1-2">
          <table:table-cell office:value-type="string">
            <text:p>hands-down</text:p>
          </table:table-cell>
        </table:table-row>
        <table:table-row table:style-name="ro1-2">
          <table:table-cell office:value-type="string">
            <text:p>handsome</text:p>
          </table:table-cell>
        </table:table-row>
        <table:table-row table:style-name="ro1-2">
          <table:table-cell office:value-type="string">
            <text:p>handsomely</text:p>
          </table:table-cell>
        </table:table-row>
        <table:table-row table:style-name="ro1-2">
          <table:table-cell office:value-type="string">
            <text:p>handy</text:p>
          </table:table-cell>
        </table:table-row>
        <table:table-row table:style-name="ro1-2">
          <table:table-cell office:value-type="string">
            <text:p>happier</text:p>
          </table:table-cell>
        </table:table-row>
        <table:table-row table:style-name="ro1-2">
          <table:table-cell office:value-type="string">
            <text:p>happily</text:p>
          </table:table-cell>
        </table:table-row>
        <table:table-row table:style-name="ro1-2">
          <table:table-cell office:value-type="string">
            <text:p>happiness</text:p>
          </table:table-cell>
        </table:table-row>
        <table:table-row table:style-name="ro1-2">
          <table:table-cell office:value-type="string">
            <text:p>happy</text:p>
          </table:table-cell>
        </table:table-row>
        <table:table-row table:style-name="ro1-2">
          <table:table-cell office:value-type="string">
            <text:p>hard-working</text:p>
          </table:table-cell>
        </table:table-row>
        <table:table-row table:style-name="ro1-2">
          <table:table-cell office:value-type="string">
            <text:p>hardier</text:p>
          </table:table-cell>
        </table:table-row>
        <table:table-row table:style-name="ro1-2">
          <table:table-cell office:value-type="string">
            <text:p>hardy</text:p>
          </table:table-cell>
        </table:table-row>
        <table:table-row table:style-name="ro1-2">
          <table:table-cell office:value-type="string">
            <text:p>harmless</text:p>
          </table:table-cell>
        </table:table-row>
        <table:table-row table:style-name="ro1-2">
          <table:table-cell office:value-type="string">
            <text:p>harmonious</text:p>
          </table:table-cell>
        </table:table-row>
        <table:table-row table:style-name="ro1-2">
          <table:table-cell office:value-type="string">
            <text:p>harmoniously</text:p>
          </table:table-cell>
        </table:table-row>
        <table:table-row table:style-name="ro1-2">
          <table:table-cell office:value-type="string">
            <text:p>harmonize</text:p>
          </table:table-cell>
        </table:table-row>
        <table:table-row table:style-name="ro1-2">
          <table:table-cell office:value-type="string">
            <text:p>harmony</text:p>
          </table:table-cell>
        </table:table-row>
        <table:table-row table:style-name="ro1-2">
          <table:table-cell office:value-type="string">
            <text:p>headway</text:p>
          </table:table-cell>
        </table:table-row>
        <table:table-row table:style-name="ro1-2">
          <table:table-cell office:value-type="string">
            <text:p>heal</text:p>
          </table:table-cell>
        </table:table-row>
        <table:table-row table:style-name="ro1-2">
          <table:table-cell office:value-type="string">
            <text:p>healthful</text:p>
          </table:table-cell>
        </table:table-row>
        <table:table-row table:style-name="ro1-2">
          <table:table-cell office:value-type="string">
            <text:p>healthy</text:p>
          </table:table-cell>
        </table:table-row>
        <table:table-row table:style-name="ro1-2">
          <table:table-cell office:value-type="string">
            <text:p>hearten</text:p>
          </table:table-cell>
        </table:table-row>
        <table:table-row table:style-name="ro1-2">
          <table:table-cell office:value-type="string">
            <text:p>heartening</text:p>
          </table:table-cell>
        </table:table-row>
        <table:table-row table:style-name="ro1-2">
          <table:table-cell office:value-type="string">
            <text:p>heartfelt</text:p>
          </table:table-cell>
        </table:table-row>
        <table:table-row table:style-name="ro1-2">
          <table:table-cell office:value-type="string">
            <text:p>heartily</text:p>
          </table:table-cell>
        </table:table-row>
        <table:table-row table:style-name="ro1-2">
          <table:table-cell office:value-type="string">
            <text:p>heartwarming</text:p>
          </table:table-cell>
        </table:table-row>
        <table:table-row table:style-name="ro1-2">
          <table:table-cell office:value-type="string">
            <text:p>heaven</text:p>
          </table:table-cell>
        </table:table-row>
        <table:table-row table:style-name="ro1-2">
          <table:table-cell office:value-type="string">
            <text:p>heavenly</text:p>
          </table:table-cell>
        </table:table-row>
        <table:table-row table:style-name="ro1-2">
          <table:table-cell office:value-type="string">
            <text:p>helped</text:p>
          </table:table-cell>
        </table:table-row>
        <table:table-row table:style-name="ro1-2">
          <table:table-cell office:value-type="string">
            <text:p>helpful</text:p>
          </table:table-cell>
        </table:table-row>
        <table:table-row table:style-name="ro1-2">
          <table:table-cell office:value-type="string">
            <text:p>helping</text:p>
          </table:table-cell>
        </table:table-row>
        <table:table-row table:style-name="ro1-2">
          <table:table-cell office:value-type="string">
            <text:p>hero</text:p>
          </table:table-cell>
        </table:table-row>
        <table:table-row table:style-name="ro1-2">
          <table:table-cell office:value-type="string">
            <text:p>heroic</text:p>
          </table:table-cell>
        </table:table-row>
        <table:table-row table:style-name="ro1-2">
          <table:table-cell office:value-type="string">
            <text:p>heroically</text:p>
          </table:table-cell>
        </table:table-row>
        <table:table-row table:style-name="ro1-2">
          <table:table-cell office:value-type="string">
            <text:p>heroine</text:p>
          </table:table-cell>
        </table:table-row>
        <table:table-row table:style-name="ro1-2">
          <table:table-cell office:value-type="string">
            <text:p>heroize</text:p>
          </table:table-cell>
        </table:table-row>
        <table:table-row table:style-name="ro1-2">
          <table:table-cell office:value-type="string">
            <text:p>heros</text:p>
          </table:table-cell>
        </table:table-row>
        <table:table-row table:style-name="ro1-2">
          <table:table-cell office:value-type="string">
            <text:p>high-quality</text:p>
          </table:table-cell>
        </table:table-row>
        <table:table-row table:style-name="ro1-2">
          <table:table-cell office:value-type="string">
            <text:p>high-spirited</text:p>
          </table:table-cell>
        </table:table-row>
        <table:table-row table:style-name="ro1-2">
          <table:table-cell office:value-type="string">
            <text:p>hilarious</text:p>
          </table:table-cell>
        </table:table-row>
        <table:table-row table:style-name="ro1-2">
          <table:table-cell office:value-type="string">
            <text:p>holy</text:p>
          </table:table-cell>
        </table:table-row>
        <table:table-row table:style-name="ro1-2">
          <table:table-cell office:value-type="string">
            <text:p>homage</text:p>
          </table:table-cell>
        </table:table-row>
        <table:table-row table:style-name="ro1-2">
          <table:table-cell office:value-type="string">
            <text:p>honest</text:p>
          </table:table-cell>
        </table:table-row>
        <table:table-row table:style-name="ro1-2">
          <table:table-cell office:value-type="string">
            <text:p>honesty</text:p>
          </table:table-cell>
        </table:table-row>
        <table:table-row table:style-name="ro1-2">
          <table:table-cell office:value-type="string">
            <text:p>honor</text:p>
          </table:table-cell>
        </table:table-row>
        <table:table-row table:style-name="ro1-2">
          <table:table-cell office:value-type="string">
            <text:p>honorable</text:p>
          </table:table-cell>
        </table:table-row>
        <table:table-row table:style-name="ro1-2">
          <table:table-cell office:value-type="string">
            <text:p>honored</text:p>
          </table:table-cell>
        </table:table-row>
        <table:table-row table:style-name="ro1-2">
          <table:table-cell office:value-type="string">
            <text:p>honoring</text:p>
          </table:table-cell>
        </table:table-row>
        <table:table-row table:style-name="ro1-2">
          <table:table-cell office:value-type="string">
            <text:p>hooray</text:p>
          </table:table-cell>
        </table:table-row>
        <table:table-row table:style-name="ro1-2">
          <table:table-cell office:value-type="string">
            <text:p>hopeful</text:p>
          </table:table-cell>
        </table:table-row>
        <table:table-row table:style-name="ro1-2">
          <table:table-cell office:value-type="string">
            <text:p>hospitable</text:p>
          </table:table-cell>
        </table:table-row>
        <table:table-row table:style-name="ro1-2">
          <table:table-cell office:value-type="string">
            <text:p>hot</text:p>
          </table:table-cell>
        </table:table-row>
        <table:table-row table:style-name="ro1-2">
          <table:table-cell office:value-type="string">
            <text:p>hotcake</text:p>
          </table:table-cell>
        </table:table-row>
        <table:table-row table:style-name="ro1-2">
          <table:table-cell office:value-type="string">
            <text:p>hotcakes</text:p>
          </table:table-cell>
        </table:table-row>
        <table:table-row table:style-name="ro1-2">
          <table:table-cell office:value-type="string">
            <text:p>hottest</text:p>
          </table:table-cell>
        </table:table-row>
        <table:table-row table:style-name="ro1-2">
          <table:table-cell office:value-type="string">
            <text:p>hug</text:p>
          </table:table-cell>
        </table:table-row>
        <table:table-row table:style-name="ro1-2">
          <table:table-cell office:value-type="string">
            <text:p>humane</text:p>
          </table:table-cell>
        </table:table-row>
        <table:table-row table:style-name="ro1-2">
          <table:table-cell office:value-type="string">
            <text:p>humble</text:p>
          </table:table-cell>
        </table:table-row>
        <table:table-row table:style-name="ro1-2">
          <table:table-cell office:value-type="string">
            <text:p>humility</text:p>
          </table:table-cell>
        </table:table-row>
        <table:table-row table:style-name="ro1-2">
          <table:table-cell office:value-type="string">
            <text:p>humor</text:p>
          </table:table-cell>
        </table:table-row>
        <table:table-row table:style-name="ro1-2">
          <table:table-cell office:value-type="string">
            <text:p>humorous</text:p>
          </table:table-cell>
        </table:table-row>
        <table:table-row table:style-name="ro1-2">
          <table:table-cell office:value-type="string">
            <text:p>humorously</text:p>
          </table:table-cell>
        </table:table-row>
        <table:table-row table:style-name="ro1-2">
          <table:table-cell office:value-type="string">
            <text:p>humour</text:p>
          </table:table-cell>
        </table:table-row>
        <table:table-row table:style-name="ro1-2">
          <table:table-cell office:value-type="string">
            <text:p>humourous</text:p>
          </table:table-cell>
        </table:table-row>
        <table:table-row table:style-name="ro1-2">
          <table:table-cell office:value-type="string">
            <text:p>ideal</text:p>
          </table:table-cell>
        </table:table-row>
        <table:table-row table:style-name="ro1-2">
          <table:table-cell office:value-type="string">
            <text:p>idealize</text:p>
          </table:table-cell>
        </table:table-row>
        <table:table-row table:style-name="ro1-2">
          <table:table-cell office:value-type="string">
            <text:p>ideally</text:p>
          </table:table-cell>
        </table:table-row>
        <table:table-row table:style-name="ro1-2">
          <table:table-cell office:value-type="string">
            <text:p>idol</text:p>
          </table:table-cell>
        </table:table-row>
        <table:table-row table:style-name="ro1-2">
          <table:table-cell office:value-type="string">
            <text:p>idolize</text:p>
          </table:table-cell>
        </table:table-row>
        <table:table-row table:style-name="ro1-2">
          <table:table-cell office:value-type="string">
            <text:p>idolized</text:p>
          </table:table-cell>
        </table:table-row>
        <table:table-row table:style-name="ro1-2">
          <table:table-cell office:value-type="string">
            <text:p>idyllic</text:p>
          </table:table-cell>
        </table:table-row>
        <table:table-row table:style-name="ro1-2">
          <table:table-cell office:value-type="string">
            <text:p>illuminate</text:p>
          </table:table-cell>
        </table:table-row>
        <table:table-row table:style-name="ro1-2">
          <table:table-cell office:value-type="string">
            <text:p>illuminati</text:p>
          </table:table-cell>
        </table:table-row>
        <table:table-row table:style-name="ro1-2">
          <table:table-cell office:value-type="string">
            <text:p>illuminating</text:p>
          </table:table-cell>
        </table:table-row>
        <table:table-row table:style-name="ro1-2">
          <table:table-cell office:value-type="string">
            <text:p>illumine</text:p>
          </table:table-cell>
        </table:table-row>
        <table:table-row table:style-name="ro1-2">
          <table:table-cell office:value-type="string">
            <text:p>illustrious</text:p>
          </table:table-cell>
        </table:table-row>
        <table:table-row table:style-name="ro1-2">
          <table:table-cell office:value-type="string">
            <text:p>ilu</text:p>
          </table:table-cell>
        </table:table-row>
        <table:table-row table:style-name="ro1-2">
          <table:table-cell office:value-type="string">
            <text:p>imaculate</text:p>
          </table:table-cell>
        </table:table-row>
        <table:table-row table:style-name="ro1-2">
          <table:table-cell office:value-type="string">
            <text:p>imaginative</text:p>
          </table:table-cell>
        </table:table-row>
        <table:table-row table:style-name="ro1-2">
          <table:table-cell office:value-type="string">
            <text:p>immaculate</text:p>
          </table:table-cell>
        </table:table-row>
        <table:table-row table:style-name="ro1-2">
          <table:table-cell office:value-type="string">
            <text:p>immaculately</text:p>
          </table:table-cell>
        </table:table-row>
        <table:table-row table:style-name="ro1-2">
          <table:table-cell office:value-type="string">
            <text:p>immense</text:p>
          </table:table-cell>
        </table:table-row>
        <table:table-row table:style-name="ro1-2">
          <table:table-cell office:value-type="string">
            <text:p>impartial</text:p>
          </table:table-cell>
        </table:table-row>
        <table:table-row table:style-name="ro1-2">
          <table:table-cell office:value-type="string">
            <text:p>impartiality</text:p>
          </table:table-cell>
        </table:table-row>
        <table:table-row table:style-name="ro1-2">
          <table:table-cell office:value-type="string">
            <text:p>impartially</text:p>
          </table:table-cell>
        </table:table-row>
        <table:table-row table:style-name="ro1-2">
          <table:table-cell office:value-type="string">
            <text:p>impassioned</text:p>
          </table:table-cell>
        </table:table-row>
        <table:table-row table:style-name="ro1-2">
          <table:table-cell office:value-type="string">
            <text:p>impeccable</text:p>
          </table:table-cell>
        </table:table-row>
        <table:table-row table:style-name="ro1-2">
          <table:table-cell office:value-type="string">
            <text:p>impeccably</text:p>
          </table:table-cell>
        </table:table-row>
        <table:table-row table:style-name="ro1-2">
          <table:table-cell office:value-type="string">
            <text:p>important</text:p>
          </table:table-cell>
        </table:table-row>
        <table:table-row table:style-name="ro1-2">
          <table:table-cell office:value-type="string">
            <text:p>impress</text:p>
          </table:table-cell>
        </table:table-row>
        <table:table-row table:style-name="ro1-2">
          <table:table-cell office:value-type="string">
            <text:p>impressed</text:p>
          </table:table-cell>
        </table:table-row>
        <table:table-row table:style-name="ro1-2">
          <table:table-cell office:value-type="string">
            <text:p>impresses</text:p>
          </table:table-cell>
        </table:table-row>
        <table:table-row table:style-name="ro1-2">
          <table:table-cell office:value-type="string">
            <text:p>impressive</text:p>
          </table:table-cell>
        </table:table-row>
        <table:table-row table:style-name="ro1-2">
          <table:table-cell office:value-type="string">
            <text:p>impressively</text:p>
          </table:table-cell>
        </table:table-row>
        <table:table-row table:style-name="ro1-14">
          <table:table-cell office:value-type="string">
            <text:p>impressiveness</text:p>
          </table:table-cell>
        </table:table-row>
        <table:table-row table:style-name="ro1-2">
          <table:table-cell office:value-type="string">
            <text:p>improve</text:p>
          </table:table-cell>
        </table:table-row>
        <table:table-row table:style-name="ro1-2">
          <table:table-cell office:value-type="string">
            <text:p>improved</text:p>
          </table:table-cell>
        </table:table-row>
        <table:table-row table:style-name="ro1-2">
          <table:table-cell office:value-type="string">
            <text:p>improvement</text:p>
          </table:table-cell>
        </table:table-row>
        <table:table-row table:style-name="ro1-2">
          <table:table-cell office:value-type="string">
            <text:p>improvements</text:p>
          </table:table-cell>
        </table:table-row>
        <table:table-row table:style-name="ro1-2">
          <table:table-cell office:value-type="string">
            <text:p>improves</text:p>
          </table:table-cell>
        </table:table-row>
        <table:table-row table:style-name="ro1-2">
          <table:table-cell office:value-type="string">
            <text:p>improving</text:p>
          </table:table-cell>
        </table:table-row>
        <table:table-row table:style-name="ro1-2">
          <table:table-cell office:value-type="string">
            <text:p>incredible</text:p>
          </table:table-cell>
        </table:table-row>
        <table:table-row table:style-name="ro1-2">
          <table:table-cell office:value-type="string">
            <text:p>incredibly</text:p>
          </table:table-cell>
        </table:table-row>
        <table:table-row table:style-name="ro1-2">
          <table:table-cell office:value-type="string">
            <text:p>indebted</text:p>
          </table:table-cell>
        </table:table-row>
        <table:table-row table:style-name="ro1-2">
          <table:table-cell office:value-type="string">
            <text:p>individualized</text:p>
          </table:table-cell>
        </table:table-row>
        <table:table-row table:style-name="ro1-2">
          <table:table-cell office:value-type="string">
            <text:p>indulgence</text:p>
          </table:table-cell>
        </table:table-row>
        <table:table-row table:style-name="ro1-2">
          <table:table-cell office:value-type="string">
            <text:p>indulgent</text:p>
          </table:table-cell>
        </table:table-row>
        <table:table-row table:style-name="ro1-2">
          <table:table-cell office:value-type="string">
            <text:p>industrious</text:p>
          </table:table-cell>
        </table:table-row>
        <table:table-row table:style-name="ro1-2">
          <table:table-cell office:value-type="string">
            <text:p>inestimable</text:p>
          </table:table-cell>
        </table:table-row>
        <table:table-row table:style-name="ro1-2">
          <table:table-cell office:value-type="string">
            <text:p>inestimably</text:p>
          </table:table-cell>
        </table:table-row>
        <table:table-row table:style-name="ro1-2">
          <table:table-cell office:value-type="string">
            <text:p>inexpensive</text:p>
          </table:table-cell>
        </table:table-row>
        <table:table-row table:style-name="ro1-2">
          <table:table-cell office:value-type="string">
            <text:p>infallibility</text:p>
          </table:table-cell>
        </table:table-row>
        <table:table-row table:style-name="ro1-2">
          <table:table-cell office:value-type="string">
            <text:p>infallible</text:p>
          </table:table-cell>
        </table:table-row>
        <table:table-row table:style-name="ro1-2">
          <table:table-cell office:value-type="string">
            <text:p>infallibly</text:p>
          </table:table-cell>
        </table:table-row>
        <table:table-row table:style-name="ro1-2">
          <table:table-cell office:value-type="string">
            <text:p>influential</text:p>
          </table:table-cell>
        </table:table-row>
        <table:table-row table:style-name="ro1-2">
          <table:table-cell office:value-type="string">
            <text:p>ingenious</text:p>
          </table:table-cell>
        </table:table-row>
        <table:table-row table:style-name="ro1-2">
          <table:table-cell office:value-type="string">
            <text:p>ingeniously</text:p>
          </table:table-cell>
        </table:table-row>
        <table:table-row table:style-name="ro1-2">
          <table:table-cell office:value-type="string">
            <text:p>ingenuity</text:p>
          </table:table-cell>
        </table:table-row>
        <table:table-row table:style-name="ro1-2">
          <table:table-cell office:value-type="string">
            <text:p>ingenuous</text:p>
          </table:table-cell>
        </table:table-row>
        <table:table-row table:style-name="ro1-2">
          <table:table-cell office:value-type="string">
            <text:p>ingenuously</text:p>
          </table:table-cell>
        </table:table-row>
        <table:table-row table:style-name="ro1-2">
          <table:table-cell office:value-type="string">
            <text:p>innocuous</text:p>
          </table:table-cell>
        </table:table-row>
        <table:table-row table:style-name="ro1-2">
          <table:table-cell office:value-type="string">
            <text:p>innovation</text:p>
          </table:table-cell>
        </table:table-row>
        <table:table-row table:style-name="ro1-2">
          <table:table-cell office:value-type="string">
            <text:p>innovative</text:p>
          </table:table-cell>
        </table:table-row>
        <table:table-row table:style-name="ro1-2">
          <table:table-cell office:value-type="string">
            <text:p>inpressed</text:p>
          </table:table-cell>
        </table:table-row>
        <table:table-row table:style-name="ro1-2">
          <table:table-cell office:value-type="string">
            <text:p>insightful</text:p>
          </table:table-cell>
        </table:table-row>
        <table:table-row table:style-name="ro1-2">
          <table:table-cell office:value-type="string">
            <text:p>insightfully</text:p>
          </table:table-cell>
        </table:table-row>
        <table:table-row table:style-name="ro1-2">
          <table:table-cell office:value-type="string">
            <text:p>inspiration</text:p>
          </table:table-cell>
        </table:table-row>
        <table:table-row table:style-name="ro1-2">
          <table:table-cell office:value-type="string">
            <text:p>inspirational</text:p>
          </table:table-cell>
        </table:table-row>
        <table:table-row table:style-name="ro1-2">
          <table:table-cell office:value-type="string">
            <text:p>inspire</text:p>
          </table:table-cell>
        </table:table-row>
        <table:table-row table:style-name="ro1-2">
          <table:table-cell office:value-type="string">
            <text:p>inspiring</text:p>
          </table:table-cell>
        </table:table-row>
        <table:table-row table:style-name="ro1-2">
          <table:table-cell office:value-type="string">
            <text:p>instantly</text:p>
          </table:table-cell>
        </table:table-row>
        <table:table-row table:style-name="ro1-2">
          <table:table-cell office:value-type="string">
            <text:p>instructive</text:p>
          </table:table-cell>
        </table:table-row>
        <table:table-row table:style-name="ro1-2">
          <table:table-cell office:value-type="string">
            <text:p>instrumental</text:p>
          </table:table-cell>
        </table:table-row>
        <table:table-row table:style-name="ro1-2">
          <table:table-cell office:value-type="string">
            <text:p>integral</text:p>
          </table:table-cell>
        </table:table-row>
        <table:table-row table:style-name="ro1-2">
          <table:table-cell office:value-type="string">
            <text:p>integrated</text:p>
          </table:table-cell>
        </table:table-row>
        <table:table-row table:style-name="ro1-2">
          <table:table-cell office:value-type="string">
            <text:p>intelligence</text:p>
          </table:table-cell>
        </table:table-row>
        <table:table-row table:style-name="ro1-2">
          <table:table-cell office:value-type="string">
            <text:p>intelligent</text:p>
          </table:table-cell>
        </table:table-row>
        <table:table-row table:style-name="ro1-2">
          <table:table-cell office:value-type="string">
            <text:p>intelligible</text:p>
          </table:table-cell>
        </table:table-row>
        <table:table-row table:style-name="ro1-2">
          <table:table-cell office:value-type="string">
            <text:p>interesting</text:p>
          </table:table-cell>
        </table:table-row>
        <table:table-row table:style-name="ro1-2">
          <table:table-cell office:value-type="string">
            <text:p>interests</text:p>
          </table:table-cell>
        </table:table-row>
        <table:table-row table:style-name="ro1-2">
          <table:table-cell office:value-type="string">
            <text:p>intimacy</text:p>
          </table:table-cell>
        </table:table-row>
        <table:table-row table:style-name="ro1-2">
          <table:table-cell office:value-type="string">
            <text:p>intimate</text:p>
          </table:table-cell>
        </table:table-row>
        <table:table-row table:style-name="ro1-2">
          <table:table-cell office:value-type="string">
            <text:p>intricate</text:p>
          </table:table-cell>
        </table:table-row>
        <table:table-row table:style-name="ro1-2">
          <table:table-cell office:value-type="string">
            <text:p>intrigue</text:p>
          </table:table-cell>
        </table:table-row>
        <table:table-row table:style-name="ro1-2">
          <table:table-cell office:value-type="string">
            <text:p>intriguing</text:p>
          </table:table-cell>
        </table:table-row>
        <table:table-row table:style-name="ro1-2">
          <table:table-cell office:value-type="string">
            <text:p>intriguingly</text:p>
          </table:table-cell>
        </table:table-row>
        <table:table-row table:style-name="ro1-2">
          <table:table-cell office:value-type="string">
            <text:p>intuitive</text:p>
          </table:table-cell>
        </table:table-row>
        <table:table-row table:style-name="ro1-2">
          <table:table-cell office:value-type="string">
            <text:p>invaluable</text:p>
          </table:table-cell>
        </table:table-row>
        <table:table-row table:style-name="ro1-2">
          <table:table-cell office:value-type="string">
            <text:p>invaluablely</text:p>
          </table:table-cell>
        </table:table-row>
        <table:table-row table:style-name="ro1-2">
          <table:table-cell office:value-type="string">
            <text:p>inventive</text:p>
          </table:table-cell>
        </table:table-row>
        <table:table-row table:style-name="ro1-2">
          <table:table-cell office:value-type="string">
            <text:p>invigorate</text:p>
          </table:table-cell>
        </table:table-row>
        <table:table-row table:style-name="ro1-2">
          <table:table-cell office:value-type="string">
            <text:p>invigorating</text:p>
          </table:table-cell>
        </table:table-row>
        <table:table-row table:style-name="ro1-2">
          <table:table-cell office:value-type="string">
            <text:p>invincibility</text:p>
          </table:table-cell>
        </table:table-row>
        <table:table-row table:style-name="ro1-2">
          <table:table-cell office:value-type="string">
            <text:p>invincible</text:p>
          </table:table-cell>
        </table:table-row>
        <table:table-row table:style-name="ro1-2">
          <table:table-cell office:value-type="string">
            <text:p>inviolable</text:p>
          </table:table-cell>
        </table:table-row>
        <table:table-row table:style-name="ro1-2">
          <table:table-cell office:value-type="string">
            <text:p>inviolate</text:p>
          </table:table-cell>
        </table:table-row>
        <table:table-row table:style-name="ro1-2">
          <table:table-cell office:value-type="string">
            <text:p>invulnerable</text:p>
          </table:table-cell>
        </table:table-row>
        <table:table-row table:style-name="ro1-2">
          <table:table-cell office:value-type="string">
            <text:p>irreplaceable</text:p>
          </table:table-cell>
        </table:table-row>
        <table:table-row table:style-name="ro1-2">
          <table:table-cell office:value-type="string">
            <text:p>irreproachable</text:p>
          </table:table-cell>
        </table:table-row>
        <table:table-row table:style-name="ro1-2">
          <table:table-cell office:value-type="string">
            <text:p>irresistible</text:p>
          </table:table-cell>
        </table:table-row>
        <table:table-row table:style-name="ro1-2">
          <table:table-cell office:value-type="string">
            <text:p>irresistibly</text:p>
          </table:table-cell>
        </table:table-row>
        <table:table-row table:style-name="ro1-2">
          <table:table-cell office:value-type="string">
            <text:p>issue-free</text:p>
          </table:table-cell>
        </table:table-row>
        <table:table-row table:style-name="ro1-2">
          <table:table-cell office:value-type="string">
            <text:p>jaw-droping</text:p>
          </table:table-cell>
        </table:table-row>
        <table:table-row table:style-name="ro1-2">
          <table:table-cell office:value-type="string">
            <text:p>jaw-dropping</text:p>
          </table:table-cell>
        </table:table-row>
        <table:table-row table:style-name="ro1-2">
          <table:table-cell office:value-type="string">
            <text:p>jollify</text:p>
          </table:table-cell>
        </table:table-row>
        <table:table-row table:style-name="ro1-2">
          <table:table-cell office:value-type="string">
            <text:p>jolly</text:p>
          </table:table-cell>
        </table:table-row>
        <table:table-row table:style-name="ro1-2">
          <table:table-cell office:value-type="string">
            <text:p>jovial</text:p>
          </table:table-cell>
        </table:table-row>
        <table:table-row table:style-name="ro1-2">
          <table:table-cell office:value-type="string">
            <text:p>joy</text:p>
          </table:table-cell>
        </table:table-row>
        <table:table-row table:style-name="ro1-2">
          <table:table-cell office:value-type="string">
            <text:p>joyful</text:p>
          </table:table-cell>
        </table:table-row>
        <table:table-row table:style-name="ro1-2">
          <table:table-cell office:value-type="string">
            <text:p>joyfully</text:p>
          </table:table-cell>
        </table:table-row>
        <table:table-row table:style-name="ro1-2">
          <table:table-cell office:value-type="string">
            <text:p>joyous</text:p>
          </table:table-cell>
        </table:table-row>
        <table:table-row table:style-name="ro1-2">
          <table:table-cell office:value-type="string">
            <text:p>joyously</text:p>
          </table:table-cell>
        </table:table-row>
        <table:table-row table:style-name="ro1-2">
          <table:table-cell office:value-type="string">
            <text:p>jubilant</text:p>
          </table:table-cell>
        </table:table-row>
        <table:table-row table:style-name="ro1-2">
          <table:table-cell office:value-type="string">
            <text:p>jubilantly</text:p>
          </table:table-cell>
        </table:table-row>
        <table:table-row table:style-name="ro1-2">
          <table:table-cell office:value-type="string">
            <text:p>jubilate</text:p>
          </table:table-cell>
        </table:table-row>
        <table:table-row table:style-name="ro1-2">
          <table:table-cell office:value-type="string">
            <text:p>jubilation</text:p>
          </table:table-cell>
        </table:table-row>
        <table:table-row table:style-name="ro1-2">
          <table:table-cell office:value-type="string">
            <text:p>jubiliant</text:p>
          </table:table-cell>
        </table:table-row>
        <table:table-row table:style-name="ro1-2">
          <table:table-cell office:value-type="string">
            <text:p>judicious</text:p>
          </table:table-cell>
        </table:table-row>
        <table:table-row table:style-name="ro1-2">
          <table:table-cell office:value-type="string">
            <text:p>justly</text:p>
          </table:table-cell>
        </table:table-row>
        <table:table-row table:style-name="ro1-2">
          <table:table-cell office:value-type="string">
            <text:p>keen</text:p>
          </table:table-cell>
        </table:table-row>
        <table:table-row table:style-name="ro1-2">
          <table:table-cell office:value-type="string">
            <text:p>keenly</text:p>
          </table:table-cell>
        </table:table-row>
        <table:table-row table:style-name="ro1-2">
          <table:table-cell office:value-type="string">
            <text:p>keenness</text:p>
          </table:table-cell>
        </table:table-row>
        <table:table-row table:style-name="ro1-2">
          <table:table-cell office:value-type="string">
            <text:p>kid-friendly</text:p>
          </table:table-cell>
        </table:table-row>
        <table:table-row table:style-name="ro1-2">
          <table:table-cell office:value-type="string">
            <text:p>kindliness</text:p>
          </table:table-cell>
        </table:table-row>
        <table:table-row table:style-name="ro1-2">
          <table:table-cell office:value-type="string">
            <text:p>kindly</text:p>
          </table:table-cell>
        </table:table-row>
        <table:table-row table:style-name="ro1-2">
          <table:table-cell office:value-type="string">
            <text:p>kindness</text:p>
          </table:table-cell>
        </table:table-row>
        <table:table-row table:style-name="ro1-14">
          <table:table-cell office:value-type="string">
            <text:p>knowledgeable</text:p>
          </table:table-cell>
        </table:table-row>
        <table:table-row table:style-name="ro1-2">
          <table:table-cell office:value-type="string">
            <text:p>kudos</text:p>
          </table:table-cell>
        </table:table-row>
        <table:table-row table:style-name="ro1-2">
          <table:table-cell office:value-type="string">
            <text:p>large-capacity</text:p>
          </table:table-cell>
        </table:table-row>
        <table:table-row table:style-name="ro1-2">
          <table:table-cell office:value-type="string">
            <text:p>laud</text:p>
          </table:table-cell>
        </table:table-row>
        <table:table-row table:style-name="ro1-2">
          <table:table-cell office:value-type="string">
            <text:p>laudable</text:p>
          </table:table-cell>
        </table:table-row>
        <table:table-row table:style-name="ro1-2">
          <table:table-cell office:value-type="string">
            <text:p>laudably</text:p>
          </table:table-cell>
        </table:table-row>
        <table:table-row table:style-name="ro1-2">
          <table:table-cell office:value-type="string">
            <text:p>lavish</text:p>
          </table:table-cell>
        </table:table-row>
        <table:table-row table:style-name="ro1-2">
          <table:table-cell office:value-type="string">
            <text:p>lavishly</text:p>
          </table:table-cell>
        </table:table-row>
        <table:table-row table:style-name="ro1-2">
          <table:table-cell office:value-type="string">
            <text:p>law-abiding</text:p>
          </table:table-cell>
        </table:table-row>
        <table:table-row table:style-name="ro1-2">
          <table:table-cell office:value-type="string">
            <text:p>lawful</text:p>
          </table:table-cell>
        </table:table-row>
        <table:table-row table:style-name="ro1-2">
          <table:table-cell office:value-type="string">
            <text:p>lawfully</text:p>
          </table:table-cell>
        </table:table-row>
        <table:table-row table:style-name="ro1-2">
          <table:table-cell office:value-type="string">
            <text:p>lead</text:p>
          </table:table-cell>
        </table:table-row>
        <table:table-row table:style-name="ro1-2">
          <table:table-cell office:value-type="string">
            <text:p>leading</text:p>
          </table:table-cell>
        </table:table-row>
        <table:table-row table:style-name="ro1-2">
          <table:table-cell office:value-type="string">
            <text:p>leads</text:p>
          </table:table-cell>
        </table:table-row>
        <table:table-row table:style-name="ro1-2">
          <table:table-cell office:value-type="string">
            <text:p>lean</text:p>
          </table:table-cell>
        </table:table-row>
        <table:table-row table:style-name="ro1-2">
          <table:table-cell office:value-type="string">
            <text:p>led</text:p>
          </table:table-cell>
        </table:table-row>
        <table:table-row table:style-name="ro1-2">
          <table:table-cell office:value-type="string">
            <text:p>legendary</text:p>
          </table:table-cell>
        </table:table-row>
        <table:table-row table:style-name="ro1-2">
          <table:table-cell office:value-type="string">
            <text:p>leverage</text:p>
          </table:table-cell>
        </table:table-row>
        <table:table-row table:style-name="ro1-2">
          <table:table-cell office:value-type="string">
            <text:p>levity</text:p>
          </table:table-cell>
        </table:table-row>
        <table:table-row table:style-name="ro1-2">
          <table:table-cell office:value-type="string">
            <text:p>liberate</text:p>
          </table:table-cell>
        </table:table-row>
        <table:table-row table:style-name="ro1-2">
          <table:table-cell office:value-type="string">
            <text:p>liberation</text:p>
          </table:table-cell>
        </table:table-row>
        <table:table-row table:style-name="ro1-2">
          <table:table-cell office:value-type="string">
            <text:p>liberty</text:p>
          </table:table-cell>
        </table:table-row>
        <table:table-row table:style-name="ro1-2">
          <table:table-cell office:value-type="string">
            <text:p>lifesaver</text:p>
          </table:table-cell>
        </table:table-row>
        <table:table-row table:style-name="ro1-2">
          <table:table-cell office:value-type="string">
            <text:p>light-hearted</text:p>
          </table:table-cell>
        </table:table-row>
        <table:table-row table:style-name="ro1-2">
          <table:table-cell office:value-type="string">
            <text:p>lighter</text:p>
          </table:table-cell>
        </table:table-row>
        <table:table-row table:style-name="ro1-2">
          <table:table-cell office:value-type="string">
            <text:p>likable</text:p>
          </table:table-cell>
        </table:table-row>
        <table:table-row table:style-name="ro1-2">
          <table:table-cell office:value-type="string">
            <text:p>like</text:p>
          </table:table-cell>
        </table:table-row>
        <table:table-row table:style-name="ro1-2">
          <table:table-cell office:value-type="string">
            <text:p>liked</text:p>
          </table:table-cell>
        </table:table-row>
        <table:table-row table:style-name="ro1-2">
          <table:table-cell office:value-type="string">
            <text:p>likes</text:p>
          </table:table-cell>
        </table:table-row>
        <table:table-row table:style-name="ro1-2">
          <table:table-cell office:value-type="string">
            <text:p>liking</text:p>
          </table:table-cell>
        </table:table-row>
        <table:table-row table:style-name="ro1-2">
          <table:table-cell office:value-type="string">
            <text:p>lionhearted</text:p>
          </table:table-cell>
        </table:table-row>
        <table:table-row table:style-name="ro1-2">
          <table:table-cell office:value-type="string">
            <text:p>lively</text:p>
          </table:table-cell>
        </table:table-row>
        <table:table-row table:style-name="ro1-2">
          <table:table-cell office:value-type="string">
            <text:p>logical</text:p>
          </table:table-cell>
        </table:table-row>
        <table:table-row table:style-name="ro1-2">
          <table:table-cell office:value-type="string">
            <text:p>long-lasting</text:p>
          </table:table-cell>
        </table:table-row>
        <table:table-row table:style-name="ro1-2">
          <table:table-cell office:value-type="string">
            <text:p>lovable</text:p>
          </table:table-cell>
        </table:table-row>
        <table:table-row table:style-name="ro1-2">
          <table:table-cell office:value-type="string">
            <text:p>lovably</text:p>
          </table:table-cell>
        </table:table-row>
        <table:table-row table:style-name="ro1-2">
          <table:table-cell office:value-type="string">
            <text:p>love</text:p>
          </table:table-cell>
        </table:table-row>
        <table:table-row table:style-name="ro1-2">
          <table:table-cell office:value-type="string">
            <text:p>loved</text:p>
          </table:table-cell>
        </table:table-row>
        <table:table-row table:style-name="ro1-2">
          <table:table-cell office:value-type="string">
            <text:p>loveliness</text:p>
          </table:table-cell>
        </table:table-row>
        <table:table-row table:style-name="ro1-2">
          <table:table-cell office:value-type="string">
            <text:p>lovely</text:p>
          </table:table-cell>
        </table:table-row>
        <table:table-row table:style-name="ro1-2">
          <table:table-cell office:value-type="string">
            <text:p>lover</text:p>
          </table:table-cell>
        </table:table-row>
        <table:table-row table:style-name="ro1-2">
          <table:table-cell office:value-type="string">
            <text:p>loves</text:p>
          </table:table-cell>
        </table:table-row>
        <table:table-row table:style-name="ro1-2">
          <table:table-cell office:value-type="string">
            <text:p>loving</text:p>
          </table:table-cell>
        </table:table-row>
        <table:table-row table:style-name="ro1-2">
          <table:table-cell office:value-type="string">
            <text:p>low-cost</text:p>
          </table:table-cell>
        </table:table-row>
        <table:table-row table:style-name="ro1-2">
          <table:table-cell office:value-type="string">
            <text:p>low-price</text:p>
          </table:table-cell>
        </table:table-row>
        <table:table-row table:style-name="ro1-2">
          <table:table-cell office:value-type="string">
            <text:p>low-priced</text:p>
          </table:table-cell>
        </table:table-row>
        <table:table-row table:style-name="ro1-2">
          <table:table-cell office:value-type="string">
            <text:p>low-risk</text:p>
          </table:table-cell>
        </table:table-row>
        <table:table-row table:style-name="ro1-2">
          <table:table-cell office:value-type="string">
            <text:p>lower-priced</text:p>
          </table:table-cell>
        </table:table-row>
        <table:table-row table:style-name="ro1-2">
          <table:table-cell office:value-type="string">
            <text:p>loyal</text:p>
          </table:table-cell>
        </table:table-row>
        <table:table-row table:style-name="ro1-2">
          <table:table-cell office:value-type="string">
            <text:p>loyalty</text:p>
          </table:table-cell>
        </table:table-row>
        <table:table-row table:style-name="ro1-2">
          <table:table-cell office:value-type="string">
            <text:p>lucid</text:p>
          </table:table-cell>
        </table:table-row>
        <table:table-row table:style-name="ro1-2">
          <table:table-cell office:value-type="string">
            <text:p>lucidly</text:p>
          </table:table-cell>
        </table:table-row>
        <table:table-row table:style-name="ro1-2">
          <table:table-cell office:value-type="string">
            <text:p>luck</text:p>
          </table:table-cell>
        </table:table-row>
        <table:table-row table:style-name="ro1-2">
          <table:table-cell office:value-type="string">
            <text:p>luckier</text:p>
          </table:table-cell>
        </table:table-row>
        <table:table-row table:style-name="ro1-2">
          <table:table-cell office:value-type="string">
            <text:p>luckiest</text:p>
          </table:table-cell>
        </table:table-row>
        <table:table-row table:style-name="ro1-2">
          <table:table-cell office:value-type="string">
            <text:p>luckiness</text:p>
          </table:table-cell>
        </table:table-row>
        <table:table-row table:style-name="ro1-2">
          <table:table-cell office:value-type="string">
            <text:p>lucky</text:p>
          </table:table-cell>
        </table:table-row>
        <table:table-row table:style-name="ro1-2">
          <table:table-cell office:value-type="string">
            <text:p>lucrative</text:p>
          </table:table-cell>
        </table:table-row>
        <table:table-row table:style-name="ro1-2">
          <table:table-cell office:value-type="string">
            <text:p>luminous</text:p>
          </table:table-cell>
        </table:table-row>
        <table:table-row table:style-name="ro1-2">
          <table:table-cell office:value-type="string">
            <text:p>lush</text:p>
          </table:table-cell>
        </table:table-row>
        <table:table-row table:style-name="ro1-2">
          <table:table-cell office:value-type="string">
            <text:p>luster</text:p>
          </table:table-cell>
        </table:table-row>
        <table:table-row table:style-name="ro1-2">
          <table:table-cell office:value-type="string">
            <text:p>lustrous</text:p>
          </table:table-cell>
        </table:table-row>
        <table:table-row table:style-name="ro1-2">
          <table:table-cell office:value-type="string">
            <text:p>luxuriant</text:p>
          </table:table-cell>
        </table:table-row>
        <table:table-row table:style-name="ro1-2">
          <table:table-cell office:value-type="string">
            <text:p>luxuriate</text:p>
          </table:table-cell>
        </table:table-row>
        <table:table-row table:style-name="ro1-2">
          <table:table-cell office:value-type="string">
            <text:p>luxurious</text:p>
          </table:table-cell>
        </table:table-row>
        <table:table-row table:style-name="ro1-2">
          <table:table-cell office:value-type="string">
            <text:p>luxuriously</text:p>
          </table:table-cell>
        </table:table-row>
        <table:table-row table:style-name="ro1-2">
          <table:table-cell office:value-type="string">
            <text:p>luxury</text:p>
          </table:table-cell>
        </table:table-row>
        <table:table-row table:style-name="ro1-2">
          <table:table-cell office:value-type="string">
            <text:p>lyrical</text:p>
          </table:table-cell>
        </table:table-row>
        <table:table-row table:style-name="ro1-2">
          <table:table-cell office:value-type="string">
            <text:p>magic</text:p>
          </table:table-cell>
        </table:table-row>
        <table:table-row table:style-name="ro1-2">
          <table:table-cell office:value-type="string">
            <text:p>magical</text:p>
          </table:table-cell>
        </table:table-row>
        <table:table-row table:style-name="ro1-2">
          <table:table-cell office:value-type="string">
            <text:p>magnanimous</text:p>
          </table:table-cell>
        </table:table-row>
        <table:table-row table:style-name="ro1-14">
          <table:table-cell office:value-type="string">
            <text:p>magnanimously</text:p>
          </table:table-cell>
        </table:table-row>
        <table:table-row table:style-name="ro1-2">
          <table:table-cell office:value-type="string">
            <text:p>magnificence</text:p>
          </table:table-cell>
        </table:table-row>
        <table:table-row table:style-name="ro1-2">
          <table:table-cell office:value-type="string">
            <text:p>magnificent</text:p>
          </table:table-cell>
        </table:table-row>
        <table:table-row table:style-name="ro1-2">
          <table:table-cell office:value-type="string">
            <text:p>magnificently</text:p>
          </table:table-cell>
        </table:table-row>
        <table:table-row table:style-name="ro1-2">
          <table:table-cell office:value-type="string">
            <text:p>majestic</text:p>
          </table:table-cell>
        </table:table-row>
        <table:table-row table:style-name="ro1-2">
          <table:table-cell office:value-type="string">
            <text:p>majesty</text:p>
          </table:table-cell>
        </table:table-row>
        <table:table-row table:style-name="ro1-2">
          <table:table-cell office:value-type="string">
            <text:p>manageable</text:p>
          </table:table-cell>
        </table:table-row>
        <table:table-row table:style-name="ro1-2">
          <table:table-cell office:value-type="string">
            <text:p>maneuverable</text:p>
          </table:table-cell>
        </table:table-row>
        <table:table-row table:style-name="ro1-2">
          <table:table-cell office:value-type="string">
            <text:p>marvel</text:p>
          </table:table-cell>
        </table:table-row>
        <table:table-row table:style-name="ro1-2">
          <table:table-cell office:value-type="string">
            <text:p>marveled</text:p>
          </table:table-cell>
        </table:table-row>
        <table:table-row table:style-name="ro1-2">
          <table:table-cell office:value-type="string">
            <text:p>marvelled</text:p>
          </table:table-cell>
        </table:table-row>
        <table:table-row table:style-name="ro1-2">
          <table:table-cell office:value-type="string">
            <text:p>marvellous</text:p>
          </table:table-cell>
        </table:table-row>
        <table:table-row table:style-name="ro1-2">
          <table:table-cell office:value-type="string">
            <text:p>marvelous</text:p>
          </table:table-cell>
        </table:table-row>
        <table:table-row table:style-name="ro1-2">
          <table:table-cell office:value-type="string">
            <text:p>marvelously</text:p>
          </table:table-cell>
        </table:table-row>
        <table:table-row table:style-name="ro1-14">
          <table:table-cell office:value-type="string">
            <text:p>marvelousness</text:p>
          </table:table-cell>
        </table:table-row>
        <table:table-row table:style-name="ro1-2">
          <table:table-cell office:value-type="string">
            <text:p>marvels</text:p>
          </table:table-cell>
        </table:table-row>
        <table:table-row table:style-name="ro1-2">
          <table:table-cell office:value-type="string">
            <text:p>master</text:p>
          </table:table-cell>
        </table:table-row>
        <table:table-row table:style-name="ro1-2">
          <table:table-cell office:value-type="string">
            <text:p>masterful</text:p>
          </table:table-cell>
        </table:table-row>
        <table:table-row table:style-name="ro1-2">
          <table:table-cell office:value-type="string">
            <text:p>masterfully</text:p>
          </table:table-cell>
        </table:table-row>
        <table:table-row table:style-name="ro1-2">
          <table:table-cell office:value-type="string">
            <text:p>masterpiece</text:p>
          </table:table-cell>
        </table:table-row>
        <table:table-row table:style-name="ro1-2">
          <table:table-cell office:value-type="string">
            <text:p>masterpieces</text:p>
          </table:table-cell>
        </table:table-row>
        <table:table-row table:style-name="ro1-2">
          <table:table-cell office:value-type="string">
            <text:p>masters</text:p>
          </table:table-cell>
        </table:table-row>
        <table:table-row table:style-name="ro1-2">
          <table:table-cell office:value-type="string">
            <text:p>mastery</text:p>
          </table:table-cell>
        </table:table-row>
        <table:table-row table:style-name="ro1-2">
          <table:table-cell office:value-type="string">
            <text:p>matchless</text:p>
          </table:table-cell>
        </table:table-row>
        <table:table-row table:style-name="ro1-2">
          <table:table-cell office:value-type="string">
            <text:p>mature</text:p>
          </table:table-cell>
        </table:table-row>
        <table:table-row table:style-name="ro1-2">
          <table:table-cell office:value-type="string">
            <text:p>maturely</text:p>
          </table:table-cell>
        </table:table-row>
        <table:table-row table:style-name="ro1-2">
          <table:table-cell office:value-type="string">
            <text:p>maturity</text:p>
          </table:table-cell>
        </table:table-row>
        <table:table-row table:style-name="ro1-2">
          <table:table-cell office:value-type="string">
            <text:p>meaningful</text:p>
          </table:table-cell>
        </table:table-row>
        <table:table-row table:style-name="ro1-2">
          <table:table-cell office:value-type="string">
            <text:p>memorable</text:p>
          </table:table-cell>
        </table:table-row>
        <table:table-row table:style-name="ro1-2">
          <table:table-cell office:value-type="string">
            <text:p>merciful</text:p>
          </table:table-cell>
        </table:table-row>
        <table:table-row table:style-name="ro1-2">
          <table:table-cell office:value-type="string">
            <text:p>mercifully</text:p>
          </table:table-cell>
        </table:table-row>
        <table:table-row table:style-name="ro1-2">
          <table:table-cell office:value-type="string">
            <text:p>mercy</text:p>
          </table:table-cell>
        </table:table-row>
        <table:table-row table:style-name="ro1-2">
          <table:table-cell office:value-type="string">
            <text:p>merit</text:p>
          </table:table-cell>
        </table:table-row>
        <table:table-row table:style-name="ro1-2">
          <table:table-cell office:value-type="string">
            <text:p>meritorious</text:p>
          </table:table-cell>
        </table:table-row>
        <table:table-row table:style-name="ro1-2">
          <table:table-cell office:value-type="string">
            <text:p>merrily</text:p>
          </table:table-cell>
        </table:table-row>
        <table:table-row table:style-name="ro1-2">
          <table:table-cell office:value-type="string">
            <text:p>merriment</text:p>
          </table:table-cell>
        </table:table-row>
        <table:table-row table:style-name="ro1-2">
          <table:table-cell office:value-type="string">
            <text:p>merriness</text:p>
          </table:table-cell>
        </table:table-row>
        <table:table-row table:style-name="ro1-2">
          <table:table-cell office:value-type="string">
            <text:p>merry</text:p>
          </table:table-cell>
        </table:table-row>
        <table:table-row table:style-name="ro1-2">
          <table:table-cell office:value-type="string">
            <text:p>mesmerize</text:p>
          </table:table-cell>
        </table:table-row>
        <table:table-row table:style-name="ro1-2">
          <table:table-cell office:value-type="string">
            <text:p>mesmerized</text:p>
          </table:table-cell>
        </table:table-row>
        <table:table-row table:style-name="ro1-2">
          <table:table-cell office:value-type="string">
            <text:p>mesmerizes</text:p>
          </table:table-cell>
        </table:table-row>
        <table:table-row table:style-name="ro1-2">
          <table:table-cell office:value-type="string">
            <text:p>mesmerizing</text:p>
          </table:table-cell>
        </table:table-row>
        <table:table-row table:style-name="ro1-14">
          <table:table-cell office:value-type="string">
            <text:p>mesmerizingly</text:p>
          </table:table-cell>
        </table:table-row>
        <table:table-row table:style-name="ro1-2">
          <table:table-cell office:value-type="string">
            <text:p>meticulous</text:p>
          </table:table-cell>
        </table:table-row>
        <table:table-row table:style-name="ro1-2">
          <table:table-cell office:value-type="string">
            <text:p>meticulously</text:p>
          </table:table-cell>
        </table:table-row>
        <table:table-row table:style-name="ro1-2">
          <table:table-cell office:value-type="string">
            <text:p>mightily</text:p>
          </table:table-cell>
        </table:table-row>
        <table:table-row table:style-name="ro1-2">
          <table:table-cell office:value-type="string">
            <text:p>mighty</text:p>
          </table:table-cell>
        </table:table-row>
        <table:table-row table:style-name="ro1-2">
          <table:table-cell office:value-type="string">
            <text:p>mind-blowing</text:p>
          </table:table-cell>
        </table:table-row>
        <table:table-row table:style-name="ro1-2">
          <table:table-cell office:value-type="string">
            <text:p>miracle</text:p>
          </table:table-cell>
        </table:table-row>
        <table:table-row table:style-name="ro1-2">
          <table:table-cell office:value-type="string">
            <text:p>miracles</text:p>
          </table:table-cell>
        </table:table-row>
        <table:table-row table:style-name="ro1-2">
          <table:table-cell office:value-type="string">
            <text:p>miraculous</text:p>
          </table:table-cell>
        </table:table-row>
        <table:table-row table:style-name="ro1-2">
          <table:table-cell office:value-type="string">
            <text:p>miraculously</text:p>
          </table:table-cell>
        </table:table-row>
        <table:table-row table:style-name="ro1-14">
          <table:table-cell office:value-type="string">
            <text:p>miraculousness</text:p>
          </table:table-cell>
        </table:table-row>
        <table:table-row table:style-name="ro1-2">
          <table:table-cell office:value-type="string">
            <text:p>modern</text:p>
          </table:table-cell>
        </table:table-row>
        <table:table-row table:style-name="ro1-2">
          <table:table-cell office:value-type="string">
            <text:p>modest</text:p>
          </table:table-cell>
        </table:table-row>
        <table:table-row table:style-name="ro1-2">
          <table:table-cell office:value-type="string">
            <text:p>modesty</text:p>
          </table:table-cell>
        </table:table-row>
        <table:table-row table:style-name="ro1-2">
          <table:table-cell office:value-type="string">
            <text:p>momentous</text:p>
          </table:table-cell>
        </table:table-row>
        <table:table-row table:style-name="ro1-2">
          <table:table-cell office:value-type="string">
            <text:p>monumental</text:p>
          </table:table-cell>
        </table:table-row>
        <table:table-row table:style-name="ro1-2">
          <table:table-cell office:value-type="string">
            <text:p>monumentally</text:p>
          </table:table-cell>
        </table:table-row>
        <table:table-row table:style-name="ro1-2">
          <table:table-cell office:value-type="string">
            <text:p>morality</text:p>
          </table:table-cell>
        </table:table-row>
        <table:table-row table:style-name="ro1-2">
          <table:table-cell office:value-type="string">
            <text:p>motivated</text:p>
          </table:table-cell>
        </table:table-row>
        <table:table-row table:style-name="ro1-2">
          <table:table-cell office:value-type="string">
            <text:p>multi-purpose</text:p>
          </table:table-cell>
        </table:table-row>
        <table:table-row table:style-name="ro1-2">
          <table:table-cell office:value-type="string">
            <text:p>navigable</text:p>
          </table:table-cell>
        </table:table-row>
        <table:table-row table:style-name="ro1-2">
          <table:table-cell office:value-type="string">
            <text:p>neat</text:p>
          </table:table-cell>
        </table:table-row>
        <table:table-row table:style-name="ro1-2">
          <table:table-cell office:value-type="string">
            <text:p>neatest</text:p>
          </table:table-cell>
        </table:table-row>
        <table:table-row table:style-name="ro1-2">
          <table:table-cell office:value-type="string">
            <text:p>neatly</text:p>
          </table:table-cell>
        </table:table-row>
        <table:table-row table:style-name="ro1-2">
          <table:table-cell office:value-type="string">
            <text:p>nice</text:p>
          </table:table-cell>
        </table:table-row>
        <table:table-row table:style-name="ro1-2">
          <table:table-cell office:value-type="string">
            <text:p>nicely</text:p>
          </table:table-cell>
        </table:table-row>
        <table:table-row table:style-name="ro1-2">
          <table:table-cell office:value-type="string">
            <text:p>nicer</text:p>
          </table:table-cell>
        </table:table-row>
        <table:table-row table:style-name="ro1-2">
          <table:table-cell office:value-type="string">
            <text:p>nicest</text:p>
          </table:table-cell>
        </table:table-row>
        <table:table-row table:style-name="ro1-2">
          <table:table-cell office:value-type="string">
            <text:p>nifty</text:p>
          </table:table-cell>
        </table:table-row>
        <table:table-row table:style-name="ro1-2">
          <table:table-cell office:value-type="string">
            <text:p>nimble</text:p>
          </table:table-cell>
        </table:table-row>
        <table:table-row table:style-name="ro1-2">
          <table:table-cell office:value-type="string">
            <text:p>noble</text:p>
          </table:table-cell>
        </table:table-row>
        <table:table-row table:style-name="ro1-2">
          <table:table-cell office:value-type="string">
            <text:p>nobly</text:p>
          </table:table-cell>
        </table:table-row>
        <table:table-row table:style-name="ro1-2">
          <table:table-cell office:value-type="string">
            <text:p>noiseless</text:p>
          </table:table-cell>
        </table:table-row>
        <table:table-row table:style-name="ro1-2">
          <table:table-cell office:value-type="string">
            <text:p>non-violence</text:p>
          </table:table-cell>
        </table:table-row>
        <table:table-row table:style-name="ro1-2">
          <table:table-cell office:value-type="string">
            <text:p>non-violent</text:p>
          </table:table-cell>
        </table:table-row>
        <table:table-row table:style-name="ro1-2">
          <table:table-cell office:value-type="string">
            <text:p>notably</text:p>
          </table:table-cell>
        </table:table-row>
        <table:table-row table:style-name="ro1-2">
          <table:table-cell office:value-type="string">
            <text:p>noteworthy</text:p>
          </table:table-cell>
        </table:table-row>
        <table:table-row table:style-name="ro1-2">
          <table:table-cell office:value-type="string">
            <text:p>nourish</text:p>
          </table:table-cell>
        </table:table-row>
        <table:table-row table:style-name="ro1-2">
          <table:table-cell office:value-type="string">
            <text:p>nourishing</text:p>
          </table:table-cell>
        </table:table-row>
        <table:table-row table:style-name="ro1-2">
          <table:table-cell office:value-type="string">
            <text:p>nourishment</text:p>
          </table:table-cell>
        </table:table-row>
        <table:table-row table:style-name="ro1-2">
          <table:table-cell office:value-type="string">
            <text:p>novelty</text:p>
          </table:table-cell>
        </table:table-row>
        <table:table-row table:style-name="ro1-2">
          <table:table-cell office:value-type="string">
            <text:p>nurturing</text:p>
          </table:table-cell>
        </table:table-row>
        <table:table-row table:style-name="ro1-2">
          <table:table-cell office:value-type="string">
            <text:p>oasis</text:p>
          </table:table-cell>
        </table:table-row>
        <table:table-row table:style-name="ro1-2">
          <table:table-cell office:value-type="string">
            <text:p>obsession</text:p>
          </table:table-cell>
        </table:table-row>
        <table:table-row table:style-name="ro1-2">
          <table:table-cell office:value-type="string">
            <text:p>obsessions</text:p>
          </table:table-cell>
        </table:table-row>
        <table:table-row table:style-name="ro1-2">
          <table:table-cell office:value-type="string">
            <text:p>obtainable</text:p>
          </table:table-cell>
        </table:table-row>
        <table:table-row table:style-name="ro1-2">
          <table:table-cell office:value-type="string">
            <text:p>openly</text:p>
          </table:table-cell>
        </table:table-row>
        <table:table-row table:style-name="ro1-2">
          <table:table-cell office:value-type="string">
            <text:p>openness</text:p>
          </table:table-cell>
        </table:table-row>
        <table:table-row table:style-name="ro1-2">
          <table:table-cell office:value-type="string">
            <text:p>optimal</text:p>
          </table:table-cell>
        </table:table-row>
        <table:table-row table:style-name="ro1-2">
          <table:table-cell office:value-type="string">
            <text:p>optimism</text:p>
          </table:table-cell>
        </table:table-row>
        <table:table-row table:style-name="ro1-2">
          <table:table-cell office:value-type="string">
            <text:p>optimistic</text:p>
          </table:table-cell>
        </table:table-row>
        <table:table-row table:style-name="ro1-2">
          <table:table-cell office:value-type="string">
            <text:p>opulent</text:p>
          </table:table-cell>
        </table:table-row>
        <table:table-row table:style-name="ro1-2">
          <table:table-cell office:value-type="string">
            <text:p>orderly</text:p>
          </table:table-cell>
        </table:table-row>
        <table:table-row table:style-name="ro1-2">
          <table:table-cell office:value-type="string">
            <text:p>originality</text:p>
          </table:table-cell>
        </table:table-row>
        <table:table-row table:style-name="ro1-2">
          <table:table-cell office:value-type="string">
            <text:p>outdo</text:p>
          </table:table-cell>
        </table:table-row>
        <table:table-row table:style-name="ro1-2">
          <table:table-cell office:value-type="string">
            <text:p>outdone</text:p>
          </table:table-cell>
        </table:table-row>
        <table:table-row table:style-name="ro1-2">
          <table:table-cell office:value-type="string">
            <text:p>outperform</text:p>
          </table:table-cell>
        </table:table-row>
        <table:table-row table:style-name="ro1-2">
          <table:table-cell office:value-type="string">
            <text:p>outperformed</text:p>
          </table:table-cell>
        </table:table-row>
        <table:table-row table:style-name="ro1-2">
          <table:table-cell office:value-type="string">
            <text:p>outperforming</text:p>
          </table:table-cell>
        </table:table-row>
        <table:table-row table:style-name="ro1-2">
          <table:table-cell office:value-type="string">
            <text:p>outperforms</text:p>
          </table:table-cell>
        </table:table-row>
        <table:table-row table:style-name="ro1-2">
          <table:table-cell office:value-type="string">
            <text:p>outshine</text:p>
          </table:table-cell>
        </table:table-row>
        <table:table-row table:style-name="ro1-2">
          <table:table-cell office:value-type="string">
            <text:p>outshone</text:p>
          </table:table-cell>
        </table:table-row>
        <table:table-row table:style-name="ro1-2">
          <table:table-cell office:value-type="string">
            <text:p>outsmart</text:p>
          </table:table-cell>
        </table:table-row>
        <table:table-row table:style-name="ro1-2">
          <table:table-cell office:value-type="string">
            <text:p>outstanding</text:p>
          </table:table-cell>
        </table:table-row>
        <table:table-row table:style-name="ro1-2">
          <table:table-cell office:value-type="string">
            <text:p>outstandingly</text:p>
          </table:table-cell>
        </table:table-row>
        <table:table-row table:style-name="ro1-2">
          <table:table-cell office:value-type="string">
            <text:p>outstrip</text:p>
          </table:table-cell>
        </table:table-row>
        <table:table-row table:style-name="ro1-2">
          <table:table-cell office:value-type="string">
            <text:p>outwit</text:p>
          </table:table-cell>
        </table:table-row>
        <table:table-row table:style-name="ro1-2">
          <table:table-cell office:value-type="string">
            <text:p>ovation</text:p>
          </table:table-cell>
        </table:table-row>
        <table:table-row table:style-name="ro1-2">
          <table:table-cell office:value-type="string">
            <text:p>overjoyed</text:p>
          </table:table-cell>
        </table:table-row>
        <table:table-row table:style-name="ro1-2">
          <table:table-cell office:value-type="string">
            <text:p>overtake</text:p>
          </table:table-cell>
        </table:table-row>
        <table:table-row table:style-name="ro1-2">
          <table:table-cell office:value-type="string">
            <text:p>overtaken</text:p>
          </table:table-cell>
        </table:table-row>
        <table:table-row table:style-name="ro1-2">
          <table:table-cell office:value-type="string">
            <text:p>overtakes</text:p>
          </table:table-cell>
        </table:table-row>
        <table:table-row table:style-name="ro1-2">
          <table:table-cell office:value-type="string">
            <text:p>overtaking</text:p>
          </table:table-cell>
        </table:table-row>
        <table:table-row table:style-name="ro1-2">
          <table:table-cell office:value-type="string">
            <text:p>overtook</text:p>
          </table:table-cell>
        </table:table-row>
        <table:table-row table:style-name="ro1-2">
          <table:table-cell office:value-type="string">
            <text:p>overture</text:p>
          </table:table-cell>
        </table:table-row>
        <table:table-row table:style-name="ro1-2">
          <table:table-cell office:value-type="string">
            <text:p>pain-free</text:p>
          </table:table-cell>
        </table:table-row>
        <table:table-row table:style-name="ro1-2">
          <table:table-cell office:value-type="string">
            <text:p>painless</text:p>
          </table:table-cell>
        </table:table-row>
        <table:table-row table:style-name="ro1-2">
          <table:table-cell office:value-type="string">
            <text:p>painlessly</text:p>
          </table:table-cell>
        </table:table-row>
        <table:table-row table:style-name="ro1-2">
          <table:table-cell office:value-type="string">
            <text:p>palatial</text:p>
          </table:table-cell>
        </table:table-row>
        <table:table-row table:style-name="ro1-2">
          <table:table-cell office:value-type="string">
            <text:p>pamper</text:p>
          </table:table-cell>
        </table:table-row>
        <table:table-row table:style-name="ro1-2">
          <table:table-cell office:value-type="string">
            <text:p>pampered</text:p>
          </table:table-cell>
        </table:table-row>
        <table:table-row table:style-name="ro1-2">
          <table:table-cell office:value-type="string">
            <text:p>pamperedly</text:p>
          </table:table-cell>
        </table:table-row>
        <table:table-row table:style-name="ro1-2">
          <table:table-cell office:value-type="string">
            <text:p>pamperedness</text:p>
          </table:table-cell>
        </table:table-row>
        <table:table-row table:style-name="ro1-2">
          <table:table-cell office:value-type="string">
            <text:p>pampers</text:p>
          </table:table-cell>
        </table:table-row>
        <table:table-row table:style-name="ro1-2">
          <table:table-cell office:value-type="string">
            <text:p>panoramic</text:p>
          </table:table-cell>
        </table:table-row>
        <table:table-row table:style-name="ro1-2">
          <table:table-cell office:value-type="string">
            <text:p>paradise</text:p>
          </table:table-cell>
        </table:table-row>
        <table:table-row table:style-name="ro1-2">
          <table:table-cell office:value-type="string">
            <text:p>paramount</text:p>
          </table:table-cell>
        </table:table-row>
        <table:table-row table:style-name="ro1-2">
          <table:table-cell office:value-type="string">
            <text:p>pardon</text:p>
          </table:table-cell>
        </table:table-row>
        <table:table-row table:style-name="ro1-2">
          <table:table-cell office:value-type="string">
            <text:p>passion</text:p>
          </table:table-cell>
        </table:table-row>
        <table:table-row table:style-name="ro1-2">
          <table:table-cell office:value-type="string">
            <text:p>passionate</text:p>
          </table:table-cell>
        </table:table-row>
        <table:table-row table:style-name="ro1-2">
          <table:table-cell office:value-type="string">
            <text:p>passionately</text:p>
          </table:table-cell>
        </table:table-row>
        <table:table-row table:style-name="ro1-2">
          <table:table-cell office:value-type="string">
            <text:p>patience</text:p>
          </table:table-cell>
        </table:table-row>
        <table:table-row table:style-name="ro1-2">
          <table:table-cell office:value-type="string">
            <text:p>patient</text:p>
          </table:table-cell>
        </table:table-row>
        <table:table-row table:style-name="ro1-2">
          <table:table-cell office:value-type="string">
            <text:p>patiently</text:p>
          </table:table-cell>
        </table:table-row>
        <table:table-row table:style-name="ro1-2">
          <table:table-cell office:value-type="string">
            <text:p>patriot</text:p>
          </table:table-cell>
        </table:table-row>
        <table:table-row table:style-name="ro1-2">
          <table:table-cell office:value-type="string">
            <text:p>patriotic</text:p>
          </table:table-cell>
        </table:table-row>
        <table:table-row table:style-name="ro1-2">
          <table:table-cell office:value-type="string">
            <text:p>peace</text:p>
          </table:table-cell>
        </table:table-row>
        <table:table-row table:style-name="ro1-2">
          <table:table-cell office:value-type="string">
            <text:p>peaceable</text:p>
          </table:table-cell>
        </table:table-row>
        <table:table-row table:style-name="ro1-2">
          <table:table-cell office:value-type="string">
            <text:p>peaceful</text:p>
          </table:table-cell>
        </table:table-row>
        <table:table-row table:style-name="ro1-2">
          <table:table-cell office:value-type="string">
            <text:p>peacefully</text:p>
          </table:table-cell>
        </table:table-row>
        <table:table-row table:style-name="ro1-2">
          <table:table-cell office:value-type="string">
            <text:p>peacekeepers</text:p>
          </table:table-cell>
        </table:table-row>
        <table:table-row table:style-name="ro1-2">
          <table:table-cell office:value-type="string">
            <text:p>peach</text:p>
          </table:table-cell>
        </table:table-row>
        <table:table-row table:style-name="ro1-2">
          <table:table-cell office:value-type="string">
            <text:p>peerless</text:p>
          </table:table-cell>
        </table:table-row>
        <table:table-row table:style-name="ro1-2">
          <table:table-cell office:value-type="string">
            <text:p>pep</text:p>
          </table:table-cell>
        </table:table-row>
        <table:table-row table:style-name="ro1-2">
          <table:table-cell office:value-type="string">
            <text:p>pepped</text:p>
          </table:table-cell>
        </table:table-row>
        <table:table-row table:style-name="ro1-2">
          <table:table-cell office:value-type="string">
            <text:p>pepping</text:p>
          </table:table-cell>
        </table:table-row>
        <table:table-row table:style-name="ro1-2">
          <table:table-cell office:value-type="string">
            <text:p>peppy</text:p>
          </table:table-cell>
        </table:table-row>
        <table:table-row table:style-name="ro1-2">
          <table:table-cell office:value-type="string">
            <text:p>peps</text:p>
          </table:table-cell>
        </table:table-row>
        <table:table-row table:style-name="ro1-2">
          <table:table-cell office:value-type="string">
            <text:p>perfect</text:p>
          </table:table-cell>
        </table:table-row>
        <table:table-row table:style-name="ro1-2">
          <table:table-cell office:value-type="string">
            <text:p>perfection</text:p>
          </table:table-cell>
        </table:table-row>
        <table:table-row table:style-name="ro1-2">
          <table:table-cell office:value-type="string">
            <text:p>perfectly</text:p>
          </table:table-cell>
        </table:table-row>
        <table:table-row table:style-name="ro1-2">
          <table:table-cell office:value-type="string">
            <text:p>permissible</text:p>
          </table:table-cell>
        </table:table-row>
        <table:table-row table:style-name="ro1-2">
          <table:table-cell office:value-type="string">
            <text:p>perseverance</text:p>
          </table:table-cell>
        </table:table-row>
        <table:table-row table:style-name="ro1-2">
          <table:table-cell office:value-type="string">
            <text:p>persevere</text:p>
          </table:table-cell>
        </table:table-row>
        <table:table-row table:style-name="ro1-2">
          <table:table-cell office:value-type="string">
            <text:p>personages</text:p>
          </table:table-cell>
        </table:table-row>
        <table:table-row table:style-name="ro1-2">
          <table:table-cell office:value-type="string">
            <text:p>personalized</text:p>
          </table:table-cell>
        </table:table-row>
        <table:table-row table:style-name="ro1-2">
          <table:table-cell office:value-type="string">
            <text:p>phenomenal</text:p>
          </table:table-cell>
        </table:table-row>
        <table:table-row table:style-name="ro1-2">
          <table:table-cell office:value-type="string">
            <text:p>phenomenally</text:p>
          </table:table-cell>
        </table:table-row>
        <table:table-row table:style-name="ro1-2">
          <table:table-cell office:value-type="string">
            <text:p>picturesque</text:p>
          </table:table-cell>
        </table:table-row>
        <table:table-row table:style-name="ro1-2">
          <table:table-cell office:value-type="string">
            <text:p>piety</text:p>
          </table:table-cell>
        </table:table-row>
        <table:table-row table:style-name="ro1-2">
          <table:table-cell office:value-type="string">
            <text:p>pinnacle</text:p>
          </table:table-cell>
        </table:table-row>
        <table:table-row table:style-name="ro1-2">
          <table:table-cell office:value-type="string">
            <text:p>playful</text:p>
          </table:table-cell>
        </table:table-row>
        <table:table-row table:style-name="ro1-2">
          <table:table-cell office:value-type="string">
            <text:p>playfully</text:p>
          </table:table-cell>
        </table:table-row>
        <table:table-row table:style-name="ro1-2">
          <table:table-cell office:value-type="string">
            <text:p>pleasant</text:p>
          </table:table-cell>
        </table:table-row>
        <table:table-row table:style-name="ro1-2">
          <table:table-cell office:value-type="string">
            <text:p>pleasantly</text:p>
          </table:table-cell>
        </table:table-row>
        <table:table-row table:style-name="ro1-2">
          <table:table-cell office:value-type="string">
            <text:p>pleased</text:p>
          </table:table-cell>
        </table:table-row>
        <table:table-row table:style-name="ro1-2">
          <table:table-cell office:value-type="string">
            <text:p>pleases</text:p>
          </table:table-cell>
        </table:table-row>
        <table:table-row table:style-name="ro1-2">
          <table:table-cell office:value-type="string">
            <text:p>pleasing</text:p>
          </table:table-cell>
        </table:table-row>
        <table:table-row table:style-name="ro1-2">
          <table:table-cell office:value-type="string">
            <text:p>pleasingly</text:p>
          </table:table-cell>
        </table:table-row>
        <table:table-row table:style-name="ro1-2">
          <table:table-cell office:value-type="string">
            <text:p>pleasurable</text:p>
          </table:table-cell>
        </table:table-row>
        <table:table-row table:style-name="ro1-2">
          <table:table-cell office:value-type="string">
            <text:p>pleasurably</text:p>
          </table:table-cell>
        </table:table-row>
        <table:table-row table:style-name="ro1-2">
          <table:table-cell office:value-type="string">
            <text:p>pleasure</text:p>
          </table:table-cell>
        </table:table-row>
        <table:table-row table:style-name="ro1-2">
          <table:table-cell office:value-type="string">
            <text:p>plentiful</text:p>
          </table:table-cell>
        </table:table-row>
        <table:table-row table:style-name="ro1-2">
          <table:table-cell office:value-type="string">
            <text:p>pluses</text:p>
          </table:table-cell>
        </table:table-row>
        <table:table-row table:style-name="ro1-2">
          <table:table-cell office:value-type="string">
            <text:p>plush</text:p>
          </table:table-cell>
        </table:table-row>
        <table:table-row table:style-name="ro1-2">
          <table:table-cell office:value-type="string">
            <text:p>plusses</text:p>
          </table:table-cell>
        </table:table-row>
        <table:table-row table:style-name="ro1-2">
          <table:table-cell office:value-type="string">
            <text:p>poetic</text:p>
          </table:table-cell>
        </table:table-row>
        <table:table-row table:style-name="ro1-2">
          <table:table-cell office:value-type="string">
            <text:p>poeticize</text:p>
          </table:table-cell>
        </table:table-row>
        <table:table-row table:style-name="ro1-2">
          <table:table-cell office:value-type="string">
            <text:p>poignant</text:p>
          </table:table-cell>
        </table:table-row>
        <table:table-row table:style-name="ro1-2">
          <table:table-cell office:value-type="string">
            <text:p>poise</text:p>
          </table:table-cell>
        </table:table-row>
        <table:table-row table:style-name="ro1-2">
          <table:table-cell office:value-type="string">
            <text:p>poised</text:p>
          </table:table-cell>
        </table:table-row>
        <table:table-row table:style-name="ro1-2">
          <table:table-cell office:value-type="string">
            <text:p>polished</text:p>
          </table:table-cell>
        </table:table-row>
        <table:table-row table:style-name="ro1-2">
          <table:table-cell office:value-type="string">
            <text:p>polite</text:p>
          </table:table-cell>
        </table:table-row>
        <table:table-row table:style-name="ro1-2">
          <table:table-cell office:value-type="string">
            <text:p>politeness</text:p>
          </table:table-cell>
        </table:table-row>
        <table:table-row table:style-name="ro1-2">
          <table:table-cell office:value-type="string">
            <text:p>popular</text:p>
          </table:table-cell>
        </table:table-row>
        <table:table-row table:style-name="ro1-2">
          <table:table-cell office:value-type="string">
            <text:p>portable</text:p>
          </table:table-cell>
        </table:table-row>
        <table:table-row table:style-name="ro1-2">
          <table:table-cell office:value-type="string">
            <text:p>posh</text:p>
          </table:table-cell>
        </table:table-row>
        <table:table-row table:style-name="ro1-2">
          <table:table-cell office:value-type="string">
            <text:p>positive</text:p>
          </table:table-cell>
        </table:table-row>
        <table:table-row table:style-name="ro1-2">
          <table:table-cell office:value-type="string">
            <text:p>positively</text:p>
          </table:table-cell>
        </table:table-row>
        <table:table-row table:style-name="ro1-2">
          <table:table-cell office:value-type="string">
            <text:p>positives</text:p>
          </table:table-cell>
        </table:table-row>
        <table:table-row table:style-name="ro1-2">
          <table:table-cell office:value-type="string">
            <text:p>powerful</text:p>
          </table:table-cell>
        </table:table-row>
        <table:table-row table:style-name="ro1-2">
          <table:table-cell office:value-type="string">
            <text:p>powerfully</text:p>
          </table:table-cell>
        </table:table-row>
        <table:table-row table:style-name="ro1-2">
          <table:table-cell office:value-type="string">
            <text:p>praise</text:p>
          </table:table-cell>
        </table:table-row>
        <table:table-row table:style-name="ro1-2">
          <table:table-cell office:value-type="string">
            <text:p>praiseworthy</text:p>
          </table:table-cell>
        </table:table-row>
        <table:table-row table:style-name="ro1-2">
          <table:table-cell office:value-type="string">
            <text:p>praising</text:p>
          </table:table-cell>
        </table:table-row>
        <table:table-row table:style-name="ro1-2">
          <table:table-cell office:value-type="string">
            <text:p>pre-eminent</text:p>
          </table:table-cell>
        </table:table-row>
        <table:table-row table:style-name="ro1-2">
          <table:table-cell office:value-type="string">
            <text:p>precious</text:p>
          </table:table-cell>
        </table:table-row>
        <table:table-row table:style-name="ro1-2">
          <table:table-cell office:value-type="string">
            <text:p>precise</text:p>
          </table:table-cell>
        </table:table-row>
        <table:table-row table:style-name="ro1-2">
          <table:table-cell office:value-type="string">
            <text:p>precisely</text:p>
          </table:table-cell>
        </table:table-row>
        <table:table-row table:style-name="ro1-2">
          <table:table-cell office:value-type="string">
            <text:p>preeminent</text:p>
          </table:table-cell>
        </table:table-row>
        <table:table-row table:style-name="ro1-2">
          <table:table-cell office:value-type="string">
            <text:p>prefer</text:p>
          </table:table-cell>
        </table:table-row>
        <table:table-row table:style-name="ro1-2">
          <table:table-cell office:value-type="string">
            <text:p>preferable</text:p>
          </table:table-cell>
        </table:table-row>
        <table:table-row table:style-name="ro1-2">
          <table:table-cell office:value-type="string">
            <text:p>preferably</text:p>
          </table:table-cell>
        </table:table-row>
        <table:table-row table:style-name="ro1-2">
          <table:table-cell office:value-type="string">
            <text:p>prefered</text:p>
          </table:table-cell>
        </table:table-row>
        <table:table-row table:style-name="ro1-2">
          <table:table-cell office:value-type="string">
            <text:p>preferes</text:p>
          </table:table-cell>
        </table:table-row>
        <table:table-row table:style-name="ro1-2">
          <table:table-cell office:value-type="string">
            <text:p>preferring</text:p>
          </table:table-cell>
        </table:table-row>
        <table:table-row table:style-name="ro1-2">
          <table:table-cell office:value-type="string">
            <text:p>prefers</text:p>
          </table:table-cell>
        </table:table-row>
        <table:table-row table:style-name="ro1-2">
          <table:table-cell office:value-type="string">
            <text:p>premier</text:p>
          </table:table-cell>
        </table:table-row>
        <table:table-row table:style-name="ro1-2">
          <table:table-cell office:value-type="string">
            <text:p>prestige</text:p>
          </table:table-cell>
        </table:table-row>
        <table:table-row table:style-name="ro1-2">
          <table:table-cell office:value-type="string">
            <text:p>prestigious</text:p>
          </table:table-cell>
        </table:table-row>
        <table:table-row table:style-name="ro1-2">
          <table:table-cell office:value-type="string">
            <text:p>prettily</text:p>
          </table:table-cell>
        </table:table-row>
        <table:table-row table:style-name="ro1-2">
          <table:table-cell office:value-type="string">
            <text:p>pretty</text:p>
          </table:table-cell>
        </table:table-row>
        <table:table-row table:style-name="ro1-2">
          <table:table-cell office:value-type="string">
            <text:p>priceless</text:p>
          </table:table-cell>
        </table:table-row>
        <table:table-row table:style-name="ro1-2">
          <table:table-cell office:value-type="string">
            <text:p>pride</text:p>
          </table:table-cell>
        </table:table-row>
        <table:table-row table:style-name="ro1-2">
          <table:table-cell office:value-type="string">
            <text:p>principled</text:p>
          </table:table-cell>
        </table:table-row>
        <table:table-row table:style-name="ro1-2">
          <table:table-cell office:value-type="string">
            <text:p>privilege</text:p>
          </table:table-cell>
        </table:table-row>
        <table:table-row table:style-name="ro1-2">
          <table:table-cell office:value-type="string">
            <text:p>privileged</text:p>
          </table:table-cell>
        </table:table-row>
        <table:table-row table:style-name="ro1-2">
          <table:table-cell office:value-type="string">
            <text:p>prize</text:p>
          </table:table-cell>
        </table:table-row>
        <table:table-row table:style-name="ro1-2">
          <table:table-cell office:value-type="string">
            <text:p>proactive</text:p>
          </table:table-cell>
        </table:table-row>
        <table:table-row table:style-name="ro1-2">
          <table:table-cell office:value-type="string">
            <text:p>problem-free</text:p>
          </table:table-cell>
        </table:table-row>
        <table:table-row table:style-name="ro1-14">
          <table:table-cell office:value-type="string">
            <text:p>problem-solver</text:p>
          </table:table-cell>
        </table:table-row>
        <table:table-row table:style-name="ro1-2">
          <table:table-cell office:value-type="string">
            <text:p>prodigious</text:p>
          </table:table-cell>
        </table:table-row>
        <table:table-row table:style-name="ro1-2">
          <table:table-cell office:value-type="string">
            <text:p>prodigiously</text:p>
          </table:table-cell>
        </table:table-row>
        <table:table-row table:style-name="ro1-2">
          <table:table-cell office:value-type="string">
            <text:p>prodigy</text:p>
          </table:table-cell>
        </table:table-row>
        <table:table-row table:style-name="ro1-2">
          <table:table-cell office:value-type="string">
            <text:p>productive</text:p>
          </table:table-cell>
        </table:table-row>
        <table:table-row table:style-name="ro1-2">
          <table:table-cell office:value-type="string">
            <text:p>productively</text:p>
          </table:table-cell>
        </table:table-row>
        <table:table-row table:style-name="ro1-2">
          <table:table-cell office:value-type="string">
            <text:p>proficient</text:p>
          </table:table-cell>
        </table:table-row>
        <table:table-row table:style-name="ro1-2">
          <table:table-cell office:value-type="string">
            <text:p>proficiently</text:p>
          </table:table-cell>
        </table:table-row>
        <table:table-row table:style-name="ro1-2">
          <table:table-cell office:value-type="string">
            <text:p>profound</text:p>
          </table:table-cell>
        </table:table-row>
        <table:table-row table:style-name="ro1-2">
          <table:table-cell office:value-type="string">
            <text:p>profoundly</text:p>
          </table:table-cell>
        </table:table-row>
        <table:table-row table:style-name="ro1-2">
          <table:table-cell office:value-type="string">
            <text:p>profuse</text:p>
          </table:table-cell>
        </table:table-row>
        <table:table-row table:style-name="ro1-2">
          <table:table-cell office:value-type="string">
            <text:p>profusion</text:p>
          </table:table-cell>
        </table:table-row>
        <table:table-row table:style-name="ro1-2">
          <table:table-cell office:value-type="string">
            <text:p>progress</text:p>
          </table:table-cell>
        </table:table-row>
        <table:table-row table:style-name="ro1-2">
          <table:table-cell office:value-type="string">
            <text:p>progressive</text:p>
          </table:table-cell>
        </table:table-row>
        <table:table-row table:style-name="ro1-2">
          <table:table-cell office:value-type="string">
            <text:p>prolific</text:p>
          </table:table-cell>
        </table:table-row>
        <table:table-row table:style-name="ro1-2">
          <table:table-cell office:value-type="string">
            <text:p>prominence</text:p>
          </table:table-cell>
        </table:table-row>
        <table:table-row table:style-name="ro1-2">
          <table:table-cell office:value-type="string">
            <text:p>prominent</text:p>
          </table:table-cell>
        </table:table-row>
        <table:table-row table:style-name="ro1-2">
          <table:table-cell office:value-type="string">
            <text:p>promise</text:p>
          </table:table-cell>
        </table:table-row>
        <table:table-row table:style-name="ro1-2">
          <table:table-cell office:value-type="string">
            <text:p>promised</text:p>
          </table:table-cell>
        </table:table-row>
        <table:table-row table:style-name="ro1-2">
          <table:table-cell office:value-type="string">
            <text:p>promises</text:p>
          </table:table-cell>
        </table:table-row>
        <table:table-row table:style-name="ro1-2">
          <table:table-cell office:value-type="string">
            <text:p>promising</text:p>
          </table:table-cell>
        </table:table-row>
        <table:table-row table:style-name="ro1-2">
          <table:table-cell office:value-type="string">
            <text:p>promoter</text:p>
          </table:table-cell>
        </table:table-row>
        <table:table-row table:style-name="ro1-2">
          <table:table-cell office:value-type="string">
            <text:p>prompt</text:p>
          </table:table-cell>
        </table:table-row>
        <table:table-row table:style-name="ro1-2">
          <table:table-cell office:value-type="string">
            <text:p>promptly</text:p>
          </table:table-cell>
        </table:table-row>
        <table:table-row table:style-name="ro1-2">
          <table:table-cell office:value-type="string">
            <text:p>proper</text:p>
          </table:table-cell>
        </table:table-row>
        <table:table-row table:style-name="ro1-2">
          <table:table-cell office:value-type="string">
            <text:p>properly</text:p>
          </table:table-cell>
        </table:table-row>
        <table:table-row table:style-name="ro1-2">
          <table:table-cell office:value-type="string">
            <text:p>propitious</text:p>
          </table:table-cell>
        </table:table-row>
        <table:table-row table:style-name="ro1-2">
          <table:table-cell office:value-type="string">
            <text:p>propitiously</text:p>
          </table:table-cell>
        </table:table-row>
        <table:table-row table:style-name="ro1-2">
          <table:table-cell office:value-type="string">
            <text:p>pros</text:p>
          </table:table-cell>
        </table:table-row>
        <table:table-row table:style-name="ro1-2">
          <table:table-cell office:value-type="string">
            <text:p>prosper</text:p>
          </table:table-cell>
        </table:table-row>
        <table:table-row table:style-name="ro1-2">
          <table:table-cell office:value-type="string">
            <text:p>prosperity</text:p>
          </table:table-cell>
        </table:table-row>
        <table:table-row table:style-name="ro1-2">
          <table:table-cell office:value-type="string">
            <text:p>prosperous</text:p>
          </table:table-cell>
        </table:table-row>
        <table:table-row table:style-name="ro1-2">
          <table:table-cell office:value-type="string">
            <text:p>prospros</text:p>
          </table:table-cell>
        </table:table-row>
        <table:table-row table:style-name="ro1-2">
          <table:table-cell office:value-type="string">
            <text:p>protect</text:p>
          </table:table-cell>
        </table:table-row>
        <table:table-row table:style-name="ro1-2">
          <table:table-cell office:value-type="string">
            <text:p>protection</text:p>
          </table:table-cell>
        </table:table-row>
        <table:table-row table:style-name="ro1-2">
          <table:table-cell office:value-type="string">
            <text:p>protective</text:p>
          </table:table-cell>
        </table:table-row>
        <table:table-row table:style-name="ro1-2">
          <table:table-cell office:value-type="string">
            <text:p>proud</text:p>
          </table:table-cell>
        </table:table-row>
        <table:table-row table:style-name="ro1-2">
          <table:table-cell office:value-type="string">
            <text:p>proven</text:p>
          </table:table-cell>
        </table:table-row>
        <table:table-row table:style-name="ro1-2">
          <table:table-cell office:value-type="string">
            <text:p>proves</text:p>
          </table:table-cell>
        </table:table-row>
        <table:table-row table:style-name="ro1-2">
          <table:table-cell office:value-type="string">
            <text:p>providence</text:p>
          </table:table-cell>
        </table:table-row>
        <table:table-row table:style-name="ro1-2">
          <table:table-cell office:value-type="string">
            <text:p>proving</text:p>
          </table:table-cell>
        </table:table-row>
        <table:table-row table:style-name="ro1-2">
          <table:table-cell office:value-type="string">
            <text:p>prowess</text:p>
          </table:table-cell>
        </table:table-row>
        <table:table-row table:style-name="ro1-2">
          <table:table-cell office:value-type="string">
            <text:p>prudence</text:p>
          </table:table-cell>
        </table:table-row>
        <table:table-row table:style-name="ro1-2">
          <table:table-cell office:value-type="string">
            <text:p>prudent</text:p>
          </table:table-cell>
        </table:table-row>
        <table:table-row table:style-name="ro1-2">
          <table:table-cell office:value-type="string">
            <text:p>prudently</text:p>
          </table:table-cell>
        </table:table-row>
        <table:table-row table:style-name="ro1-2">
          <table:table-cell office:value-type="string">
            <text:p>punctual</text:p>
          </table:table-cell>
        </table:table-row>
        <table:table-row table:style-name="ro1-2">
          <table:table-cell office:value-type="string">
            <text:p>pure</text:p>
          </table:table-cell>
        </table:table-row>
        <table:table-row table:style-name="ro1-2">
          <table:table-cell office:value-type="string">
            <text:p>purify</text:p>
          </table:table-cell>
        </table:table-row>
        <table:table-row table:style-name="ro1-2">
          <table:table-cell office:value-type="string">
            <text:p>purposeful</text:p>
          </table:table-cell>
        </table:table-row>
        <table:table-row table:style-name="ro1-2">
          <table:table-cell office:value-type="string">
            <text:p>quaint</text:p>
          </table:table-cell>
        </table:table-row>
        <table:table-row table:style-name="ro1-2">
          <table:table-cell office:value-type="string">
            <text:p>qualified</text:p>
          </table:table-cell>
        </table:table-row>
        <table:table-row table:style-name="ro1-2">
          <table:table-cell office:value-type="string">
            <text:p>qualify</text:p>
          </table:table-cell>
        </table:table-row>
        <table:table-row table:style-name="ro1-2">
          <table:table-cell office:value-type="string">
            <text:p>quicker</text:p>
          </table:table-cell>
        </table:table-row>
        <table:table-row table:style-name="ro1-2">
          <table:table-cell office:value-type="string">
            <text:p>quiet</text:p>
          </table:table-cell>
        </table:table-row>
        <table:table-row table:style-name="ro1-2">
          <table:table-cell office:value-type="string">
            <text:p>quieter</text:p>
          </table:table-cell>
        </table:table-row>
        <table:table-row table:style-name="ro1-2">
          <table:table-cell office:value-type="string">
            <text:p>radiance</text:p>
          </table:table-cell>
        </table:table-row>
        <table:table-row table:style-name="ro1-2">
          <table:table-cell office:value-type="string">
            <text:p>radiant</text:p>
          </table:table-cell>
        </table:table-row>
        <table:table-row table:style-name="ro1-2">
          <table:table-cell office:value-type="string">
            <text:p>rapid</text:p>
          </table:table-cell>
        </table:table-row>
        <table:table-row table:style-name="ro1-2">
          <table:table-cell office:value-type="string">
            <text:p>rapport</text:p>
          </table:table-cell>
        </table:table-row>
        <table:table-row table:style-name="ro1-2">
          <table:table-cell office:value-type="string">
            <text:p>rapt</text:p>
          </table:table-cell>
        </table:table-row>
        <table:table-row table:style-name="ro1-2">
          <table:table-cell office:value-type="string">
            <text:p>rapture</text:p>
          </table:table-cell>
        </table:table-row>
        <table:table-row table:style-name="ro1-2">
          <table:table-cell office:value-type="string">
            <text:p>raptureous</text:p>
          </table:table-cell>
        </table:table-row>
        <table:table-row table:style-name="ro1-2">
          <table:table-cell office:value-type="string">
            <text:p>raptureously</text:p>
          </table:table-cell>
        </table:table-row>
        <table:table-row table:style-name="ro1-2">
          <table:table-cell office:value-type="string">
            <text:p>rapturous</text:p>
          </table:table-cell>
        </table:table-row>
        <table:table-row table:style-name="ro1-2">
          <table:table-cell office:value-type="string">
            <text:p>rapturously</text:p>
          </table:table-cell>
        </table:table-row>
        <table:table-row table:style-name="ro1-2">
          <table:table-cell office:value-type="string">
            <text:p>rational</text:p>
          </table:table-cell>
        </table:table-row>
        <table:table-row table:style-name="ro1-2">
          <table:table-cell office:value-type="string">
            <text:p>razor-sharp</text:p>
          </table:table-cell>
        </table:table-row>
        <table:table-row table:style-name="ro1-2">
          <table:table-cell office:value-type="string">
            <text:p>reachable</text:p>
          </table:table-cell>
        </table:table-row>
        <table:table-row table:style-name="ro1-2">
          <table:table-cell office:value-type="string">
            <text:p>readable</text:p>
          </table:table-cell>
        </table:table-row>
        <table:table-row table:style-name="ro1-2">
          <table:table-cell office:value-type="string">
            <text:p>readily</text:p>
          </table:table-cell>
        </table:table-row>
        <table:table-row table:style-name="ro1-2">
          <table:table-cell office:value-type="string">
            <text:p>ready</text:p>
          </table:table-cell>
        </table:table-row>
        <table:table-row table:style-name="ro1-2">
          <table:table-cell office:value-type="string">
            <text:p>reaffirm</text:p>
          </table:table-cell>
        </table:table-row>
        <table:table-row table:style-name="ro1-2">
          <table:table-cell office:value-type="string">
            <text:p>reaffirmation</text:p>
          </table:table-cell>
        </table:table-row>
        <table:table-row table:style-name="ro1-2">
          <table:table-cell office:value-type="string">
            <text:p>realistic</text:p>
          </table:table-cell>
        </table:table-row>
        <table:table-row table:style-name="ro1-2">
          <table:table-cell office:value-type="string">
            <text:p>realizable</text:p>
          </table:table-cell>
        </table:table-row>
        <table:table-row table:style-name="ro1-2">
          <table:table-cell office:value-type="string">
            <text:p>reasonable</text:p>
          </table:table-cell>
        </table:table-row>
        <table:table-row table:style-name="ro1-2">
          <table:table-cell office:value-type="string">
            <text:p>reasonably</text:p>
          </table:table-cell>
        </table:table-row>
        <table:table-row table:style-name="ro1-2">
          <table:table-cell office:value-type="string">
            <text:p>reasoned</text:p>
          </table:table-cell>
        </table:table-row>
        <table:table-row table:style-name="ro1-2">
          <table:table-cell office:value-type="string">
            <text:p>reassurance</text:p>
          </table:table-cell>
        </table:table-row>
        <table:table-row table:style-name="ro1-2">
          <table:table-cell office:value-type="string">
            <text:p>reassure</text:p>
          </table:table-cell>
        </table:table-row>
        <table:table-row table:style-name="ro1-2">
          <table:table-cell office:value-type="string">
            <text:p>receptive</text:p>
          </table:table-cell>
        </table:table-row>
        <table:table-row table:style-name="ro1-2">
          <table:table-cell office:value-type="string">
            <text:p>reclaim</text:p>
          </table:table-cell>
        </table:table-row>
        <table:table-row table:style-name="ro1-2">
          <table:table-cell office:value-type="string">
            <text:p>recomend</text:p>
          </table:table-cell>
        </table:table-row>
        <table:table-row table:style-name="ro1-2">
          <table:table-cell office:value-type="string">
            <text:p>recommend</text:p>
          </table:table-cell>
        </table:table-row>
        <table:table-row table:style-name="ro1-14">
          <table:table-cell office:value-type="string">
            <text:p>recommendation</text:p>
          </table:table-cell>
        </table:table-row>
        <table:table-row table:style-name="ro1-14">
          <table:table-cell office:value-type="string">
            <text:p>recommendations</text:p>
          </table:table-cell>
        </table:table-row>
        <table:table-row table:style-name="ro1-2">
          <table:table-cell office:value-type="string">
            <text:p>recommended</text:p>
          </table:table-cell>
        </table:table-row>
        <table:table-row table:style-name="ro1-2">
          <table:table-cell office:value-type="string">
            <text:p>reconcile</text:p>
          </table:table-cell>
        </table:table-row>
        <table:table-row table:style-name="ro1-2">
          <table:table-cell office:value-type="string">
            <text:p>reconciliation</text:p>
          </table:table-cell>
        </table:table-row>
        <table:table-row table:style-name="ro1-2">
          <table:table-cell office:value-type="string">
            <text:p>record-setting</text:p>
          </table:table-cell>
        </table:table-row>
        <table:table-row table:style-name="ro1-2">
          <table:table-cell office:value-type="string">
            <text:p>recover</text:p>
          </table:table-cell>
        </table:table-row>
        <table:table-row table:style-name="ro1-2">
          <table:table-cell office:value-type="string">
            <text:p>recovery</text:p>
          </table:table-cell>
        </table:table-row>
        <table:table-row table:style-name="ro1-2">
          <table:table-cell office:value-type="string">
            <text:p>rectification</text:p>
          </table:table-cell>
        </table:table-row>
        <table:table-row table:style-name="ro1-2">
          <table:table-cell office:value-type="string">
            <text:p>rectify</text:p>
          </table:table-cell>
        </table:table-row>
        <table:table-row table:style-name="ro1-2">
          <table:table-cell office:value-type="string">
            <text:p>rectifying</text:p>
          </table:table-cell>
        </table:table-row>
        <table:table-row table:style-name="ro1-2">
          <table:table-cell office:value-type="string">
            <text:p>redeem</text:p>
          </table:table-cell>
        </table:table-row>
        <table:table-row table:style-name="ro1-2">
          <table:table-cell office:value-type="string">
            <text:p>redeeming</text:p>
          </table:table-cell>
        </table:table-row>
        <table:table-row table:style-name="ro1-2">
          <table:table-cell office:value-type="string">
            <text:p>redemption</text:p>
          </table:table-cell>
        </table:table-row>
        <table:table-row table:style-name="ro1-2">
          <table:table-cell office:value-type="string">
            <text:p>refine</text:p>
          </table:table-cell>
        </table:table-row>
        <table:table-row table:style-name="ro1-2">
          <table:table-cell office:value-type="string">
            <text:p>refined</text:p>
          </table:table-cell>
        </table:table-row>
        <table:table-row table:style-name="ro1-2">
          <table:table-cell office:value-type="string">
            <text:p>refinement</text:p>
          </table:table-cell>
        </table:table-row>
        <table:table-row table:style-name="ro1-2">
          <table:table-cell office:value-type="string">
            <text:p>reform</text:p>
          </table:table-cell>
        </table:table-row>
        <table:table-row table:style-name="ro1-2">
          <table:table-cell office:value-type="string">
            <text:p>reformed</text:p>
          </table:table-cell>
        </table:table-row>
        <table:table-row table:style-name="ro1-2">
          <table:table-cell office:value-type="string">
            <text:p>reforming</text:p>
          </table:table-cell>
        </table:table-row>
        <table:table-row table:style-name="ro1-2">
          <table:table-cell office:value-type="string">
            <text:p>reforms</text:p>
          </table:table-cell>
        </table:table-row>
        <table:table-row table:style-name="ro1-2">
          <table:table-cell office:value-type="string">
            <text:p>refresh</text:p>
          </table:table-cell>
        </table:table-row>
        <table:table-row table:style-name="ro1-2">
          <table:table-cell office:value-type="string">
            <text:p>refreshed</text:p>
          </table:table-cell>
        </table:table-row>
        <table:table-row table:style-name="ro1-2">
          <table:table-cell office:value-type="string">
            <text:p>refreshing</text:p>
          </table:table-cell>
        </table:table-row>
        <table:table-row table:style-name="ro1-2">
          <table:table-cell office:value-type="string">
            <text:p>refund</text:p>
          </table:table-cell>
        </table:table-row>
        <table:table-row table:style-name="ro1-2">
          <table:table-cell office:value-type="string">
            <text:p>refunded</text:p>
          </table:table-cell>
        </table:table-row>
        <table:table-row table:style-name="ro1-2">
          <table:table-cell office:value-type="string">
            <text:p>regal</text:p>
          </table:table-cell>
        </table:table-row>
        <table:table-row table:style-name="ro1-2">
          <table:table-cell office:value-type="string">
            <text:p>regally</text:p>
          </table:table-cell>
        </table:table-row>
        <table:table-row table:style-name="ro1-2">
          <table:table-cell office:value-type="string">
            <text:p>regard</text:p>
          </table:table-cell>
        </table:table-row>
        <table:table-row table:style-name="ro1-2">
          <table:table-cell office:value-type="string">
            <text:p>rejoice</text:p>
          </table:table-cell>
        </table:table-row>
        <table:table-row table:style-name="ro1-2">
          <table:table-cell office:value-type="string">
            <text:p>rejoicing</text:p>
          </table:table-cell>
        </table:table-row>
        <table:table-row table:style-name="ro1-2">
          <table:table-cell office:value-type="string">
            <text:p>rejoicingly</text:p>
          </table:table-cell>
        </table:table-row>
        <table:table-row table:style-name="ro1-2">
          <table:table-cell office:value-type="string">
            <text:p>rejuvenate</text:p>
          </table:table-cell>
        </table:table-row>
        <table:table-row table:style-name="ro1-2">
          <table:table-cell office:value-type="string">
            <text:p>rejuvenated</text:p>
          </table:table-cell>
        </table:table-row>
        <table:table-row table:style-name="ro1-2">
          <table:table-cell office:value-type="string">
            <text:p>rejuvenating</text:p>
          </table:table-cell>
        </table:table-row>
        <table:table-row table:style-name="ro1-2">
          <table:table-cell office:value-type="string">
            <text:p>relaxed</text:p>
          </table:table-cell>
        </table:table-row>
        <table:table-row table:style-name="ro1-2">
          <table:table-cell office:value-type="string">
            <text:p>relent</text:p>
          </table:table-cell>
        </table:table-row>
        <table:table-row table:style-name="ro1-2">
          <table:table-cell office:value-type="string">
            <text:p>reliable</text:p>
          </table:table-cell>
        </table:table-row>
        <table:table-row table:style-name="ro1-2">
          <table:table-cell office:value-type="string">
            <text:p>reliably</text:p>
          </table:table-cell>
        </table:table-row>
        <table:table-row table:style-name="ro1-2">
          <table:table-cell office:value-type="string">
            <text:p>relief</text:p>
          </table:table-cell>
        </table:table-row>
        <table:table-row table:style-name="ro1-2">
          <table:table-cell office:value-type="string">
            <text:p>relish</text:p>
          </table:table-cell>
        </table:table-row>
        <table:table-row table:style-name="ro1-2">
          <table:table-cell office:value-type="string">
            <text:p>remarkable</text:p>
          </table:table-cell>
        </table:table-row>
        <table:table-row table:style-name="ro1-2">
          <table:table-cell office:value-type="string">
            <text:p>remarkably</text:p>
          </table:table-cell>
        </table:table-row>
        <table:table-row table:style-name="ro1-2">
          <table:table-cell office:value-type="string">
            <text:p>remedy</text:p>
          </table:table-cell>
        </table:table-row>
        <table:table-row table:style-name="ro1-2">
          <table:table-cell office:value-type="string">
            <text:p>remission</text:p>
          </table:table-cell>
        </table:table-row>
        <table:table-row table:style-name="ro1-2">
          <table:table-cell office:value-type="string">
            <text:p>remunerate</text:p>
          </table:table-cell>
        </table:table-row>
        <table:table-row table:style-name="ro1-2">
          <table:table-cell office:value-type="string">
            <text:p>renaissance</text:p>
          </table:table-cell>
        </table:table-row>
        <table:table-row table:style-name="ro1-2">
          <table:table-cell office:value-type="string">
            <text:p>renewed</text:p>
          </table:table-cell>
        </table:table-row>
        <table:table-row table:style-name="ro1-2">
          <table:table-cell office:value-type="string">
            <text:p>renown</text:p>
          </table:table-cell>
        </table:table-row>
        <table:table-row table:style-name="ro1-2">
          <table:table-cell office:value-type="string">
            <text:p>renowned</text:p>
          </table:table-cell>
        </table:table-row>
        <table:table-row table:style-name="ro1-2">
          <table:table-cell office:value-type="string">
            <text:p>replaceable</text:p>
          </table:table-cell>
        </table:table-row>
        <table:table-row table:style-name="ro1-2">
          <table:table-cell office:value-type="string">
            <text:p>reputable</text:p>
          </table:table-cell>
        </table:table-row>
        <table:table-row table:style-name="ro1-2">
          <table:table-cell office:value-type="string">
            <text:p>reputation</text:p>
          </table:table-cell>
        </table:table-row>
        <table:table-row table:style-name="ro1-2">
          <table:table-cell office:value-type="string">
            <text:p>resilient</text:p>
          </table:table-cell>
        </table:table-row>
        <table:table-row table:style-name="ro1-2">
          <table:table-cell office:value-type="string">
            <text:p>resolute</text:p>
          </table:table-cell>
        </table:table-row>
        <table:table-row table:style-name="ro1-2">
          <table:table-cell office:value-type="string">
            <text:p>resound</text:p>
          </table:table-cell>
        </table:table-row>
        <table:table-row table:style-name="ro1-2">
          <table:table-cell office:value-type="string">
            <text:p>resounding</text:p>
          </table:table-cell>
        </table:table-row>
        <table:table-row table:style-name="ro1-2">
          <table:table-cell office:value-type="string">
            <text:p>resourceful</text:p>
          </table:table-cell>
        </table:table-row>
        <table:table-row table:style-name="ro1-14">
          <table:table-cell office:value-type="string">
            <text:p>resourcefulness</text:p>
          </table:table-cell>
        </table:table-row>
        <table:table-row table:style-name="ro1-2">
          <table:table-cell office:value-type="string">
            <text:p>respect</text:p>
          </table:table-cell>
        </table:table-row>
        <table:table-row table:style-name="ro1-2">
          <table:table-cell office:value-type="string">
            <text:p>respectable</text:p>
          </table:table-cell>
        </table:table-row>
        <table:table-row table:style-name="ro1-2">
          <table:table-cell office:value-type="string">
            <text:p>respectful</text:p>
          </table:table-cell>
        </table:table-row>
        <table:table-row table:style-name="ro1-2">
          <table:table-cell office:value-type="string">
            <text:p>respectfully</text:p>
          </table:table-cell>
        </table:table-row>
        <table:table-row table:style-name="ro1-2">
          <table:table-cell office:value-type="string">
            <text:p>respite</text:p>
          </table:table-cell>
        </table:table-row>
        <table:table-row table:style-name="ro1-2">
          <table:table-cell office:value-type="string">
            <text:p>resplendent</text:p>
          </table:table-cell>
        </table:table-row>
        <table:table-row table:style-name="ro1-2">
          <table:table-cell office:value-type="string">
            <text:p>responsibly</text:p>
          </table:table-cell>
        </table:table-row>
        <table:table-row table:style-name="ro1-2">
          <table:table-cell office:value-type="string">
            <text:p>responsive</text:p>
          </table:table-cell>
        </table:table-row>
        <table:table-row table:style-name="ro1-2">
          <table:table-cell office:value-type="string">
            <text:p>restful</text:p>
          </table:table-cell>
        </table:table-row>
        <table:table-row table:style-name="ro1-2">
          <table:table-cell office:value-type="string">
            <text:p>restored</text:p>
          </table:table-cell>
        </table:table-row>
        <table:table-row table:style-name="ro1-2">
          <table:table-cell office:value-type="string">
            <text:p>restructure</text:p>
          </table:table-cell>
        </table:table-row>
        <table:table-row table:style-name="ro1-2">
          <table:table-cell office:value-type="string">
            <text:p>restructured</text:p>
          </table:table-cell>
        </table:table-row>
        <table:table-row table:style-name="ro1-2">
          <table:table-cell office:value-type="string">
            <text:p>restructuring</text:p>
          </table:table-cell>
        </table:table-row>
        <table:table-row table:style-name="ro1-2">
          <table:table-cell office:value-type="string">
            <text:p>retractable</text:p>
          </table:table-cell>
        </table:table-row>
        <table:table-row table:style-name="ro1-2">
          <table:table-cell office:value-type="string">
            <text:p>revel</text:p>
          </table:table-cell>
        </table:table-row>
        <table:table-row table:style-name="ro1-2">
          <table:table-cell office:value-type="string">
            <text:p>revelation</text:p>
          </table:table-cell>
        </table:table-row>
        <table:table-row table:style-name="ro1-2">
          <table:table-cell office:value-type="string">
            <text:p>revere</text:p>
          </table:table-cell>
        </table:table-row>
        <table:table-row table:style-name="ro1-2">
          <table:table-cell office:value-type="string">
            <text:p>reverence</text:p>
          </table:table-cell>
        </table:table-row>
        <table:table-row table:style-name="ro1-2">
          <table:table-cell office:value-type="string">
            <text:p>reverent</text:p>
          </table:table-cell>
        </table:table-row>
        <table:table-row table:style-name="ro1-2">
          <table:table-cell office:value-type="string">
            <text:p>reverently</text:p>
          </table:table-cell>
        </table:table-row>
        <table:table-row table:style-name="ro1-2">
          <table:table-cell office:value-type="string">
            <text:p>revitalize</text:p>
          </table:table-cell>
        </table:table-row>
        <table:table-row table:style-name="ro1-2">
          <table:table-cell office:value-type="string">
            <text:p>revival</text:p>
          </table:table-cell>
        </table:table-row>
        <table:table-row table:style-name="ro1-2">
          <table:table-cell office:value-type="string">
            <text:p>revive</text:p>
          </table:table-cell>
        </table:table-row>
        <table:table-row table:style-name="ro1-2">
          <table:table-cell office:value-type="string">
            <text:p>revives</text:p>
          </table:table-cell>
        </table:table-row>
        <table:table-row table:style-name="ro1-2">
          <table:table-cell office:value-type="string">
            <text:p>revolutionary</text:p>
          </table:table-cell>
        </table:table-row>
        <table:table-row table:style-name="ro1-2">
          <table:table-cell office:value-type="string">
            <text:p>revolutionize</text:p>
          </table:table-cell>
        </table:table-row>
        <table:table-row table:style-name="ro1-2">
          <table:table-cell office:value-type="string">
            <text:p>revolutionized</text:p>
          </table:table-cell>
        </table:table-row>
        <table:table-row table:style-name="ro1-2">
          <table:table-cell office:value-type="string">
            <text:p>revolutionizes</text:p>
          </table:table-cell>
        </table:table-row>
        <table:table-row table:style-name="ro1-2">
          <table:table-cell office:value-type="string">
            <text:p>reward</text:p>
          </table:table-cell>
        </table:table-row>
        <table:table-row table:style-name="ro1-2">
          <table:table-cell office:value-type="string">
            <text:p>rewarding</text:p>
          </table:table-cell>
        </table:table-row>
        <table:table-row table:style-name="ro1-2">
          <table:table-cell office:value-type="string">
            <text:p>rewardingly</text:p>
          </table:table-cell>
        </table:table-row>
        <table:table-row table:style-name="ro1-2">
          <table:table-cell office:value-type="string">
            <text:p>rich</text:p>
          </table:table-cell>
        </table:table-row>
        <table:table-row table:style-name="ro1-2">
          <table:table-cell office:value-type="string">
            <text:p>richer</text:p>
          </table:table-cell>
        </table:table-row>
        <table:table-row table:style-name="ro1-2">
          <table:table-cell office:value-type="string">
            <text:p>richly</text:p>
          </table:table-cell>
        </table:table-row>
        <table:table-row table:style-name="ro1-2">
          <table:table-cell office:value-type="string">
            <text:p>richness</text:p>
          </table:table-cell>
        </table:table-row>
        <table:table-row table:style-name="ro1-2">
          <table:table-cell office:value-type="string">
            <text:p>right</text:p>
          </table:table-cell>
        </table:table-row>
        <table:table-row table:style-name="ro1-2">
          <table:table-cell office:value-type="string">
            <text:p>righten</text:p>
          </table:table-cell>
        </table:table-row>
        <table:table-row table:style-name="ro1-2">
          <table:table-cell office:value-type="string">
            <text:p>righteous</text:p>
          </table:table-cell>
        </table:table-row>
        <table:table-row table:style-name="ro1-2">
          <table:table-cell office:value-type="string">
            <text:p>righteously</text:p>
          </table:table-cell>
        </table:table-row>
        <table:table-row table:style-name="ro1-2">
          <table:table-cell office:value-type="string">
            <text:p>righteousness</text:p>
          </table:table-cell>
        </table:table-row>
        <table:table-row table:style-name="ro1-2">
          <table:table-cell office:value-type="string">
            <text:p>rightful</text:p>
          </table:table-cell>
        </table:table-row>
        <table:table-row table:style-name="ro1-2">
          <table:table-cell office:value-type="string">
            <text:p>rightfully</text:p>
          </table:table-cell>
        </table:table-row>
        <table:table-row table:style-name="ro1-2">
          <table:table-cell office:value-type="string">
            <text:p>rightly</text:p>
          </table:table-cell>
        </table:table-row>
        <table:table-row table:style-name="ro1-2">
          <table:table-cell office:value-type="string">
            <text:p>rightness</text:p>
          </table:table-cell>
        </table:table-row>
        <table:table-row table:style-name="ro1-2">
          <table:table-cell office:value-type="string">
            <text:p>risk-free</text:p>
          </table:table-cell>
        </table:table-row>
        <table:table-row table:style-name="ro1-2">
          <table:table-cell office:value-type="string">
            <text:p>robust</text:p>
          </table:table-cell>
        </table:table-row>
        <table:table-row table:style-name="ro1-2">
          <table:table-cell office:value-type="string">
            <text:p>rock-star</text:p>
          </table:table-cell>
        </table:table-row>
        <table:table-row table:style-name="ro1-2">
          <table:table-cell office:value-type="string">
            <text:p>rock-stars</text:p>
          </table:table-cell>
        </table:table-row>
        <table:table-row table:style-name="ro1-2">
          <table:table-cell office:value-type="string">
            <text:p>rockstar</text:p>
          </table:table-cell>
        </table:table-row>
        <table:table-row table:style-name="ro1-2">
          <table:table-cell office:value-type="string">
            <text:p>rockstars</text:p>
          </table:table-cell>
        </table:table-row>
        <table:table-row table:style-name="ro1-2">
          <table:table-cell office:value-type="string">
            <text:p>romantic</text:p>
          </table:table-cell>
        </table:table-row>
        <table:table-row table:style-name="ro1-2">
          <table:table-cell office:value-type="string">
            <text:p>romantically</text:p>
          </table:table-cell>
        </table:table-row>
        <table:table-row table:style-name="ro1-2">
          <table:table-cell office:value-type="string">
            <text:p>romanticize</text:p>
          </table:table-cell>
        </table:table-row>
        <table:table-row table:style-name="ro1-2">
          <table:table-cell office:value-type="string">
            <text:p>roomier</text:p>
          </table:table-cell>
        </table:table-row>
        <table:table-row table:style-name="ro1-2">
          <table:table-cell office:value-type="string">
            <text:p>roomy</text:p>
          </table:table-cell>
        </table:table-row>
        <table:table-row table:style-name="ro1-2">
          <table:table-cell office:value-type="string">
            <text:p>rosy</text:p>
          </table:table-cell>
        </table:table-row>
        <table:table-row table:style-name="ro1-2">
          <table:table-cell office:value-type="string">
            <text:p>safe</text:p>
          </table:table-cell>
        </table:table-row>
        <table:table-row table:style-name="ro1-2">
          <table:table-cell office:value-type="string">
            <text:p>safely</text:p>
          </table:table-cell>
        </table:table-row>
        <table:table-row table:style-name="ro1-2">
          <table:table-cell office:value-type="string">
            <text:p>sagacity</text:p>
          </table:table-cell>
        </table:table-row>
        <table:table-row table:style-name="ro1-2">
          <table:table-cell office:value-type="string">
            <text:p>sagely</text:p>
          </table:table-cell>
        </table:table-row>
        <table:table-row table:style-name="ro1-2">
          <table:table-cell office:value-type="string">
            <text:p>saint</text:p>
          </table:table-cell>
        </table:table-row>
        <table:table-row table:style-name="ro1-2">
          <table:table-cell office:value-type="string">
            <text:p>saintliness</text:p>
          </table:table-cell>
        </table:table-row>
        <table:table-row table:style-name="ro1-2">
          <table:table-cell office:value-type="string">
            <text:p>saintly</text:p>
          </table:table-cell>
        </table:table-row>
        <table:table-row table:style-name="ro1-2">
          <table:table-cell office:value-type="string">
            <text:p>salutary</text:p>
          </table:table-cell>
        </table:table-row>
        <table:table-row table:style-name="ro1-2">
          <table:table-cell office:value-type="string">
            <text:p>salute</text:p>
          </table:table-cell>
        </table:table-row>
        <table:table-row table:style-name="ro1-2">
          <table:table-cell office:value-type="string">
            <text:p>sane</text:p>
          </table:table-cell>
        </table:table-row>
        <table:table-row table:style-name="ro1-2">
          <table:table-cell office:value-type="string">
            <text:p>satisfactorily</text:p>
          </table:table-cell>
        </table:table-row>
        <table:table-row table:style-name="ro1-2">
          <table:table-cell office:value-type="string">
            <text:p>satisfactory</text:p>
          </table:table-cell>
        </table:table-row>
        <table:table-row table:style-name="ro1-2">
          <table:table-cell office:value-type="string">
            <text:p>satisfied</text:p>
          </table:table-cell>
        </table:table-row>
        <table:table-row table:style-name="ro1-2">
          <table:table-cell office:value-type="string">
            <text:p>satisfies</text:p>
          </table:table-cell>
        </table:table-row>
        <table:table-row table:style-name="ro1-2">
          <table:table-cell office:value-type="string">
            <text:p>satisfy</text:p>
          </table:table-cell>
        </table:table-row>
        <table:table-row table:style-name="ro1-2">
          <table:table-cell office:value-type="string">
            <text:p>satisfying</text:p>
          </table:table-cell>
        </table:table-row>
        <table:table-row table:style-name="ro1-2">
          <table:table-cell office:value-type="string">
            <text:p>satisified</text:p>
          </table:table-cell>
        </table:table-row>
        <table:table-row table:style-name="ro1-2">
          <table:table-cell office:value-type="string">
            <text:p>saver</text:p>
          </table:table-cell>
        </table:table-row>
        <table:table-row table:style-name="ro1-2">
          <table:table-cell office:value-type="string">
            <text:p>savings</text:p>
          </table:table-cell>
        </table:table-row>
        <table:table-row table:style-name="ro1-2">
          <table:table-cell office:value-type="string">
            <text:p>savior</text:p>
          </table:table-cell>
        </table:table-row>
        <table:table-row table:style-name="ro1-2">
          <table:table-cell office:value-type="string">
            <text:p>savvy</text:p>
          </table:table-cell>
        </table:table-row>
        <table:table-row table:style-name="ro1-2">
          <table:table-cell office:value-type="string">
            <text:p>scenic</text:p>
          </table:table-cell>
        </table:table-row>
        <table:table-row table:style-name="ro1-2">
          <table:table-cell office:value-type="string">
            <text:p>seamless</text:p>
          </table:table-cell>
        </table:table-row>
        <table:table-row table:style-name="ro1-2">
          <table:table-cell office:value-type="string">
            <text:p>seasoned</text:p>
          </table:table-cell>
        </table:table-row>
        <table:table-row table:style-name="ro1-2">
          <table:table-cell office:value-type="string">
            <text:p>secure</text:p>
          </table:table-cell>
        </table:table-row>
        <table:table-row table:style-name="ro1-2">
          <table:table-cell office:value-type="string">
            <text:p>securely</text:p>
          </table:table-cell>
        </table:table-row>
        <table:table-row table:style-name="ro1-2">
          <table:table-cell office:value-type="string">
            <text:p>selective</text:p>
          </table:table-cell>
        </table:table-row>
        <table:table-row table:style-name="ro1-14">
          <table:table-cell office:value-type="string">
            <text:p>self-determination</text:p>
          </table:table-cell>
        </table:table-row>
        <table:table-row table:style-name="ro1-2">
          <table:table-cell office:value-type="string">
            <text:p>self-respect</text:p>
          </table:table-cell>
        </table:table-row>
        <table:table-row table:style-name="ro1-14">
          <table:table-cell office:value-type="string">
            <text:p>self-satisfaction</text:p>
          </table:table-cell>
        </table:table-row>
        <table:table-row table:style-name="ro1-14">
          <table:table-cell office:value-type="string">
            <text:p>self-sufficiency</text:p>
          </table:table-cell>
        </table:table-row>
        <table:table-row table:style-name="ro1-2">
          <table:table-cell office:value-type="string">
            <text:p>self-sufficient</text:p>
          </table:table-cell>
        </table:table-row>
        <table:table-row table:style-name="ro1-2">
          <table:table-cell office:value-type="string">
            <text:p>sensation</text:p>
          </table:table-cell>
        </table:table-row>
        <table:table-row table:style-name="ro1-2">
          <table:table-cell office:value-type="string">
            <text:p>sensational</text:p>
          </table:table-cell>
        </table:table-row>
        <table:table-row table:style-name="ro1-2">
          <table:table-cell office:value-type="string">
            <text:p>sensationally</text:p>
          </table:table-cell>
        </table:table-row>
        <table:table-row table:style-name="ro1-2">
          <table:table-cell office:value-type="string">
            <text:p>sensations</text:p>
          </table:table-cell>
        </table:table-row>
        <table:table-row table:style-name="ro1-2">
          <table:table-cell office:value-type="string">
            <text:p>sensible</text:p>
          </table:table-cell>
        </table:table-row>
        <table:table-row table:style-name="ro1-2">
          <table:table-cell office:value-type="string">
            <text:p>sensibly</text:p>
          </table:table-cell>
        </table:table-row>
        <table:table-row table:style-name="ro1-2">
          <table:table-cell office:value-type="string">
            <text:p>sensitive</text:p>
          </table:table-cell>
        </table:table-row>
        <table:table-row table:style-name="ro1-2">
          <table:table-cell office:value-type="string">
            <text:p>serene</text:p>
          </table:table-cell>
        </table:table-row>
        <table:table-row table:style-name="ro1-2">
          <table:table-cell office:value-type="string">
            <text:p>serenity</text:p>
          </table:table-cell>
        </table:table-row>
        <table:table-row table:style-name="ro1-2">
          <table:table-cell office:value-type="string">
            <text:p>sexy</text:p>
          </table:table-cell>
        </table:table-row>
        <table:table-row table:style-name="ro1-2">
          <table:table-cell office:value-type="string">
            <text:p>sharp</text:p>
          </table:table-cell>
        </table:table-row>
        <table:table-row table:style-name="ro1-2">
          <table:table-cell office:value-type="string">
            <text:p>sharper</text:p>
          </table:table-cell>
        </table:table-row>
        <table:table-row table:style-name="ro1-2">
          <table:table-cell office:value-type="string">
            <text:p>sharpest</text:p>
          </table:table-cell>
        </table:table-row>
        <table:table-row table:style-name="ro1-2">
          <table:table-cell office:value-type="string">
            <text:p>shimmering</text:p>
          </table:table-cell>
        </table:table-row>
        <table:table-row table:style-name="ro1-2">
          <table:table-cell office:value-type="string">
            <text:p>shimmeringly</text:p>
          </table:table-cell>
        </table:table-row>
        <table:table-row table:style-name="ro1-2">
          <table:table-cell office:value-type="string">
            <text:p>shine</text:p>
          </table:table-cell>
        </table:table-row>
        <table:table-row table:style-name="ro1-2">
          <table:table-cell office:value-type="string">
            <text:p>shiny</text:p>
          </table:table-cell>
        </table:table-row>
        <table:table-row table:style-name="ro1-2">
          <table:table-cell office:value-type="string">
            <text:p>significant</text:p>
          </table:table-cell>
        </table:table-row>
        <table:table-row table:style-name="ro1-2">
          <table:table-cell office:value-type="string">
            <text:p>silent</text:p>
          </table:table-cell>
        </table:table-row>
        <table:table-row table:style-name="ro1-2">
          <table:table-cell office:value-type="string">
            <text:p>simpler</text:p>
          </table:table-cell>
        </table:table-row>
        <table:table-row table:style-name="ro1-2">
          <table:table-cell office:value-type="string">
            <text:p>simplest</text:p>
          </table:table-cell>
        </table:table-row>
        <table:table-row table:style-name="ro1-2">
          <table:table-cell office:value-type="string">
            <text:p>simplified</text:p>
          </table:table-cell>
        </table:table-row>
        <table:table-row table:style-name="ro1-2">
          <table:table-cell office:value-type="string">
            <text:p>simplifies</text:p>
          </table:table-cell>
        </table:table-row>
        <table:table-row table:style-name="ro1-2">
          <table:table-cell office:value-type="string">
            <text:p>simplify</text:p>
          </table:table-cell>
        </table:table-row>
        <table:table-row table:style-name="ro1-2">
          <table:table-cell office:value-type="string">
            <text:p>simplifying</text:p>
          </table:table-cell>
        </table:table-row>
        <table:table-row table:style-name="ro1-2">
          <table:table-cell office:value-type="string">
            <text:p>sincere</text:p>
          </table:table-cell>
        </table:table-row>
        <table:table-row table:style-name="ro1-2">
          <table:table-cell office:value-type="string">
            <text:p>sincerely</text:p>
          </table:table-cell>
        </table:table-row>
        <table:table-row table:style-name="ro1-2">
          <table:table-cell office:value-type="string">
            <text:p>sincerity</text:p>
          </table:table-cell>
        </table:table-row>
        <table:table-row table:style-name="ro1-2">
          <table:table-cell office:value-type="string">
            <text:p>skill</text:p>
          </table:table-cell>
        </table:table-row>
        <table:table-row table:style-name="ro1-2">
          <table:table-cell office:value-type="string">
            <text:p>skilled</text:p>
          </table:table-cell>
        </table:table-row>
        <table:table-row table:style-name="ro1-2">
          <table:table-cell office:value-type="string">
            <text:p>skillful</text:p>
          </table:table-cell>
        </table:table-row>
        <table:table-row table:style-name="ro1-2">
          <table:table-cell office:value-type="string">
            <text:p>skillfully</text:p>
          </table:table-cell>
        </table:table-row>
        <table:table-row table:style-name="ro1-2">
          <table:table-cell office:value-type="string">
            <text:p>slammin</text:p>
          </table:table-cell>
        </table:table-row>
        <table:table-row table:style-name="ro1-2">
          <table:table-cell office:value-type="string">
            <text:p>sleek</text:p>
          </table:table-cell>
        </table:table-row>
        <table:table-row table:style-name="ro1-2">
          <table:table-cell office:value-type="string">
            <text:p>slick</text:p>
          </table:table-cell>
        </table:table-row>
        <table:table-row table:style-name="ro1-2">
          <table:table-cell office:value-type="string">
            <text:p>smart</text:p>
          </table:table-cell>
        </table:table-row>
        <table:table-row table:style-name="ro1-2">
          <table:table-cell office:value-type="string">
            <text:p>smarter</text:p>
          </table:table-cell>
        </table:table-row>
        <table:table-row table:style-name="ro1-2">
          <table:table-cell office:value-type="string">
            <text:p>smartest</text:p>
          </table:table-cell>
        </table:table-row>
        <table:table-row table:style-name="ro1-2">
          <table:table-cell office:value-type="string">
            <text:p>smartly</text:p>
          </table:table-cell>
        </table:table-row>
        <table:table-row table:style-name="ro1-2">
          <table:table-cell office:value-type="string">
            <text:p>smile</text:p>
          </table:table-cell>
        </table:table-row>
        <table:table-row table:style-name="ro1-2">
          <table:table-cell office:value-type="string">
            <text:p>smiles</text:p>
          </table:table-cell>
        </table:table-row>
        <table:table-row table:style-name="ro1-2">
          <table:table-cell office:value-type="string">
            <text:p>smiling</text:p>
          </table:table-cell>
        </table:table-row>
        <table:table-row table:style-name="ro1-2">
          <table:table-cell office:value-type="string">
            <text:p>smilingly</text:p>
          </table:table-cell>
        </table:table-row>
        <table:table-row table:style-name="ro1-2">
          <table:table-cell office:value-type="string">
            <text:p>smitten</text:p>
          </table:table-cell>
        </table:table-row>
        <table:table-row table:style-name="ro1-2">
          <table:table-cell office:value-type="string">
            <text:p>smooth</text:p>
          </table:table-cell>
        </table:table-row>
        <table:table-row table:style-name="ro1-2">
          <table:table-cell office:value-type="string">
            <text:p>smoother</text:p>
          </table:table-cell>
        </table:table-row>
        <table:table-row table:style-name="ro1-2">
          <table:table-cell office:value-type="string">
            <text:p>smoothes</text:p>
          </table:table-cell>
        </table:table-row>
        <table:table-row table:style-name="ro1-2">
          <table:table-cell office:value-type="string">
            <text:p>smoothest</text:p>
          </table:table-cell>
        </table:table-row>
        <table:table-row table:style-name="ro1-2">
          <table:table-cell office:value-type="string">
            <text:p>smoothly</text:p>
          </table:table-cell>
        </table:table-row>
        <table:table-row table:style-name="ro1-2">
          <table:table-cell office:value-type="string">
            <text:p>snappy</text:p>
          </table:table-cell>
        </table:table-row>
        <table:table-row table:style-name="ro1-2">
          <table:table-cell office:value-type="string">
            <text:p>snazzy</text:p>
          </table:table-cell>
        </table:table-row>
        <table:table-row table:style-name="ro1-2">
          <table:table-cell office:value-type="string">
            <text:p>sociable</text:p>
          </table:table-cell>
        </table:table-row>
        <table:table-row table:style-name="ro1-2">
          <table:table-cell office:value-type="string">
            <text:p>soft</text:p>
          </table:table-cell>
        </table:table-row>
        <table:table-row table:style-name="ro1-2">
          <table:table-cell office:value-type="string">
            <text:p>softer</text:p>
          </table:table-cell>
        </table:table-row>
        <table:table-row table:style-name="ro1-2">
          <table:table-cell office:value-type="string">
            <text:p>solace</text:p>
          </table:table-cell>
        </table:table-row>
        <table:table-row table:style-name="ro1-2">
          <table:table-cell office:value-type="string">
            <text:p>solicitous</text:p>
          </table:table-cell>
        </table:table-row>
        <table:table-row table:style-name="ro1-2">
          <table:table-cell office:value-type="string">
            <text:p>solicitously</text:p>
          </table:table-cell>
        </table:table-row>
        <table:table-row table:style-name="ro1-2">
          <table:table-cell office:value-type="string">
            <text:p>solid</text:p>
          </table:table-cell>
        </table:table-row>
        <table:table-row table:style-name="ro1-2">
          <table:table-cell office:value-type="string">
            <text:p>solidarity</text:p>
          </table:table-cell>
        </table:table-row>
        <table:table-row table:style-name="ro1-2">
          <table:table-cell office:value-type="string">
            <text:p>soothe</text:p>
          </table:table-cell>
        </table:table-row>
        <table:table-row table:style-name="ro1-2">
          <table:table-cell office:value-type="string">
            <text:p>soothingly</text:p>
          </table:table-cell>
        </table:table-row>
        <table:table-row table:style-name="ro1-2">
          <table:table-cell office:value-type="string">
            <text:p>sophisticated</text:p>
          </table:table-cell>
        </table:table-row>
        <table:table-row table:style-name="ro1-2">
          <table:table-cell office:value-type="string">
            <text:p>soulful</text:p>
          </table:table-cell>
        </table:table-row>
        <table:table-row table:style-name="ro1-2">
          <table:table-cell office:value-type="string">
            <text:p>soundly</text:p>
          </table:table-cell>
        </table:table-row>
        <table:table-row table:style-name="ro1-2">
          <table:table-cell office:value-type="string">
            <text:p>soundness</text:p>
          </table:table-cell>
        </table:table-row>
        <table:table-row table:style-name="ro1-2">
          <table:table-cell office:value-type="string">
            <text:p>spacious</text:p>
          </table:table-cell>
        </table:table-row>
        <table:table-row table:style-name="ro1-2">
          <table:table-cell office:value-type="string">
            <text:p>sparkle</text:p>
          </table:table-cell>
        </table:table-row>
        <table:table-row table:style-name="ro1-2">
          <table:table-cell office:value-type="string">
            <text:p>sparkling</text:p>
          </table:table-cell>
        </table:table-row>
        <table:table-row table:style-name="ro1-2">
          <table:table-cell office:value-type="string">
            <text:p>spectacular</text:p>
          </table:table-cell>
        </table:table-row>
        <table:table-row table:style-name="ro1-2">
          <table:table-cell office:value-type="string">
            <text:p>spectacularly</text:p>
          </table:table-cell>
        </table:table-row>
        <table:table-row table:style-name="ro1-2">
          <table:table-cell office:value-type="string">
            <text:p>speedily</text:p>
          </table:table-cell>
        </table:table-row>
        <table:table-row table:style-name="ro1-2">
          <table:table-cell office:value-type="string">
            <text:p>speedy</text:p>
          </table:table-cell>
        </table:table-row>
        <table:table-row table:style-name="ro1-2">
          <table:table-cell office:value-type="string">
            <text:p>spellbind</text:p>
          </table:table-cell>
        </table:table-row>
        <table:table-row table:style-name="ro1-2">
          <table:table-cell office:value-type="string">
            <text:p>spellbinding</text:p>
          </table:table-cell>
        </table:table-row>
        <table:table-row table:style-name="ro1-2">
          <table:table-cell office:value-type="string">
            <text:p>spellbindingly</text:p>
          </table:table-cell>
        </table:table-row>
        <table:table-row table:style-name="ro1-2">
          <table:table-cell office:value-type="string">
            <text:p>spellbound</text:p>
          </table:table-cell>
        </table:table-row>
        <table:table-row table:style-name="ro1-2">
          <table:table-cell office:value-type="string">
            <text:p>spirited</text:p>
          </table:table-cell>
        </table:table-row>
        <table:table-row table:style-name="ro1-2">
          <table:table-cell office:value-type="string">
            <text:p>spiritual</text:p>
          </table:table-cell>
        </table:table-row>
        <table:table-row table:style-name="ro1-2">
          <table:table-cell office:value-type="string">
            <text:p>splendid</text:p>
          </table:table-cell>
        </table:table-row>
        <table:table-row table:style-name="ro1-2">
          <table:table-cell office:value-type="string">
            <text:p>splendidly</text:p>
          </table:table-cell>
        </table:table-row>
        <table:table-row table:style-name="ro1-2">
          <table:table-cell office:value-type="string">
            <text:p>splendor</text:p>
          </table:table-cell>
        </table:table-row>
        <table:table-row table:style-name="ro1-2">
          <table:table-cell office:value-type="string">
            <text:p>spontaneous</text:p>
          </table:table-cell>
        </table:table-row>
        <table:table-row table:style-name="ro1-2">
          <table:table-cell office:value-type="string">
            <text:p>sporty</text:p>
          </table:table-cell>
        </table:table-row>
        <table:table-row table:style-name="ro1-2">
          <table:table-cell office:value-type="string">
            <text:p>spotless</text:p>
          </table:table-cell>
        </table:table-row>
        <table:table-row table:style-name="ro1-2">
          <table:table-cell office:value-type="string">
            <text:p>sprightly</text:p>
          </table:table-cell>
        </table:table-row>
        <table:table-row table:style-name="ro1-2">
          <table:table-cell office:value-type="string">
            <text:p>stability</text:p>
          </table:table-cell>
        </table:table-row>
        <table:table-row table:style-name="ro1-2">
          <table:table-cell office:value-type="string">
            <text:p>stabilize</text:p>
          </table:table-cell>
        </table:table-row>
        <table:table-row table:style-name="ro1-2">
          <table:table-cell office:value-type="string">
            <text:p>stable</text:p>
          </table:table-cell>
        </table:table-row>
        <table:table-row table:style-name="ro1-2">
          <table:table-cell office:value-type="string">
            <text:p>stainless</text:p>
          </table:table-cell>
        </table:table-row>
        <table:table-row table:style-name="ro1-2">
          <table:table-cell office:value-type="string">
            <text:p>standout</text:p>
          </table:table-cell>
        </table:table-row>
        <table:table-row table:style-name="ro1-14">
          <table:table-cell office:value-type="string">
            <text:p>state-of-the-art</text:p>
          </table:table-cell>
        </table:table-row>
        <table:table-row table:style-name="ro1-2">
          <table:table-cell office:value-type="string">
            <text:p>stately</text:p>
          </table:table-cell>
        </table:table-row>
        <table:table-row table:style-name="ro1-2">
          <table:table-cell office:value-type="string">
            <text:p>statuesque</text:p>
          </table:table-cell>
        </table:table-row>
        <table:table-row table:style-name="ro1-2">
          <table:table-cell office:value-type="string">
            <text:p>staunch</text:p>
          </table:table-cell>
        </table:table-row>
        <table:table-row table:style-name="ro1-2">
          <table:table-cell office:value-type="string">
            <text:p>staunchly</text:p>
          </table:table-cell>
        </table:table-row>
        <table:table-row table:style-name="ro1-2">
          <table:table-cell office:value-type="string">
            <text:p>staunchness</text:p>
          </table:table-cell>
        </table:table-row>
        <table:table-row table:style-name="ro1-2">
          <table:table-cell office:value-type="string">
            <text:p>steadfast</text:p>
          </table:table-cell>
        </table:table-row>
        <table:table-row table:style-name="ro1-2">
          <table:table-cell office:value-type="string">
            <text:p>steadfastly</text:p>
          </table:table-cell>
        </table:table-row>
        <table:table-row table:style-name="ro1-2">
          <table:table-cell office:value-type="string">
            <text:p>steadfastness</text:p>
          </table:table-cell>
        </table:table-row>
        <table:table-row table:style-name="ro1-2">
          <table:table-cell office:value-type="string">
            <text:p>steadiest</text:p>
          </table:table-cell>
        </table:table-row>
        <table:table-row table:style-name="ro1-2">
          <table:table-cell office:value-type="string">
            <text:p>steadiness</text:p>
          </table:table-cell>
        </table:table-row>
        <table:table-row table:style-name="ro1-2">
          <table:table-cell office:value-type="string">
            <text:p>steady</text:p>
          </table:table-cell>
        </table:table-row>
        <table:table-row table:style-name="ro1-2">
          <table:table-cell office:value-type="string">
            <text:p>stellar</text:p>
          </table:table-cell>
        </table:table-row>
        <table:table-row table:style-name="ro1-2">
          <table:table-cell office:value-type="string">
            <text:p>stellarly</text:p>
          </table:table-cell>
        </table:table-row>
        <table:table-row table:style-name="ro1-2">
          <table:table-cell office:value-type="string">
            <text:p>stimulate</text:p>
          </table:table-cell>
        </table:table-row>
        <table:table-row table:style-name="ro1-2">
          <table:table-cell office:value-type="string">
            <text:p>stimulates</text:p>
          </table:table-cell>
        </table:table-row>
        <table:table-row table:style-name="ro1-2">
          <table:table-cell office:value-type="string">
            <text:p>stimulating</text:p>
          </table:table-cell>
        </table:table-row>
        <table:table-row table:style-name="ro1-2">
          <table:table-cell office:value-type="string">
            <text:p>stimulative</text:p>
          </table:table-cell>
        </table:table-row>
        <table:table-row table:style-name="ro1-2">
          <table:table-cell office:value-type="string">
            <text:p>stirringly</text:p>
          </table:table-cell>
        </table:table-row>
        <table:table-row table:style-name="ro1-2">
          <table:table-cell office:value-type="string">
            <text:p>straighten</text:p>
          </table:table-cell>
        </table:table-row>
        <table:table-row table:style-name="ro1-14">
          <table:table-cell office:value-type="string">
            <text:p>straightforward</text:p>
          </table:table-cell>
        </table:table-row>
        <table:table-row table:style-name="ro1-2">
          <table:table-cell office:value-type="string">
            <text:p>streamlined</text:p>
          </table:table-cell>
        </table:table-row>
        <table:table-row table:style-name="ro1-2">
          <table:table-cell office:value-type="string">
            <text:p>striking</text:p>
          </table:table-cell>
        </table:table-row>
        <table:table-row table:style-name="ro1-2">
          <table:table-cell office:value-type="string">
            <text:p>strikingly</text:p>
          </table:table-cell>
        </table:table-row>
        <table:table-row table:style-name="ro1-2">
          <table:table-cell office:value-type="string">
            <text:p>striving</text:p>
          </table:table-cell>
        </table:table-row>
        <table:table-row table:style-name="ro1-2">
          <table:table-cell office:value-type="string">
            <text:p>strong</text:p>
          </table:table-cell>
        </table:table-row>
        <table:table-row table:style-name="ro1-2">
          <table:table-cell office:value-type="string">
            <text:p>stronger</text:p>
          </table:table-cell>
        </table:table-row>
        <table:table-row table:style-name="ro1-2">
          <table:table-cell office:value-type="string">
            <text:p>strongest</text:p>
          </table:table-cell>
        </table:table-row>
        <table:table-row table:style-name="ro1-2">
          <table:table-cell office:value-type="string">
            <text:p>stunned</text:p>
          </table:table-cell>
        </table:table-row>
        <table:table-row table:style-name="ro1-2">
          <table:table-cell office:value-type="string">
            <text:p>stunning</text:p>
          </table:table-cell>
        </table:table-row>
        <table:table-row table:style-name="ro1-2">
          <table:table-cell office:value-type="string">
            <text:p>stunningly</text:p>
          </table:table-cell>
        </table:table-row>
        <table:table-row table:style-name="ro1-2">
          <table:table-cell office:value-type="string">
            <text:p>stupendous</text:p>
          </table:table-cell>
        </table:table-row>
        <table:table-row table:style-name="ro1-2">
          <table:table-cell office:value-type="string">
            <text:p>stupendously</text:p>
          </table:table-cell>
        </table:table-row>
        <table:table-row table:style-name="ro1-2">
          <table:table-cell office:value-type="string">
            <text:p>sturdier</text:p>
          </table:table-cell>
        </table:table-row>
        <table:table-row table:style-name="ro1-2">
          <table:table-cell office:value-type="string">
            <text:p>sturdy</text:p>
          </table:table-cell>
        </table:table-row>
        <table:table-row table:style-name="ro1-2">
          <table:table-cell office:value-type="string">
            <text:p>stylish</text:p>
          </table:table-cell>
        </table:table-row>
        <table:table-row table:style-name="ro1-2">
          <table:table-cell office:value-type="string">
            <text:p>stylishly</text:p>
          </table:table-cell>
        </table:table-row>
        <table:table-row table:style-name="ro1-2">
          <table:table-cell office:value-type="string">
            <text:p>stylized</text:p>
          </table:table-cell>
        </table:table-row>
        <table:table-row table:style-name="ro1-2">
          <table:table-cell office:value-type="string">
            <text:p>suave</text:p>
          </table:table-cell>
        </table:table-row>
        <table:table-row table:style-name="ro1-2">
          <table:table-cell office:value-type="string">
            <text:p>suavely</text:p>
          </table:table-cell>
        </table:table-row>
        <table:table-row table:style-name="ro1-2">
          <table:table-cell office:value-type="string">
            <text:p>sublime</text:p>
          </table:table-cell>
        </table:table-row>
        <table:table-row table:style-name="ro1-2">
          <table:table-cell office:value-type="string">
            <text:p>subsidize</text:p>
          </table:table-cell>
        </table:table-row>
        <table:table-row table:style-name="ro1-2">
          <table:table-cell office:value-type="string">
            <text:p>subsidized</text:p>
          </table:table-cell>
        </table:table-row>
        <table:table-row table:style-name="ro1-2">
          <table:table-cell office:value-type="string">
            <text:p>subsidizes</text:p>
          </table:table-cell>
        </table:table-row>
        <table:table-row table:style-name="ro1-2">
          <table:table-cell office:value-type="string">
            <text:p>subsidizing</text:p>
          </table:table-cell>
        </table:table-row>
        <table:table-row table:style-name="ro1-2">
          <table:table-cell office:value-type="string">
            <text:p>substantive</text:p>
          </table:table-cell>
        </table:table-row>
        <table:table-row table:style-name="ro1-2">
          <table:table-cell office:value-type="string">
            <text:p>succeed</text:p>
          </table:table-cell>
        </table:table-row>
        <table:table-row table:style-name="ro1-2">
          <table:table-cell office:value-type="string">
            <text:p>succeeded</text:p>
          </table:table-cell>
        </table:table-row>
        <table:table-row table:style-name="ro1-2">
          <table:table-cell office:value-type="string">
            <text:p>succeeding</text:p>
          </table:table-cell>
        </table:table-row>
        <table:table-row table:style-name="ro1-2">
          <table:table-cell office:value-type="string">
            <text:p>succeeds</text:p>
          </table:table-cell>
        </table:table-row>
        <table:table-row table:style-name="ro1-2">
          <table:table-cell office:value-type="string">
            <text:p>succes</text:p>
          </table:table-cell>
        </table:table-row>
        <table:table-row table:style-name="ro1-2">
          <table:table-cell office:value-type="string">
            <text:p>success</text:p>
          </table:table-cell>
        </table:table-row>
        <table:table-row table:style-name="ro1-2">
          <table:table-cell office:value-type="string">
            <text:p>successes</text:p>
          </table:table-cell>
        </table:table-row>
        <table:table-row table:style-name="ro1-2">
          <table:table-cell office:value-type="string">
            <text:p>successful</text:p>
          </table:table-cell>
        </table:table-row>
        <table:table-row table:style-name="ro1-2">
          <table:table-cell office:value-type="string">
            <text:p>successfully</text:p>
          </table:table-cell>
        </table:table-row>
        <table:table-row table:style-name="ro1-2">
          <table:table-cell office:value-type="string">
            <text:p>suffice</text:p>
          </table:table-cell>
        </table:table-row>
        <table:table-row table:style-name="ro1-2">
          <table:table-cell office:value-type="string">
            <text:p>sufficed</text:p>
          </table:table-cell>
        </table:table-row>
        <table:table-row table:style-name="ro1-2">
          <table:table-cell office:value-type="string">
            <text:p>suffices</text:p>
          </table:table-cell>
        </table:table-row>
        <table:table-row table:style-name="ro1-2">
          <table:table-cell office:value-type="string">
            <text:p>sufficient</text:p>
          </table:table-cell>
        </table:table-row>
        <table:table-row table:style-name="ro1-2">
          <table:table-cell office:value-type="string">
            <text:p>sufficiently</text:p>
          </table:table-cell>
        </table:table-row>
        <table:table-row table:style-name="ro1-2">
          <table:table-cell office:value-type="string">
            <text:p>suitable</text:p>
          </table:table-cell>
        </table:table-row>
        <table:table-row table:style-name="ro1-2">
          <table:table-cell office:value-type="string">
            <text:p>sumptuous</text:p>
          </table:table-cell>
        </table:table-row>
        <table:table-row table:style-name="ro1-2">
          <table:table-cell office:value-type="string">
            <text:p>sumptuously</text:p>
          </table:table-cell>
        </table:table-row>
        <table:table-row table:style-name="ro1-14">
          <table:table-cell office:value-type="string">
            <text:p>sumptuousness</text:p>
          </table:table-cell>
        </table:table-row>
        <table:table-row table:style-name="ro1-2">
          <table:table-cell office:value-type="string">
            <text:p>super</text:p>
          </table:table-cell>
        </table:table-row>
        <table:table-row table:style-name="ro1-2">
          <table:table-cell office:value-type="string">
            <text:p>superb</text:p>
          </table:table-cell>
        </table:table-row>
        <table:table-row table:style-name="ro1-2">
          <table:table-cell office:value-type="string">
            <text:p>superbly</text:p>
          </table:table-cell>
        </table:table-row>
        <table:table-row table:style-name="ro1-2">
          <table:table-cell office:value-type="string">
            <text:p>superior</text:p>
          </table:table-cell>
        </table:table-row>
        <table:table-row table:style-name="ro1-2">
          <table:table-cell office:value-type="string">
            <text:p>superiority</text:p>
          </table:table-cell>
        </table:table-row>
        <table:table-row table:style-name="ro1-2">
          <table:table-cell office:value-type="string">
            <text:p>supple</text:p>
          </table:table-cell>
        </table:table-row>
        <table:table-row table:style-name="ro1-2">
          <table:table-cell office:value-type="string">
            <text:p>support</text:p>
          </table:table-cell>
        </table:table-row>
        <table:table-row table:style-name="ro1-2">
          <table:table-cell office:value-type="string">
            <text:p>supported</text:p>
          </table:table-cell>
        </table:table-row>
        <table:table-row table:style-name="ro1-2">
          <table:table-cell office:value-type="string">
            <text:p>supporter</text:p>
          </table:table-cell>
        </table:table-row>
        <table:table-row table:style-name="ro1-2">
          <table:table-cell office:value-type="string">
            <text:p>supporting</text:p>
          </table:table-cell>
        </table:table-row>
        <table:table-row table:style-name="ro1-2">
          <table:table-cell office:value-type="string">
            <text:p>supportive</text:p>
          </table:table-cell>
        </table:table-row>
        <table:table-row table:style-name="ro1-2">
          <table:table-cell office:value-type="string">
            <text:p>supports</text:p>
          </table:table-cell>
        </table:table-row>
        <table:table-row table:style-name="ro1-2">
          <table:table-cell office:value-type="string">
            <text:p>supremacy</text:p>
          </table:table-cell>
        </table:table-row>
        <table:table-row table:style-name="ro1-2">
          <table:table-cell office:value-type="string">
            <text:p>supreme</text:p>
          </table:table-cell>
        </table:table-row>
        <table:table-row table:style-name="ro1-2">
          <table:table-cell office:value-type="string">
            <text:p>supremely</text:p>
          </table:table-cell>
        </table:table-row>
        <table:table-row table:style-name="ro1-2">
          <table:table-cell office:value-type="string">
            <text:p>supurb</text:p>
          </table:table-cell>
        </table:table-row>
        <table:table-row table:style-name="ro1-2">
          <table:table-cell office:value-type="string">
            <text:p>supurbly</text:p>
          </table:table-cell>
        </table:table-row>
        <table:table-row table:style-name="ro1-2">
          <table:table-cell office:value-type="string">
            <text:p>surmount</text:p>
          </table:table-cell>
        </table:table-row>
        <table:table-row table:style-name="ro1-2">
          <table:table-cell office:value-type="string">
            <text:p>surpass</text:p>
          </table:table-cell>
        </table:table-row>
        <table:table-row table:style-name="ro1-2">
          <table:table-cell office:value-type="string">
            <text:p>surreal</text:p>
          </table:table-cell>
        </table:table-row>
        <table:table-row table:style-name="ro1-2">
          <table:table-cell office:value-type="string">
            <text:p>survival</text:p>
          </table:table-cell>
        </table:table-row>
        <table:table-row table:style-name="ro1-2">
          <table:table-cell office:value-type="string">
            <text:p>survivor</text:p>
          </table:table-cell>
        </table:table-row>
        <table:table-row table:style-name="ro1-2">
          <table:table-cell office:value-type="string">
            <text:p>sustainability</text:p>
          </table:table-cell>
        </table:table-row>
        <table:table-row table:style-name="ro1-2">
          <table:table-cell office:value-type="string">
            <text:p>sustainable</text:p>
          </table:table-cell>
        </table:table-row>
        <table:table-row table:style-name="ro1-2">
          <table:table-cell office:value-type="string">
            <text:p>swank</text:p>
          </table:table-cell>
        </table:table-row>
        <table:table-row table:style-name="ro1-2">
          <table:table-cell office:value-type="string">
            <text:p>swankier</text:p>
          </table:table-cell>
        </table:table-row>
        <table:table-row table:style-name="ro1-2">
          <table:table-cell office:value-type="string">
            <text:p>swankiest</text:p>
          </table:table-cell>
        </table:table-row>
        <table:table-row table:style-name="ro1-2">
          <table:table-cell office:value-type="string">
            <text:p>swanky</text:p>
          </table:table-cell>
        </table:table-row>
        <table:table-row table:style-name="ro1-2">
          <table:table-cell office:value-type="string">
            <text:p>sweeping</text:p>
          </table:table-cell>
        </table:table-row>
        <table:table-row table:style-name="ro1-2">
          <table:table-cell office:value-type="string">
            <text:p>sweet</text:p>
          </table:table-cell>
        </table:table-row>
        <table:table-row table:style-name="ro1-2">
          <table:table-cell office:value-type="string">
            <text:p>sweeten</text:p>
          </table:table-cell>
        </table:table-row>
        <table:table-row table:style-name="ro1-2">
          <table:table-cell office:value-type="string">
            <text:p>sweetheart</text:p>
          </table:table-cell>
        </table:table-row>
        <table:table-row table:style-name="ro1-2">
          <table:table-cell office:value-type="string">
            <text:p>sweetly</text:p>
          </table:table-cell>
        </table:table-row>
        <table:table-row table:style-name="ro1-2">
          <table:table-cell office:value-type="string">
            <text:p>sweetness</text:p>
          </table:table-cell>
        </table:table-row>
        <table:table-row table:style-name="ro1-2">
          <table:table-cell office:value-type="string">
            <text:p>swift</text:p>
          </table:table-cell>
        </table:table-row>
        <table:table-row table:style-name="ro1-2">
          <table:table-cell office:value-type="string">
            <text:p>swiftness</text:p>
          </table:table-cell>
        </table:table-row>
        <table:table-row table:style-name="ro1-2">
          <table:table-cell office:value-type="string">
            <text:p>talent</text:p>
          </table:table-cell>
        </table:table-row>
        <table:table-row table:style-name="ro1-2">
          <table:table-cell office:value-type="string">
            <text:p>talented</text:p>
          </table:table-cell>
        </table:table-row>
        <table:table-row table:style-name="ro1-2">
          <table:table-cell office:value-type="string">
            <text:p>talents</text:p>
          </table:table-cell>
        </table:table-row>
        <table:table-row table:style-name="ro1-2">
          <table:table-cell office:value-type="string">
            <text:p>tantalize</text:p>
          </table:table-cell>
        </table:table-row>
        <table:table-row table:style-name="ro1-2">
          <table:table-cell office:value-type="string">
            <text:p>tantalizing</text:p>
          </table:table-cell>
        </table:table-row>
        <table:table-row table:style-name="ro1-2">
          <table:table-cell office:value-type="string">
            <text:p>tantalizingly</text:p>
          </table:table-cell>
        </table:table-row>
        <table:table-row table:style-name="ro1-2">
          <table:table-cell office:value-type="string">
            <text:p>tempt</text:p>
          </table:table-cell>
        </table:table-row>
        <table:table-row table:style-name="ro1-2">
          <table:table-cell office:value-type="string">
            <text:p>tempting</text:p>
          </table:table-cell>
        </table:table-row>
        <table:table-row table:style-name="ro1-2">
          <table:table-cell office:value-type="string">
            <text:p>temptingly</text:p>
          </table:table-cell>
        </table:table-row>
        <table:table-row table:style-name="ro1-2">
          <table:table-cell office:value-type="string">
            <text:p>tenacious</text:p>
          </table:table-cell>
        </table:table-row>
        <table:table-row table:style-name="ro1-2">
          <table:table-cell office:value-type="string">
            <text:p>tenaciously</text:p>
          </table:table-cell>
        </table:table-row>
        <table:table-row table:style-name="ro1-2">
          <table:table-cell office:value-type="string">
            <text:p>tenacity</text:p>
          </table:table-cell>
        </table:table-row>
        <table:table-row table:style-name="ro1-2">
          <table:table-cell office:value-type="string">
            <text:p>tender</text:p>
          </table:table-cell>
        </table:table-row>
        <table:table-row table:style-name="ro1-2">
          <table:table-cell office:value-type="string">
            <text:p>tenderly</text:p>
          </table:table-cell>
        </table:table-row>
        <table:table-row table:style-name="ro1-2">
          <table:table-cell office:value-type="string">
            <text:p>terrific</text:p>
          </table:table-cell>
        </table:table-row>
        <table:table-row table:style-name="ro1-2">
          <table:table-cell office:value-type="string">
            <text:p>terrifically</text:p>
          </table:table-cell>
        </table:table-row>
        <table:table-row table:style-name="ro1-2">
          <table:table-cell office:value-type="string">
            <text:p>thank</text:p>
          </table:table-cell>
        </table:table-row>
        <table:table-row table:style-name="ro1-2">
          <table:table-cell office:value-type="string">
            <text:p>thankful</text:p>
          </table:table-cell>
        </table:table-row>
        <table:table-row table:style-name="ro1-2">
          <table:table-cell office:value-type="string">
            <text:p>thinner</text:p>
          </table:table-cell>
        </table:table-row>
        <table:table-row table:style-name="ro1-2">
          <table:table-cell office:value-type="string">
            <text:p>thoughtful</text:p>
          </table:table-cell>
        </table:table-row>
        <table:table-row table:style-name="ro1-2">
          <table:table-cell office:value-type="string">
            <text:p>thoughtfully</text:p>
          </table:table-cell>
        </table:table-row>
        <table:table-row table:style-name="ro1-14">
          <table:table-cell office:value-type="string">
            <text:p>thoughtfulness</text:p>
          </table:table-cell>
        </table:table-row>
        <table:table-row table:style-name="ro1-2">
          <table:table-cell office:value-type="string">
            <text:p>thrift</text:p>
          </table:table-cell>
        </table:table-row>
        <table:table-row table:style-name="ro1-2">
          <table:table-cell office:value-type="string">
            <text:p>thrifty</text:p>
          </table:table-cell>
        </table:table-row>
        <table:table-row table:style-name="ro1-2">
          <table:table-cell office:value-type="string">
            <text:p>thrill</text:p>
          </table:table-cell>
        </table:table-row>
        <table:table-row table:style-name="ro1-2">
          <table:table-cell office:value-type="string">
            <text:p>thrilled</text:p>
          </table:table-cell>
        </table:table-row>
        <table:table-row table:style-name="ro1-2">
          <table:table-cell office:value-type="string">
            <text:p>thrilling</text:p>
          </table:table-cell>
        </table:table-row>
        <table:table-row table:style-name="ro1-2">
          <table:table-cell office:value-type="string">
            <text:p>thrillingly</text:p>
          </table:table-cell>
        </table:table-row>
        <table:table-row table:style-name="ro1-2">
          <table:table-cell office:value-type="string">
            <text:p>thrills</text:p>
          </table:table-cell>
        </table:table-row>
        <table:table-row table:style-name="ro1-2">
          <table:table-cell office:value-type="string">
            <text:p>thrive</text:p>
          </table:table-cell>
        </table:table-row>
        <table:table-row table:style-name="ro1-2">
          <table:table-cell office:value-type="string">
            <text:p>thriving</text:p>
          </table:table-cell>
        </table:table-row>
        <table:table-row table:style-name="ro1-2">
          <table:table-cell office:value-type="string">
            <text:p>thumb-up</text:p>
          </table:table-cell>
        </table:table-row>
        <table:table-row table:style-name="ro1-2">
          <table:table-cell office:value-type="string">
            <text:p>thumbs-up</text:p>
          </table:table-cell>
        </table:table-row>
        <table:table-row table:style-name="ro1-2">
          <table:table-cell office:value-type="string">
            <text:p>tickle</text:p>
          </table:table-cell>
        </table:table-row>
        <table:table-row table:style-name="ro1-2">
          <table:table-cell office:value-type="string">
            <text:p>tidy</text:p>
          </table:table-cell>
        </table:table-row>
        <table:table-row table:style-name="ro1-2">
          <table:table-cell office:value-type="string">
            <text:p>time-honored</text:p>
          </table:table-cell>
        </table:table-row>
        <table:table-row table:style-name="ro1-2">
          <table:table-cell office:value-type="string">
            <text:p>timely</text:p>
          </table:table-cell>
        </table:table-row>
        <table:table-row table:style-name="ro1-2">
          <table:table-cell office:value-type="string">
            <text:p>tingle</text:p>
          </table:table-cell>
        </table:table-row>
        <table:table-row table:style-name="ro1-2">
          <table:table-cell office:value-type="string">
            <text:p>titillate</text:p>
          </table:table-cell>
        </table:table-row>
        <table:table-row table:style-name="ro1-2">
          <table:table-cell office:value-type="string">
            <text:p>titillating</text:p>
          </table:table-cell>
        </table:table-row>
        <table:table-row table:style-name="ro1-2">
          <table:table-cell office:value-type="string">
            <text:p>titillatingly</text:p>
          </table:table-cell>
        </table:table-row>
        <table:table-row table:style-name="ro1-2">
          <table:table-cell office:value-type="string">
            <text:p>togetherness</text:p>
          </table:table-cell>
        </table:table-row>
        <table:table-row table:style-name="ro1-2">
          <table:table-cell office:value-type="string">
            <text:p>tolerable</text:p>
          </table:table-cell>
        </table:table-row>
        <table:table-row table:style-name="ro1-2">
          <table:table-cell office:value-type="string">
            <text:p>toll-free</text:p>
          </table:table-cell>
        </table:table-row>
        <table:table-row table:style-name="ro1-2">
          <table:table-cell office:value-type="string">
            <text:p>top</text:p>
          </table:table-cell>
        </table:table-row>
        <table:table-row table:style-name="ro1-2">
          <table:table-cell office:value-type="string">
            <text:p>top-notch</text:p>
          </table:table-cell>
        </table:table-row>
        <table:table-row table:style-name="ro1-2">
          <table:table-cell office:value-type="string">
            <text:p>top-quality</text:p>
          </table:table-cell>
        </table:table-row>
        <table:table-row table:style-name="ro1-2">
          <table:table-cell office:value-type="string">
            <text:p>topnotch</text:p>
          </table:table-cell>
        </table:table-row>
        <table:table-row table:style-name="ro1-2">
          <table:table-cell office:value-type="string">
            <text:p>tops</text:p>
          </table:table-cell>
        </table:table-row>
        <table:table-row table:style-name="ro1-2">
          <table:table-cell office:value-type="string">
            <text:p>tough</text:p>
          </table:table-cell>
        </table:table-row>
        <table:table-row table:style-name="ro1-2">
          <table:table-cell office:value-type="string">
            <text:p>tougher</text:p>
          </table:table-cell>
        </table:table-row>
        <table:table-row table:style-name="ro1-2">
          <table:table-cell office:value-type="string">
            <text:p>toughest</text:p>
          </table:table-cell>
        </table:table-row>
        <table:table-row table:style-name="ro1-2">
          <table:table-cell office:value-type="string">
            <text:p>traction</text:p>
          </table:table-cell>
        </table:table-row>
        <table:table-row table:style-name="ro1-2">
          <table:table-cell office:value-type="string">
            <text:p>tranquil</text:p>
          </table:table-cell>
        </table:table-row>
        <table:table-row table:style-name="ro1-2">
          <table:table-cell office:value-type="string">
            <text:p>tranquility</text:p>
          </table:table-cell>
        </table:table-row>
        <table:table-row table:style-name="ro1-2">
          <table:table-cell office:value-type="string">
            <text:p>transparent</text:p>
          </table:table-cell>
        </table:table-row>
        <table:table-row table:style-name="ro1-2">
          <table:table-cell office:value-type="string">
            <text:p>treasure</text:p>
          </table:table-cell>
        </table:table-row>
        <table:table-row table:style-name="ro1-2">
          <table:table-cell office:value-type="string">
            <text:p>tremendously</text:p>
          </table:table-cell>
        </table:table-row>
        <table:table-row table:style-name="ro1-2">
          <table:table-cell office:value-type="string">
            <text:p>trendy</text:p>
          </table:table-cell>
        </table:table-row>
        <table:table-row table:style-name="ro1-2">
          <table:table-cell office:value-type="string">
            <text:p>triumph</text:p>
          </table:table-cell>
        </table:table-row>
        <table:table-row table:style-name="ro1-2">
          <table:table-cell office:value-type="string">
            <text:p>triumphal</text:p>
          </table:table-cell>
        </table:table-row>
        <table:table-row table:style-name="ro1-2">
          <table:table-cell office:value-type="string">
            <text:p>triumphant</text:p>
          </table:table-cell>
        </table:table-row>
        <table:table-row table:style-name="ro1-2">
          <table:table-cell office:value-type="string">
            <text:p>triumphantly</text:p>
          </table:table-cell>
        </table:table-row>
        <table:table-row table:style-name="ro1-2">
          <table:table-cell office:value-type="string">
            <text:p>trivially</text:p>
          </table:table-cell>
        </table:table-row>
        <table:table-row table:style-name="ro1-2">
          <table:table-cell office:value-type="string">
            <text:p>trophy</text:p>
          </table:table-cell>
        </table:table-row>
        <table:table-row table:style-name="ro1-2">
          <table:table-cell office:value-type="string">
            <text:p>trouble-free</text:p>
          </table:table-cell>
        </table:table-row>
        <table:table-row table:style-name="ro1-2">
          <table:table-cell office:value-type="string">
            <text:p>trump</text:p>
          </table:table-cell>
        </table:table-row>
        <table:table-row table:style-name="ro1-2">
          <table:table-cell office:value-type="string">
            <text:p>trumpet</text:p>
          </table:table-cell>
        </table:table-row>
        <table:table-row table:style-name="ro1-2">
          <table:table-cell office:value-type="string">
            <text:p>trust</text:p>
          </table:table-cell>
        </table:table-row>
        <table:table-row table:style-name="ro1-2">
          <table:table-cell office:value-type="string">
            <text:p>trusted</text:p>
          </table:table-cell>
        </table:table-row>
        <table:table-row table:style-name="ro1-2">
          <table:table-cell office:value-type="string">
            <text:p>trusting</text:p>
          </table:table-cell>
        </table:table-row>
        <table:table-row table:style-name="ro1-2">
          <table:table-cell office:value-type="string">
            <text:p>trustingly</text:p>
          </table:table-cell>
        </table:table-row>
        <table:table-row table:style-name="ro1-14">
          <table:table-cell office:value-type="string">
            <text:p>trustworthiness</text:p>
          </table:table-cell>
        </table:table-row>
        <table:table-row table:style-name="ro1-2">
          <table:table-cell office:value-type="string">
            <text:p>trustworthy</text:p>
          </table:table-cell>
        </table:table-row>
        <table:table-row table:style-name="ro1-2">
          <table:table-cell office:value-type="string">
            <text:p>trusty</text:p>
          </table:table-cell>
        </table:table-row>
        <table:table-row table:style-name="ro1-2">
          <table:table-cell office:value-type="string">
            <text:p>truthful</text:p>
          </table:table-cell>
        </table:table-row>
        <table:table-row table:style-name="ro1-2">
          <table:table-cell office:value-type="string">
            <text:p>truthfully</text:p>
          </table:table-cell>
        </table:table-row>
        <table:table-row table:style-name="ro1-2">
          <table:table-cell office:value-type="string">
            <text:p>truthfulness</text:p>
          </table:table-cell>
        </table:table-row>
        <table:table-row table:style-name="ro1-2">
          <table:table-cell office:value-type="string">
            <text:p>twinkly</text:p>
          </table:table-cell>
        </table:table-row>
        <table:table-row table:style-name="ro1-2">
          <table:table-cell office:value-type="string">
            <text:p>ultra-crisp</text:p>
          </table:table-cell>
        </table:table-row>
        <table:table-row table:style-name="ro1-2">
          <table:table-cell office:value-type="string">
            <text:p>unabashed</text:p>
          </table:table-cell>
        </table:table-row>
        <table:table-row table:style-name="ro1-2">
          <table:table-cell office:value-type="string">
            <text:p>unabashedly</text:p>
          </table:table-cell>
        </table:table-row>
        <table:table-row table:style-name="ro1-2">
          <table:table-cell office:value-type="string">
            <text:p>unaffected</text:p>
          </table:table-cell>
        </table:table-row>
        <table:table-row table:style-name="ro1-2">
          <table:table-cell office:value-type="string">
            <text:p>unassailable</text:p>
          </table:table-cell>
        </table:table-row>
        <table:table-row table:style-name="ro1-2">
          <table:table-cell office:value-type="string">
            <text:p>unbeatable</text:p>
          </table:table-cell>
        </table:table-row>
        <table:table-row table:style-name="ro1-2">
          <table:table-cell office:value-type="string">
            <text:p>unbiased</text:p>
          </table:table-cell>
        </table:table-row>
        <table:table-row table:style-name="ro1-2">
          <table:table-cell office:value-type="string">
            <text:p>unbound</text:p>
          </table:table-cell>
        </table:table-row>
        <table:table-row table:style-name="ro1-14">
          <table:table-cell office:value-type="string">
            <text:p>uncomplicated</text:p>
          </table:table-cell>
        </table:table-row>
        <table:table-row table:style-name="ro1-2">
          <table:table-cell office:value-type="string">
            <text:p>unconditional</text:p>
          </table:table-cell>
        </table:table-row>
        <table:table-row table:style-name="ro1-2">
          <table:table-cell office:value-type="string">
            <text:p>undamaged</text:p>
          </table:table-cell>
        </table:table-row>
        <table:table-row table:style-name="ro1-2">
          <table:table-cell office:value-type="string">
            <text:p>undaunted</text:p>
          </table:table-cell>
        </table:table-row>
        <table:table-row table:style-name="ro1-14">
          <table:table-cell office:value-type="string">
            <text:p>understandable</text:p>
          </table:table-cell>
        </table:table-row>
        <table:table-row table:style-name="ro1-2">
          <table:table-cell office:value-type="string">
            <text:p>undisputable</text:p>
          </table:table-cell>
        </table:table-row>
        <table:table-row table:style-name="ro1-2">
          <table:table-cell office:value-type="string">
            <text:p>undisputably</text:p>
          </table:table-cell>
        </table:table-row>
        <table:table-row table:style-name="ro1-2">
          <table:table-cell office:value-type="string">
            <text:p>undisputed</text:p>
          </table:table-cell>
        </table:table-row>
        <table:table-row table:style-name="ro1-2">
          <table:table-cell office:value-type="string">
            <text:p>unencumbered</text:p>
          </table:table-cell>
        </table:table-row>
        <table:table-row table:style-name="ro1-2">
          <table:table-cell office:value-type="string">
            <text:p>unequivocal</text:p>
          </table:table-cell>
        </table:table-row>
        <table:table-row table:style-name="ro1-2">
          <table:table-cell office:value-type="string">
            <text:p>unequivocally</text:p>
          </table:table-cell>
        </table:table-row>
        <table:table-row table:style-name="ro1-2">
          <table:table-cell office:value-type="string">
            <text:p>unfazed</text:p>
          </table:table-cell>
        </table:table-row>
        <table:table-row table:style-name="ro1-2">
          <table:table-cell office:value-type="string">
            <text:p>unfettered</text:p>
          </table:table-cell>
        </table:table-row>
        <table:table-row table:style-name="ro1-2">
          <table:table-cell office:value-type="string">
            <text:p>unforgettable</text:p>
          </table:table-cell>
        </table:table-row>
        <table:table-row table:style-name="ro1-2">
          <table:table-cell office:value-type="string">
            <text:p>unity</text:p>
          </table:table-cell>
        </table:table-row>
        <table:table-row table:style-name="ro1-2">
          <table:table-cell office:value-type="string">
            <text:p>unlimited</text:p>
          </table:table-cell>
        </table:table-row>
        <table:table-row table:style-name="ro1-2">
          <table:table-cell office:value-type="string">
            <text:p>unmatched</text:p>
          </table:table-cell>
        </table:table-row>
        <table:table-row table:style-name="ro1-2">
          <table:table-cell office:value-type="string">
            <text:p>unparalleled</text:p>
          </table:table-cell>
        </table:table-row>
        <table:table-row table:style-name="ro1-14">
          <table:table-cell office:value-type="string">
            <text:p>unquestionable</text:p>
          </table:table-cell>
        </table:table-row>
        <table:table-row table:style-name="ro1-14">
          <table:table-cell office:value-type="string">
            <text:p>unquestionably</text:p>
          </table:table-cell>
        </table:table-row>
        <table:table-row table:style-name="ro1-2">
          <table:table-cell office:value-type="string">
            <text:p>unreal</text:p>
          </table:table-cell>
        </table:table-row>
        <table:table-row table:style-name="ro1-2">
          <table:table-cell office:value-type="string">
            <text:p>unrestricted</text:p>
          </table:table-cell>
        </table:table-row>
        <table:table-row table:style-name="ro1-2">
          <table:table-cell office:value-type="string">
            <text:p>unrivaled</text:p>
          </table:table-cell>
        </table:table-row>
        <table:table-row table:style-name="ro1-2">
          <table:table-cell office:value-type="string">
            <text:p>unselfish</text:p>
          </table:table-cell>
        </table:table-row>
        <table:table-row table:style-name="ro1-2">
          <table:table-cell office:value-type="string">
            <text:p>unwavering</text:p>
          </table:table-cell>
        </table:table-row>
        <table:table-row table:style-name="ro1-2">
          <table:table-cell office:value-type="string">
            <text:p>upbeat</text:p>
          </table:table-cell>
        </table:table-row>
        <table:table-row table:style-name="ro1-2">
          <table:table-cell office:value-type="string">
            <text:p>upgradable</text:p>
          </table:table-cell>
        </table:table-row>
        <table:table-row table:style-name="ro1-2">
          <table:table-cell office:value-type="string">
            <text:p>upgradeable</text:p>
          </table:table-cell>
        </table:table-row>
        <table:table-row table:style-name="ro1-2">
          <table:table-cell office:value-type="string">
            <text:p>upgraded</text:p>
          </table:table-cell>
        </table:table-row>
        <table:table-row table:style-name="ro1-2">
          <table:table-cell office:value-type="string">
            <text:p>upheld</text:p>
          </table:table-cell>
        </table:table-row>
        <table:table-row table:style-name="ro1-2">
          <table:table-cell office:value-type="string">
            <text:p>uphold</text:p>
          </table:table-cell>
        </table:table-row>
        <table:table-row table:style-name="ro1-2">
          <table:table-cell office:value-type="string">
            <text:p>uplift</text:p>
          </table:table-cell>
        </table:table-row>
        <table:table-row table:style-name="ro1-2">
          <table:table-cell office:value-type="string">
            <text:p>uplifting</text:p>
          </table:table-cell>
        </table:table-row>
        <table:table-row table:style-name="ro1-2">
          <table:table-cell office:value-type="string">
            <text:p>upliftingly</text:p>
          </table:table-cell>
        </table:table-row>
        <table:table-row table:style-name="ro1-2">
          <table:table-cell office:value-type="string">
            <text:p>upliftment</text:p>
          </table:table-cell>
        </table:table-row>
        <table:table-row table:style-name="ro1-2">
          <table:table-cell office:value-type="string">
            <text:p>upscale</text:p>
          </table:table-cell>
        </table:table-row>
        <table:table-row table:style-name="ro1-2">
          <table:table-cell office:value-type="string">
            <text:p>usable</text:p>
          </table:table-cell>
        </table:table-row>
        <table:table-row table:style-name="ro1-2">
          <table:table-cell office:value-type="string">
            <text:p>useable</text:p>
          </table:table-cell>
        </table:table-row>
        <table:table-row table:style-name="ro1-2">
          <table:table-cell office:value-type="string">
            <text:p>useful</text:p>
          </table:table-cell>
        </table:table-row>
        <table:table-row table:style-name="ro1-2">
          <table:table-cell office:value-type="string">
            <text:p>user-friendly</text:p>
          </table:table-cell>
        </table:table-row>
        <table:table-row table:style-name="ro1-14">
          <table:table-cell office:value-type="string">
            <text:p>user-replaceable</text:p>
          </table:table-cell>
        </table:table-row>
        <table:table-row table:style-name="ro1-2">
          <table:table-cell office:value-type="string">
            <text:p>valiant</text:p>
          </table:table-cell>
        </table:table-row>
        <table:table-row table:style-name="ro1-2">
          <table:table-cell office:value-type="string">
            <text:p>valiantly</text:p>
          </table:table-cell>
        </table:table-row>
        <table:table-row table:style-name="ro1-2">
          <table:table-cell office:value-type="string">
            <text:p>valor</text:p>
          </table:table-cell>
        </table:table-row>
        <table:table-row table:style-name="ro1-2">
          <table:table-cell office:value-type="string">
            <text:p>valuable</text:p>
          </table:table-cell>
        </table:table-row>
        <table:table-row table:style-name="ro1-2">
          <table:table-cell office:value-type="string">
            <text:p>variety</text:p>
          </table:table-cell>
        </table:table-row>
        <table:table-row table:style-name="ro1-2">
          <table:table-cell office:value-type="string">
            <text:p>venerate</text:p>
          </table:table-cell>
        </table:table-row>
        <table:table-row table:style-name="ro1-2">
          <table:table-cell office:value-type="string">
            <text:p>verifiable</text:p>
          </table:table-cell>
        </table:table-row>
        <table:table-row table:style-name="ro1-2">
          <table:table-cell office:value-type="string">
            <text:p>veritable</text:p>
          </table:table-cell>
        </table:table-row>
        <table:table-row table:style-name="ro1-2">
          <table:table-cell office:value-type="string">
            <text:p>versatile</text:p>
          </table:table-cell>
        </table:table-row>
        <table:table-row table:style-name="ro1-2">
          <table:table-cell office:value-type="string">
            <text:p>versatility</text:p>
          </table:table-cell>
        </table:table-row>
        <table:table-row table:style-name="ro1-2">
          <table:table-cell office:value-type="string">
            <text:p>vibrant</text:p>
          </table:table-cell>
        </table:table-row>
        <table:table-row table:style-name="ro1-2">
          <table:table-cell office:value-type="string">
            <text:p>vibrantly</text:p>
          </table:table-cell>
        </table:table-row>
        <table:table-row table:style-name="ro1-2">
          <table:table-cell office:value-type="string">
            <text:p>victorious</text:p>
          </table:table-cell>
        </table:table-row>
        <table:table-row table:style-name="ro1-2">
          <table:table-cell office:value-type="string">
            <text:p>victory</text:p>
          </table:table-cell>
        </table:table-row>
        <table:table-row table:style-name="ro1-2">
          <table:table-cell office:value-type="string">
            <text:p>viewable</text:p>
          </table:table-cell>
        </table:table-row>
        <table:table-row table:style-name="ro1-2">
          <table:table-cell office:value-type="string">
            <text:p>vigilance</text:p>
          </table:table-cell>
        </table:table-row>
        <table:table-row table:style-name="ro1-2">
          <table:table-cell office:value-type="string">
            <text:p>vigilant</text:p>
          </table:table-cell>
        </table:table-row>
        <table:table-row table:style-name="ro1-2">
          <table:table-cell office:value-type="string">
            <text:p>virtue</text:p>
          </table:table-cell>
        </table:table-row>
        <table:table-row table:style-name="ro1-2">
          <table:table-cell office:value-type="string">
            <text:p>virtuous</text:p>
          </table:table-cell>
        </table:table-row>
        <table:table-row table:style-name="ro1-2">
          <table:table-cell office:value-type="string">
            <text:p>virtuously</text:p>
          </table:table-cell>
        </table:table-row>
        <table:table-row table:style-name="ro1-2">
          <table:table-cell office:value-type="string">
            <text:p>visionary</text:p>
          </table:table-cell>
        </table:table-row>
        <table:table-row table:style-name="ro1-2">
          <table:table-cell office:value-type="string">
            <text:p>vivacious</text:p>
          </table:table-cell>
        </table:table-row>
        <table:table-row table:style-name="ro1-2">
          <table:table-cell office:value-type="string">
            <text:p>vivid</text:p>
          </table:table-cell>
        </table:table-row>
        <table:table-row table:style-name="ro1-2">
          <table:table-cell office:value-type="string">
            <text:p>vouch</text:p>
          </table:table-cell>
        </table:table-row>
        <table:table-row table:style-name="ro1-2">
          <table:table-cell office:value-type="string">
            <text:p>vouchsafe</text:p>
          </table:table-cell>
        </table:table-row>
        <table:table-row table:style-name="ro1-2">
          <table:table-cell office:value-type="string">
            <text:p>warm</text:p>
          </table:table-cell>
        </table:table-row>
        <table:table-row table:style-name="ro1-2">
          <table:table-cell office:value-type="string">
            <text:p>warmer</text:p>
          </table:table-cell>
        </table:table-row>
        <table:table-row table:style-name="ro1-2">
          <table:table-cell office:value-type="string">
            <text:p>warmhearted</text:p>
          </table:table-cell>
        </table:table-row>
        <table:table-row table:style-name="ro1-2">
          <table:table-cell office:value-type="string">
            <text:p>warmly</text:p>
          </table:table-cell>
        </table:table-row>
        <table:table-row table:style-name="ro1-2">
          <table:table-cell office:value-type="string">
            <text:p>warmth</text:p>
          </table:table-cell>
        </table:table-row>
        <table:table-row table:style-name="ro1-2">
          <table:table-cell office:value-type="string">
            <text:p>wealthy</text:p>
          </table:table-cell>
        </table:table-row>
        <table:table-row table:style-name="ro1-2">
          <table:table-cell office:value-type="string">
            <text:p>welcome</text:p>
          </table:table-cell>
        </table:table-row>
        <table:table-row table:style-name="ro1-2">
          <table:table-cell office:value-type="string">
            <text:p>well</text:p>
          </table:table-cell>
        </table:table-row>
        <table:table-row table:style-name="ro1-2">
          <table:table-cell office:value-type="string">
            <text:p>well-backlit</text:p>
          </table:table-cell>
        </table:table-row>
        <table:table-row table:style-name="ro1-2">
          <table:table-cell office:value-type="string">
            <text:p>well-balanced</text:p>
          </table:table-cell>
        </table:table-row>
        <table:table-row table:style-name="ro1-2">
          <table:table-cell office:value-type="string">
            <text:p>well-behaved</text:p>
          </table:table-cell>
        </table:table-row>
        <table:table-row table:style-name="ro1-2">
          <table:table-cell office:value-type="string">
            <text:p>well-being</text:p>
          </table:table-cell>
        </table:table-row>
        <table:table-row table:style-name="ro1-2">
          <table:table-cell office:value-type="string">
            <text:p>well-bred</text:p>
          </table:table-cell>
        </table:table-row>
        <table:table-row table:style-name="ro1-14">
          <table:table-cell office:value-type="string">
            <text:p>well-connected</text:p>
          </table:table-cell>
        </table:table-row>
        <table:table-row table:style-name="ro1-2">
          <table:table-cell office:value-type="string">
            <text:p>well-educated</text:p>
          </table:table-cell>
        </table:table-row>
        <table:table-row table:style-name="ro1-14">
          <table:table-cell office:value-type="string">
            <text:p>well-established</text:p>
          </table:table-cell>
        </table:table-row>
        <table:table-row table:style-name="ro1-2">
          <table:table-cell office:value-type="string">
            <text:p>well-informed</text:p>
          </table:table-cell>
        </table:table-row>
        <table:table-row table:style-name="ro1-14">
          <table:table-cell office:value-type="string">
            <text:p>well-intentioned</text:p>
          </table:table-cell>
        </table:table-row>
        <table:table-row table:style-name="ro1-2">
          <table:table-cell office:value-type="string">
            <text:p>well-known</text:p>
          </table:table-cell>
        </table:table-row>
        <table:table-row table:style-name="ro1-2">
          <table:table-cell office:value-type="string">
            <text:p>well-made</text:p>
          </table:table-cell>
        </table:table-row>
        <table:table-row table:style-name="ro1-2">
          <table:table-cell office:value-type="string">
            <text:p>well-managed</text:p>
          </table:table-cell>
        </table:table-row>
        <table:table-row table:style-name="ro1-14">
          <table:table-cell office:value-type="string">
            <text:p>well-mannered</text:p>
          </table:table-cell>
        </table:table-row>
        <table:table-row table:style-name="ro1-14">
          <table:table-cell office:value-type="string">
            <text:p>well-positioned</text:p>
          </table:table-cell>
        </table:table-row>
        <table:table-row table:style-name="ro1-2">
          <table:table-cell office:value-type="string">
            <text:p>well-received</text:p>
          </table:table-cell>
        </table:table-row>
        <table:table-row table:style-name="ro1-2">
          <table:table-cell office:value-type="string">
            <text:p>well-regarded</text:p>
          </table:table-cell>
        </table:table-row>
        <table:table-row table:style-name="ro1-2">
          <table:table-cell office:value-type="string">
            <text:p>well-rounded</text:p>
          </table:table-cell>
        </table:table-row>
        <table:table-row table:style-name="ro1-2">
          <table:table-cell office:value-type="string">
            <text:p>well-run</text:p>
          </table:table-cell>
        </table:table-row>
        <table:table-row table:style-name="ro1-2">
          <table:table-cell office:value-type="string">
            <text:p>well-wishers</text:p>
          </table:table-cell>
        </table:table-row>
        <table:table-row table:style-name="ro1-2">
          <table:table-cell office:value-type="string">
            <text:p>wellbeing</text:p>
          </table:table-cell>
        </table:table-row>
        <table:table-row table:style-name="ro1-2">
          <table:table-cell office:value-type="string">
            <text:p>whoa</text:p>
          </table:table-cell>
        </table:table-row>
        <table:table-row table:style-name="ro1-14">
          <table:table-cell office:value-type="string">
            <text:p>wholeheartedly</text:p>
          </table:table-cell>
        </table:table-row>
        <table:table-row table:style-name="ro1-2">
          <table:table-cell office:value-type="string">
            <text:p>wholesome</text:p>
          </table:table-cell>
        </table:table-row>
        <table:table-row table:style-name="ro1-2">
          <table:table-cell office:value-type="string">
            <text:p>whooa</text:p>
          </table:table-cell>
        </table:table-row>
        <table:table-row table:style-name="ro1-2">
          <table:table-cell office:value-type="string">
            <text:p>whoooa</text:p>
          </table:table-cell>
        </table:table-row>
        <table:table-row table:style-name="ro1-2">
          <table:table-cell office:value-type="string">
            <text:p>wieldy</text:p>
          </table:table-cell>
        </table:table-row>
        <table:table-row table:style-name="ro1-2">
          <table:table-cell office:value-type="string">
            <text:p>willing</text:p>
          </table:table-cell>
        </table:table-row>
        <table:table-row table:style-name="ro1-2">
          <table:table-cell office:value-type="string">
            <text:p>willingly</text:p>
          </table:table-cell>
        </table:table-row>
        <table:table-row table:style-name="ro1-2">
          <table:table-cell office:value-type="string">
            <text:p>willingness</text:p>
          </table:table-cell>
        </table:table-row>
        <table:table-row table:style-name="ro1-2">
          <table:table-cell office:value-type="string">
            <text:p>win</text:p>
          </table:table-cell>
        </table:table-row>
        <table:table-row table:style-name="ro1-2">
          <table:table-cell office:value-type="string">
            <text:p>windfall</text:p>
          </table:table-cell>
        </table:table-row>
        <table:table-row table:style-name="ro1-2">
          <table:table-cell office:value-type="string">
            <text:p>winnable</text:p>
          </table:table-cell>
        </table:table-row>
        <table:table-row table:style-name="ro1-2">
          <table:table-cell office:value-type="string">
            <text:p>winner</text:p>
          </table:table-cell>
        </table:table-row>
        <table:table-row table:style-name="ro1-2">
          <table:table-cell office:value-type="string">
            <text:p>winners</text:p>
          </table:table-cell>
        </table:table-row>
        <table:table-row table:style-name="ro1-2">
          <table:table-cell office:value-type="string">
            <text:p>winning</text:p>
          </table:table-cell>
        </table:table-row>
        <table:table-row table:style-name="ro1-2">
          <table:table-cell office:value-type="string">
            <text:p>wins</text:p>
          </table:table-cell>
        </table:table-row>
        <table:table-row table:style-name="ro1-2">
          <table:table-cell office:value-type="string">
            <text:p>wisdom</text:p>
          </table:table-cell>
        </table:table-row>
        <table:table-row table:style-name="ro1-2">
          <table:table-cell office:value-type="string">
            <text:p>wise</text:p>
          </table:table-cell>
        </table:table-row>
        <table:table-row table:style-name="ro1-2">
          <table:table-cell office:value-type="string">
            <text:p>wisely</text:p>
          </table:table-cell>
        </table:table-row>
        <table:table-row table:style-name="ro1-2">
          <table:table-cell office:value-type="string">
            <text:p>witty</text:p>
          </table:table-cell>
        </table:table-row>
        <table:table-row table:style-name="ro1-2">
          <table:table-cell office:value-type="string">
            <text:p>won</text:p>
          </table:table-cell>
        </table:table-row>
        <table:table-row table:style-name="ro1-2">
          <table:table-cell office:value-type="string">
            <text:p>wonder</text:p>
          </table:table-cell>
        </table:table-row>
        <table:table-row table:style-name="ro1-2">
          <table:table-cell office:value-type="string">
            <text:p>wonderful</text:p>
          </table:table-cell>
        </table:table-row>
        <table:table-row table:style-name="ro1-2">
          <table:table-cell office:value-type="string">
            <text:p>wonderfully</text:p>
          </table:table-cell>
        </table:table-row>
        <table:table-row table:style-name="ro1-2">
          <table:table-cell office:value-type="string">
            <text:p>wonderous</text:p>
          </table:table-cell>
        </table:table-row>
        <table:table-row table:style-name="ro1-2">
          <table:table-cell office:value-type="string">
            <text:p>wonderously</text:p>
          </table:table-cell>
        </table:table-row>
        <table:table-row table:style-name="ro1-2">
          <table:table-cell office:value-type="string">
            <text:p>wonders</text:p>
          </table:table-cell>
        </table:table-row>
        <table:table-row table:style-name="ro1-2">
          <table:table-cell office:value-type="string">
            <text:p>wondrous</text:p>
          </table:table-cell>
        </table:table-row>
        <table:table-row table:style-name="ro1-2">
          <table:table-cell office:value-type="string">
            <text:p>woo</text:p>
          </table:table-cell>
        </table:table-row>
        <table:table-row table:style-name="ro1-2">
          <table:table-cell office:value-type="string">
            <text:p>work</text:p>
          </table:table-cell>
        </table:table-row>
        <table:table-row table:style-name="ro1-2">
          <table:table-cell office:value-type="string">
            <text:p>workable</text:p>
          </table:table-cell>
        </table:table-row>
        <table:table-row table:style-name="ro1-2">
          <table:table-cell office:value-type="string">
            <text:p>worked</text:p>
          </table:table-cell>
        </table:table-row>
        <table:table-row table:style-name="ro1-2">
          <table:table-cell office:value-type="string">
            <text:p>works</text:p>
          </table:table-cell>
        </table:table-row>
        <table:table-row table:style-name="ro1-2">
          <table:table-cell office:value-type="string">
            <text:p>world-famous</text:p>
          </table:table-cell>
        </table:table-row>
        <table:table-row table:style-name="ro1-2">
          <table:table-cell office:value-type="string">
            <text:p>worth</text:p>
          </table:table-cell>
        </table:table-row>
        <table:table-row table:style-name="ro1-2">
          <table:table-cell office:value-type="string">
            <text:p>worth-while</text:p>
          </table:table-cell>
        </table:table-row>
        <table:table-row table:style-name="ro1-2">
          <table:table-cell office:value-type="string">
            <text:p>worthiness</text:p>
          </table:table-cell>
        </table:table-row>
        <table:table-row table:style-name="ro1-2">
          <table:table-cell office:value-type="string">
            <text:p>worthwhile</text:p>
          </table:table-cell>
        </table:table-row>
        <table:table-row table:style-name="ro1-2">
          <table:table-cell office:value-type="string">
            <text:p>worthy</text:p>
          </table:table-cell>
        </table:table-row>
        <table:table-row table:style-name="ro1-2">
          <table:table-cell office:value-type="string">
            <text:p>wow</text:p>
          </table:table-cell>
        </table:table-row>
        <table:table-row table:style-name="ro1-2">
          <table:table-cell office:value-type="string">
            <text:p>wowed</text:p>
          </table:table-cell>
        </table:table-row>
        <table:table-row table:style-name="ro1-2">
          <table:table-cell office:value-type="string">
            <text:p>wowing</text:p>
          </table:table-cell>
        </table:table-row>
        <table:table-row table:style-name="ro1-2">
          <table:table-cell office:value-type="string">
            <text:p>wows</text:p>
          </table:table-cell>
        </table:table-row>
        <table:table-row table:style-name="ro1-2">
          <table:table-cell office:value-type="string">
            <text:p>yay</text:p>
          </table:table-cell>
        </table:table-row>
        <table:table-row table:style-name="ro1-2">
          <table:table-cell office:value-type="string">
            <text:p>youthful</text:p>
          </table:table-cell>
        </table:table-row>
        <table:table-row table:style-name="ro1-2">
          <table:table-cell office:value-type="string">
            <text:p>zeal</text:p>
          </table:table-cell>
        </table:table-row>
        <table:table-row table:style-name="ro1-2">
          <table:table-cell office:value-type="string">
            <text:p>zenith</text:p>
          </table:table-cell>
        </table:table-row>
        <table:table-row table:style-name="ro1-2">
          <table:table-cell office:value-type="string">
            <text:p>zest</text:p>
          </table:table-cell>
        </table:table-row>
        <table:table-row table:style-name="ro1-2">
          <table:table-cell office:value-type="string">
            <text:p>zippy</text:p>
          </table:table-cell>
        </table:table-row>
      </table:table>
      <table:table table:name="Sheet2" table:style-name="ta1">
        <table:table-column table:style-name="co1-1" table:default-cell-style-name="Default"/>
        <table:table-row table:style-name="ro1-1">
          <table:table-cell/>
        </table:table-row>
      </table:table>
      <table:table table:name="Sheet3" table:style-name="ta1">
        <table:table-column table:style-name="co1-1" table:default-cell-style-name="Default"/>
        <table:table-row table:style-name="ro1-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integer-digits="1" number:grouping="true"/>
    </number:number-style>
    <number:number-style style:name="N107">
      <style:text-properties fo:color="#ff0000"/>
      <number:text>$-</number:text>
      <number:number number:decimal-places="2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7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2015-11-18</text:date>, <text:time>23:4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006" meta:object-count="0"/>
    <meta:generator>OpenOffice/4.1.1$Win32 OpenOffice.org_project/411m6$Build-9775</meta:generator>
  </office:meta>
</office:document-meta>
</file>